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style:font-face style:name="Lucida Grande" svg:font-family="'Lucida Grand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23cm"/>
    </style:style>
    <style:style style:name="co2" style:family="table-column">
      <style:table-column-properties fo:break-before="auto" style:column-width="3.766cm"/>
    </style:style>
    <style:style style:name="co3" style:family="table-column">
      <style:table-column-properties fo:break-before="auto" style:column-width="4.868cm"/>
    </style:style>
    <style:style style:name="co4" style:family="table-column">
      <style:table-column-properties fo:break-before="auto" style:column-width="2.207cm"/>
    </style:style>
    <style:style style:name="co5" style:family="table-column">
      <style:table-column-properties fo:break-before="auto" style:column-width="2.267cm"/>
    </style:style>
    <style:style style:name="co6" style:family="table-column">
      <style:table-column-properties fo:break-before="auto" style:column-width="6.267cm"/>
    </style:style>
    <style:style style:name="co7" style:family="table-column">
      <style:table-column-properties fo:break-before="auto" style:column-width="10.329cm"/>
    </style:style>
    <style:style style:name="co8" style:family="table-column">
      <style:table-column-properties fo:break-before="auto" style:column-width="11.621cm"/>
    </style:style>
    <style:style style:name="co9" style:family="table-column">
      <style:table-column-properties fo:break-before="auto" style:column-width="1.963cm"/>
    </style:style>
    <style:style style:name="co10" style:family="table-column">
      <style:table-column-properties fo:break-before="auto" style:column-width="5.757cm"/>
    </style:style>
    <style:style style:name="co11" style:family="table-column">
      <style:table-column-properties fo:break-before="auto" style:column-width="5.837cm"/>
    </style:style>
    <style:style style:name="co12" style:family="table-column">
      <style:table-column-properties fo:break-before="auto" style:column-width="13.1cm"/>
    </style:style>
    <style:style style:name="co13" style:family="table-column">
      <style:table-column-properties fo:break-before="auto" style:column-width="7.881cm"/>
    </style:style>
    <style:style style:name="co14" style:family="table-column">
      <style:table-column-properties fo:break-before="auto" style:column-width="13.935cm"/>
    </style:style>
    <style:style style:name="co15" style:family="table-column">
      <style:table-column-properties fo:break-before="auto" style:column-width="8.931cm"/>
    </style:style>
    <style:style style:name="co16" style:family="table-column">
      <style:table-column-properties fo:break-before="auto" style:column-width="6.645cm"/>
    </style:style>
    <style:style style:name="co17" style:family="table-column">
      <style:table-column-properties fo:break-before="auto" style:column-width="14.258cm"/>
    </style:style>
    <style:style style:name="co18" style:family="table-column">
      <style:table-column-properties fo:break-before="auto" style:column-width="5.65cm"/>
    </style:style>
    <style:style style:name="co19" style:family="table-column">
      <style:table-column-properties fo:break-before="auto" style:column-width="11.379cm"/>
    </style:style>
    <style:style style:name="co20" style:family="table-column">
      <style:table-column-properties fo:break-before="auto" style:column-width="18.748cm"/>
    </style:style>
    <style:style style:name="co21" style:family="table-column">
      <style:table-column-properties fo:break-before="auto" style:column-width="10.841cm"/>
    </style:style>
    <style:style style:name="co22" style:family="table-column">
      <style:table-column-properties fo:break-before="auto" style:column-width="14.444cm"/>
    </style:style>
    <style:style style:name="co23" style:family="table-column">
      <style:table-column-properties fo:break-before="auto" style:column-width="6.805cm"/>
    </style:style>
    <style:style style:name="co24" style:family="table-column">
      <style:table-column-properties fo:break-before="auto" style:column-width="13.907cm"/>
    </style:style>
    <style:style style:name="co25" style:family="table-column">
      <style:table-column-properties fo:break-before="auto" style:column-width="11.568cm"/>
    </style:style>
    <style:style style:name="co26" style:family="table-column">
      <style:table-column-properties fo:break-before="auto" style:column-width="18.911cm"/>
    </style:style>
    <style:style style:name="co27" style:family="table-column">
      <style:table-column-properties fo:break-before="auto" style:column-width="11.03cm"/>
    </style:style>
    <style:style style:name="co28" style:family="table-column">
      <style:table-column-properties fo:break-before="auto" style:column-width="20.013cm"/>
    </style:style>
    <style:style style:name="co29" style:family="table-column">
      <style:table-column-properties fo:break-before="auto" style:column-width="3.981cm"/>
    </style:style>
    <style:style style:name="co30" style:family="table-column">
      <style:table-column-properties fo:break-before="auto" style:column-width="15.226cm"/>
    </style:style>
    <style:style style:name="co31" style:family="table-column">
      <style:table-column-properties fo:break-before="auto" style:column-width="7.343cm"/>
    </style:style>
    <style:style style:name="co32" style:family="table-column">
      <style:table-column-properties fo:break-before="auto" style:column-width="6.188cm"/>
    </style:style>
    <style:style style:name="co33" style:family="table-column">
      <style:table-column-properties fo:break-before="auto" style:column-width="16.678cm"/>
    </style:style>
    <style:style style:name="ro1" style:family="table-row">
      <style:table-row-properties style:row-height="0.661cm" fo:break-before="auto" style:use-optimal-row-height="false"/>
    </style:style>
    <style:style style:name="ro2" style:family="table-row">
      <style:table-row-properties style:row-height="0.51cm" fo:break-before="auto" style:use-optimal-row-height="false"/>
    </style:style>
    <style:style style:name="ro3" style:family="table-row">
      <style:table-row-properties style:row-height="0.397cm" fo:break-before="auto" style:use-optimal-row-height="false"/>
    </style:style>
    <style:style style:name="ro4" style:family="table-row">
      <style:table-row-properties style:row-height="0.497cm" fo:break-before="auto" style:use-optimal-row-height="false"/>
    </style:style>
    <style:style style:name="ro5" style:family="table-row">
      <style:table-row-properties style:row-height="0.476cm" fo:break-before="auto" style:use-optimal-row-height="false"/>
    </style:style>
    <style:style style:name="ro6" style:family="table-row">
      <style:table-row-properties style:row-height="0.709cm" fo:break-before="auto" style:use-optimal-row-height="false"/>
    </style:style>
    <style:style style:name="ro7" style:family="table-row">
      <style:table-row-properties style:row-height="0.714cm" fo:break-before="auto" style:use-optimal-row-height="false"/>
    </style:style>
    <style:style style:name="ro8" style:family="table-row">
      <style:table-row-properties style:row-height="0.741cm" fo:break-before="auto" style:use-optimal-row-height="false"/>
    </style:style>
    <style:style style:name="ro9" style:family="table-row">
      <style:table-row-properties style:row-height="0.82cm" fo:break-before="auto" style:use-optimal-row-height="false"/>
    </style:style>
    <style:style style:name="ro10" style:family="table-row">
      <style:table-row-properties style:row-height="4.842cm" fo:break-before="auto" style:use-optimal-row-height="false"/>
    </style:style>
    <style:style style:name="ro11" style:family="table-row">
      <style:table-row-properties style:row-height="14.427cm" fo:break-before="auto" style:use-optimal-row-height="false"/>
    </style:style>
    <style:style style:name="ro12" style:family="table-row">
      <style:table-row-properties style:row-height="2.461cm" fo:break-before="auto" style:use-optimal-row-height="false"/>
    </style:style>
    <style:style style:name="ro13" style:family="table-row">
      <style:table-row-properties style:row-height="8.202cm" fo:break-before="auto" style:use-optimal-row-height="false"/>
    </style:style>
    <style:style style:name="ro14" style:family="table-row">
      <style:table-row-properties style:row-height="9.022cm" fo:break-before="auto" style:use-optimal-row-height="false"/>
    </style:style>
    <style:style style:name="ro15" style:family="table-row">
      <style:table-row-properties style:row-height="7.382cm" fo:break-before="auto" style:use-optimal-row-height="false"/>
    </style:style>
    <style:style style:name="ro16" style:family="table-row">
      <style:table-row-properties style:row-height="11.483cm" fo:break-before="auto" style:use-optimal-row-height="false"/>
    </style:style>
    <style:style style:name="ro17" style:family="table-row">
      <style:table-row-properties style:row-height="4.921cm" fo:break-before="auto" style:use-optimal-row-height="false"/>
    </style:style>
    <style:style style:name="ro18" style:family="table-row">
      <style:table-row-properties style:row-height="9.155cm" fo:break-before="auto" style:use-optimal-row-height="false"/>
    </style:style>
    <style:style style:name="ro19" style:family="table-row">
      <style:table-row-properties style:row-height="12.303cm" fo:break-before="auto" style:use-optimal-row-height="false"/>
    </style:style>
    <style:style style:name="ro20" style:family="table-row">
      <style:table-row-properties style:row-height="4.101cm" fo:break-before="auto" style:use-optimal-row-height="false"/>
    </style:style>
    <style:style style:name="ro21" style:family="table-row">
      <style:table-row-properties style:row-height="7.567cm" fo:break-before="auto" style:use-optimal-row-height="false"/>
    </style:style>
    <style:style style:name="ro22" style:family="table-row">
      <style:table-row-properties style:row-height="7.62cm" fo:break-before="auto" style:use-optimal-row-height="false"/>
    </style:style>
    <style:style style:name="ro23" style:family="table-row">
      <style:table-row-properties style:row-height="3.281cm" fo:break-before="auto" style:use-optimal-row-height="false"/>
    </style:style>
    <style:style style:name="ro24" style:family="table-row">
      <style:table-row-properties style:row-height="9.843cm" fo:break-before="auto" style:use-optimal-row-height="false"/>
    </style:style>
    <style:style style:name="ro25" style:family="table-row">
      <style:table-row-properties style:row-height="3.598cm" fo:break-before="auto" style:use-optimal-row-height="false"/>
    </style:style>
    <style:style style:name="ro26" style:family="table-row">
      <style:table-row-properties style:row-height="6.562cm" fo:break-before="auto" style:use-optimal-row-height="false"/>
    </style:style>
    <style:style style:name="ro27" style:family="table-row">
      <style:table-row-properties style:row-height="5.741cm" fo:break-before="auto" style:use-optimal-row-height="false"/>
    </style:style>
    <style:style style:name="ro28" style:family="table-row">
      <style:table-row-properties style:row-height="10.663cm" fo:break-before="auto" style:use-optimal-row-height="false"/>
    </style:style>
    <style:style style:name="ro29" style:family="table-row">
      <style:table-row-properties style:row-height="1.64cm" fo:break-before="auto" style:use-optimal-row-height="false"/>
    </style:style>
    <style:style style:name="ro30" style:family="table-row">
      <style:table-row-properties style:row-height="13.123cm" fo:break-before="auto" style:use-optimal-row-height="false"/>
    </style:style>
    <style:style style:name="ro31" style:family="table-row">
      <style:table-row-properties style:row-height="13.944cm" fo:break-before="auto" style:use-optimal-row-height="false"/>
    </style:style>
    <style:style style:name="ro32" style:family="table-row">
      <style:table-row-properties style:row-height="8.625cm" fo:break-before="auto" style:use-optimal-row-height="false"/>
    </style:style>
    <style:style style:name="ro33" style:family="table-row">
      <style:table-row-properties style:row-height="14.393cm" fo:break-before="auto" style:use-optimal-row-height="false"/>
    </style:style>
    <style:style style:name="ro34" style:family="table-row">
      <style:table-row-properties style:row-height="13.785cm" fo:break-before="auto" style:use-optimal-row-height="false"/>
    </style:style>
    <style:style style:name="ro35" style:family="table-row">
      <style:table-row-properties style:row-height="4.551cm" fo:break-before="auto" style:use-optimal-row-height="false"/>
    </style:style>
    <style:style style:name="ro36" style:family="table-row">
      <style:table-row-properties style:row-height="5.186cm" fo:break-before="auto" style:use-optimal-row-height="false"/>
    </style:style>
    <style:style style:name="ro37" style:family="table-row">
      <style:table-row-properties style:row-height="5.927cm" fo:break-before="auto" style:use-optimal-row-height="false"/>
    </style:style>
    <style:style style:name="ro38" style:family="table-row">
      <style:table-row-properties style:row-height="11.668cm" fo:break-before="auto" style:use-optimal-row-height="false"/>
    </style:style>
    <style:style style:name="ro39" style:family="table-row">
      <style:table-row-properties style:row-height="11.113cm" fo:break-before="auto" style:use-optimal-row-height="false"/>
    </style:style>
    <style:style style:name="ro40" style:family="table-row">
      <style:table-row-properties style:row-height="9.34cm" fo:break-before="auto" style:use-optimal-row-height="false"/>
    </style:style>
    <style:style style:name="ro41" style:family="table-row">
      <style:table-row-properties style:row-height="6.535cm" fo:break-before="auto" style:use-optimal-row-height="false"/>
    </style:style>
    <style:style style:name="ro42" style:family="table-row">
      <style:table-row-properties style:row-height="6.059cm" fo:break-before="auto" style:use-optimal-row-height="false"/>
    </style:style>
    <style:style style:name="ro43" style:family="table-row">
      <style:table-row-properties style:row-height="7.011cm" fo:break-before="auto" style:use-optimal-row-height="false"/>
    </style:style>
    <style:style style:name="ro44" style:family="table-row">
      <style:table-row-properties style:row-height="12.674cm" fo:break-before="auto" style:use-optimal-row-height="false"/>
    </style:style>
    <style:style style:name="ro45" style:family="table-row">
      <style:table-row-properties style:row-height="5.133cm" fo:break-before="auto" style:use-optimal-row-height="false"/>
    </style:style>
    <style:style style:name="ro46" style:family="table-row">
      <style:table-row-properties style:row-height="8.387cm" fo:break-before="auto" style:use-optimal-row-height="false"/>
    </style:style>
    <style:style style:name="ro47" style:family="table-row">
      <style:table-row-properties style:row-height="12.33cm" fo:break-before="auto" style:use-optimal-row-height="false"/>
    </style:style>
    <style:style style:name="ro48" style:family="table-row">
      <style:table-row-properties style:row-height="12.912cm" fo:break-before="auto" style:use-optimal-row-height="false"/>
    </style:style>
    <style:style style:name="ro49" style:family="table-row">
      <style:table-row-properties style:row-height="9.366cm" fo:break-before="auto" style:use-optimal-row-height="false"/>
    </style:style>
    <style:style style:name="ro50" style:family="table-row">
      <style:table-row-properties style:row-height="8.308cm" fo:break-before="auto" style:use-optimal-row-height="false"/>
    </style:style>
    <style:style style:name="ro51" style:family="table-row">
      <style:table-row-properties style:row-height="5.768cm" fo:break-before="auto" style:use-optimal-row-height="false"/>
    </style:style>
    <style:style style:name="ro52" style:family="table-row">
      <style:table-row-properties style:row-height="7.355cm" fo:break-before="auto" style:use-optimal-row-height="false"/>
    </style:style>
    <style:style style:name="ro53" style:family="table-row">
      <style:table-row-properties style:row-height="7.805cm" fo:break-before="auto" style:use-optimal-row-height="false"/>
    </style:style>
    <style:style style:name="ro54" style:family="table-row">
      <style:table-row-properties style:row-height="11.536cm" fo:break-before="auto" style:use-optimal-row-height="false"/>
    </style:style>
    <style:style style:name="ro55" style:family="table-row">
      <style:table-row-properties style:row-height="4.974cm" fo:break-before="auto" style:use-optimal-row-height="false"/>
    </style:style>
    <style:style style:name="ro56" style:family="table-row">
      <style:table-row-properties style:row-height="7.25cm" fo:break-before="auto" style:use-optimal-row-height="false"/>
    </style:style>
    <style:style style:name="ro57" style:family="table-row">
      <style:table-row-properties style:row-height="9.975cm" fo:break-before="auto" style:use-optimal-row-height="false"/>
    </style:style>
    <style:style style:name="ro58" style:family="table-row">
      <style:table-row-properties style:row-height="4.895cm" fo:break-before="auto" style:use-optimal-row-height="false"/>
    </style:style>
    <style:style style:name="ro59" style:family="table-row">
      <style:table-row-properties style:row-height="14.446cm" fo:break-before="auto" style:use-optimal-row-height="false"/>
    </style:style>
    <style:style style:name="ro60" style:family="table-row">
      <style:table-row-properties style:row-height="0.854cm" fo:break-before="auto" style:use-optimal-row-height="false"/>
    </style:style>
    <style:style style:name="ro61" style:family="table-row">
      <style:table-row-properties style:row-height="0.529cm" fo:break-before="auto" style:use-optimal-row-height="false"/>
    </style:style>
    <style:style style:name="ro62" style:family="table-row">
      <style:table-row-properties style:row-height="0.669cm" fo:break-before="auto" style:use-optimal-row-height="false"/>
    </style:style>
    <style:style style:name="ro63" style:family="table-row">
      <style:table-row-properties style:row-height="0.921cm" fo:break-before="auto" style:use-optimal-row-height="false"/>
    </style:style>
    <style:style style:name="ta1" style:family="table" style:master-page-name="PageStyle_5f_XXX_20_FORMAT_20_XXX_20_-_20_Tableau_20_1">
      <style:table-properties table:display="false" style:writing-mode="lr-tb"/>
    </style:style>
    <style:style style:name="ta2" style:family="table" style:master-page-name="PageStyle_5f_Introduction_20_et_20_métadonnées">
      <style:table-properties table:display="true" style:writing-mode="lr-tb"/>
    </style:style>
    <style:style style:name="ta3" style:family="table" style:master-page-name="PageStyle_5f_Typologie">
      <style:table-properties table:display="true" style:writing-mode="lr-tb"/>
    </style:style>
    <style:style style:name="ta4" style:family="table" style:master-page-name="PageStyle_5f_Cartographie_20_France">
      <style:table-properties table:display="true" style:writing-mode="lr-tb" tableooo:tab-color="#00ccff"/>
    </style:style>
    <style:style style:name="ta5" style:family="table" style:master-page-name="PageStyle_5f_Acronymes_20_des_20_gestionnaires">
      <style:table-properties table:display="true" style:writing-mode="lr-tb"/>
    </style:style>
    <style:style style:name="ta6" style:family="table" style:master-page-name="PageStyle_5f_Critères_20_d_27_ouverture">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style:style style:name="ce1" style:family="table-cell" style:parent-style-name="Default" style:data-style-name="N0">
      <style:table-cell-properties style:glyph-orientation-vertical="0" fo:border-bottom="0.088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data-style-name="N0">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88cm solid #00000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3" style:family="table-cell" style:parent-style-name="Default" style:data-style-name="N0">
      <style:table-cell-properties style:glyph-orientation-vertical="0" fo:border-bottom="0.002cm solid #000000" fo:background-color="#002060"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ffff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 style:family="table-cell" style:parent-style-name="Default" style:data-style-name="N0">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5" style:family="table-cell" style:parent-style-name="Default" style:data-style-name="N0">
      <style:table-cell-properties style:glyph-orientation-vertical="0" fo:border-bottom="0.002cm solid #000000" fo:background-color="#c5d9f1"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333399"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data-style-name="N0">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1f497d"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8"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1f497d" style:text-outline="false" style:text-line-through-style="none" style:font-name="Lucida Grande" fo:font-size="18pt" fo:font-style="normal" fo:text-shadow="none" style:text-underline-style="none" fo:font-weight="bold" style:font-size-asian="18pt" style:font-style-asian="normal" style:font-weight-asian="bold" style:font-name-complex="Lucida Grande" style:font-size-complex="18pt" style:font-style-complex="normal" style:font-weight-complex="bold"/>
    </style:style>
    <style:style style:name="ce9" style:family="table-cell" style:parent-style-name="Default" style:data-style-name="N0">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0" style:family="table-cell" style:parent-style-name="Default" style:data-style-name="N118">
      <style:table-cell-properties style:glyph-orientation-vertical="0" fo:border-bottom="0.002cm solid #000000"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0.002cm solid #000000" style:vertical-align="automatic"/>
      <style:paragraph-properties fo:text-align="start" fo:margin-left="0cm" style:writing-mode="page"/>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118">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2" style:family="table-cell" style:parent-style-name="Default" style:data-style-name="N118">
      <style:table-cell-properties style:glyph-orientation-vertical="0" fo:border-bottom="0.002cm solid #000000"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18">
      <style:table-cell-properties style:glyph-orientation-vertical="0" fo:border-bottom="0.002cm solid #000000" fo:background-color="#ffff99" style:diagonal-bl-tr="none" style:diagonal-tl-br="none" style:text-align-source="fix" style:repeat-content="false" fo:wrap-option="no-wrap" fo:border-left="0.035cm solid #c0c0c0" style:direction="ltr" fo:border-right="none" style:rotation-angle="0" style:rotation-align="none" style:shrink-to-fit="false" fo:border-top="0.002cm solid #000000" style:vertical-align="automatic"/>
      <style:paragraph-properties fo:text-align="start" fo:margin-left="0cm" style:writing-mode="page"/>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118">
      <style:table-cell-properties style:glyph-orientation-vertical="0" fo:border-bottom="0.002cm solid #000000" fo:background-color="#f79646" style:diagonal-bl-tr="none" style:diagonal-tl-br="none" style:text-align-source="fix" style:repeat-content="false" fo:wrap-option="no-wrap" fo:border-left="0.035cm solid #c0c0c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7f7f7f"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6" style:family="table-cell" style:parent-style-name="Default" style:data-style-name="N0">
      <style:table-cell-properties style:glyph-orientation-vertical="0" fo:border-bottom="0.002cm solid #00000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7f7f7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0">
      <style:table-cell-properties style:glyph-orientation-vertical="0" fo:border-bottom="0.002cm solid #000000" fo:background-color="#bfbfb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0">
      <style:table-cell-properties style:glyph-orientation-vertical="0" fo:border-bottom="0.035cm solid #b2b2b2"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9" style:family="table-cell" style:parent-style-name="Default" style:data-style-name="N0">
      <style:table-cell-properties style:glyph-orientation-vertical="0" fo:background-color="#ffffcc" style:diagonal-bl-tr="none" style:diagonal-tl-br="none" style:text-align-source="value-type" style:repeat-content="false" fo:wrap-option="no-wrap" fo:border="0.035cm solid #b2b2b2" style:direction="ltr" style:rotation-angle="0" style:rotation-align="none" style:shrink-to-fit="fals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0"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35cm solid #b2b2b2"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1"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3"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4"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5"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b2b2b2"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6"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7"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8"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29"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30"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1"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2"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3"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4"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5"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6" style:family="table-cell" style:parent-style-name="Default" style:data-style-name="N0">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99" style:text-outline="false" style:text-line-through-styl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data-style-name="N0">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8"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39"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0"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1"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2"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3"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4"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5"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none" style:direction="ltr" fo:border-right="0.035cm solid #c0c0c0"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6" style:family="table-cell" style:parent-style-name="Default" style:data-style-name="N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Helvetica Neue"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7"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8"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wrap" fo:border-left="0.035cm solid #c0c0c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49"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50"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51"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top"/>
      <style:paragraph-properties fo:margin-left="0cm" style:writing-mode="page"/>
      <style:text-properties fo:color="#000000" style:text-outline="false" style:text-line-through-style="none" style:font-name="Lucida Grande" fo:font-size="14pt" fo:font-style="normal" fo:text-shadow="none" style:text-underline-style="none" fo:font-weight="normal" style:font-size-asian="14pt" style:font-style-asian="normal" style:font-weight-asian="normal" style:font-name-complex="Lucida Grande" style:font-size-complex="14pt" style:font-style-complex="normal" style:font-weight-complex="normal"/>
    </style:style>
    <style:style style:name="ce52"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bold" style:font-size-asian="18pt" style:font-style-asian="normal" style:font-weight-asian="bold" style:font-name-complex="Lucida Grande" style:font-size-complex="18pt" style:font-style-complex="normal" style:font-weight-complex="bold"/>
    </style:style>
    <style:style style:name="ce53" style:family="table-cell" style:parent-style-name="Default" style:data-style-name="N0">
      <style:table-cell-properties style:glyph-orientation-vertical="0" fo:border-bottom="0.035cm solid #95b3d7" fo:background-color="#4f81bd"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Lucida Grande" fo:font-size="18pt" fo:font-style="normal" fo:text-shadow="none" style:text-underline-style="solid" style:text-underline-width="auto" style:text-underline-color="font-color" fo:font-weight="bold" style:font-size-asian="18pt" style:font-style-asian="normal" style:font-weight-asian="bold" style:font-name-complex="Lucida Grande" style:font-size-complex="18pt" style:font-style-complex="normal" style:font-weight-complex="bold"/>
    </style:style>
    <style:style style:name="ce54"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55"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56"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no-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57"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no-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58" style:family="table-cell" style:parent-style-name="Default" style:data-style-name="N0">
      <style:table-cell-properties style:glyph-orientation-vertical="0" fo:border-bottom="0.035cm solid #95b3d7" fo:background-color="#dbe5f1" style:diagonal-bl-tr="none" style:diagonal-tl-br="none" style:text-align-source="value-type" style:repeat-content="false" fo:wrap-option="wrap" fo:border-left="none" style:direction="ltr" fo:border-right="none"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59" style:family="table-cell" style:parent-style-name="Default" style:data-style-name="N40">
      <style:table-cell-properties style:glyph-orientation-vertical="0" fo:border-bottom="0.035cm solid #95b3d7"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0"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1" style:family="table-cell" style:parent-style-name="Default" style:data-style-name="N40">
      <style:table-cell-properties style:glyph-orientation-vertical="0" fo:border-bottom="0.035cm solid #95b3d7" fo:background-color="#dbe5f1"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2" style:family="table-cell" style:parent-style-name="Default" style:data-style-name="N40">
      <style:table-cell-properties style:glyph-orientation-vertical="0" fo:border-bottom="0.035cm solid #95b3d7" fo:background-color="#ffffff"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3"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95b3d7"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64"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5" style:family="table-cell" style:parent-style-name="Default" style:data-style-name="N0">
      <style:table-cell-properties style:glyph-orientation-vertical="0" fo:border-bottom="0.035cm solid #95b3d7" fo:background-color="#4f81bd"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Lucida Grande" fo:font-size="18pt" fo:font-style="normal" fo:text-shadow="none" style:text-underline-style="solid" style:text-underline-width="auto" style:text-underline-color="font-color" fo:font-weight="bold" style:font-size-asian="18pt" style:font-style-asian="normal" style:font-weight-asian="bold" style:font-name-complex="Lucida Grande" style:font-size-complex="18pt" style:font-style-complex="normal" style:font-weight-complex="bold"/>
    </style:style>
    <style:style style:name="ce66"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7"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8" style:family="table-cell" style:parent-style-name="Default" style:data-style-name="N40">
      <style:table-cell-properties style:glyph-orientation-vertical="0" fo:border-bottom="0.035cm solid #95b3d7"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69" style:family="table-cell" style:parent-style-name="Default" style:data-style-name="N40">
      <style:table-cell-properties style:glyph-orientation-vertical="0" fo:border-bottom="0.035cm solid #95b3d7" fo:background-color="#dbe5f1"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0"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bold" style:font-size-asian="18pt" style:font-style-asian="normal" style:font-weight-asian="bold" style:font-name-complex="Lucida Grande" style:font-size-complex="18pt" style:font-style-complex="normal" style:font-weight-complex="bold"/>
    </style:style>
    <style:style style:name="ce71" style:family="table-cell" style:parent-style-name="Default" style:data-style-name="N0">
      <style:table-cell-properties style:glyph-orientation-vertical="0" fo:border-bottom="0.035cm solid #95b3d7" fo:background-color="#4f81bd"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Lucida Grande" fo:font-size="18pt" fo:font-style="normal" fo:text-shadow="none" style:text-underline-style="solid" style:text-underline-width="auto" style:text-underline-color="font-color" fo:font-weight="bold" style:font-size-asian="18pt" style:font-style-asian="normal" style:font-weight-asian="bold" style:font-name-complex="Lucida Grande" style:font-size-complex="18pt" style:font-style-complex="normal" style:font-weight-complex="bold"/>
    </style:style>
    <style:style style:name="ce72"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wrap" fo:border-left="0.035cm solid #000000"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3"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4" style:family="table-cell" style:parent-style-name="Default" style:data-style-name="N40">
      <style:table-cell-properties style:glyph-orientation-vertical="0" fo:border-bottom="0.035cm solid #95b3d7"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5" style:family="table-cell" style:parent-style-name="Default" style:data-style-name="N40">
      <style:table-cell-properties style:glyph-orientation-vertical="0" fo:border-bottom="0.035cm solid #95b3d7" fo:background-color="#dbe5f1" style:diagonal-bl-tr="none" style:diagonal-tl-br="none" style:text-align-source="fix" style:repeat-content="false" fo:wrap-option="wrap" fo:border-left="0.035cm solid #000000"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6"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7" style:family="table-cell" style:parent-style-name="Default" style:data-style-name="N0">
      <style:table-cell-properties style:glyph-orientation-vertical="0" fo:border-bottom="0.035cm solid #95b3d7" fo:background-color="#f79646"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8" style:family="table-cell" style:parent-style-name="Default" style:data-style-name="N40">
      <style:table-cell-properties style:glyph-orientation-vertical="0" fo:border-bottom="0.035cm solid #95b3d7" fo:background-color="#f79646"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79"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c0c0c0" style:vertical-align="automatic"/>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80" style:family="table-cell" style:parent-style-name="Default" style:data-style-name="N0">
      <style:table-cell-properties style:glyph-orientation-vertical="0" fo:border-bottom="0.035cm solid #95b3d7" fo:background-color="#4f81bd" style:diagonal-bl-tr="none" style:diagonal-tl-br="none" style:text-align-source="fix" style:repeat-content="false" fo:wrap-option="wrap" fo:border-left="none" style:direction="ltr" fo:border-right="0.035cm solid #000000" style:rotation-angle="0" style:rotation-align="none" style:shrink-to-fit="false" fo:border-top="none" style:vertical-align="automatic"/>
      <style:paragraph-properties fo:text-align="start" fo:margin-left="0cm" style:writing-mode="page"/>
      <style:text-properties fo:color="#ffffff" style:text-outline="false" style:text-line-through-style="none" style:font-name="Lucida Grande" fo:font-size="18pt" fo:font-style="normal" fo:text-shadow="none" style:text-underline-style="solid" style:text-underline-width="auto" style:text-underline-color="font-color" fo:font-weight="bold" style:font-size-asian="18pt" style:font-style-asian="normal" style:font-weight-asian="bold" style:font-name-complex="Lucida Grande" style:font-size-complex="18pt" style:font-style-complex="normal" style:font-weight-complex="bold"/>
    </style:style>
    <style:style style:name="ce81"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95b3d7" style:vertical-align="automatic"/>
      <style:paragraph-properties fo:text-align="start"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82"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bold" style:font-size-asian="18pt" style:font-style-asian="normal" style:font-weight-asian="bold" style:font-name-complex="Lucida Grande" style:font-size-complex="18pt" style:font-style-complex="normal" style:font-weight-complex="bold"/>
    </style:style>
    <style:style style:name="ce83" style:family="table-cell" style:parent-style-name="Excel_5f_BuiltIn_5f_Hyperlink" style:data-style-name="N0">
      <style:table-cell-properties style:glyph-orientation-vertical="0" fo:border-bottom="0.035cm solid #95b3d7"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Helvetica Neue"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84"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8pt" fo:font-style="normal" fo:text-shadow="none" style:text-underline-style="solid" style:text-underline-width="auto" style:text-underline-color="font-color" fo:font-weight="normal" style:font-size-asian="18pt" style:font-style-asian="normal" style:font-weight-asian="normal" style:font-name-complex="Lucida Grande" style:font-size-complex="18pt" style:font-style-complex="normal" style:font-weight-complex="normal"/>
    </style:style>
    <style:style style:name="ce85"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8pt" fo:font-style="normal" fo:text-shadow="none" style:text-underline-style="solid" style:text-underline-width="auto" style:text-underline-color="font-color" fo:font-weight="normal" style:font-size-asian="18pt" style:font-style-asian="normal" style:font-weight-asian="normal" style:font-name-complex="Lucida Grande" style:font-size-complex="18pt" style:font-style-complex="normal" style:font-weight-complex="normal"/>
    </style:style>
    <style:style style:name="ce86" style:family="table-cell" style:parent-style-name="Excel_5f_BuiltIn_5f_Hyperlink" style:data-style-name="N0">
      <style:table-cell-properties style:glyph-orientation-vertical="0" fo:border-bottom="0.035cm solid #95b3d7" fo:background-color="#dbe5f1"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Sans Unicode" fo:font-size="18pt" fo:font-style="normal" fo:text-shadow="none" style:text-underline-style="solid" style:text-underline-width="auto" style:text-underline-color="font-color"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ce87" style:family="table-cell" style:parent-style-name="Excel_5f_BuiltIn_5f_Hyperlink" style:data-style-name="N0">
      <style:table-cell-properties style:glyph-orientation-vertical="0" fo:border-bottom="0.035cm solid #95b3d7" fo:background-color="#dbe5f1"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style>
    <style:style style:name="ce88" style:family="table-cell" style:parent-style-name="Excel_5f_BuiltIn_5f_Hyperlink" style:data-style-name="N0">
      <style:table-cell-properties style:glyph-orientation-vertical="0" fo:border-bottom="0.035cm solid #95b3d7" fo:background-color="#dbe5f1"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Helvetica Neue"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89" style:family="table-cell" style:parent-style-name="Default" style:data-style-name="N0">
      <style:table-cell-properties style:glyph-orientation-vertical="0" fo:border-bottom="0.035cm solid #95b3d7" fo:background-color="#dbe5f1" style:diagonal-bl-tr="none" style:diagonal-tl-br="none" style:text-align-source="value-type" style:repeat-content="false" fo:wrap-option="wrap" fo:border-left="0.035cm solid #000000" style:direction="ltr" fo:border-right="none"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90" style:family="table-cell" style:parent-style-name="Excel_5f_BuiltIn_5f_Hyperlink" style:data-style-name="N0">
      <style:table-cell-properties style:glyph-orientation-vertical="0" fo:border-bottom="0.035cm solid #95b3d7" fo:background-color="#dbe5f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Helvetica Neue"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91" style:family="table-cell" style:parent-style-name="Default" style:data-style-name="N0">
      <style:table-cell-properties style:glyph-orientation-vertical="0" fo:border-bottom="0.035cm solid #95b3d7" fo:background-color="#dbe5f1" style:diagonal-bl-tr="none" style:diagonal-tl-br="none" style:text-align-source="value-type" style:repeat-content="false" fo:wrap-option="wrap" fo:border-left="none" style:direction="ltr" fo:border-right="0.035cm solid #000000"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92" style:family="table-cell" style:parent-style-name="Excel_5f_BuiltIn_5f_Hyperlink" style:data-style-name="N0">
      <style:table-cell-properties style:glyph-orientation-vertical="0" fo:border-bottom="0.035cm solid #95b3d7" fo:background-color="#dbe5f1"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95b3d7" style:vertical-align="top"/>
      <style:paragraph-properties fo:margin-left="0cm" style:writing-mode="page"/>
      <style:text-properties fo:color="#0000ff" style:text-outline="false" style:text-line-through-style="none" style:font-name="Helvetica Neue"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93"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wrap" fo:border-left="none" style:direction="ltr" fo:border-right="0.035cm solid #000000" style:rotation-angle="0" style:rotation-align="none" style:shrink-to-fit="false" fo:border-top="0.035cm solid #95b3d7" style:vertical-align="top"/>
      <style:paragraph-properties fo:margin-left="0cm" style:writing-mode="page"/>
      <style:text-properties fo:color="#0000ff" style:text-outline="false" style:text-line-through-style="none" style:font-name="Lucida Grande" fo:font-size="18pt" fo:font-style="normal" fo:text-shadow="none" style:text-underline-style="solid" style:text-underline-width="auto" style:text-underline-color="font-color" fo:font-weight="normal" style:font-size-asian="18pt" style:font-style-asian="normal" style:font-weight-asian="normal" style:font-name-complex="Lucida Grande" style:font-size-complex="18pt" style:font-style-complex="normal" style:font-weight-complex="normal"/>
    </style:style>
    <style:style style:name="ce94" style:family="table-cell" style:parent-style-name="Default" style:data-style-name="N0">
      <style:table-cell-properties style:glyph-orientation-vertical="0" fo:border-bottom="0.035cm solid #95b3d7" fo:background-color="#dbe5f1"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1pt" fo:font-style="normal" fo:text-shadow="none" style:text-underline-style="solid" style:text-underline-width="auto" style:text-underline-color="font-color" fo:font-weight="normal" style:font-size-asian="11pt" style:font-style-asian="normal" style:font-weight-asian="normal" style:font-name-complex="Lucida Grande" style:font-size-complex="11pt" style:font-style-complex="normal" style:font-weight-complex="normal"/>
    </style:style>
    <style:style style:name="ce95" style:family="table-cell" style:parent-style-name="Default" style:data-style-name="N40">
      <style:table-cell-properties style:glyph-orientation-vertical="0" fo:border-bottom="0.035cm solid #95b3d7"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8pt" fo:font-style="normal" fo:text-shadow="none" style:text-underline-style="solid" style:text-underline-width="auto" style:text-underline-color="font-color" fo:font-weight="normal" style:font-size-asian="18pt" style:font-style-asian="normal" style:font-weight-asian="normal" style:font-name-complex="Lucida Grande" style:font-size-complex="18pt" style:font-style-complex="normal" style:font-weight-complex="normal"/>
    </style:style>
    <style:style style:name="ce96" style:family="table-cell" style:parent-style-name="Default" style:data-style-name="N40">
      <style:table-cell-properties style:glyph-orientation-vertical="0" fo:border-bottom="0.035cm solid #95b3d7" fo:background-color="#dbe5f1"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8pt" fo:font-style="normal" fo:text-shadow="none" style:text-underline-style="solid" style:text-underline-width="auto" style:text-underline-color="font-color" fo:font-weight="normal" style:font-size-asian="18pt" style:font-style-asian="normal" style:font-weight-asian="normal" style:font-name-complex="Lucida Grande" style:font-size-complex="18pt" style:font-style-complex="normal" style:font-weight-complex="normal"/>
    </style:style>
    <style:style style:name="ce97" style:family="table-cell" style:parent-style-name="Default" style:data-style-name="N0">
      <style:table-cell-properties style:glyph-orientation-vertical="0" fo:border-bottom="0.035cm solid #95b3d7" fo:background-color="#ffffff" style:diagonal-bl-tr="none" style:diagonal-tl-br="none" style:text-align-source="fix" style:repeat-content="false" fo:wrap-option="wrap" fo:border-left="none" style:direction="ltr" fo:border-right="0.035cm solid #000000" style:rotation-angle="0" style:rotation-align="none" style:shrink-to-fit="false" fo:border-top="0.035cm solid #95b3d7" style:vertical-align="top"/>
      <style:paragraph-properties fo:text-align="start" fo:margin-left="0cm" style:writing-mode="page"/>
      <style:text-properties fo:color="#0000ff" style:text-outline="false" style:text-line-through-style="none" style:font-name="Lucida Grande" fo:font-size="11pt" fo:font-style="normal" fo:text-shadow="none" style:text-underline-style="solid" style:text-underline-width="auto" style:text-underline-color="font-color" fo:font-weight="normal" style:font-size-asian="11pt" style:font-style-asian="normal" style:font-weight-asian="normal" style:font-name-complex="Lucida Grande" style:font-size-complex="11pt" style:font-style-complex="normal" style:font-weight-complex="normal"/>
    </style:style>
    <style:style style:name="ce98"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no-wrap" fo:border-left="0.035cm solid #000000" style:direction="ltr" fo:border-right="0.035cm solid #c0c0c0" style:rotation-angle="0" style:rotation-align="none" style:shrink-to-fit="false" fo:border-top="0.035cm solid #c0c0c0"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bold" style:font-size-asian="18pt" style:font-style-asian="normal" style:font-weight-asian="bold" style:font-name-complex="Lucida Grande" style:font-size-complex="18pt" style:font-style-complex="normal" style:font-weight-complex="bold"/>
    </style:style>
    <style:style style:name="ce99" style:family="table-cell" style:parent-style-name="Default" style:data-style-name="N0">
      <style:table-cell-properties style:glyph-orientation-vertical="0" fo:border-bottom="0.035cm solid #95b3d7" fo:background-color="#ffffff" style:diagonal-bl-tr="none" style:diagonal-tl-br="none" style:text-align-source="value-type" style:repeat-content="false" fo:wrap-option="wrap" fo:border-left="0.035cm solid #000000" style:direction="ltr" fo:border-right="none" style:rotation-angle="0" style:rotation-align="none" style:shrink-to-fit="false" fo:border-top="0.035cm solid #95b3d7" style:vertical-align="top"/>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100"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95b3d7" style:vertical-align="automatic"/>
      <style:paragraph-properties fo:margin-left="0cm" style:writing-mode="page"/>
      <style:text-properties fo:color="#000000" style:text-outline="false" style:text-line-through-style="none" style:font-name="Lucida Grande" fo:font-size="18pt" fo:font-style="normal" fo:text-shadow="none" style:text-underline-style="none" fo:font-weight="normal" style:font-size-asian="18pt" style:font-style-asian="normal" style:font-weight-asian="normal" style:font-name-complex="Lucida Grande" style:font-size-complex="18pt" style:font-style-complex="normal" style:font-weight-complex="normal"/>
    </style:style>
    <style:style style:name="ce101" style:family="table-cell" style:parent-style-name="Default" style:data-style-name="N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bold" style:font-size-asian="11pt" style:font-style-asian="normal" style:font-weight-asian="bold" style:font-name-complex="Lucida Grande" style:font-size-complex="11pt" style:font-style-complex="normal" style:font-weight-complex="bold"/>
    </style:style>
    <style:style style:name="ce103"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bold" style:font-size-asian="11pt" style:font-style-asian="normal" style:font-weight-asian="bold" style:font-name-complex="Lucida Grande" style:font-size-complex="11pt" style:font-style-complex="normal" style:font-weight-complex="bold"/>
    </style:style>
    <style:style style:name="ce104"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05" style:family="table-cell" style:parent-style-name="Default" style:data-style-name="N0">
      <style:table-cell-properties style:glyph-orientation-vertical="0" fo:border-bottom="0.035cm solid #c0c0c0" fo:background-color="#ffffff" style:diagonal-bl-tr="none" style:diagonal-tl-br="none" style:text-align-source="value-type" style:repeat-content="false" fo:wrap-option="no-wrap" fo:border-left="0.035cm solid #c0c0c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06"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style:style style:name="ce107" style:family="table-cell" style:parent-style-name="Default" style:data-style-name="N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0000ff" style:text-outline="false" style:text-line-through-style="none" style:font-name="Helvetica Neue" fo:font-size="1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ff" style:text-outline="false" style:text-line-through-style="none" style:font-name="Lucida Grande" fo:font-size="1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8pt" style:language-asian="zh" style:country-asian="CN" style:font-style-asian="normal" style:font-weight-asian="normal" style:font-name-complex="Lucida Grande" style:font-size-complex="1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font-name="Lucida Grande" fo:font-size="18pt" fo:language="fr" fo:country="FR" fo:font-style="normal" fo:text-shadow="none" style:text-underline-style="none" fo:font-weight="normal" style:text-underline-mode="continuous" style:text-overline-mode="continuous" style:text-line-through-mode="continuous" style:font-name-asian="SimSun" style:font-size-asian="18pt" style:language-asian="zh" style:country-asian="CN" style:font-style-asian="normal" style:font-weight-asian="normal" style:font-name-complex="Lucida Grande" style:font-size-complex="18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ff" style:text-outline="false" style:text-line-through-style="none" style:font-name="Lucida Sans Unicode" fo:font-size="1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18pt" style:language-asian="zh" style:country-asian="CN" style:font-style-asian="normal" style:font-weight-asian="normal" style:font-name-complex="Lucida Sans Unicode" style:font-size-complex="1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XXX FORMAT XXX - Tableau 1" table:style-name="ta1" table:print="false">
        <table:table-column table:style-name="co1" table:default-cell-style-name="ce22"/>
        <table:table-column table:style-name="co2" table:default-cell-style-name="ce22"/>
        <table:table-column table:style-name="co3" table:number-columns-repeated="3" table:default-cell-style-name="ce22"/>
        <table:table-column table:style-name="co4" table:number-columns-repeated="251" table:default-cell-style-name="ce22"/>
        <table:table-row table:style-name="ro1">
          <table:table-cell table:style-name="ce1" office:value-type="string">
            <text:p>Text</text:p>
          </table:table-cell>
          <table:table-cell table:style-name="ce23" table:number-columns-repeated="3"/>
          <table:table-cell table:style-name="ce27"/>
          <table:table-cell table:number-columns-repeated="251"/>
        </table:table-row>
        <table:table-row table:style-name="ro2">
          <table:table-cell table:style-name="ce2"/>
          <table:table-cell table:style-name="ce24" table:number-columns-repeated="3"/>
          <table:table-cell table:style-name="ce28"/>
          <table:table-cell table:number-columns-repeated="251"/>
        </table:table-row>
        <table:table-row table:style-name="ro3">
          <table:table-cell table:style-name="ce3" office:value-type="string">
            <text:p>Text</text:p>
          </table:table-cell>
          <table:table-cell table:style-name="ce24" table:number-columns-repeated="3"/>
          <table:table-cell table:style-name="ce28"/>
          <table:table-cell table:number-columns-repeated="251"/>
        </table:table-row>
        <table:table-row table:style-name="ro4">
          <table:table-cell table:style-name="ce4"/>
          <table:table-cell table:style-name="ce24" table:number-columns-repeated="3"/>
          <table:table-cell table:style-name="ce28"/>
          <table:table-cell table:number-columns-repeated="251"/>
        </table:table-row>
        <table:table-row table:style-name="ro3">
          <table:table-cell table:style-name="ce5" office:value-type="string">
            <text:p>Text</text:p>
          </table:table-cell>
          <table:table-cell table:style-name="ce24" table:number-columns-repeated="3"/>
          <table:table-cell table:style-name="ce28"/>
          <table:table-cell table:number-columns-repeated="251"/>
        </table:table-row>
        <table:table-row table:style-name="ro4">
          <table:table-cell table:style-name="ce4"/>
          <table:table-cell table:style-name="ce24" table:number-columns-repeated="3"/>
          <table:table-cell table:style-name="ce28"/>
          <table:table-cell table:number-columns-repeated="251"/>
        </table:table-row>
        <table:table-row table:style-name="ro3">
          <table:table-cell table:style-name="ce6" office:value-type="string">
            <text:p>Text</text:p>
          </table:table-cell>
          <table:table-cell table:style-name="ce24" table:number-columns-repeated="3"/>
          <table:table-cell table:style-name="ce28"/>
          <table:table-cell table:number-columns-repeated="251"/>
        </table:table-row>
        <table:table-row table:style-name="ro5">
          <table:table-cell table:style-name="ce7"/>
          <table:table-cell table:style-name="ce24" table:number-columns-repeated="3"/>
          <table:table-cell table:style-name="ce28"/>
          <table:table-cell table:number-columns-repeated="251"/>
        </table:table-row>
        <table:table-row table:style-name="ro3">
          <table:table-cell table:style-name="ce8" office:value-type="string">
            <text:p>Text</text:p>
          </table:table-cell>
          <table:table-cell table:style-name="ce24" table:number-columns-repeated="3"/>
          <table:table-cell table:style-name="ce28"/>
          <table:table-cell table:number-columns-repeated="251"/>
        </table:table-row>
        <table:table-row table:style-name="ro5">
          <table:table-cell table:style-name="ce9"/>
          <table:table-cell table:style-name="ce24" table:number-columns-repeated="3"/>
          <table:table-cell table:style-name="ce28"/>
          <table:table-cell table:number-columns-repeated="251"/>
        </table:table-row>
        <table:table-row table:style-name="ro3">
          <table:table-cell table:style-name="ce10" office:value-type="float" office:value="1">
            <text:p>1,0</text:p>
          </table:table-cell>
          <table:table-cell table:style-name="ce24" table:number-columns-repeated="3"/>
          <table:table-cell table:style-name="ce28"/>
          <table:table-cell table:number-columns-repeated="251"/>
        </table:table-row>
        <table:table-row table:style-name="ro3">
          <table:table-cell table:style-name="ce11"/>
          <table:table-cell table:style-name="ce24" table:number-columns-repeated="3"/>
          <table:table-cell table:style-name="ce28"/>
          <table:table-cell table:number-columns-repeated="251"/>
        </table:table-row>
        <table:table-row table:style-name="ro3">
          <table:table-cell table:style-name="ce12"/>
          <table:table-cell table:style-name="ce24" table:number-columns-repeated="3"/>
          <table:table-cell table:style-name="ce28"/>
          <table:table-cell table:number-columns-repeated="251"/>
        </table:table-row>
        <table:table-row table:style-name="ro3">
          <table:table-cell table:style-name="ce11"/>
          <table:table-cell table:style-name="ce24" table:number-columns-repeated="3"/>
          <table:table-cell table:style-name="ce28"/>
          <table:table-cell table:number-columns-repeated="251"/>
        </table:table-row>
        <table:table-row table:style-name="ro3">
          <table:table-cell table:style-name="ce13"/>
          <table:table-cell table:style-name="ce24" table:number-columns-repeated="3"/>
          <table:table-cell table:style-name="ce28"/>
          <table:table-cell table:number-columns-repeated="251"/>
        </table:table-row>
        <table:table-row table:style-name="ro3">
          <table:table-cell table:style-name="ce11"/>
          <table:table-cell table:style-name="ce24" table:number-columns-repeated="3"/>
          <table:table-cell table:style-name="ce28"/>
          <table:table-cell table:number-columns-repeated="251"/>
        </table:table-row>
        <table:table-row table:style-name="ro3">
          <table:table-cell table:style-name="ce14"/>
          <table:table-cell table:style-name="ce24" table:number-columns-repeated="3"/>
          <table:table-cell table:style-name="ce28"/>
          <table:table-cell table:number-columns-repeated="251"/>
        </table:table-row>
        <table:table-row table:style-name="ro5">
          <table:table-cell table:style-name="ce7"/>
          <table:table-cell table:style-name="ce24" table:number-columns-repeated="3"/>
          <table:table-cell table:style-name="ce28"/>
          <table:table-cell table:number-columns-repeated="251"/>
        </table:table-row>
        <table:table-row table:style-name="ro3">
          <table:table-cell table:style-name="ce15" office:value-type="string">
            <text:p>Text</text:p>
          </table:table-cell>
          <table:table-cell table:style-name="ce24" table:number-columns-repeated="3"/>
          <table:table-cell table:style-name="ce28"/>
          <table:table-cell table:number-columns-repeated="251"/>
        </table:table-row>
        <table:table-row table:style-name="ro5">
          <table:table-cell table:style-name="ce9"/>
          <table:table-cell table:style-name="ce24" table:number-columns-repeated="3"/>
          <table:table-cell table:style-name="ce28"/>
          <table:table-cell table:number-columns-repeated="251"/>
        </table:table-row>
        <table:table-row table:style-name="ro3">
          <table:table-cell table:style-name="ce16" office:value-type="string">
            <text:p>Text</text:p>
          </table:table-cell>
          <table:table-cell table:style-name="ce24" table:number-columns-repeated="3"/>
          <table:table-cell table:style-name="ce28"/>
          <table:table-cell table:number-columns-repeated="251"/>
        </table:table-row>
        <table:table-row table:style-name="ro4">
          <table:table-cell table:style-name="ce4"/>
          <table:table-cell table:style-name="ce24" table:number-columns-repeated="3"/>
          <table:table-cell table:style-name="ce28"/>
          <table:table-cell table:number-columns-repeated="251"/>
        </table:table-row>
        <table:table-row table:style-name="ro3">
          <table:table-cell table:style-name="ce17" office:value-type="string">
            <text:p>Text</text:p>
          </table:table-cell>
          <table:table-cell table:style-name="ce24" table:number-columns-repeated="3"/>
          <table:table-cell table:style-name="ce28"/>
          <table:table-cell table:number-columns-repeated="251"/>
        </table:table-row>
        <table:table-row table:style-name="ro4">
          <table:table-cell table:style-name="ce18"/>
          <table:table-cell table:style-name="ce24" table:number-columns-repeated="3"/>
          <table:table-cell table:style-name="ce28"/>
          <table:table-cell table:number-columns-repeated="251"/>
        </table:table-row>
        <table:table-row table:style-name="ro3">
          <table:table-cell table:style-name="ce19" office:value-type="string">
            <text:p>Text</text:p>
          </table:table-cell>
          <table:table-cell table:style-name="ce25"/>
          <table:table-cell table:style-name="ce24" table:number-columns-repeated="2"/>
          <table:table-cell table:style-name="ce28"/>
          <table:table-cell table:number-columns-repeated="251"/>
        </table:table-row>
        <table:table-row table:style-name="ro5">
          <table:table-cell table:style-name="ce20"/>
          <table:table-cell table:style-name="ce24" table:number-columns-repeated="3"/>
          <table:table-cell table:style-name="ce28"/>
          <table:table-cell table:number-columns-repeated="251"/>
        </table:table-row>
        <table:table-row table:style-name="ro3">
          <table:table-cell table:style-name="ce21" office:value-type="string">
            <text:p>Text</text:p>
          </table:table-cell>
          <table:table-cell table:style-name="ce26" table:number-columns-repeated="3"/>
          <table:table-cell table:style-name="ce29"/>
          <table:table-cell table:number-columns-repeated="251"/>
        </table:table-row>
        <table:table-row table:style-name="ro6" table:number-rows-repeated="1048548">
          <table:table-cell table:number-columns-repeated="256"/>
        </table:table-row>
        <table:table-row table:style-name="ro6">
          <table:table-cell table:number-columns-repeated="256"/>
        </table:table-row>
        <table:named-expressions/>
      </table:table>
      <table:table table:name="Introduction et métadonnées" table:style-name="ta2" table:print="false">
        <office:forms form:automatic-focus="false" form:apply-design-mode="false"/>
        <table:table-column table:style-name="co6" table:default-cell-style-name="ce22"/>
        <table:table-column table:style-name="co7" table:default-cell-style-name="ce22"/>
        <table:table-column table:style-name="co8" table:default-cell-style-name="ce22"/>
        <table:table-column table:style-name="co9" table:number-columns-repeated="2" table:default-cell-style-name="ce22"/>
        <table:table-column table:style-name="co4" table:number-columns-repeated="251" table:default-cell-style-name="ce22"/>
        <table:table-row table:style-name="ro1">
          <table:table-cell table:style-name="ce30" office:value-type="string">
            <text:p>Titre</text:p>
          </table:table-cell>
          <table:table-cell table:style-name="ce33" office:value-type="string">
            <text:p>Cartographie des données de santé en France</text:p>
          </table:table-cell>
          <table:table-cell table:style-name="ce33" table:number-columns-repeated="2"/>
          <table:table-cell table:style-name="ce43"/>
          <table:table-cell table:number-columns-repeated="251"/>
        </table:table-row>
        <table:table-row table:style-name="ro1">
          <table:table-cell table:style-name="ce31" office:value-type="string">
            <text:p>Date de dernière mise à jour</text:p>
          </table:table-cell>
          <table:table-cell table:style-name="ce34" office:value-type="date" office:date-value="2014-05-06">
            <text:p>06/05/2014</text:p>
          </table:table-cell>
          <table:table-cell table:style-name="ce35" table:number-columns-repeated="2"/>
          <table:table-cell table:style-name="ce44"/>
          <table:table-cell table:number-columns-repeated="251"/>
        </table:table-row>
        <table:table-row table:style-name="ro1">
          <table:table-cell table:style-name="ce31" office:value-type="string">
            <text:p>Objectif</text:p>
          </table:table-cell>
          <table:table-cell table:style-name="ce35" office:value-type="string">
            <text:p>Recensement et qualification des principaux jeux et bases de données sur la santé en France</text:p>
          </table:table-cell>
          <table:table-cell table:style-name="ce35" table:number-columns-repeated="2"/>
          <table:table-cell table:style-name="ce44"/>
          <table:table-cell table:number-columns-repeated="251"/>
        </table:table-row>
        <table:table-row table:style-name="ro1">
          <table:table-cell table:style-name="ce31" office:value-type="string">
            <text:p>URL de diffusion</text:p>
          </table:table-cell>
          <table:table-cell table:style-name="ce36" office:value-type="string">
            <text:p>https://www.data.gouv.fr/fr/dataset/cartographie-des-bases-de-donnees-publiques-en-sante</text:p>
          </table:table-cell>
          <table:table-cell table:style-name="ce35" table:number-columns-repeated="2"/>
          <table:table-cell table:style-name="ce44"/>
          <table:table-cell table:number-columns-repeated="251"/>
        </table:table-row>
        <table:table-row table:style-name="ro1">
          <table:table-cell table:style-name="ce31" office:value-type="string">
            <text:p>Notes</text:p>
          </table:table-cell>
          <table:table-cell table:style-name="ce35" office:value-type="string">
            <text:p>Les tableaux données accessibles via les sites SCORE-santé et ECO-santé ne sont pas dénombrés comme tels ligne à ligne dans cette cartographie, </text:p>
          </table:table-cell>
          <table:table-cell table:style-name="ce35" table:number-columns-repeated="2"/>
          <table:table-cell table:style-name="ce44"/>
          <table:table-cell table:number-columns-repeated="251"/>
        </table:table-row>
        <table:table-row table:style-name="ro1">
          <table:table-cell table:style-name="ce31"/>
          <table:table-cell table:style-name="ce37" office:value-type="string">
            <text:p>L'ensemble des données de cohortes et de registres ne sont pas mentionnées dans ce tableau (elles sont pour la plupart indiquées sur le portail épidemiologie France de l'INSERM)</text:p>
          </table:table-cell>
          <table:table-cell table:style-name="ce35" table:number-columns-repeated="2"/>
          <table:table-cell table:style-name="ce44"/>
          <table:table-cell table:number-columns-repeated="251"/>
        </table:table-row>
        <table:table-row table:style-name="ro1">
          <table:table-cell table:style-name="ce31"/>
          <table:table-cell table:style-name="ce37" office:value-type="string">
            <text:p>Les données du SNIIRAM sont décomposées dans ce tableau en plusieurs lignes (DCIR, datamarts de données agrégées, etc.)</text:p>
          </table:table-cell>
          <table:table-cell table:style-name="ce35" table:number-columns-repeated="2"/>
          <table:table-cell table:style-name="ce44"/>
          <table:table-cell table:number-columns-repeated="251"/>
        </table:table-row>
        <table:table-row table:style-name="ro1">
          <table:table-cell table:style-name="ce31" office:value-type="string">
            <text:p>Contenu du fichier</text:p>
          </table:table-cell>
          <table:table-cell table:style-name="ce35" office:value-type="string">
            <text:p>Onglet 1: introduction et métadonnées</text:p>
          </table:table-cell>
          <table:table-cell table:style-name="ce35" table:number-columns-repeated="2"/>
          <table:table-cell table:style-name="ce44"/>
          <table:table-cell table:number-columns-repeated="251"/>
        </table:table-row>
        <table:table-row table:style-name="ro1">
          <table:table-cell table:style-name="ce31"/>
          <table:table-cell table:style-name="ce35" office:value-type="string">
            <text:p>Onglet 2: typologie </text:p>
          </table:table-cell>
          <table:table-cell table:style-name="ce35" table:number-columns-repeated="2"/>
          <table:table-cell table:style-name="ce44"/>
          <table:table-cell table:number-columns-repeated="251"/>
        </table:table-row>
        <table:table-row table:style-name="ro1">
          <table:table-cell table:style-name="ce31"/>
          <table:table-cell table:style-name="ce35" office:value-type="string">
            <text:p>Onglet 3: cartographie France</text:p>
          </table:table-cell>
          <table:table-cell table:style-name="ce35" table:number-columns-repeated="2"/>
          <table:table-cell table:style-name="ce44"/>
          <table:table-cell table:number-columns-repeated="251"/>
        </table:table-row>
        <table:table-row table:style-name="ro1">
          <table:table-cell table:style-name="ce31"/>
          <table:table-cell table:style-name="ce35" office:value-type="string">
            <text:p>Onglet 4: acronymes des gestionnaires</text:p>
          </table:table-cell>
          <table:table-cell table:style-name="ce35" table:number-columns-repeated="2"/>
          <table:table-cell table:style-name="ce44"/>
          <table:table-cell table:number-columns-repeated="251"/>
        </table:table-row>
        <table:table-row table:style-name="ro1">
          <table:table-cell table:style-name="ce31"/>
          <table:table-cell table:style-name="ce35" office:value-type="string">
            <text:p>Onglet 5: critères d’ouverture</text:p>
          </table:table-cell>
          <table:table-cell table:style-name="ce35" table:number-columns-repeated="2"/>
          <table:table-cell table:style-name="ce44"/>
          <table:table-cell table:number-columns-repeated="251"/>
        </table:table-row>
        <table:table-row table:style-name="ro1" table:number-rows-repeated="2">
          <table:table-cell table:style-name="ce31"/>
          <table:table-cell table:style-name="ce35" table:number-columns-repeated="3"/>
          <table:table-cell table:style-name="ce44"/>
          <table:table-cell table:number-columns-repeated="251"/>
        </table:table-row>
        <table:table-row table:style-name="ro7">
          <table:table-cell table:style-name="ce31"/>
          <table:table-cell table:style-name="ce38" table:number-columns-repeated="2"/>
          <table:table-cell table:style-name="ce35"/>
          <table:table-cell table:style-name="ce44"/>
          <table:table-cell table:number-columns-repeated="251"/>
        </table:table-row>
        <table:table-row table:style-name="ro7" table:number-rows-repeated="2">
          <table:table-cell table:style-name="ce31"/>
          <table:table-cell table:style-name="ce39"/>
          <table:table-cell table:style-name="ce38"/>
          <table:table-cell table:style-name="ce35"/>
          <table:table-cell table:style-name="ce44"/>
          <table:table-cell table:number-columns-repeated="251"/>
        </table:table-row>
        <table:table-row table:style-name="ro7">
          <table:table-cell table:style-name="ce32"/>
          <table:table-cell table:style-name="ce40"/>
          <table:table-cell table:style-name="ce41"/>
          <table:table-cell table:style-name="ce42"/>
          <table:table-cell table:style-name="ce45"/>
          <table:table-cell table:number-columns-repeated="251"/>
        </table:table-row>
        <table:table-row table:style-name="ro6" table:number-rows-repeated="1048557">
          <table:table-cell table:number-columns-repeated="256"/>
        </table:table-row>
        <table:table-row table:style-name="ro6">
          <table:table-cell table:number-columns-repeated="256"/>
        </table:table-row>
        <table:named-expressions/>
      </table:table>
      <table:table table:name="Typologie" table:style-name="ta3" table:print="false">
        <office:forms form:automatic-focus="false" form:apply-design-mode="false"/>
        <table:table-column table:style-name="co7" table:default-cell-style-name="ce22"/>
        <table:table-column table:style-name="co8" table:default-cell-style-name="ce22"/>
        <table:table-column table:style-name="co4" table:number-columns-repeated="254" table:default-cell-style-name="ce22"/>
        <table:table-row table:style-name="ro8">
          <table:table-cell table:style-name="ce46" office:value-type="string">
            <text:p>Typologie 1</text:p>
          </table:table-cell>
          <table:table-cell table:style-name="ce46" office:value-type="string">
            <text:p>Typologie 2</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Etat de santé</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Epidémiologie</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Environnement</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Habitudes de vie</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Inégalités de santé</text:p>
          </table:table-cell>
          <table:table-cell table:number-columns-repeated="254"/>
        </table:table-row>
        <table:table-row table:style-name="ro7">
          <table:table-cell table:style-name="ce47" office:value-type="string">
            <text:p>Santé publique et épidémiologie</text:p>
          </table:table-cell>
          <table:table-cell table:style-name="ce50" office:value-type="string">
            <text:p>Autres</text:p>
          </table:table-cell>
          <table:table-cell table:number-columns-repeated="254"/>
        </table:table-row>
        <table:table-row table:style-name="ro7">
          <table:table-cell table:style-name="ce47" office:value-type="string">
            <text:p>Offre de soins</text:p>
          </table:table-cell>
          <table:table-cell table:style-name="ce50" office:value-type="string">
            <text:p>Infrastructures</text:p>
          </table:table-cell>
          <table:table-cell table:number-columns-repeated="254"/>
        </table:table-row>
        <table:table-row table:style-name="ro7">
          <table:table-cell table:style-name="ce47" office:value-type="string">
            <text:p>Offre de soins</text:p>
          </table:table-cell>
          <table:table-cell table:style-name="ce50" office:value-type="string">
            <text:p>Services proposés</text:p>
          </table:table-cell>
          <table:table-cell table:number-columns-repeated="254"/>
        </table:table-row>
        <table:table-row table:style-name="ro7">
          <table:table-cell table:style-name="ce47" office:value-type="string">
            <text:p>Offre de soins</text:p>
          </table:table-cell>
          <table:table-cell table:style-name="ce50" office:value-type="string">
            <text:p>Personnel</text:p>
          </table:table-cell>
          <table:table-cell table:number-columns-repeated="254"/>
        </table:table-row>
        <table:table-row table:style-name="ro7">
          <table:table-cell table:style-name="ce47" office:value-type="string">
            <text:p>Offre de soins</text:p>
          </table:table-cell>
          <table:table-cell table:style-name="ce50" office:value-type="string">
            <text:p>Tarifs, honoraires</text:p>
          </table:table-cell>
          <table:table-cell table:number-columns-repeated="254"/>
        </table:table-row>
        <table:table-row table:style-name="ro7">
          <table:table-cell table:style-name="ce47" office:value-type="string">
            <text:p>Offre de soins</text:p>
          </table:table-cell>
          <table:table-cell table:style-name="ce50" office:value-type="string">
            <text:p>Infrastructures de recherche</text:p>
          </table:table-cell>
          <table:table-cell table:number-columns-repeated="254"/>
        </table:table-row>
        <table:table-row table:style-name="ro7">
          <table:table-cell table:style-name="ce47" office:value-type="string">
            <text:p>Offre de soins</text:p>
          </table:table-cell>
          <table:table-cell table:style-name="ce50" office:value-type="string">
            <text:p>Informations médicales</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Activité des établissements de santé</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Consultations</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Biologie</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Transports</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Médicaments et dispositifs</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Indemnités et accidents du travail</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Activité des établissements médicaux-sociaux</text:p>
          </table:table-cell>
          <table:table-cell table:number-columns-repeated="254"/>
        </table:table-row>
        <table:table-row table:style-name="ro7">
          <table:table-cell table:style-name="ce48" office:value-type="string">
            <text:p>Consommation de soins et dépenses</text:p>
          </table:table-cell>
          <table:table-cell table:style-name="ce50" office:value-type="string">
            <text:p>Dépenses</text:p>
          </table:table-cell>
          <table:table-cell table:number-columns-repeated="254"/>
        </table:table-row>
        <table:table-row table:style-name="ro7">
          <table:table-cell table:style-name="ce47" office:value-type="string">
            <text:p>Performance et opérations</text:p>
          </table:table-cell>
          <table:table-cell table:style-name="ce50" office:value-type="string">
            <text:p>Performance financière</text:p>
          </table:table-cell>
          <table:table-cell table:number-columns-repeated="254"/>
        </table:table-row>
        <table:table-row table:style-name="ro7">
          <table:table-cell table:style-name="ce47" office:value-type="string">
            <text:p>Performance et opérations</text:p>
          </table:table-cell>
          <table:table-cell table:style-name="ce50" office:value-type="string">
            <text:p>Performance opérationnelle</text:p>
          </table:table-cell>
          <table:table-cell table:number-columns-repeated="254"/>
        </table:table-row>
        <table:table-row table:style-name="ro7">
          <table:table-cell table:style-name="ce49" office:value-type="string">
            <text:p>Performance et opérations</text:p>
          </table:table-cell>
          <table:table-cell table:style-name="ce51" office:value-type="string">
            <text:p>Qualité</text:p>
          </table:table-cell>
          <table:table-cell table:number-columns-repeated="254"/>
        </table:table-row>
        <table:table-row table:style-name="ro6" table:number-rows-repeated="1048551">
          <table:table-cell table:number-columns-repeated="256"/>
        </table:table-row>
        <table:table-row table:style-name="ro6">
          <table:table-cell table:number-columns-repeated="256"/>
        </table:table-row>
        <table:named-expressions/>
      </table:table>
      <table:table table:name="Cartographie France" table:style-name="ta4" table:print="false">
        <office:forms form:automatic-focus="false" form:apply-design-mode="false"/>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19" table:default-cell-style-name="ce22"/>
        <table:table-column table:style-name="co22" table:default-cell-style-name="ce22"/>
        <table:table-column table:style-name="co23" table:default-cell-style-name="ce22"/>
        <table:table-column table:style-name="co24" table:default-cell-style-name="ce22"/>
        <table:table-column table:style-name="co11" table:default-cell-style-name="ce22"/>
        <table:table-column table:style-name="co25" table:default-cell-style-name="ce22"/>
        <table:table-column table:style-name="co26" table:default-cell-style-name="ce22"/>
        <table:table-column table:style-name="co27" table:default-cell-style-name="ce22"/>
        <table:table-column table:style-name="co25" table:default-cell-style-name="ce22"/>
        <table:table-column table:style-name="co28" table:default-cell-style-name="ce22"/>
        <table:table-column table:style-name="co4" table:number-columns-repeated="234" table:default-cell-style-name="ce22"/>
        <table:table-row table:style-name="ro9">
          <table:table-cell table:style-name="ce52" office:value-type="string">
            <text:p>Typologie</text:p>
          </table:table-cell>
          <table:table-cell table:style-name="ce64"/>
          <table:table-cell table:style-name="ce70" office:value-type="string">
            <text:p>Base, gestionnaire et origine des données</text:p>
          </table:table-cell>
          <table:table-cell table:style-name="ce76"/>
          <table:table-cell table:style-name="ce79"/>
          <table:table-cell table:style-name="ce70" office:value-type="string">
            <text:p>Statut d'ouverture des données agrégées</text:p>
          </table:table-cell>
          <table:table-cell table:style-name="ce76"/>
          <table:table-cell table:style-name="ce82" table:number-columns-repeated="5"/>
          <table:table-cell table:style-name="ce64"/>
          <table:table-cell table:style-name="ce70" office:value-type="string">
            <text:p>Statut d'ouverture des données granulaires</text:p>
          </table:table-cell>
          <table:table-cell table:style-name="ce76"/>
          <table:table-cell table:style-name="ce82" table:number-columns-repeated="4"/>
          <table:table-cell table:style-name="ce76"/>
          <table:table-cell table:style-name="ce64"/>
          <table:table-cell table:style-name="ce98" office:value-type="string">
            <text:p>Autres attributs des données</text:p>
          </table:table-cell>
          <table:table-cell table:number-columns-repeated="234"/>
        </table:table-row>
        <table:table-row table:style-name="ro10">
          <table:table-cell table:style-name="ce53" office:value-type="string">
            <text:p>Typologie 1</text:p>
          </table:table-cell>
          <table:table-cell table:style-name="ce65" office:value-type="string">
            <text:p>Typologie 2</text:p>
          </table:table-cell>
          <table:table-cell table:style-name="ce71" office:value-type="string">
            <text:p>Bases/enquêtes/publications</text:p>
          </table:table-cell>
          <table:table-cell table:style-name="ce53" office:value-type="string">
            <text:p>Gestionnaire</text:p>
          </table:table-cell>
          <table:table-cell table:style-name="ce80" office:value-type="string">
            <text:p>Origine des données</text:p>
          </table:table-cell>
          <table:table-cell table:style-name="ce71" office:value-type="string">
            <text:p>Principales données</text:p>
          </table:table-cell>
          <table:table-cell table:style-name="ce53" office:value-type="string">
            <text:p>Liberté d'accès</text:p>
          </table:table-cell>
          <table:table-cell table:style-name="ce53" office:value-type="string">
            <text:p>Commentaires sur la liberté d'accès</text:p>
          </table:table-cell>
          <table:table-cell table:style-name="ce53" office:value-type="string">
            <text:p>Coût d'accès</text:p>
          </table:table-cell>
          <table:table-cell table:style-name="ce53" office:value-type="string">
            <text:p>Format de mise à disposition</text:p>
          </table:table-cell>
          <table:table-cell table:style-name="ce53" office:value-type="string">
            <text:p>Commentaire sur le format de mise à disposition</text:p>
          </table:table-cell>
          <table:table-cell table:style-name="ce53" office:value-type="string">
            <text:p>Conditions de réutilisation</text:p>
          </table:table-cell>
          <table:table-cell table:style-name="ce65" office:value-type="string">
            <text:p>Portail de mise à disposition</text:p>
          </table:table-cell>
          <table:table-cell table:style-name="ce71" office:value-type="string">
            <text:p>Principales données </text:p>
          </table:table-cell>
          <table:table-cell table:style-name="ce53" office:value-type="string">
            <text:p>Liberté d'accès </text:p>
          </table:table-cell>
          <table:table-cell table:style-name="ce53" office:value-type="string">
            <text:p>Commentaire sur la liberté d'accès</text:p>
          </table:table-cell>
          <table:table-cell table:style-name="ce53" office:value-type="string">
            <text:p>Coût d'accès </text:p>
          </table:table-cell>
          <table:table-cell table:style-name="ce53" office:value-type="string">
            <text:p>Format de mise à disposition </text:p>
          </table:table-cell>
          <table:table-cell table:style-name="ce53" office:value-type="string">
            <text:p>Commentaire sur le format de mise à disposition </text:p>
          </table:table-cell>
          <table:table-cell table:style-name="ce53" office:value-type="string">
            <text:p>Conditions de réutilisation </text:p>
          </table:table-cell>
          <table:table-cell table:style-name="ce65" office:value-type="string">
            <text:p>Portail de mise à disposition </text:p>
          </table:table-cell>
          <table:table-cell table:style-name="ce71" office:value-type="string">
            <text:p>Couverture des données</text:p>
          </table:table-cell>
          <table:table-cell table:number-columns-repeated="234"/>
        </table:table-row>
        <table:table-row table:style-name="ro11">
          <table:table-cell table:style-name="ce54" office:value-type="string">
            <text:p>Santé publique et épidémiologie</text:p>
          </table:table-cell>
          <table:table-cell table:style-name="ce66" office:value-type="string">
            <text:p>Etat de santé</text:p>
          </table:table-cell>
          <table:table-cell table:style-name="ce72" office:value-type="string">
            <text:p>PMSI – programme de médicalisation des systèmes d'information</text:p>
          </table:table-cell>
          <table:table-cell table:style-name="ce77" office:value-type="string">
            <text:p>ATIH</text:p>
          </table:table-cell>
          <table:table-cell table:style-name="ce66" office:value-type="string">
            <text:p>Etablissements de santé</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4" office:value-type="string">
            <text:p>Accès restreint</text:p>
          </table:table-cell>
          <table:table-cell table:style-name="ce54"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4" office:value-type="string">
            <text:p>Gratuit ou 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12">
          <table:table-cell table:style-name="ce55" office:value-type="string">
            <text:p>Santé publique et épidémiologie</text:p>
          </table:table-cell>
          <table:table-cell table:style-name="ce67" office:value-type="string">
            <text:p>Etat de santé</text:p>
          </table:table-cell>
          <table:table-cell table:style-name="ce73" office:value-type="string">
            <text:p>Base du Dossier Médical Personnel (DMP)</text:p>
          </table:table-cell>
          <table:table-cell table:style-name="ce77" office:value-type="string">
            <text:p>ASIP Santé</text:p>
          </table:table-cell>
          <table:table-cell table:style-name="ce67" office:value-type="string">
            <text:p>Médecins équipés d'un logiciel de prescription - accord des patients</text:p>
          </table:table-cell>
          <table:table-cell table:style-name="ce73" office:value-type="string">
            <text:p>Information non disponible à ce jour</text:p>
          </table:table-cell>
          <table:table-cell table:style-name="ce55" table:number-columns-repeated="6"/>
          <table:table-cell table:style-name="ce67"/>
          <table:table-cell table:style-name="ce73" office:value-type="string">
            <text:p>Information non disponible à ce jour</text:p>
          </table:table-cell>
          <table:table-cell table:style-name="ce55" table:number-columns-repeated="6"/>
          <table:table-cell table:style-name="ce67"/>
          <table:table-cell table:style-name="ce73" office:value-type="string">
            <text:p>400 000 patients couverts à date (260 000 couverts fin 2012 ), notamment dans 4 régions pilotes (Alsace, Franche-Comté, Picardie, Aquitaine)</text:p>
          </table:table-cell>
          <table:table-cell table:number-columns-repeated="234"/>
        </table:table-row>
        <table:table-row table:style-name="ro12">
          <table:table-cell table:style-name="ce55" office:value-type="string">
            <text:p>Santé publique et épidémiologie</text:p>
          </table:table-cell>
          <table:table-cell table:style-name="ce67" office:value-type="string">
            <text:p>Etat de santé</text:p>
          </table:table-cell>
          <table:table-cell table:style-name="ce73" office:value-type="string">
            <text:p>Base documentaire de la banque de données en santé publique</text:p>
          </table:table-cell>
          <table:table-cell table:style-name="ce77" office:value-type="string">
            <text:p>Ecole des Hautes Etudes en Santé Publique (EHESP)</text:p>
          </table:table-cell>
          <table:table-cell table:style-name="ce67"/>
          <table:table-cell table:style-name="ce73"/>
          <table:table-cell table:style-name="ce55" table:number-columns-repeated="6"/>
          <table:table-cell table:style-name="ce67"/>
          <table:table-cell table:style-name="ce73" office:value-type="string">
            <text:p>Base documentaire sur la santé publique</text:p>
          </table:table-cell>
          <table:table-cell table:style-name="ce55" office:value-type="string">
            <text:p>Accès à tous</text:p>
          </table:table-cell>
          <table:table-cell table:style-name="ce55" office:value-type="string">
            <text:p><text:s/></text:p>
          </table:table-cell>
          <table:table-cell table:style-name="ce55" office:value-type="string">
            <text:p>Gratuit</text:p>
          </table:table-cell>
          <table:table-cell table:style-name="ce55" office:value-type="string">
            <text:p>Non exploitable</text:p>
          </table:table-cell>
          <table:table-cell table:style-name="ce55" office:value-type="string">
            <text:p>Consultable sur le site internet à travers un moteur de recherche</text:p>
          </table:table-cell>
          <table:table-cell table:style-name="ce55" office:value-type="string">
            <text:p>Non explicité</text:p>
          </table:table-cell>
          <table:table-cell table:style-name="ce67" office:value-type="string">
            <text:p>http://www.bdsp.ehesp.fr/Base/</text:p>
          </table:table-cell>
          <table:table-cell table:style-name="ce73"/>
          <table:table-cell table:number-columns-repeated="234"/>
        </table:table-row>
        <table:table-row table:style-name="ro13">
          <table:table-cell table:style-name="ce55" office:value-type="string">
            <text:p>Santé publique et épidémiologie</text:p>
          </table:table-cell>
          <table:table-cell table:style-name="ce67" office:value-type="string">
            <text:p>Etat de santé</text:p>
          </table:table-cell>
          <table:table-cell table:style-name="ce73" office:value-type="string">
            <text:p>Base de la cartographie du potentiel d'exposition au RADON</text:p>
          </table:table-cell>
          <table:table-cell table:style-name="ce77" office:value-type="string">
            <text:p>Institut de radiothérapie et de sûreté nucléaire (IRSN)</text:p>
          </table:table-cell>
          <table:table-cell table:style-name="ce67"/>
          <table:table-cell table:style-name="ce73" office:value-type="string">
            <text:p>Carte nationale du potentiel radon des formations géologiques</text:p>
            <text:p>Cartes départementales et régionales couvrant l’ensemble de la France, avec une précision correspondant à celle de la carte géologique au 1/1 000 000 publiée par le BRGM.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Non explicité</text:p>
          </table:table-cell>
          <table:table-cell table:style-name="ce83" office:value-type="string">
            <text:p><text:span text:style-name="T1"><text:a xlink:href="http://www.irsn.fr/FR/connaissances/Environnement/expertises-radioactivite-naturelle/radon/Pages/4-cartographie-potentiel-radon-formations-geologiques.aspx">http://www.irsn.fr/FR/connaissances/Environnement/expertises-radioactivite-naturelle/radon/Pages/4-cartographie-potentiel-radon-formations-geologiques.aspx</text:a></text:span></text:p>
          </table:table-cell>
          <table:table-cell table:style-name="ce73"/>
          <table:table-cell table:style-name="ce55" table:number-columns-repeated="6"/>
          <table:table-cell table:style-name="ce67"/>
          <table:table-cell table:style-name="ce73" office:value-type="string">
            <text:p>Réalisé en 2013. </text:p>
            <text:p>Compte-tenu de la résolution spatiale des informations utilisées (carte géologique au 1 :1 000 000), les cartes proposées par l’IRSN ne peuvent être exploitables que jusqu’à l’échelle de la commune. Le potentiel radon ainsi fourni ne préjuge en rien des concentrations présentes dans les bâtiments, celles-ci dépendant de multiples autres facteurs (étanchéité de l’interface entre le bâtiment et le sol, taux de renouvellement de l’air intérieur…</text:p>
          </table:table-cell>
          <table:table-cell table:number-columns-repeated="234"/>
        </table:table-row>
        <table:table-row table:style-name="ro14">
          <table:table-cell table:style-name="ce55" office:value-type="string">
            <text:p>Santé publique et épidémiologie</text:p>
          </table:table-cell>
          <table:table-cell table:style-name="ce67" office:value-type="string">
            <text:p>Etat de santé</text:p>
          </table:table-cell>
          <table:table-cell table:style-name="ce73" office:value-type="string">
            <text:p>Registre français des émissions polluantes (IREP)</text:p>
          </table:table-cell>
          <table:table-cell table:style-name="ce77" office:value-type="string">
            <text:p>Ministère de l'écologie, du développement durable et de l'énergie</text:p>
          </table:table-cell>
          <table:table-cell table:style-name="ce67"/>
          <table:table-cell table:style-name="ce73" office:value-type="string">
            <text:p>Les principaux rejets et transferts de polluants dans l’eau, l’air, les déchets déclarés par certains établissements; à savoir: les principales installations industrielles, les stations d'épuration urbaines de plus de 100 000 équivalents habitants, certains élevages</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à travers un moteur de recherche</text:p>
          </table:table-cell>
          <table:table-cell table:style-name="ce55" office:value-type="string">
            <text:p>Non explicité</text:p>
          </table:table-cell>
          <table:table-cell table:style-name="ce83" office:value-type="string">
            <text:p><text:span text:style-name="T1"><text:a xlink:href="http://www.irep.ecologie.gouv.fr/IREP/index.php">http://www.irep.ecologie.gouv.fr/IREP/index.php</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3">
          <table:table-cell table:style-name="ce55" office:value-type="string">
            <text:p>Santé publique et épidémiologie</text:p>
          </table:table-cell>
          <table:table-cell table:style-name="ce67" office:value-type="string">
            <text:p>Etat de santé</text:p>
          </table:table-cell>
          <table:table-cell table:style-name="ce73" office:value-type="string">
            <text:p>Base de la cartographie des Plans d'exposition au BRUIT</text:p>
          </table:table-cell>
          <table:table-cell table:style-name="ce77" office:value-type="string">
            <text:p>Direction départementale du territoire et communes </text:p>
          </table:table-cell>
          <table:table-cell table:style-name="ce67" office:value-type="string">
            <text:p>DDEA des Yvelines - Fonds cartographiques numériques : IGN </text:p>
          </table:table-cell>
          <table:table-cell table:style-name="ce73" office:value-type="string">
            <text:p>Données sur le bruit dû aux trafics routiers et ferroviaires sur un territoire donné. Les niveaux de bruit sont exprimés en Lden (jour, soir, nuit), indicateur de gêne donnant un poids plus fort le soir (+ 5dB(A)) et la nuit (+10dB(A)) au niveau de bruit.</text:p>
          </table:table-cell>
          <table:table-cell table:style-name="ce55" table:number-columns-repeated="2"/>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Non explicité</text:p>
          </table:table-cell>
          <table:table-cell table:style-name="ce83" office:value-type="string">
            <text:p><text:span text:style-name="T1"><text:a xlink:href="http://www.yvelines.equipement.gouv.fr/consultation-des-documents-r258.html">http://www.yvelines.equipement.gouv.fr/consultation-des-documents-r258.html</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5">
          <table:table-cell table:style-name="ce55" office:value-type="string">
            <text:p>Santé publique et épidémiologie</text:p>
          </table:table-cell>
          <table:table-cell table:style-name="ce67" office:value-type="string">
            <text:p>Etat de santé</text:p>
          </table:table-cell>
          <table:table-cell table:style-name="ce73" office:value-type="string">
            <text:p>Base des portraits de territoire des caisses d'assurance retraite et de la santé au travail (Carsat)</text:p>
          </table:table-cell>
          <table:table-cell table:style-name="ce77" office:value-type="string">
            <text:p>Observatoire Régional de Santé (ORS)</text:p>
          </table:table-cell>
          <table:table-cell table:style-name="ce67" office:value-type="string">
            <text:p>ORS, ARS</text:p>
          </table:table-cell>
          <table:table-cell table:style-name="ce73" office:value-type="string">
            <text:p>- Des indicateurs de fragilité, par exemple le nombre ou la part de personnes seules nouvellement retraitées; </text:p>
            <text:p>'- Des indicateurs sur l'offre d'actions de prévention, par exemple le nombre de stages "Bienvenue à la retrait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carte et rapport)</text:p>
          </table:table-cell>
          <table:table-cell table:style-name="ce55" office:value-type="string">
            <text:p>Non explicité</text:p>
          </table:table-cell>
          <table:table-cell table:style-name="ce83" office:value-type="string">
            <text:p><text:span text:style-name="T1"><text:a xlink:href="https://www.carsat-lr.fr/partenaires/observatoire-des-situations-de-fragilite.html">https://www.carsat-lr.fr/partenaires/observatoire-des-situations-de-fragilite.html</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3">
          <table:table-cell table:style-name="ce54" office:value-type="string">
            <text:p>Santé publique et épidémiologie</text:p>
          </table:table-cell>
          <table:table-cell table:style-name="ce66" office:value-type="string">
            <text:p>Etat de santé</text:p>
          </table:table-cell>
          <table:table-cell table:style-name="ce72" office:value-type="string">
            <text:p>Longitudinal Patient Database (LPD)</text:p>
          </table:table-cell>
          <table:table-cell table:style-name="ce77" office:value-type="string">
            <text:p>CEGEDIM</text:p>
          </table:table-cell>
          <table:table-cell table:style-name="ce66" office:value-type="string">
            <text:p>Médecins généralistes et spécialistes libéraux : recueil des données via le logiciel dossier patients Doc'Ware</text:p>
          </table:table-cell>
          <table:table-cell table:style-name="ce72"/>
          <table:table-cell table:style-name="ce54" table:number-columns-repeated="6"/>
          <table:table-cell table:style-name="ce66"/>
          <table:table-cell table:style-name="ce72" office:value-type="string">
            <text:p>Informations recueillies : profil du médecin, diagnostics, symptômes, facteurs de risque, affection longue durée, profil administratif du patient (âge, sexe, catégorie socio-professionnelle), profil médical du patient (poids, taille, indice de masse corporelle, biologie, pression artérielle, fréquence cardiaque, etc.), informations sur le traitement et ses modalités : dates de prescription, posologie, durée d’ordonnance.</text:p>
          </table:table-cell>
          <table:table-cell table:style-name="ce54" office:value-type="string">
            <text:p>Accès restreint</text:p>
          </table:table-cell>
          <table:table-cell table:style-name="ce54"/>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1 panel de 1200 médecins généralistes, 8 panels pour un total de 750 spécialistes libéraux (cardiologie, gastro-entérogologie, gynécologie, neurologie, pédiatrie, pneumologie, psychiatrie, rhumatologie)</text:p>
          </table:table-cell>
          <table:table-cell table:number-columns-repeated="234"/>
        </table:table-row>
        <table:table-row table:style-name="ro15">
          <table:table-cell table:style-name="ce55" office:value-type="string">
            <text:p>Santé publique et épidémiologie</text:p>
          </table:table-cell>
          <table:table-cell table:style-name="ce67" office:value-type="string">
            <text:p>Etat de santé</text:p>
          </table:table-cell>
          <table:table-cell table:style-name="ce73" office:value-type="string">
            <text:p>Disease Analyzer (DA)</text:p>
          </table:table-cell>
          <table:table-cell table:style-name="ce77" office:value-type="string">
            <text:p>IMS</text:p>
          </table:table-cell>
          <table:table-cell table:style-name="ce67" office:value-type="string">
            <text:p>Médecins généralistes</text:p>
          </table:table-cell>
          <table:table-cell table:style-name="ce73"/>
          <table:table-cell table:style-name="ce55" table:number-columns-repeated="6"/>
          <table:table-cell table:style-name="ce67"/>
          <table:table-cell table:style-name="ce73" office:value-type="string">
            <text:p>Informations recueillies : profil du médecin, profil administratif du patient (âge, sexe, catégorie socio-professionnelle), diagnostic, profil médical du patient (poids, taille, indice de masse corporelle, biologie, pression artérielle, fréquence cardiaque, etc.), informations sur le traitement et ses modalités : dates de prescription, posologie, durée d’ordonnance.</text:p>
          </table:table-cell>
          <table:table-cell table:style-name="ce55" office:value-type="string">
            <text:p>Accès restreint</text:p>
          </table:table-cell>
          <table:table-cell table:style-name="ce55"/>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table:table-cell table:number-columns-repeated="234"/>
        </table:table-row>
        <table:table-row table:style-name="ro11">
          <table:table-cell table:style-name="ce54" office:value-type="string">
            <text:p>Santé publique et épidémiologie</text:p>
          </table:table-cell>
          <table:table-cell table:style-name="ce66" office:value-type="string">
            <text:p>Etat de santé</text:p>
          </table:table-cell>
          <table:table-cell table:style-name="ce72" office:value-type="string">
            <text:p>Cohorte Constances</text:p>
          </table:table-cell>
          <table:table-cell table:style-name="ce77" office:value-type="string">
            <text:p>INSERM</text:p>
          </table:table-cell>
          <table:table-cell table:style-name="ce66" office:value-type="string">
            <text:p>_ Panel de la cohorte : réponse à deux questionnaires à l'entrée puis à un questionnaire par an</text:p>
            <text:p>_ Centres d'examen de santé de la Sécurité Sociale : réalisation d'examens sur le panel à l'entrée dans la cohorte puis tous les 5 ans</text:p>
          </table:table-cell>
          <table:table-cell table:style-name="ce72"/>
          <table:table-cell table:style-name="ce54" table:number-columns-repeated="6"/>
          <table:table-cell table:style-name="ce66"/>
          <table:table-cell table:style-name="ce72" office:value-type="string">
            <text:p>Informations d'état de santé et informations personnelles sur les personnes couvertes</text:p>
          </table:table-cell>
          <table:table-cell table:style-name="ce54" office:value-type="string">
            <text:p>Accès restreint</text:p>
          </table:table-cell>
          <table:table-cell table:style-name="ce54" office:value-type="string">
            <text:p>_ Accès à la base pour les seuls chercheurs, sous réserve d'autorisation de la CNIL, d'un conseil scientifique de la cohorte et du comité de pilotage de la cohorte</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_ Recrutement démarré en 2012. 35 000 personnes intégrées pour le moment (rythme de 2000 à 3000 par mois)</text:p>
            <text:p>_Objectif d'inclusion de 200 000 adultés âgés de 18 à 69 ans d'ici 5 ans</text:p>
            <text:p/>
          </table:table-cell>
          <table:table-cell table:number-columns-repeated="234"/>
        </table:table-row>
        <table:table-row table:style-name="ro11">
          <table:table-cell table:style-name="ce55" office:value-type="string">
            <text:p>Santé publique et épidémiologie</text:p>
          </table:table-cell>
          <table:table-cell table:style-name="ce67" office:value-type="string">
            <text:p>Etat de santé</text:p>
          </table:table-cell>
          <table:table-cell table:style-name="ce73" office:value-type="string">
            <text:p>Cohorte E3N</text:p>
          </table:table-cell>
          <table:table-cell table:style-name="ce77" office:value-type="string">
            <text:p>INSERM</text:p>
          </table:table-cell>
          <table:table-cell table:style-name="ce67" office:value-type="string">
            <text:p>_ Panel de la cohorte (féminin) : réponse à des auto questionnaires tous les 2 ou 3 ans</text:p>
            <text:p>_ Données de prélèvement sanguin et salivaire pour une partie de la cohorte</text:p>
          </table:table-cell>
          <table:table-cell table:style-name="ce73"/>
          <table:table-cell table:style-name="ce55" table:number-columns-repeated="6"/>
          <table:table-cell table:style-name="ce67"/>
          <table:table-cell table:style-name="ce73" office:value-type="string">
            <text:p>Exemple d'objectif : compréhension de l'incidence du cancer du sein</text:p>
            <text:p/>
            <text:p>Plusieurs questionnaires administrés, notamment : </text:p>
            <text:p>_ Questionnaire initial sur les antécédents médicaux et chirurgicaux, la prise de médicaments, le passé gynécologique, le statut tabagique, les caractéristiques staturo-pondérales, l'activité physique et les antécédents familiaux de cancer.</text:p>
            <text:p>_ Questionnaire sur la prise de médicaments hormonaux</text:p>
            <text:p>_ Questionnaire sur l'alimentation</text:p>
            <text:p>_ Questionnaire sur des mesures anthropométriques (poids, taille, tours de taille et de hanches, évolution de la silhouette à différents âges...) et des données sur l'activité physiqu</text:p>
          </table:table-cell>
          <table:table-cell table:style-name="ce55" office:value-type="string">
            <text:p>Accès restreint</text:p>
          </table:table-cell>
          <table:table-cell table:style-name="ce55" office:value-type="string">
            <text:p>_ Accès à la base pour les seuls chercheur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99" office:value-type="string">
            <text:p>100 000 femmes volontaires françaises nées entre 1925 et 1950 et suivies depuis 1990</text:p>
          </table:table-cell>
          <table:table-cell table:number-columns-repeated="234"/>
        </table:table-row>
        <table:table-row table:style-name="ro16">
          <table:table-cell table:style-name="ce54" office:value-type="string">
            <text:p>Santé publique et épidémiologie</text:p>
          </table:table-cell>
          <table:table-cell table:style-name="ce66" office:value-type="string">
            <text:p>Etat de santé</text:p>
          </table:table-cell>
          <table:table-cell table:style-name="ce72" office:value-type="string">
            <text:p>Cohorte Gazel</text:p>
          </table:table-cell>
          <table:table-cell table:style-name="ce77" office:value-type="string">
            <text:p>INSERM</text:p>
          </table:table-cell>
          <table:table-cell table:style-name="ce66" office:value-type="string">
            <text:p>_ Panel de la cohorte : réponse à questionnaires annuels</text:p>
            <text:p>_ Services médicaux d'EDF et GDF : données d'absentéisme pour raison de santé et données de registres de pathologie</text:p>
            <text:p>_ Service du personnel d'EDF et GDF : <text:s/>données administratives sur les volontaires</text:p>
            <text:p>_ Service commun des causes médicales de décès de l'INSERM : causes médicales de décès</text:p>
            <text:p>_ Carnieg : données sur les consommations médicales des volontaires</text:p>
          </table:table-cell>
          <table:table-cell table:style-name="ce72"/>
          <table:table-cell table:style-name="ce54" table:number-columns-repeated="6"/>
          <table:table-cell table:style-name="ce66"/>
          <table:table-cell table:style-name="ce72" office:value-type="string">
            <text:p>Exemple d'application de la cohorte : sensibilité d'occurrence d'une maladie à un facteur de risque donné </text:p>
            <text:p/>
            <text:p>Données de consommation médicale, de mode de vie, etc.</text:p>
          </table:table-cell>
          <table:table-cell table:style-name="ce54" office:value-type="string">
            <text:p>Accès restreint</text:p>
          </table:table-cell>
          <table:table-cell table:style-name="ce54" office:value-type="string">
            <text:p>_ Accès à la base pour les seuls chercheur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20 000 volontaires d’Electricité de France et de Gaz de France</text:p>
          </table:table-cell>
          <table:table-cell table:number-columns-repeated="234"/>
        </table:table-row>
        <table:table-row table:style-name="ro17">
          <table:table-cell table:style-name="ce55" office:value-type="string">
            <text:p>Santé publique et épidémiologie</text:p>
          </table:table-cell>
          <table:table-cell table:style-name="ce67" office:value-type="string">
            <text:p>Etat de santé</text:p>
          </table:table-cell>
          <table:table-cell table:style-name="ce73" office:value-type="string">
            <text:p>Cohorte SIRS (Santé, Inégalités et Ruptures Sociales dans l’agglomération parisienne)</text:p>
          </table:table-cell>
          <table:table-cell table:style-name="ce77" office:value-type="string">
            <text:p>INSERM</text:p>
          </table:table-cell>
          <table:table-cell table:style-name="ce67" office:value-type="string">
            <text:p>Enquêtes administrées à des particuliers volontaires</text:p>
          </table:table-cell>
          <table:table-cell table:style-name="ce73" office:value-type="string">
            <text:p>Données de santé individuelles en fonction de la situation sociale des individu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programme-sirs.org/files/2013/09/vulnerabilites-sociales-sante-soins.pdf">http://www.programme-sirs.org/files/2013/09/vulnerabilites-sociales-sante-soins.pdf</text:a></text:span></text:p>
          </table:table-cell>
          <table:table-cell table:style-name="ce73" office:value-type="string">
            <text:p>Données de santé individuelles en fonction de la situation sociale des individus, par classe d'âge et par région</text:p>
          </table:table-cell>
          <table:table-cell table:style-name="ce55" office:value-type="string">
            <text:p>Accès restreint</text:p>
          </table:table-cell>
          <table:table-cell table:style-name="ce55" office:value-type="string">
            <text:p>Sur demande justifiée à l’investigateur principal</text:p>
          </table:table-cell>
          <table:table-cell table:style-name="ce55" table:number-columns-repeated="4"/>
          <table:table-cell table:style-name="ce84" office:value-type="string">
            <text:p><text:span text:style-name="T2"><text:a xlink:href="http://www.programme-sirs.org/">http://www.programme-sirs.org/</text:a></text:span></text:p>
          </table:table-cell>
          <table:table-cell table:style-name="ce73" office:value-type="string">
            <text:p>Echantillon de 3000 adultes francophones représentatifs de Paris et de la 1ere couronne de départements, échantillonnage à 3 degrés (IRIS, ménage, adulte du ménage).</text:p>
          </table:table-cell>
          <table:table-cell table:number-columns-repeated="234"/>
        </table:table-row>
        <table:table-row table:style-name="ro18">
          <table:table-cell table:style-name="ce54" office:value-type="string">
            <text:p>Santé publique et épidémiologie</text:p>
          </table:table-cell>
          <table:table-cell table:style-name="ce66" office:value-type="string">
            <text:p>Etat de santé</text:p>
          </table:table-cell>
          <table:table-cell table:style-name="ce72" office:value-type="string">
            <text:p>Étude Longitudinale Française depuis l’Enfance (ELFE)</text:p>
          </table:table-cell>
          <table:table-cell table:style-name="ce77" office:value-type="string">
            <text:p>INSERM</text:p>
          </table:table-cell>
          <table:table-cell table:style-name="ce66" office:value-type="string">
            <text:p>Parents des enfants (entretiens et questionnaires), enfants eux-mêmees (entretiens et questionnaires), résultats d'examens médicaux</text:p>
          </table:table-cell>
          <table:table-cell table:style-name="ce72"/>
          <table:table-cell table:style-name="ce54" table:number-columns-repeated="6"/>
          <table:table-cell table:style-name="ce66"/>
          <table:table-cell table:style-name="ce72" office:value-type="string">
            <text:p>Facteurs familiaux, économiques et socioculturels conditionnant la réussite de l'enfant, données de santé de l'enfant en fonction d'habitudes alimentaires, d'environnement de vie</text:p>
          </table:table-cell>
          <table:table-cell table:style-name="ce54" office:value-type="string">
            <text:p>Accès restreint</text:p>
          </table:table-cell>
          <table:table-cell table:style-name="ce54" office:value-type="string">
            <text:p>Données accessibles aux équipes de recherche, universitaires et autres institutions publiques après validation d’un projet par le comité d’accès aux données Elfe.</text:p>
          </table:table-cell>
          <table:table-cell table:style-name="ce54" office:value-type="string">
            <text:p>Gratuit</text:p>
          </table:table-cell>
          <table:table-cell table:style-name="ce54" office:value-type="string">
            <text:p>Non exploitable</text:p>
          </table:table-cell>
          <table:table-cell table:style-name="ce54" table:number-columns-repeated="2"/>
          <table:table-cell table:style-name="ce85" office:value-type="string">
            <text:p><text:span text:style-name="T2"><text:a xlink:href="http://www.elfe-france.fr/index.php/fr/cote-recherche/premiers-resultats">http://www.elfe-france.fr/index.php/fr/cote-recherche/premiers-resultats</text:a></text:span></text:p>
          </table:table-cell>
          <table:table-cell table:style-name="ce72" office:value-type="string">
            <text:p>Cohorte de 20 000 enfants nés en 2011, représentative pour la France métropolitaine</text:p>
          </table:table-cell>
          <table:table-cell table:number-columns-repeated="234"/>
        </table:table-row>
        <table:table-row table:style-name="ro18">
          <table:table-cell table:style-name="ce55" office:value-type="string">
            <text:p>Santé publique et épidémiologie</text:p>
          </table:table-cell>
          <table:table-cell table:style-name="ce67" office:value-type="string">
            <text:p>Etat de santé</text:p>
          </table:table-cell>
          <table:table-cell table:style-name="ce73" office:value-type="string">
            <text:p>NHWS (National Health Wellness Survey)</text:p>
          </table:table-cell>
          <table:table-cell table:style-name="ce77" office:value-type="string">
            <text:p>Kantar Health </text:p>
          </table:table-cell>
          <table:table-cell table:style-name="ce67" office:value-type="string">
            <text:p>Enquête annuelle auprès d'un échantillon national représentatif de la population française de 15 000 personnes en France (parmi 200 000 personnes interrogées dans le monde), sur leur état de santé et les conséquences en termes humanistiques et économiques. Résultats disponibles depuis 2000.</text:p>
          </table:table-cell>
          <table:table-cell table:style-name="ce73" office:value-type="string">
            <text:p>Qualité de vie, Productivité, besoins insatisfaits, consommation de ressources, Comorbidités, Environ 165 morbidités couvertes. Nombreuses échelles validées.</text:p>
          </table:table-cell>
          <table:table-cell table:style-name="ce55" office:value-type="string">
            <text:p>Accès à tous</text:p>
          </table:table-cell>
          <table:table-cell table:style-name="ce55" office:value-type="string">
            <text:p>Données privées</text:p>
          </table:table-cell>
          <table:table-cell table:style-name="ce55" office:value-type="string">
            <text:p>Payant</text:p>
          </table:table-cell>
          <table:table-cell table:style-name="ce55" office:value-type="string">
            <text:p>Excel, Power point</text:p>
          </table:table-cell>
          <table:table-cell table:style-name="ce55" table:number-columns-repeated="2"/>
          <table:table-cell table:style-name="ce84" office:value-type="string">
            <text:p><text:span text:style-name="T2"><text:a xlink:href="http://www.kantarhealth.com/">www.kantarhealth.com</text:a></text:span></text:p>
          </table:table-cell>
          <table:table-cell table:style-name="ce73"/>
          <table:table-cell table:style-name="ce55" table:number-columns-repeated="6"/>
          <table:table-cell table:style-name="ce67"/>
          <table:table-cell table:style-name="ce73" office:value-type="string">
            <text:p>Base de données en population générale disponibles dans tous les pays suivants : France, Allemagne, UK, Italie, Espagne, Russie, Chine, Japon, Brésil et US. 200 000 individus interrogés chaque année / méthodologie transversale / possibilité de cumuler les bases de données annuelles disponibles en Europe depuis 2000 .</text:p>
          </table:table-cell>
          <table:table-cell table:number-columns-repeated="234"/>
        </table:table-row>
        <table:table-row table:style-name="ro18">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Baromètre oncologie</text:p>
          </table:table-cell>
          <table:table-cell table:style-name="ce77" office:value-type="string">
            <text:p>Kantar Health </text:p>
          </table:table-cell>
          <table:table-cell table:style-name="ce66" office:value-type="string">
            <text:p>Enquête annuelle auprès d'un échantillon national représentatif des hôpitaux publics, privés et CAC français. 250 établissements interrogés chaque année (686 services hospitaliers screenés dont 317 participants à la phase intensive avec les cas patients). 4430 patients atteints de cancers décrits chaque année couvrant l'ensemble des tumeurs. Résultats disponibles depuis 1993</text:p>
          </table:table-cell>
          <table:table-cell table:style-name="ce72" office:value-type="string">
            <text:p>Par organe : epidemiologie, <text:s/>traitements actuels, <text:s/>stade au diag, stade actuel, caractéristiques des patients (age, sexe, ECOG), profil clinique de la pathologie (histologie, mutations, métastases, …), …</text:p>
          </table:table-cell>
          <table:table-cell table:style-name="ce54" office:value-type="string">
            <text:p>Accès à tous</text:p>
          </table:table-cell>
          <table:table-cell table:style-name="ce54" office:value-type="string">
            <text:p>Données privées</text:p>
          </table:table-cell>
          <table:table-cell table:style-name="ce54" office:value-type="string">
            <text:p>Payant</text:p>
          </table:table-cell>
          <table:table-cell table:style-name="ce54" office:value-type="string">
            <text:p>Power point</text:p>
          </table:table-cell>
          <table:table-cell table:style-name="ce54" office:value-type="string">
            <text:p>un rapport par indication (sur les 18 principales) et un rapport par agent (chimio / thérapie ciblée) (sur les 18 principaux)</text:p>
          </table:table-cell>
          <table:table-cell table:style-name="ce54"/>
          <table:table-cell table:style-name="ce66"/>
          <table:table-cell table:style-name="ce72"/>
          <table:table-cell table:style-name="ce54" table:number-columns-repeated="6"/>
          <table:table-cell table:style-name="ce85"/>
          <table:table-cell table:style-name="ce72"/>
          <table:table-cell table:number-columns-repeated="234"/>
        </table:table-row>
        <table:table-row table:style-name="ro19">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es causes de mortalité</text:p>
          </table:table-cell>
          <table:table-cell table:style-name="ce77" office:value-type="string">
            <text:p>INSERM-CépiDC</text:p>
          </table:table-cell>
          <table:table-cell table:style-name="ce67" office:value-type="string">
            <text:p>Chiffres établis à partir de deux documents : le certificat médical et le bulletin d'Etat civil de décès</text:p>
            <text:p/>
          </table:table-cell>
          <table:table-cell table:style-name="ce73" office:value-type="string">
            <text:p>Effectifs de décès et taux bruts de décès par zone géographique, année(s) de décès, causes de décè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Csv</text:p>
          </table:table-cell>
          <table:table-cell table:style-name="ce55" office:value-type="string">
            <text:p>Explicité sans restriction</text:p>
          </table:table-cell>
          <table:table-cell table:style-name="ce84" office:value-type="string">
            <text:p><text:span text:style-name="T2"><text:a xlink:href="http://www.cepidc.inserm.fr/cgi/broker.exe">http://www.cepidc.inserm.fr/cgi/broker.exe</text:a></text:span></text:p>
          </table:table-cell>
          <table:table-cell table:style-name="ce73" office:value-type="string">
            <text:p>Causes de décès (immédiates, intermédiaires, associées) et plusieurs informations démographiques sur le sujet décédé (sexe, âge, lieu de décès, lieu de domicile...)</text:p>
          </table:table-cell>
          <table:table-cell table:style-name="ce55" office:value-type="string">
            <text:p>Accès restreint</text:p>
          </table:table-cell>
          <table:table-cell table:style-name="ce55" office:value-type="string">
            <text:p>_ Conditions d'accès restreintes à : 1) l'Etat, l'InVS et les ARS pour la veille et l'alerte sanitaire, 2) l'Inserm pour la recherche, 3) les médecins responsables de registres de pathologie agréés</text:p>
            <text:p>_ Statistiques sur demande et fourniture de données individuelles (cohortes) ; possibilité d’accès aux données détaillées pour les chercheurs en cas d’avis favorable du CCTIRS et de la CNIL</text:p>
            <text:p/>
          </table:table-cell>
          <table:table-cell table:style-name="ce55" office:value-type="string">
            <text:p>Gratuit ou payant</text:p>
          </table:table-cell>
          <table:table-cell table:style-name="ce55" office:value-type="string">
            <text:p>Exploitable</text:p>
          </table:table-cell>
          <table:table-cell table:style-name="ce55" office:value-type="string">
            <text:p>Base sous MS SQLServer</text:p>
            <text:p/>
          </table:table-cell>
          <table:table-cell table:style-name="ce55"/>
          <table:table-cell table:style-name="ce67"/>
          <table:table-cell table:style-name="ce73" office:value-type="string">
            <text:p>Ensemble de la population</text:p>
          </table:table-cell>
          <table:table-cell table:number-columns-repeated="234"/>
        </table:table-row>
        <table:table-row table:style-name="ro17">
          <table:table-cell table:style-name="ce54" office:value-type="string">
            <text:p>Santé publique et épidémiologie</text:p>
          </table:table-cell>
          <table:table-cell table:style-name="ce66" office:value-type="string">
            <text:p>Epidémiologie</text:p>
          </table:table-cell>
          <table:table-cell table:style-name="ce72" office:value-type="string">
            <text:p>Statistiques de l'état civil</text:p>
          </table:table-cell>
          <table:table-cell table:style-name="ce77" office:value-type="string">
            <text:p>INSEE</text:p>
          </table:table-cell>
          <table:table-cell table:style-name="ce66" office:value-type="string">
            <text:p>Etat Civil</text:p>
          </table:table-cell>
          <table:table-cell table:style-name="ce72" office:value-type="string">
            <text:p>Mariages, décés, naissances enregistrés en Franc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insee.fr/fr/themes/theme.asp?theme=2&amp;sous_theme=0&amp;type=3&amp;nivgeo=0&amp;produit=OK">http://www.insee.fr/fr/themes/theme.asp?theme=2&amp;sous_theme=0&amp;type=3&amp;nivgeo=0&amp;produit=OK</text:a></text:span></text:p>
          </table:table-cell>
          <table:table-cell table:style-name="ce72" office:value-type="string">
            <text:p>Mariages, décés, naissances par communes, par région, par zone d'emplois, etc.</text:p>
          </table:table-cell>
          <table:table-cell table:style-name="ce54" table:number-columns-repeated="6"/>
          <table:table-cell table:style-name="ce66"/>
          <table:table-cell table:style-name="ce72" office:value-type="string">
            <text:p>Ensemble de la population</text:p>
          </table:table-cell>
          <table:table-cell table:number-columns-repeated="234"/>
        </table:table-row>
        <table:table-row table:style-name="ro20">
          <table:table-cell table:style-name="ce55" office:value-type="string">
            <text:p>Santé publique et épidémiologie</text:p>
          </table:table-cell>
          <table:table-cell table:style-name="ce67" office:value-type="string">
            <text:p>Epidémiologie</text:p>
          </table:table-cell>
          <table:table-cell table:style-name="ce73" office:value-type="string">
            <text:p>Cohorte de surveillance de la mortalité par profession (COSMOP)</text:p>
            <text:p/>
            <text:p/>
          </table:table-cell>
          <table:table-cell table:style-name="ce77" office:value-type="string">
            <text:p>INVS</text:p>
          </table:table-cell>
          <table:table-cell table:style-name="ce67" office:value-type="string">
            <text:p>Echantillons INSEE : appariement EDP et panel DADS avec causes de décès</text:p>
          </table:table-cell>
          <table:table-cell table:style-name="ce73" office:value-type="string">
            <text:p>Analyse systématique et permanente de la mortalité par profession, par secteur d’activité et par cause de décè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2005/cosmop/cosmop.pdf">http://www.invs.sante.fr/publications/2005/cosmop/cosmop.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1">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 Santé et Protection Sociale (ESPS)</text:p>
          </table:table-cell>
          <table:table-cell table:style-name="ce77" office:value-type="string">
            <text:p>IRDES</text:p>
          </table:table-cell>
          <table:table-cell table:style-name="ce66" office:value-type="string">
            <text:p>Echantillon de la population (panel de plus de 20 000 personnes sélectionnées grâce à l'EGB) <text:s/>: remontée des informations par questionnaire</text:p>
          </table:table-cell>
          <table:table-cell table:style-name="ce72" office:value-type="string">
            <text:p>Tableaux de résultats sur la protection sociale des individus, les maladies et troubles de santé déclarés, les comportements, habitudes de vie et facteurs de risque, les recours et renoncements aux soin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rdes.fr/Publications/Rapports2012/rap1886.pdf">http://www.irdes.fr/Publications/Rapports2012/rap1886.pdf</text:a></text:span></text:p>
          </table:table-cell>
          <table:table-cell table:style-name="ce72" office:value-type="string">
            <text:p>L'enquête santé et protection sociale (ESPS) de l'IRDES porte sur 6 thèmes principaux : les modes de protection sociale (obligatoires et facultatives), les maladies et les troubles de santé déclarés, les recours au médecin, la consommation de biens médicaux, les soins d'auxiliaires, l'hospitalisation, le renoncement aux soins et les opinions sur la santé </text:p>
          </table:table-cell>
          <table:table-cell table:style-name="ce54" office:value-type="string">
            <text:p>Accès restreint</text:p>
          </table:table-cell>
          <table:table-cell table:style-name="ce54" office:value-type="string">
            <text:p>Membres du conseil scientifique puis autres chercheurs</text:p>
          </table:table-cell>
          <table:table-cell table:style-name="ce54" office:value-type="string">
            <text:p>Gratuit</text:p>
          </table:table-cell>
          <table:table-cell table:style-name="ce54" office:value-type="string">
            <text:p>Exploitable</text:p>
          </table:table-cell>
          <table:table-cell table:style-name="ce54" office:value-type="string">
            <text:p>Txt, SAS</text:p>
          </table:table-cell>
          <table:table-cell table:style-name="ce54" office:value-type="string">
            <text:p>Explicité avec restriction</text:p>
          </table:table-cell>
          <table:table-cell table:style-name="ce66"/>
          <table:table-cell table:style-name="ce72" office:value-type="string">
            <text:p>Plus de 20 000 personnes et près de 10 000 ménages interrogés ; sélection sur la base de l'EGB du SNIIRAM depuis 2010</text:p>
          </table:table-cell>
          <table:table-cell table:number-columns-repeated="234"/>
        </table:table-row>
        <table:table-row table:style-name="ro22">
          <table:table-cell table:style-name="ce55" office:value-type="string">
            <text:p>Santé publique et épidémiologie</text:p>
          </table:table-cell>
          <table:table-cell table:style-name="ce67" office:value-type="string">
            <text:p>Epidémiologie</text:p>
          </table:table-cell>
          <table:table-cell table:style-name="ce73" office:value-type="string">
            <text:p>Enquêtes décennales santé</text:p>
          </table:table-cell>
          <table:table-cell table:style-name="ce77" office:value-type="string">
            <text:p>INSEE</text:p>
          </table:table-cell>
          <table:table-cell table:style-name="ce67" office:value-type="string">
            <text:p>Ménages : questionnaire auto-administré</text:p>
          </table:table-cell>
          <table:table-cell table:style-name="ce73" office:value-type="string">
            <text:p>Condition de vie, taux de couverture sociale, état général de santé, fréquences des maladies, taux d'hospitalisation, consommation de soins médicaux</text:p>
          </table:table-cell>
          <table:table-cell table:style-name="ce55" office:value-type="string">
            <text:p>Accès à tous</text:p>
          </table:table-cell>
          <table:table-cell table:style-name="ce55" office:value-type="string">
            <text:p>Les résultats sont répartis dans différentes rubriques du site de l'INSEE mais pas rassemblés en un Excel unique</text:p>
          </table:table-cell>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sans restriction</text:p>
          </table:table-cell>
          <table:table-cell table:style-name="ce84" office:value-type="string">
            <text:p><text:span text:style-name="T2"><text:a xlink:href="http://www.insee.fr/fr/themes/theme.asp?theme=6&amp;sous_theme=2">http://www.insee.fr/fr/themes/theme.asp?theme=6&amp;sous_theme=2</text:a></text:span></text:p>
          </table:table-cell>
          <table:table-cell table:style-name="ce73" office:value-type="string">
            <text:p>Condition de vie, taux de couverture sociale, état général de santé, fréquences des maladies, taux d'hospitalisation, consommation de soins médicaux par sexe, par région, par ville</text:p>
          </table:table-cell>
          <table:table-cell table:style-name="ce55" table:number-columns-repeated="6"/>
          <table:table-cell table:style-name="ce67"/>
          <table:table-cell table:style-name="ce73" office:value-type="string">
            <text:p>Enquête réalisée auprès de près de 20 000 ménages</text:p>
          </table:table-cell>
          <table:table-cell table:number-columns-repeated="234"/>
        </table:table-row>
        <table:table-row table:style-name="ro11">
          <table:table-cell table:style-name="ce54" office:value-type="string">
            <text:p>Santé publique et épidémiologie</text:p>
          </table:table-cell>
          <table:table-cell table:style-name="ce66" office:value-type="string">
            <text:p>Epidémiologie</text:p>
          </table:table-cell>
          <table:table-cell table:style-name="ce72" office:value-type="string">
            <text:p>Tableaux des affections longue durée (ALD)</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Données sur la fréquence, l'incidence et le coût des ALD (affection longue durée)</text:p>
            <text:p>_ Parmi les données disponibles : par ALD, effectif, taux de prévalence, % d'hommes et de femmes, âge moyen, taux de décès </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a xlink:href="http://www.ameli.fr/l-assurance-maladie/statistiques-et-publications/donnees-statistiques/affection-de-longue-duree-ald/incidence/ald-30-en-2012.php">http://www.ameli.fr/l-assurance-maladie/statistiques-et-publications/donnees-statistiques/affection-de-longue-duree-ald/incidence/ald-30-en-2012.php
http://www.ameli.fr/l-assurance-maladie/statistiques-et-publications/donnees-statistiques/affection-de-longue-duree-ald/prevalence/frequence-des-ald-au-31-12-2012.php</text:a></text:p>
          </table:table-cell>
          <table:table-cell table:style-name="ce72"/>
          <table:table-cell table:number-columns-repeated="234"/>
        </table:table-row>
        <table:table-row table:style-name="ro23">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u réseau FRANCIM</text:p>
          </table:table-cell>
          <table:table-cell table:style-name="ce77" office:value-type="string">
            <text:p>FRANCIM</text:p>
          </table:table-cell>
          <table:table-cell table:style-name="ce67" office:value-type="string">
            <text:p>Hôpitaux et cliniques privées</text:p>
          </table:table-cell>
          <table:table-cell table:style-name="ce73" office:value-type="string">
            <text:p>Tableaux d'incidence observée, par cancer et par département : hommes et femm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invs.sante.fr/applications/cancers/francim2012/default.htm">http://www.invs.sante.fr/applications/cancers/francim2012/default.htm</text:a></text:span></text:p>
          </table:table-cell>
          <table:table-cell table:style-name="ce73" office:value-type="string">
            <text:p>Caractérisation des cas de cancer observés dans les zones couvertes</text:p>
          </table:table-cell>
          <table:table-cell table:style-name="ce55" office:value-type="string">
            <text:p>Accès restreint</text:p>
          </table:table-cell>
          <table:table-cell table:style-name="ce55" office:value-type="string">
            <text:p>Accès à la base de donnée soumise à l'accord du Copil de la base</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_ Couverture du territoire : 18% pour la population adulte métropolitaine</text:p>
          </table:table-cell>
          <table:table-cell table:number-columns-repeated="234"/>
        </table:table-row>
        <table:table-row table:style-name="ro24">
          <table:table-cell table:style-name="ce54" office:value-type="string">
            <text:p>Santé publique et épidémiologie</text:p>
          </table:table-cell>
          <table:table-cell table:style-name="ce66" office:value-type="string">
            <text:p>Epidémiologie</text:p>
          </table:table-cell>
          <table:table-cell table:style-name="ce72" office:value-type="string">
            <text:p>Baromètre cancer</text:p>
          </table:table-cell>
          <table:table-cell table:style-name="ce77" office:value-type="string">
            <text:p>INPES</text:p>
          </table:table-cell>
          <table:table-cell table:style-name="ce66" office:value-type="string">
            <text:p>Echantillon de la population française interrogé par téléphone par tirage aléatoire</text:p>
          </table:table-cell>
          <table:table-cell table:style-name="ce72" office:value-type="string">
            <text:p>Cf. Données granulair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pes.sante.fr/CFESBases/catalogue/pdf/1405.pdf">http://www.inpes.sante.fr/CFESBases/catalogue/pdf/1405.pdf</text:a></text:span></text:p>
          </table:table-cell>
          <table:table-cell table:style-name="ce72" office:value-type="string">
            <text:p>_ Données sur les connaissances, attitudes et comportements concernant les facteurs de risque du cancer, sur la représentation <text:s/>de la maladie et l’image des malades ainsi que sur la qualité perçue des soins et des pratiques de dépistage mises en oeuvre par les pouvoirs publics</text:p>
            <text:p>_ Objectifs de la base : évaluer les comportements, les pratiques de dépistage, les représentations sur les soins, les attitudes et les connaissances des individus résidant en France en matière de cancer.</text:p>
          </table:table-cell>
          <table:table-cell table:style-name="ce54" office:value-type="string">
            <text:p>Accès restreint</text:p>
          </table:table-cell>
          <table:table-cell table:style-name="ce54" office:value-type="string">
            <text:p>Accès restreint aux chercheurs via la signature d'une convention avec l'INP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Environ 4000 personnes interrogées</text:p>
          </table:table-cell>
          <table:table-cell table:number-columns-repeated="234"/>
        </table:table-row>
        <table:table-row table:style-name="ro15">
          <table:table-cell table:style-name="ce55" office:value-type="string">
            <text:p>Santé publique et épidémiologie</text:p>
          </table:table-cell>
          <table:table-cell table:style-name="ce67" office:value-type="string">
            <text:p>Epidémiologie</text:p>
          </table:table-cell>
          <table:table-cell table:style-name="ce73" office:value-type="string">
            <text:p>Cohorte cancer </text:p>
          </table:table-cell>
          <table:table-cell table:style-name="ce77" office:value-type="string">
            <text:p>INCA</text:p>
          </table:table-cell>
          <table:table-cell table:style-name="ce67" office:value-type="string">
            <text:p>SNIIRAM-PMSI</text:p>
          </table:table-cell>
          <table:table-cell table:style-name="ce73" office:value-type="string">
            <text:p>Tableaux de bord <text:s/>agrégés <text:s/>sur la radiothérapie, d'autres à venir sur les médicaments, le transport, les modes de prise en charge, etc.</text:p>
          </table:table-cell>
          <table:table-cell table:style-name="ce55" office:value-type="string">
            <text:p>Accès restreint</text:p>
          </table:table-cell>
          <table:table-cell table:style-name="ce55" office:value-type="string">
            <text:p>Tableaux de bord mis à disposition en accès restreint via l'IDS (radiothérapie) ou l'ATIH. Prochainement en open data</text:p>
          </table:table-cell>
          <table:table-cell table:style-name="ce55" office:value-type="string">
            <text:p>Gratuit</text:p>
          </table:table-cell>
          <table:table-cell table:style-name="ce55" office:value-type="string">
            <text:p>Exploitable</text:p>
          </table:table-cell>
          <table:table-cell table:style-name="ce55" table:number-columns-repeated="2"/>
          <table:table-cell table:style-name="ce67"/>
          <table:table-cell table:style-name="ce73" office:value-type="string">
            <text:p>Données patients issues du SNIIRAM-PMSI </text:p>
          </table:table-cell>
          <table:table-cell table:style-name="ce55" office:value-type="string">
            <text:p>Accès restreint</text:p>
          </table:table-cell>
          <table:table-cell table:style-name="ce55" table:number-columns-repeated="2"/>
          <table:table-cell table:style-name="ce55" office:value-type="string">
            <text:p>Exploitable</text:p>
          </table:table-cell>
          <table:table-cell table:style-name="ce55" table:number-columns-repeated="2"/>
          <table:table-cell table:style-name="ce67"/>
          <table:table-cell table:style-name="ce73"/>
          <table:table-cell table:number-columns-repeated="234"/>
        </table:table-row>
        <table:table-row table:style-name="ro13">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e l'observatoire nationale des radiothéraphies</text:p>
          </table:table-cell>
          <table:table-cell table:style-name="ce77" office:value-type="string">
            <text:p>INCA</text:p>
          </table:table-cell>
          <table:table-cell table:style-name="ce67" office:value-type="string">
            <text:p>Enquêtes annuelles auprès des centres de radiothérapie</text:p>
          </table:table-cell>
          <table:table-cell table:style-name="ce73"/>
          <table:table-cell table:style-name="ce55" table:number-columns-repeated="6"/>
          <table:table-cell table:style-name="ce67"/>
          <table:table-cell table:style-name="ce73" office:value-type="string">
            <text:p>Les principales évolutions en matière d’équipements, d’activité et de ressources humaines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67" office:value-type="string">
            <text:p>http://www.e-cancer.fr/toutes-les-actualites/6805-publication-du-rapport-denquete-de-lobservatoire-national-de-la-radiotherapie</text:p>
          </table:table-cell>
          <table:table-cell table:style-name="ce73" office:value-type="string">
            <text:p>Enquêtes effectuées sur 167 centres de radiothérapie</text:p>
          </table:table-cell>
          <table:table-cell table:number-columns-repeated="234"/>
        </table:table-row>
        <table:table-row table:style-name="ro11">
          <table:table-cell table:style-name="ce54" office:value-type="string">
            <text:p>Santé publique et épidémiologie</text:p>
          </table:table-cell>
          <table:table-cell table:style-name="ce66" office:value-type="string">
            <text:p>Epidémiologie</text:p>
          </table:table-cell>
          <table:table-cell table:style-name="ce72" office:value-type="string">
            <text:p>Dépistage organisé des cancers</text:p>
          </table:table-cell>
          <table:table-cell table:style-name="ce77" office:value-type="string">
            <text:p>INVS</text:p>
          </table:table-cell>
          <table:table-cell table:style-name="ce66"/>
          <table:table-cell table:style-name="ce72" office:value-type="string">
            <text:p>Nombres de personnes dépistées agrégées par département</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http://www.invs.sante.fr/Dossiers-thematiques/Maladies-chroniques-et-traumatismes/Cancers/Evaluation-des-programmes-de-depistage-des-cancers/Evaluation-du-programme-de-depistage-du-cancer-du-sein/Indicateurs-d-evaluation/Taux-de-participation-au-programme-de-depistage-organise-du-cancer-du-sein-2010-2011</text:p>
          </table:table-cell>
          <table:table-cell table:style-name="ce72"/>
          <table:table-cell table:style-name="ce54" table:number-columns-repeated="6"/>
          <table:table-cell table:style-name="ce66"/>
          <table:table-cell table:style-name="ce72"/>
          <table:table-cell table:number-columns-repeated="234"/>
        </table:table-row>
        <table:table-row table:style-name="ro11">
          <table:table-cell table:style-name="ce54" office:value-type="string">
            <text:p>Santé publique et épidémiologie</text:p>
          </table:table-cell>
          <table:table-cell table:style-name="ce66" office:value-type="string">
            <text:p>Epidémiologie</text:p>
          </table:table-cell>
          <table:table-cell table:style-name="ce72" office:value-type="string">
            <text:p>Catalogue en ligne des principales bases de données en santé de source française qui peuvent être utiles au développement de la recherche et de l’expertise en santé publique.</text:p>
          </table:table-cell>
          <table:table-cell table:style-name="ce77" office:value-type="string">
            <text:p>INSERM</text:p>
          </table:table-cell>
          <table:table-cell table:style-name="ce66" office:value-type="string">
            <text:p>Portail Epidémiologie - France</text:p>
          </table:table-cell>
          <table:table-cell table:style-name="ce72"/>
          <table:table-cell table:style-name="ce54" table:number-columns-repeated="6"/>
          <table:table-cell table:style-name="ce85"/>
          <table:table-cell table:style-name="ce72" office:value-type="string">
            <text:p>Chaque base de données répertoriée dans le catalogue est décrite selon ses caractéristiques essentielles : objectifs, thématiques, populations couvertes, nature des informations recueillies, conditions d’accès, responsable,…</text:p>
            <text:p>Comprend les bases de données associées aux activités de recherche du secteur public et du secteur privé, les principales enquêtes « santé » du champ de la statistique publique, les dispositifs de recueil permanent utiles à la fois à la recherche et à la surveillance sanitaire comme les registres de morbidité et enfin, les grandes bases médico-administratives constituées pour aider à la gestion des dépenses de l’assurance-maladie et des structures de soins (SNIIRAM, PMSI,…).</text:p>
            <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le site internet à travers un moteur de recherche</text:p>
          </table:table-cell>
          <table:table-cell table:style-name="ce54" office:value-type="string">
            <text:p><text:span text:style-name="T3"><text:a xlink:href="https://epidemiologie-france.aviesan.fr/catalog/browse.jsp?lang=fr">Non explicité</text:a></text:span></text:p>
          </table:table-cell>
          <table:table-cell table:style-name="ce90" office:value-type="string">
            <text:p><text:span text:style-name="T1"><text:a xlink:href="https://epidemiologie-france.aviesan.fr/catalog/browse.jsp?lang=fr">https://epidemiologie-france.aviesan.fr/catalog/browse.jsp?lang=fr</text:a></text:span></text:p>
          </table:table-cell>
          <table:table-cell table:style-name="ce72"/>
          <table:table-cell table:number-columns-repeated="234"/>
        </table:table-row>
        <table:table-row table:style-name="ro24">
          <table:table-cell table:style-name="ce55" office:value-type="string">
            <text:p>Santé publique et épidémiologie</text:p>
          </table:table-cell>
          <table:table-cell table:style-name="ce67" office:value-type="string">
            <text:p>Epidémiologie</text:p>
          </table:table-cell>
          <table:table-cell table:style-name="ce73" office:value-type="string">
            <text:p>Bases de données sur les <text:s/>maladies à déclaration obligatoire : plus de 31 maladies couvertes</text:p>
          </table:table-cell>
          <table:table-cell table:style-name="ce77" office:value-type="string">
            <text:p>INVS</text:p>
          </table:table-cell>
          <table:table-cell table:style-name="ce67" office:value-type="string">
            <text:p>Médecins et biologistes, selon le processus suivant : Le médecin (ou un laboratoire d'analyses médicales) qui diagnostique, chez un ou plusieurs patients, une maladie à déclaration obligatoire (MDO) doit transmettre une fiche de notification spécifique à chaque maladie (rougeole, mésothéliome, diphtérie, etc.) à l'Agence régionale de santé (ARS) qui la transmet ensuite à l'Institut national de veille sanitaires (Invs).</text:p>
          </table:table-cell>
          <table:table-cell table:style-name="ce73" office:value-type="string">
            <text:p>Une base par type de maladie contenant les informations suivantes : nombre de cas, indicateurs de suivi des consultations par type de pathologie ( asthme, traumatologie, rougeolle…),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Explicité avec restriction</text:p>
          </table:table-cell>
          <table:table-cell table:style-name="ce84" office:value-type="string">
            <text:p><text:span text:style-name="T2"><text:a xlink:href="http://www.invs.sante.fr/Espace-professionnels/Maladies-a-declaration-obligatoire/Bases-de-donnees">http://www.invs.sante.fr/Espace-professionnels/Maladies-a-declaration-obligatoire/Bases-de-donnees</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3">
          <table:table-cell table:style-name="ce54" office:value-type="string">
            <text:p>Santé publique et épidémiologie</text:p>
          </table:table-cell>
          <table:table-cell table:style-name="ce66" office:value-type="string">
            <text:p>Epidémiologie</text:p>
          </table:table-cell>
          <table:table-cell table:style-name="ce72" office:value-type="string">
            <text:p>Banque Nationale de Données Maladies Rares (BNDMR)</text:p>
          </table:table-cell>
          <table:table-cell table:style-name="ce77" office:value-type="string">
            <text:p>DGOS</text:p>
          </table:table-cell>
          <table:table-cell table:style-name="ce66" office:value-type="string">
            <text:p>Le réseau des 131 centres de références maladies rares et des 502 centres de compétences est le cœur informationnel de la plate-forme</text:p>
          </table:table-cell>
          <table:table-cell table:style-name="ce72" office:value-type="string">
            <text:p>Données agrégées de suivi des malades (nombre de patients, diagnostic,histoire de la maladie, parcours de soin, traitement)</text:p>
          </table:table-cell>
          <table:table-cell table:style-name="ce54" office:value-type="string">
            <text:p>Accès restreint</text:p>
          </table:table-cell>
          <table:table-cell table:style-name="ce54" office:value-type="string">
            <text:p>Nécessité d'être un utilisateur référencé (professionnel de santé, chercheur ou institutionnel) pour accéder aux résultats</text:p>
          </table:table-cell>
          <table:table-cell table:style-name="ce54" office:value-type="string">
            <text:p>Gratuit</text:p>
          </table:table-cell>
          <table:table-cell table:style-name="ce54" office:value-type="string">
            <text:p>Exploitable</text:p>
          </table:table-cell>
          <table:table-cell table:style-name="ce54" office:value-type="string">
            <text:p>Rapport annuel, consultable en ligne</text:p>
          </table:table-cell>
          <table:table-cell table:style-name="ce54" office:value-type="string">
            <text:p>Explicité avec restriction</text:p>
          </table:table-cell>
          <table:table-cell table:style-name="ce66" office:value-type="string">
            <text:p><text:span text:style-name="T3"><text:a xlink:href="http://bndmr.fr/">http://bndmr.fr</text:a></text:span></text:p>
          </table:table-cell>
          <table:table-cell table:style-name="ce72" office:value-type="string">
            <text:p>Les bases de données en santé référencées dans le catalogue du Portail « Epidémiologie – France » correspondent à un périmètre scientifique volontairement large qui comprend les bases de données associées aux activités de recherche du secteur public et du secteur privé, les principales enquêtes « santé » du champ de la statistique publique, les dispositifs de recueil permanent utiles à la fois à la recherche et à la surveillance sanitaire comme les registres de morbidité et enfin, les grandes bases médico-administratives constituées pour aider à la gestion des dépenses de l’assurance-maladie et des structures de soins (SNIIRAM, PMSI,…).</text:p>
          </table:table-cell>
          <table:table-cell table:style-name="ce54" office:value-type="string">
            <text:p>Accès restreint</text:p>
          </table:table-cell>
          <table:table-cell table:style-name="ce54" office:value-type="string">
            <text:p>Nécessité d'être un utilisateur référencé (professionnel de santé ou chercheur) pour accéder aux résultats</text:p>
          </table:table-cell>
          <table:table-cell table:style-name="ce54" office:value-type="string">
            <text:p>Gratuit </text:p>
          </table:table-cell>
          <table:table-cell table:style-name="ce54" office:value-type="string">
            <text:p>Exploitable</text:p>
          </table:table-cell>
          <table:table-cell table:style-name="ce54" office:value-type="string">
            <text:p>Csv</text:p>
          </table:table-cell>
          <table:table-cell table:style-name="ce54" office:value-type="string">
            <text:p>Explicité avec restriction</text:p>
          </table:table-cell>
          <table:table-cell table:style-name="ce66" office:value-type="string">
            <text:p><text:span text:style-name="T3"><text:a xlink:href="http://bndmr.fr/">http://bndmr.fr</text:a></text:span></text:p>
          </table:table-cell>
          <table:table-cell table:style-name="ce72" office:value-type="string">
            <text:p>Population de patients atteints de maladies rares ayant été pris en charge par l'un des 131 centres de références maladies rares ou l'un des 502 centres de compétences.</text:p>
          </table:table-cell>
          <table:table-cell table:number-columns-repeated="234"/>
        </table:table-row>
        <table:table-row table:style-name="ro20">
          <table:table-cell table:style-name="ce55" office:value-type="string">
            <text:p>Santé publique et épidémiologie</text:p>
          </table:table-cell>
          <table:table-cell table:style-name="ce67" office:value-type="string">
            <text:p>Epidémiologie</text:p>
          </table:table-cell>
          <table:table-cell table:style-name="ce73" office:value-type="string">
            <text:p>Registres des pathologies cardio-vasculaires</text:p>
          </table:table-cell>
          <table:table-cell table:style-name="ce77" office:value-type="string">
            <text:p>CHU de Dijon et Brest, Institut Pasteur de Lille et facultés de médecine de Strasbourg et Toulouse</text:p>
          </table:table-cell>
          <table:table-cell table:style-name="ce67"/>
          <table:table-cell table:style-name="ce73"/>
          <table:table-cell table:style-name="ce55" table:number-columns-repeated="6"/>
          <table:table-cell table:style-name="ce67"/>
          <table:table-cell table:style-name="ce73" office:value-type="string">
            <text:p>Données de mortalité, d'incidence, d'hospitalisations et de prévalence pour chaque maladie cardio vasculaire</text:p>
          </table:table-cell>
          <table:table-cell table:style-name="ce55" office:value-type="string">
            <text:p>Accès restreint</text:p>
          </table:table-cell>
          <table:table-cell table:style-name="ce55" table:number-columns-repeated="5"/>
          <table:table-cell table:style-name="ce67"/>
          <table:table-cell table:style-name="ce73"/>
          <table:table-cell table:number-columns-repeated="234"/>
        </table:table-row>
        <table:table-row table:style-name="ro20">
          <table:table-cell table:style-name="ce54" office:value-type="string">
            <text:p>Santé publique et épidémiologie</text:p>
          </table:table-cell>
          <table:table-cell table:style-name="ce66" office:value-type="string">
            <text:p>Epidémiologie</text:p>
          </table:table-cell>
          <table:table-cell table:style-name="ce72" office:value-type="string">
            <text:p>Registre du Réseau Epidémiologie et Information en Néphrologie (REIN)</text:p>
          </table:table-cell>
          <table:table-cell table:style-name="ce77" office:value-type="string">
            <text:p>Agence de la biomédecine</text:p>
          </table:table-cell>
          <table:table-cell table:style-name="ce66" office:value-type="string">
            <text:p>Réseau Epidémiologie et Information en Néphrologie</text:p>
          </table:table-cell>
          <table:table-cell table:style-name="ce72" office:value-type="string">
            <text:p>Données sur le nombre de cas, le nombre de dialyse, le nombre de décès et le nombre de greffes de rein en Franc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 : rapport annuel</text:p>
          </table:table-cell>
          <table:table-cell table:style-name="ce54" office:value-type="string">
            <text:p>Explicité avec restriction</text:p>
          </table:table-cell>
          <table:table-cell table:style-name="ce66" office:value-type="string">
            <text:p>http://www.agence-biomedecine.fr/IMG/pdf/rapport_reinvdef.pdf</text:p>
          </table:table-cell>
          <table:table-cell table:style-name="ce72" office:value-type="string">
            <text:p>Données sur le nombre de cas, le nombre de dialyse, le nombre de décès et le nombre de greffes de rein par région et par tranches d'âge</text:p>
          </table:table-cell>
          <table:table-cell table:style-name="ce54" office:value-type="string">
            <text:p>Accès restreint</text:p>
          </table:table-cell>
          <table:table-cell table:style-name="ce54"/>
          <table:table-cell table:style-name="ce54" office:value-type="string">
            <text:p>Gratuit</text:p>
          </table:table-cell>
          <table:table-cell table:style-name="ce54" table:number-columns-repeated="3"/>
          <table:table-cell table:style-name="ce66"/>
          <table:table-cell table:style-name="ce72"/>
          <table:table-cell table:number-columns-repeated="234"/>
        </table:table-row>
        <table:table-row table:style-name="ro24">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es infections sexuellement transmissibles (IST)</text:p>
          </table:table-cell>
          <table:table-cell table:style-name="ce77" office:value-type="string">
            <text:p>INVS</text:p>
          </table:table-cell>
          <table:table-cell table:style-name="ce67"/>
          <table:table-cell table:style-name="ce73" office:value-type="string">
            <text:p>Données épidémiologiques sur l'infection au VIH et les IST (nombre de dépistages annuels, nombre de cas), incidence régional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Explicité avec restriction</text:p>
          </table:table-cell>
          <table:table-cell table:style-name="ce84" office:value-type="string">
            <text:p><text:span text:style-name="T2"><text:a xlink:href="http://www.invs.sante.fr/Dossiers-thematiques/Maladies-infectieuses/VIH-sida-IST/Infection-a-VIH-et-sida/Donnees/Donnees-epidemiologiques-sur-l-infection-a-VIH-et-les-IST">http://www.invs.sante.fr/Dossiers-thematiques/Maladies-infectieuses/VIH-sida-IST/Infection-a-VIH-et-sida/Donnees/Donnees-epidemiologiques-sur-l-infection-a-VIH-et-les-IST</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7">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 sur les personnes atteintes du SIDA (VESPA)</text:p>
          </table:table-cell>
          <table:table-cell table:style-name="ce77" office:value-type="string">
            <text:p>INSERM/ANRS</text:p>
          </table:table-cell>
          <table:table-cell table:style-name="ce66" office:value-type="string">
            <text:p>Patients connaissant leur séropositivité depuis au moins 6 mois</text:p>
          </table:table-cell>
          <table:table-cell table:style-name="ce72" office:value-type="string">
            <text:p>Répartition des patients par sexe, par âge, par période de diagnostic, <text:s/>par conditions de vi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http://www.anrs.fr/Ressources-et-publications/Grandes-enquetes/Enquete-ANRS-VESPA</text:p>
          </table:table-cell>
          <table:table-cell table:style-name="ce72"/>
          <table:table-cell table:style-name="ce54" table:number-columns-repeated="6"/>
          <table:table-cell table:style-name="ce66"/>
          <table:table-cell table:style-name="ce72"/>
          <table:table-cell table:number-columns-repeated="234"/>
        </table:table-row>
        <table:table-row table:style-name="ro15">
          <table:table-cell table:style-name="ce55" office:value-type="string">
            <text:p>Santé publique et épidémiologie</text:p>
          </table:table-cell>
          <table:table-cell table:style-name="ce67" office:value-type="string">
            <text:p>Epidémiologie</text:p>
          </table:table-cell>
          <table:table-cell table:style-name="ce73" office:value-type="string">
            <text:p>SERO-INF</text:p>
          </table:table-cell>
          <table:table-cell table:style-name="ce77" office:value-type="string">
            <text:p>INVS</text:p>
          </table:table-cell>
          <table:table-cell table:style-name="ce67"/>
          <table:table-cell table:style-name="ce73"/>
          <table:table-cell table:style-name="ce55" table:number-columns-repeated="6"/>
          <table:table-cell table:style-name="ce67"/>
          <table:table-cell table:style-name="ce73" office:value-type="string">
            <text:p>Indicateurs sur l’état de l’immunité de la population française vis-à-vis de 10 maladies infectieuses : la rougeole, les oreillons, la rubéole, l’hépatite A, la varicelle, l’hépatite E, la toxoplasmose, les infections à cytomégalovirus et les infections à herpès virus 1 et 2. </text:p>
            <text:p/>
            <text:p/>
          </table:table-cell>
          <table:table-cell table:style-name="ce55" office:value-type="string">
            <text:p>Accès restreint</text:p>
          </table:table-cell>
          <table:table-cell table:style-name="ce55" office:value-type="string">
            <text:p>Accès restreint aux projets de recherche en santé publique dans le domaine des maladies infectieuses ou d’origine environnementale</text:p>
          </table:table-cell>
          <table:table-cell table:style-name="ce55" table:number-columns-repeated="4"/>
          <table:table-cell table:style-name="ce84" office:value-type="string">
            <text:p><text:span text:style-name="T2"><text:a xlink:href="http://www.invs.sante.fr/surveillance/sero_inf/contacts.htm">http://www.invs.sante.fr/surveillance/sero_inf/contacts.htm</text:a></text:span></text:p>
          </table:table-cell>
          <table:table-cell table:style-name="ce73"/>
          <table:table-cell table:number-columns-repeated="234"/>
        </table:table-row>
        <table:table-row table:style-name="ro25">
          <table:table-cell table:style-name="ce54" office:value-type="string">
            <text:p>Santé publique et épidémiologie</text:p>
          </table:table-cell>
          <table:table-cell table:style-name="ce66" office:value-type="string">
            <text:p>Epidémiologie</text:p>
          </table:table-cell>
          <table:table-cell table:style-name="ce72" office:value-type="string">
            <text:p>Registre de la sclérose en plaques</text:p>
          </table:table-cell>
          <table:table-cell table:style-name="ce77" office:value-type="string">
            <text:p>CHU de Nancy, INSERM et InVS</text:p>
          </table:table-cell>
          <table:table-cell table:style-name="ce66" office:value-type="string">
            <text:p>Cohorte de patients au CHU de Nancy</text:p>
          </table:table-cell>
          <table:table-cell table:style-name="ce72"/>
          <table:table-cell table:style-name="ce54" table:number-columns-repeated="6"/>
          <table:table-cell table:style-name="ce66"/>
          <table:table-cell table:style-name="ce72" office:value-type="string">
            <text:p>Données sur les patients (sexe et âge), les différents traitements, le taux de survie</text:p>
          </table:table-cell>
          <table:table-cell table:style-name="ce54" office:value-type="string">
            <text:p>Accès restreint</text:p>
          </table:table-cell>
          <table:table-cell table:style-name="ce54" office:value-type="string">
            <text:p>Accès restreint aux chercheurs, aux médecins et aux établissements de santé</text:p>
          </table:table-cell>
          <table:table-cell table:style-name="ce54" table:number-columns-repeated="4"/>
          <table:table-cell table:style-name="ce66"/>
          <table:table-cell table:style-name="ce72"/>
          <table:table-cell table:number-columns-repeated="234"/>
        </table:table-row>
        <table:table-row table:style-name="ro14">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u réseau Sentinelles</text:p>
          </table:table-cell>
          <table:table-cell table:style-name="ce77" office:value-type="string">
            <text:p>INSERM</text:p>
          </table:table-cell>
          <table:table-cell table:style-name="ce67" office:value-type="string">
            <text:p>Médecins généralistes volontaires</text:p>
          </table:table-cell>
          <table:table-cell table:style-name="ce73" office:value-type="string">
            <text:p>_ Surveillance de 9 indicateurs : symptômes gripaux, utérite masculine, oreillons, varicelle, diarrhée aiguë, suicide et tentatives de suicide, zona, maladie de Lyme</text:p>
            <text:p>_Données épidémiologiques hebdomadaires, par type de maladies et par région</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Csv</text:p>
          </table:table-cell>
          <table:table-cell table:style-name="ce55" office:value-type="string">
            <text:p>Explicité avec restriction</text:p>
          </table:table-cell>
          <table:table-cell table:style-name="ce84" office:value-type="string">
            <text:p><text:span text:style-name="T2"><text:a xlink:href="http://websenti.u707.jussieu.fr/sentiweb/?page=table">http://websenti.u707.jussieu.fr/sentiweb/?page=table</text:a></text:span></text:p>
          </table:table-cell>
          <table:table-cell table:style-name="ce73"/>
          <table:table-cell table:style-name="ce55" table:number-columns-repeated="6"/>
          <table:table-cell table:style-name="ce67"/>
          <table:table-cell table:style-name="ce73" office:value-type="string">
            <text:p>1300 médecins généralistes libéraux (2% du total national)</text:p>
          </table:table-cell>
          <table:table-cell table:number-columns-repeated="234"/>
        </table:table-row>
        <table:table-row table:style-name="ro17">
          <table:table-cell table:style-name="ce54" office:value-type="string">
            <text:p>Santé publique et épidémiologie</text:p>
          </table:table-cell>
          <table:table-cell table:style-name="ce66" office:value-type="string">
            <text:p>Epidémiologie</text:p>
          </table:table-cell>
          <table:table-cell table:style-name="ce72" office:value-type="string">
            <text:p>Base du réseau des Grog (groupes régionaux d'observation de la grippe)</text:p>
          </table:table-cell>
          <table:table-cell table:style-name="ce77" office:value-type="string">
            <text:p>GROG</text:p>
          </table:table-cell>
          <table:table-cell table:style-name="ce66" office:value-type="string">
            <text:p>CNR, laboratoires de virologie, GROG</text:p>
          </table:table-cell>
          <table:table-cell table:style-name="ce72" office:value-type="string">
            <text:p>Surveillance active de l'épidémie de grippe : par région, taux d'infections respiratoires aiguës par acte exprimé en base 100, nombre de consultation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carte et bulletins hebdomadaires)</text:p>
          </table:table-cell>
          <table:table-cell table:style-name="ce54" office:value-type="string">
            <text:p>Explicité avec restriction</text:p>
          </table:table-cell>
          <table:table-cell table:style-name="ce85" office:value-type="string">
            <text:p><text:span text:style-name="T2"><text:a xlink:href="http://www.grog.org/cgi-files/db.cgi?action=bulletin_grog">http://www.grog.org/cgi-files/db.cgi?action=bulletin_grog</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6">
          <table:table-cell table:style-name="ce55" office:value-type="string">
            <text:p>Santé publique et épidémiologie</text:p>
          </table:table-cell>
          <table:table-cell table:style-name="ce67" office:value-type="string">
            <text:p>Epidémiologie</text:p>
          </table:table-cell>
          <table:table-cell table:style-name="ce73" office:value-type="string">
            <text:p>Base du réseau France Coag</text:p>
          </table:table-cell>
          <table:table-cell table:style-name="ce77" office:value-type="string">
            <text:p>Réseau France Coag</text:p>
          </table:table-cell>
          <table:table-cell table:style-name="ce67" office:value-type="string">
            <text:p>Centres de traitement spécialisés dans les maladies hémorragiques, partenaires du réseau France Coag</text:p>
          </table:table-cell>
          <table:table-cell table:style-name="ce73" office:value-type="string">
            <text:p>Nombre de patients suivis pour des déficits héréditaires en protéines coagulantes, par vill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Csv</text:p>
          </table:table-cell>
          <table:table-cell table:style-name="ce55" office:value-type="string">
            <text:p>Explicité avec restriction</text:p>
          </table:table-cell>
          <table:table-cell table:style-name="ce84" office:value-type="string">
            <text:p><text:span text:style-name="T2"><text:a xlink:href="http://www.francecoag.org/SiteWebPublic/public/Accueil.action">http://www.francecoag.org/SiteWebPublic/public/Accueil.action</text:a></text:span></text:p>
          </table:table-cell>
          <table:table-cell table:style-name="ce73" office:value-type="string">
            <text:p>Caractéristiques des patients suivis pour des déficits héréditaires en protéines coagulantes</text:p>
          </table:table-cell>
          <table:table-cell table:style-name="ce55" office:value-type="string">
            <text:p>Accès restreint</text:p>
          </table:table-cell>
          <table:table-cell table:style-name="ce55" office:value-type="string">
            <text:p>Accès aux données après accord du comité d’orientation de RFC, selon une procédure formalisée (soumission d’un projet de recherche respectant les réglementations législatives, avis d’expert puis avis du CO).</text:p>
          </table:table-cell>
          <table:table-cell table:style-name="ce55" office:value-type="string">
            <text:p>Gratuit</text:p>
          </table:table-cell>
          <table:table-cell table:style-name="ce55" table:number-columns-repeated="2"/>
          <table:table-cell table:style-name="ce55" office:value-type="string">
            <text:p>Explicité avec restriction</text:p>
          </table:table-cell>
          <table:table-cell table:style-name="ce67"/>
          <table:table-cell table:style-name="ce73"/>
          <table:table-cell table:number-columns-repeated="234"/>
        </table:table-row>
        <table:table-row table:style-name="ro20">
          <table:table-cell table:style-name="ce54" office:value-type="string">
            <text:p>Santé publique et épidémiologie</text:p>
          </table:table-cell>
          <table:table-cell table:style-name="ce66" office:value-type="string">
            <text:p>Epidémiologie</text:p>
          </table:table-cell>
          <table:table-cell table:style-name="ce72" office:value-type="string">
            <text:p>Indicateurs avancés sanitaires</text:p>
          </table:table-cell>
          <table:table-cell table:style-name="ce77" office:value-type="string">
            <text:p>CELTIPHARM</text:p>
          </table:table-cell>
          <table:table-cell table:style-name="ce66" office:value-type="string">
            <text:p>Panel de 3400 pharmacies : extrapolation des données par la méthode des quotas</text:p>
          </table:table-cell>
          <table:table-cell table:style-name="ce72" office:value-type="string">
            <text:p>Données épidémiologique sur la gastro-entérite et la gripp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Csv</text:p>
          </table:table-cell>
          <table:table-cell table:style-name="ce54" office:value-type="string">
            <text:p>Explicité sans restriction</text:p>
          </table:table-cell>
          <table:table-cell table:style-name="ce85" office:value-type="string">
            <text:p><text:span text:style-name="T2"><text:a xlink:href="http://www.data.gouv.fr/fr/dataset/indicateur-avance-sanitaire-ias-syndrome-grippal">http://www.data.gouv.fr/fr/dataset/indicateur-avance-sanitaire-ias-syndrome-grippal</text:a></text:span></text:p>
          </table:table-cell>
          <table:table-cell table:style-name="ce72" office:value-type="string">
            <text:p>Données épidémiologique sur la gastro-entérite et la grippe</text:p>
          </table:table-cell>
          <table:table-cell table:style-name="ce54" office:value-type="string">
            <text:p>Accès restreint</text:p>
          </table:table-cell>
          <table:table-cell table:style-name="ce54"/>
          <table:table-cell table:style-name="ce54" office:value-type="string">
            <text:p>Payant</text:p>
          </table:table-cell>
          <table:table-cell table:style-name="ce54" office:value-type="string">
            <text:p>Exploitable</text:p>
          </table:table-cell>
          <table:table-cell table:style-name="ce54" office:value-type="string">
            <text:p>Csv</text:p>
          </table:table-cell>
          <table:table-cell table:style-name="ce54" office:value-type="string">
            <text:p>Explicité avec restriction</text:p>
          </table:table-cell>
          <table:table-cell table:style-name="ce66"/>
          <table:table-cell table:style-name="ce72" office:value-type="string">
            <text:p>Panel de 3004 pharmacies</text:p>
          </table:table-cell>
          <table:table-cell table:number-columns-repeated="234"/>
        </table:table-row>
        <table:table-row table:style-name="ro27">
          <table:table-cell table:style-name="ce55" office:value-type="string">
            <text:p>Santé publique et épidémiologie</text:p>
          </table:table-cell>
          <table:table-cell table:style-name="ce67" office:value-type="string">
            <text:p>Epidémiologie</text:p>
          </table:table-cell>
          <table:table-cell table:style-name="ce73" office:value-type="string">
            <text:p>Enquêtes santé mentale en population générale</text:p>
          </table:table-cell>
          <table:table-cell table:style-name="ce77" office:value-type="string">
            <text:p>DREES</text:p>
          </table:table-cell>
          <table:table-cell table:style-name="ce67" office:value-type="string">
            <text:p>Panel de 36000 personnes</text:p>
          </table:table-cell>
          <table:table-cell table:style-name="ce73" office:value-type="string">
            <text:p>Indicateurs de prévalence des épisodes dépressifs en fonction de la situation matrimoniale, prévalence des troubles anxieux selon l'âge/ selon la situation matrimonial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sans restriction</text:p>
          </table:table-cell>
          <table:table-cell table:style-name="ce84" office:value-type="string">
            <text:p><text:span text:style-name="T2"><text:a xlink:href="http://www.drees.sante.gouv.fr/IMG/pdf/er347.pdf">http://www.drees.sante.gouv.fr/IMG/pdf/er347.pdf</text:a></text:span></text:p>
          </table:table-cell>
          <table:table-cell table:style-name="ce73"/>
          <table:table-cell table:style-name="ce55" table:number-columns-repeated="6"/>
          <table:table-cell table:style-name="ce67"/>
          <table:table-cell table:style-name="ce73" office:value-type="string">
            <text:p>Panel de 36000 personnes</text:p>
          </table:table-cell>
          <table:table-cell table:number-columns-repeated="234"/>
        </table:table-row>
        <table:table-row table:style-name="ro20">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 Santé et Itinéraire Professionnel (SIP)</text:p>
          </table:table-cell>
          <table:table-cell table:style-name="ce77" office:value-type="string">
            <text:p>DREES</text:p>
          </table:table-cell>
          <table:table-cell table:style-name="ce66" office:value-type="string">
            <text:p>Panel d'individus</text:p>
          </table:table-cell>
          <table:table-cell table:style-name="ce72" office:value-type="string">
            <text:p>Données sur le revenu des ménages, les trajectoires professionnelles, les risques psychosociaux</text:p>
          </table:table-cell>
          <table:table-cell table:style-name="ce54" office:value-type="string">
            <text:p>Accès à tous</text:p>
          </table:table-cell>
          <table:table-cell table:style-name="ce54" office:value-type="string">
            <text:p>Données agrégées disponibles dans les bases INSEE</text:p>
          </table:table-cell>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insee.fr/fr/themes/theme.asp?theme=5">http://www.insee.fr/fr/themes/theme.asp?theme=5</text:a></text:span></text:p>
          </table:table-cell>
          <table:table-cell table:style-name="ce72"/>
          <table:table-cell table:style-name="ce54" table:number-columns-repeated="6"/>
          <table:table-cell table:style-name="ce66"/>
          <table:table-cell table:style-name="ce72" office:value-type="string">
            <text:p>Panel identique entre 2006 et 2010</text:p>
          </table:table-cell>
          <table:table-cell table:number-columns-repeated="234"/>
        </table:table-row>
        <table:table-row table:style-name="ro28">
          <table:table-cell table:style-name="ce55" office:value-type="string">
            <text:p>Santé publique et épidémiologie</text:p>
          </table:table-cell>
          <table:table-cell table:style-name="ce67" office:value-type="string">
            <text:p>Epidémiologie</text:p>
          </table:table-cell>
          <table:table-cell table:style-name="ce73" office:value-type="string">
            <text:p>Surveillance médicale des expositions aux risques professionnels (SUMER)</text:p>
          </table:table-cell>
          <table:table-cell table:style-name="ce77" office:value-type="string">
            <text:p>DARES</text:p>
          </table:table-cell>
          <table:table-cell table:style-name="ce67" office:value-type="string">
            <text:p>Panel d'individus</text:p>
          </table:table-cell>
          <table:table-cell table:style-name="ce73" office:value-type="string">
            <text:p>Données sur les risques chimiques, biologiques, les contraintes physiques et les contraintes d'organisation par sexe, type d'emploi et secteur d'activité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sans restriction</text:p>
          </table:table-cell>
          <table:table-cell table:style-name="ce84" office:value-type="string">
            <text:p><text:span text:style-name="T2"><text:a xlink:href="http://travail-emploi.gouv.fr/etudes-recherches-statistiques-de,76/statistiques,78/conditions-de-travail-et-sante,80/les-enquetes-surveillance-medicale,1999/l-enquete-sumer-2010,15981.html">http://travail-emploi.gouv.fr/etudes-recherches-statistiques-de,76/statistiques,78/conditions-de-travail-et-sante,80/les-enquetes-surveillance-medicale,1999/l-enquete-sumer-2010,15981.html</text:a></text:span></text:p>
          </table:table-cell>
          <table:table-cell table:style-name="ce73" office:value-type="string">
            <text:p>Données sur les risques chimiques, biologiques, les contraintes physiques et les contraintes d'organisation par sexe, type d'emploi et secteur d'activité </text:p>
          </table:table-cell>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28">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s conditions de travail</text:p>
          </table:table-cell>
          <table:table-cell table:style-name="ce77" office:value-type="string">
            <text:p>DARES</text:p>
          </table:table-cell>
          <table:table-cell table:style-name="ce66" office:value-type="string">
            <text:p>Panel de citoyens représentatifs de la population</text:p>
          </table:table-cell>
          <table:table-cell table:style-name="ce72" office:value-type="string">
            <text:p>Données portants sur l'organisation du temps de travail, la pénibilité au travail, les risques professionnels et la prévention par catégories professionnelles</text:p>
          </table:table-cell>
          <table:table-cell table:style-name="ce54" office:value-type="string">
            <text:p>Accès à tous</text:p>
          </table:table-cell>
          <table:table-cell table:style-name="ce54" office:value-type="string">
            <text:p>Les résultats de l'étude sont à demander par mail à la DARES</text:p>
          </table:table-cell>
          <table:table-cell table:style-name="ce54" office:value-type="string">
            <text:p>Gratuit</text:p>
          </table:table-cell>
          <table:table-cell table:style-name="ce54" table:number-columns-repeated="2"/>
          <table:table-cell table:style-name="ce54" office:value-type="string">
            <text:p>Explicité sans restriction</text:p>
          </table:table-cell>
          <table:table-cell table:style-name="ce85" office:value-type="string">
            <text:p><text:span text:style-name="T2"><text:a xlink:href="http://travail-emploi.gouv.fr/etudes-recherche-statistiques-de,76/statistiques,78/conditions-de-travail-et-sante,80/les-enquetes-conditions-de-travail,2000/enquetes-conditions-de-travail,189/">http://travail-emploi.gouv.fr/etudes-recherche-statistiques-de,76/statistiques,78/conditions-de-travail-et-sante,80/les-enquetes-conditions-de-travail,2000/enquetes-conditions-de-travail,189/</text:a></text:span></text:p>
          </table:table-cell>
          <table:table-cell table:style-name="ce72" office:value-type="string">
            <text:p>Données portants sur l'organisation du temps de travail, la pénibilité au travail, les risques professionnels et la prévention ventilées par sexe, âge, catégorie socioprofessionnelle et secteur d’activité</text:p>
          </table:table-cell>
          <table:table-cell table:style-name="ce54" office:value-type="string">
            <text:p>Accès restreint</text:p>
          </table:table-cell>
          <table:table-cell table:style-name="ce54" office:value-type="string">
            <text:p>Accès sur demande pour les chercheur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Echantillon représentatif de près de 20 000 personnes</text:p>
          </table:table-cell>
          <table:table-cell table:number-columns-repeated="234"/>
        </table:table-row>
        <table:table-row table:style-name="ro29">
          <table:table-cell table:style-name="ce55" office:value-type="string">
            <text:p>Santé publique et épidémiologie</text:p>
          </table:table-cell>
          <table:table-cell table:style-name="ce67" office:value-type="string">
            <text:p>Epidémiologie</text:p>
          </table:table-cell>
          <table:table-cell table:style-name="ce73" office:value-type="string">
            <text:p>Baromètres et études INCa/Ipsos, INCa/BVA…</text:p>
          </table:table-cell>
          <table:table-cell table:style-name="ce77" office:value-type="string">
            <text:p>INCA</text:p>
          </table:table-cell>
          <table:table-cell table:style-name="ce67" office:value-type="string">
            <text:p>instituts de sondage</text:p>
          </table:table-cell>
          <table:table-cell table:style-name="ce73" office:value-type="string">
            <text:p>Synthèse des enquêtes et résultats des baromètr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table:table-cell table:style-name="ce84" office:value-type="string">
            <text:p><text:span text:style-name="T2"><text:a xlink:href="http://www.e-cancer.fr/">www.e-cancer.fr </text:a></text:span></text:p>
          </table:table-cell>
          <table:table-cell table:style-name="ce73" office:value-type="string">
            <text:p>Données brutes des baromètres et enquêtes</text:p>
          </table:table-cell>
          <table:table-cell table:style-name="ce55" table:number-columns-repeated="6"/>
          <table:table-cell table:style-name="ce67"/>
          <table:table-cell table:style-name="ce73"/>
          <table:table-cell table:number-columns-repeated="234"/>
        </table:table-row>
        <table:table-row table:style-name="ro13">
          <table:table-cell table:style-name="ce54" office:value-type="string">
            <text:p>Santé publique et épidémiologie</text:p>
          </table:table-cell>
          <table:table-cell table:style-name="ce66" office:value-type="string">
            <text:p>Epidémiologie</text:p>
          </table:table-cell>
          <table:table-cell table:style-name="ce72" office:value-type="string">
            <text:p>Plan National Surveillance du Mésothéliome</text:p>
            <text:p/>
          </table:table-cell>
          <table:table-cell table:style-name="ce77" office:value-type="string">
            <text:p>INVS</text:p>
          </table:table-cell>
          <table:table-cell table:style-name="ce66"/>
          <table:table-cell table:style-name="ce72" office:value-type="string">
            <text:p>Données agrégées d'enregistrement des cas, d'estimation d'incidence nationale, d'analyse des caractéristiques des cas, de répartition des cas par profession/secteur d'activité</text:p>
            <text:p>Données nationales et régional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vs.sante.fr/publications/2009/pnsm/pnsm_resultats_1998_2006.pdf">http://www.invs.sante.fr/publications/2009/pnsm/pnsm_resultats_1998_2006.pdf</text:a></text:span></text:p>
          </table:table-cell>
          <table:table-cell table:style-name="ce72"/>
          <table:table-cell table:style-name="ce54" table:number-columns-repeated="6"/>
          <table:table-cell table:style-name="ce66"/>
          <table:table-cell table:style-name="ce72" office:value-type="string">
            <text:p>Une vingtaine de départements couverts</text:p>
          </table:table-cell>
          <table:table-cell table:number-columns-repeated="234"/>
        </table:table-row>
        <table:table-row table:style-name="ro19">
          <table:table-cell table:style-name="ce55" office:value-type="string">
            <text:p>Santé publique et épidémiologie</text:p>
          </table:table-cell>
          <table:table-cell table:style-name="ce67" office:value-type="string">
            <text:p>Epidémiologie</text:p>
          </table:table-cell>
          <table:table-cell table:style-name="ce73" office:value-type="string">
            <text:p>Suivi des victimes de l'amiante</text:p>
            <text:p/>
            <text:p/>
          </table:table-cell>
          <table:table-cell table:style-name="ce77" office:value-type="string">
            <text:p>INVS</text:p>
          </table:table-cell>
          <table:table-cell table:style-name="ce67" office:value-type="string">
            <text:p>Fonds d'indemnisation des victimes de l'amiante</text:p>
          </table:table-cell>
          <table:table-cell table:style-name="ce73" office:value-type="string">
            <text:p>Nombres de décés, causes de déces</text:p>
            <text:p>Zoom par sexe et par pathologi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et-outils/Rapports-et-syntheses/Travail-et-sante/2013/Description-de-la-mortalite-des-victimes-de-l-amiante-connues-du-Fonds-d-indemnisation-des-victimes-de-l-amiante-Fiva">http://www.invs.sante.fr/Publications-et-outils/Rapports-et-syntheses/Travail-et-sante/2013/Description-de-la-mortalite-des-victimes-de-l-amiante-connues-du-Fonds-d-indemnisation-des-victimes-de-l-amiante-Fiva</text:a></text:span></text:p>
          </table:table-cell>
          <table:table-cell table:style-name="ce73" office:value-type="string">
            <text:p>Objectif :suivi du devenir sanitaire ds victimes de l'amiante connues du FIVA</text:p>
          </table:table-cell>
          <table:table-cell table:style-name="ce55" table:number-columns-repeated="6"/>
          <table:table-cell table:style-name="ce67"/>
          <table:table-cell table:style-name="ce73"/>
          <table:table-cell table:number-columns-repeated="234"/>
        </table:table-row>
        <table:table-row table:style-name="ro24">
          <table:table-cell table:style-name="ce54" office:value-type="string">
            <text:p>Santé publique et épidémiologie</text:p>
          </table:table-cell>
          <table:table-cell table:style-name="ce66" office:value-type="string">
            <text:p>Epidémiologie</text:p>
          </table:table-cell>
          <table:table-cell table:style-name="ce72" office:value-type="string">
            <text:p>Surveillance des retraités du RSI exposés à l’amiante (ESPRI)</text:p>
            <text:p/>
            <text:p/>
            <text:p/>
          </table:table-cell>
          <table:table-cell table:style-name="ce77" office:value-type="string">
            <text:p>INVS</text:p>
          </table:table-cell>
          <table:table-cell table:style-name="ce66" office:value-type="string">
            <text:p>Caisses RSI des 7 régions participantes (soit 22 départements).</text:p>
          </table:table-cell>
          <table:table-cell table:style-name="ce72" office:value-type="string">
            <text:p>Indicateurs de suivi post professionnels et épidémiologiques tels que le taux d'exposition à l'amiante par secteurs d'activité/ par profess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Explicité avec restriction</text:p>
          </table:table-cell>
          <table:table-cell table:style-name="ce85" office:value-type="string">
            <text:p><text:span text:style-name="T2"><text:a xlink:href="http://www.invs.sante.fr/Dossiers-thematiques/Travail-et-sante/Programme-de-surveillance-post-professionnelle-des-artisans-ayant-ete-exposes-a-l-amiante-ESPrI/Resultats">http://www.invs.sante.fr/Dossiers-thematiques/Travail-et-sante/Programme-de-surveillance-post-professionnelle-des-artisans-ayant-ete-exposes-a-l-amiante-ESPrI/Resultats</text:a></text:span></text:p>
          </table:table-cell>
          <table:table-cell table:style-name="ce72"/>
          <table:table-cell table:style-name="ce54" table:number-columns-repeated="6"/>
          <table:table-cell table:style-name="ce66"/>
          <table:table-cell table:style-name="ce72" office:value-type="string">
            <text:p>7 régions participantes (22 départements)</text:p>
          </table:table-cell>
          <table:table-cell table:number-columns-repeated="234"/>
        </table:table-row>
        <table:table-row table:style-name="ro14">
          <table:table-cell table:style-name="ce55" office:value-type="string">
            <text:p>Santé publique et épidémiologie</text:p>
          </table:table-cell>
          <table:table-cell table:style-name="ce67" office:value-type="string">
            <text:p>Epidémiologie</text:p>
          </table:table-cell>
          <table:table-cell table:style-name="ce73" office:value-type="string">
            <text:p>Surveillance sanitaire des urgences et des décès (SURSAUD)</text:p>
            <text:p/>
            <text:p/>
            <text:p/>
          </table:table-cell>
          <table:table-cell table:style-name="ce77" office:value-type="string">
            <text:p>INVS</text:p>
          </table:table-cell>
          <table:table-cell table:style-name="ce67" office:value-type="string">
            <text:p>Données collectées auprès des Services d'urgence, du réseau SOS médecin, des bureaux d'Etat Civil</text:p>
          </table:table-cell>
          <table:table-cell table:style-name="ce73" office:value-type="string">
            <text:p>Une base par type de maladie contenant nombre de cas, offres de soins, analyse des 10 diagnostics les plus fréquents, indicateurs de suivi des consultations par type de pathologie ( asthme, traumatologie, rougeoll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et-outils/Rapports-et-syntheses/Autres-thematiques/Le-systeme-francais-de-surveillance-sanitaire-des-urgences-et-des-deces-SurSaUD-R">http://www.invs.sante.fr/Publications-et-outils/Rapports-et-syntheses/Autres-thematiques/Le-systeme-francais-de-surveillance-sanitaire-des-urgences-et-des-deces-SurSaUD-R</text:a></text:span></text:p>
          </table:table-cell>
          <table:table-cell table:style-name="ce73"/>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17">
          <table:table-cell table:style-name="ce54" office:value-type="string">
            <text:p>Santé publique et épidémiologie</text:p>
          </table:table-cell>
          <table:table-cell table:style-name="ce66" office:value-type="string">
            <text:p>Epidémiologie</text:p>
          </table:table-cell>
          <table:table-cell table:style-name="ce72" office:value-type="string">
            <text:p>Échantillon National Témoin Représentatif des personnes Diabétiques (ENTRED)</text:p>
          </table:table-cell>
          <table:table-cell table:style-name="ce77" office:value-type="string">
            <text:p>INVS</text:p>
          </table:table-cell>
          <table:table-cell table:style-name="ce66"/>
          <table:table-cell table:style-name="ce72" office:value-type="string">
            <text:p>Données sur les caractéristiques des personnes diabétiques (sexe, revenus, évolution du contrôle glycémiqu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a xlink:href="http://www.inpes.sante.fr/etudes/entred.asp">http://www.inpes.sante.fr/etudes/entred.asp
http://www.inpes.sante.fr/etudes/pdf/rapport-entred.pdf</text:a></text:p>
          </table:table-cell>
          <table:table-cell table:style-name="ce72"/>
          <table:table-cell table:style-name="ce54" table:number-columns-repeated="6"/>
          <table:table-cell table:style-name="ce66"/>
          <table:table-cell table:style-name="ce72" office:value-type="string">
            <text:p>8 926 personnes tirées au sort parmi les personnes âgées d’au moins 18 ans</text:p>
          </table:table-cell>
          <table:table-cell table:number-columns-repeated="234"/>
        </table:table-row>
        <table:table-row table:style-name="ro15">
          <table:table-cell table:style-name="ce55" office:value-type="string">
            <text:p>Santé publique et épidémiologie</text:p>
          </table:table-cell>
          <table:table-cell table:style-name="ce67" office:value-type="string">
            <text:p>Epidémiologie</text:p>
          </table:table-cell>
          <table:table-cell table:style-name="ce73" office:value-type="string">
            <text:p>Enquêtes en milieu scolaire</text:p>
          </table:table-cell>
          <table:table-cell table:style-name="ce77" office:value-type="string">
            <text:p>DREES</text:p>
          </table:table-cell>
          <table:table-cell table:style-name="ce67" office:value-type="string">
            <text:p>Panel d'élèves de CM2 à la troisième</text:p>
          </table:table-cell>
          <table:table-cell table:style-name="ce73" office:value-type="string">
            <text:p>Indicateurs de surpoids, de santé bucco-dentares, de santé mentales, d'équilibre alimentaire, de souffrance en milieu scolaire,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sans restriction</text:p>
          </table:table-cell>
          <table:table-cell table:style-name="ce84" office:value-type="string">
            <text:p><text:span text:style-name="T2"><text:a xlink:href="http://www.fncs.org/medias/rapports-et-etudes/ETUDE%20SANTE%20DENTAIRE%20ENFANT%20-%20DREES%20-%20Juillet%202013.pdf">http://www.fncs.org/medias/rapports-et-etudes/ETUDE%20SANTE%20DENTAIRE%20ENFANT%20-%20DREES%20-%20Juillet%202013.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5">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 nationale périnatale</text:p>
          </table:table-cell>
          <table:table-cell table:style-name="ce77" office:value-type="string">
            <text:p>DREES / INSERM</text:p>
          </table:table-cell>
          <table:table-cell table:style-name="ce66" office:value-type="string">
            <text:p>Maternités françaises : échantillon représentatif constitué de toutes les naissances pendant une semaine donnée</text:p>
          </table:table-cell>
          <table:table-cell table:style-name="ce72" office:value-type="string">
            <text:p>Nombre de naissances, nombre de prématurés, caractéristiques des mères, poids des enfant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data.gouv.fr/fr/dataset/la-situation-perinatale-en-france-en-2010-premiers-resultats-de-l-enquete-nationale-perinat-30378542">http://www.data.gouv.fr/fr/dataset/la-situation-perinatale-en-france-en-2010-premiers-resultats-de-l-enquete-nationale-perinat-30378542</text:a></text:span></text:p>
          </table:table-cell>
          <table:table-cell table:style-name="ce72" office:value-type="string">
            <text:p>Informations sur l'état de santé des enfants, la situation sociodémographique des mères, les soins périnatales et les facteurs de risques</text:p>
          </table:table-cell>
          <table:table-cell table:style-name="ce54" table:number-columns-repeated="6"/>
          <table:table-cell table:style-name="ce66"/>
          <table:table-cell table:style-name="ce72" office:value-type="string">
            <text:p>Environ 15 000 femmes venant d’accoucher</text:p>
            <text:p/>
          </table:table-cell>
          <table:table-cell table:number-columns-repeated="234"/>
        </table:table-row>
        <table:table-row table:style-name="ro19">
          <table:table-cell table:style-name="ce55" office:value-type="string">
            <text:p>Santé publique et épidémiologie</text:p>
          </table:table-cell>
          <table:table-cell table:style-name="ce67" office:value-type="string">
            <text:p>Epidémiologie</text:p>
          </table:table-cell>
          <table:table-cell table:style-name="ce73" office:value-type="string">
            <text:p>Corpulence des enfants de 7-9 ans scolarisés en CE1 et CE2</text:p>
          </table:table-cell>
          <table:table-cell table:style-name="ce77" office:value-type="string">
            <text:p>INVS</text:p>
          </table:table-cell>
          <table:table-cell table:style-name="ce67"/>
          <table:table-cell table:style-name="ce73" office:value-type="string">
            <text:p>Indicateurs de surpoids et d'obésité</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et-outils/Rapports-et-syntheses/Maladies-chroniques-et-traumatismes/2011/Prevalences-du-surpoids-et-de-l-obesite-et-determinants-de-la-sedentarite-chez-les-enfants-de-7-a-9-ans-en-France-en-2007">http://www.invs.sante.fr/Publications-et-outils/Rapports-et-syntheses/Maladies-chroniques-et-traumatismes/2011/Prevalences-du-surpoids-et-de-l-obesite-et-determinants-de-la-sedentarite-chez-les-enfants-de-7-a-9-ans-en-France-en-2007</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30">
          <table:table-cell table:style-name="ce54" office:value-type="string">
            <text:p>Santé publique et épidémiologie</text:p>
          </table:table-cell>
          <table:table-cell table:style-name="ce66" office:value-type="string">
            <text:p>Epidémiologie</text:p>
          </table:table-cell>
          <table:table-cell table:style-name="ce72" office:value-type="string">
            <text:p>Étude sur l’épidémiologie en France de l’alimentation et de l’état nutritionnel des enfants (EPIFANE)</text:p>
            <text:p/>
          </table:table-cell>
          <table:table-cell table:style-name="ce77" office:value-type="string">
            <text:p>INVS</text:p>
          </table:table-cell>
          <table:table-cell table:style-name="ce66" office:value-type="string">
            <text:p>Echantillon de 190 mères et leurs nouveau-nés, dans 10 maternités en France</text:p>
          </table:table-cell>
          <table:table-cell table:style-name="ce72" office:value-type="string">
            <text:p>Indicateurs liés au taux d'allaitement (par âge du nourrisoon, par régions), profils sociodémographiques des mères qui allaitent</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Explicité avec restriction</text:p>
          </table:table-cell>
          <table:table-cell table:style-name="ce85" office:value-type="string">
            <text:p>http://www.invs.sante.fr/Dossiers-thematiques/Maladies-chroniques-et-traumatismes/Nutrition-et-sante/Enquetes-et-etudes/Epifane-epidemiologie-en-France-de-l-alimentation-et-de-l-etat-nutritionnel-des-enfants-pendant-leur-premiere-annee-de-vie</text:p>
          </table:table-cell>
          <table:table-cell table:style-name="ce72"/>
          <table:table-cell table:style-name="ce54" table:number-columns-repeated="6"/>
          <table:table-cell table:style-name="ce66"/>
          <table:table-cell table:style-name="ce72" office:value-type="string">
            <text:p>10 maternités en France</text:p>
          </table:table-cell>
          <table:table-cell table:number-columns-repeated="234"/>
        </table:table-row>
        <table:table-row table:style-name="ro20">
          <table:table-cell table:style-name="ce55" office:value-type="string">
            <text:p>Santé publique et épidémiologie</text:p>
          </table:table-cell>
          <table:table-cell table:style-name="ce67" office:value-type="string">
            <text:p>Epidémiologie</text:p>
          </table:table-cell>
          <table:table-cell table:style-name="ce73" office:value-type="string">
            <text:p>Cycle triennal d’enquêtes sur la santé des enfants et adolescents scolarisés</text:p>
          </table:table-cell>
          <table:table-cell table:style-name="ce77" office:value-type="string">
            <text:p>DREES</text:p>
          </table:table-cell>
          <table:table-cell table:style-name="ce67" office:value-type="string">
            <text:p>Elèves des grandes sections de maternelle, des classes de CM2 et des classes de troisième</text:p>
          </table:table-cell>
          <table:table-cell table:style-name="ce73" office:value-type="string">
            <text:p>Indicateurs de surpoids, de santé bucco-dentaires, de santé mentale, d'équilibre alimentaire, de souffrance en milieu scolaire,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sans restriction</text:p>
          </table:table-cell>
          <table:table-cell table:style-name="ce84" office:value-type="string">
            <text:p><text:span text:style-name="T2"><text:a xlink:href="http://www.drees.sante.gouv.fr/IMG/pdf/er737-3.pdf">http://www.drees.sante.gouv.fr/IMG/pdf/er737-3.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0">
          <table:table-cell table:style-name="ce54" office:value-type="string">
            <text:p>Santé publique et épidémiologie</text:p>
          </table:table-cell>
          <table:table-cell table:style-name="ce66" office:value-type="string">
            <text:p>Epidémiologie</text:p>
          </table:table-cell>
          <table:table-cell table:style-name="ce72" office:value-type="string">
            <text:p>Enquêtes NOYADES</text:p>
          </table:table-cell>
          <table:table-cell table:style-name="ce77" office:value-type="string">
            <text:p>INVS</text:p>
          </table:table-cell>
          <table:table-cell table:style-name="ce66"/>
          <table:table-cell table:style-name="ce72" office:value-type="string">
            <text:p>Répartition des noyades par lieu, par âge des victimes, évolution du nombre de noyad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vs.sante.fr/surveillance/noyades/noyades_2012_premiers_resultats_definitifs.pdf">http://www.invs.sante.fr/surveillance/noyades/noyades_2012_premiers_resultats_definitifs.pdf</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6">
          <table:table-cell table:style-name="ce55" office:value-type="string">
            <text:p>Santé publique et épidémiologie</text:p>
          </table:table-cell>
          <table:table-cell table:style-name="ce67" office:value-type="string">
            <text:p>Epidémiologie</text:p>
          </table:table-cell>
          <table:table-cell table:style-name="ce73" office:value-type="string">
            <text:p>Enquête Permanente sur les Accidents de la Vie Courante (EPAC)</text:p>
          </table:table-cell>
          <table:table-cell table:style-name="ce77" office:value-type="string">
            <text:p>INVS</text:p>
          </table:table-cell>
          <table:table-cell table:style-name="ce67" office:value-type="string">
            <text:p>9 hôpitaux français</text:p>
          </table:table-cell>
          <table:table-cell table:style-name="ce73" office:value-type="string">
            <text:p>Répartition par âge/ sexe des personnes accidentées, Répartition des AVC selon les lieux de survenue, selon l'activité, selon le mécanisme de déclenchement, selon la lésion</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2006/epac/index.html">http://www.invs.sante.fr/publications/2006/epac/index.html</text:a></text:span></text:p>
          </table:table-cell>
          <table:table-cell table:style-name="ce73"/>
          <table:table-cell table:style-name="ce55" table:number-columns-repeated="6"/>
          <table:table-cell table:style-name="ce67"/>
          <table:table-cell table:style-name="ce73" office:value-type="string">
            <text:p>9 hôpitaux français</text:p>
          </table:table-cell>
          <table:table-cell table:number-columns-repeated="234"/>
        </table:table-row>
        <table:table-row table:style-name="ro27">
          <table:table-cell table:style-name="ce54" office:value-type="string">
            <text:p>Santé publique et épidémiologie</text:p>
          </table:table-cell>
          <table:table-cell table:style-name="ce66" office:value-type="string">
            <text:p>Epidémiologie</text:p>
          </table:table-cell>
          <table:table-cell table:style-name="ce72" office:value-type="string">
            <text:p>Cohorte Constances</text:p>
          </table:table-cell>
          <table:table-cell table:style-name="ce77" office:value-type="string">
            <text:p>INSERM</text:p>
          </table:table-cell>
          <table:table-cell table:style-name="ce66" office:value-type="string">
            <text:p>_ Panel de la cohorte : réponse à deux questionnaires à l'entrée puis à un questionnaire par an</text:p>
            <text:p>_ Centres d'examen de santé de la Sécurité Sociale : réalisation d'examens sur le panel à l'entrée dans la cohorte puis tous les 5 ans</text:p>
          </table:table-cell>
          <table:table-cell table:style-name="ce72"/>
          <table:table-cell table:style-name="ce54" table:number-columns-repeated="6"/>
          <table:table-cell table:style-name="ce66"/>
          <table:table-cell table:style-name="ce72" office:value-type="string">
            <text:p>Informations d'état de santé et informations personnelles sur les personnes couvertes</text:p>
          </table:table-cell>
          <table:table-cell table:style-name="ce54" office:value-type="string">
            <text:p>Accès restreint</text:p>
          </table:table-cell>
          <table:table-cell table:style-name="ce54" office:value-type="string">
            <text:p>_ Accès à la base pour les seuls chercheurs, sous réserve d'autorisation de la CNIL, d'un conseil scientifique de la cohorte et du comité de pilotage de la cohorte</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_ Recrutement démarré en 2012. 35 000 personnes intégrées pour le moment (rythme de 2000 à 3000 par mois)</text:p>
            <text:p>_Objectif d'inclusion de 200 000 adultés âgés de 18 à 69 ans d'ici 5 ans</text:p>
            <text:p/>
          </table:table-cell>
          <table:table-cell table:number-columns-repeated="234"/>
        </table:table-row>
        <table:table-row table:style-name="ro11">
          <table:table-cell table:style-name="ce55" office:value-type="string">
            <text:p>Santé publique et épidémiologie</text:p>
          </table:table-cell>
          <table:table-cell table:style-name="ce67" office:value-type="string">
            <text:p>Epidémiologie</text:p>
          </table:table-cell>
          <table:table-cell table:style-name="ce73" office:value-type="string">
            <text:p>DCIR (données de consommation inter-régimes) du SNIIRAM et échantillon généraliste des bénéficiaires (EGB)</text:p>
          </table:table-cell>
          <table:table-cell table:style-name="ce77" office:value-type="string">
            <text:p>CNAMTS</text:p>
          </table:table-cell>
          <table:table-cell table:style-name="ce67" office:value-type="string">
            <text:p>Médecins généralistes, pharmacies : feuilles de soin envoyées à l'assurance maladie</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5" office:value-type="string">
            <text:p>Accès restreint</text:p>
          </table:table-cell>
          <table:table-cell table:style-name="ce55" office:value-type="string">
            <text:p>_ Accès à l'EGB : l'ensemble des institutions publiques de la sphère santé (état et agences de l’état), les représentants des producteurs de soins (fédérations établissements de santé, union professionnelles des </text:p>
            <text:p>professions de santé par exemple) et leurs membres, l'IDS et ses membres, les instituts de recherches listés dans l'arrêté sur l'accès au SNIIRAM</text:p>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office:value-type="string">
            <text:p>Santé publique et épidémiologie</text:p>
          </table:table-cell>
          <table:table-cell table:style-name="ce66" office:value-type="string">
            <text:p>Epidémiologie</text:p>
          </table:table-cell>
          <table:table-cell table:style-name="ce72" office:value-type="string">
            <text:p>PMSI – programme de médicalisation des systèmes d'information</text:p>
          </table:table-cell>
          <table:table-cell table:style-name="ce77" office:value-type="string">
            <text:p>ATIH</text:p>
          </table:table-cell>
          <table:table-cell table:style-name="ce66" office:value-type="string">
            <text:p>Etablissements de santé</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4" office:value-type="string">
            <text:p>Accès restreint</text:p>
          </table:table-cell>
          <table:table-cell table:style-name="ce54"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4" office:value-type="string">
            <text:p>Gratuit ou 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27">
          <table:table-cell table:style-name="ce55" office:value-type="string">
            <text:p>Santé publique et épidémiologie</text:p>
          </table:table-cell>
          <table:table-cell table:style-name="ce67" office:value-type="string">
            <text:p>Environnement</text:p>
          </table:table-cell>
          <table:table-cell table:style-name="ce73" office:value-type="string">
            <text:p>"Base" du Système National de Surveillance des Plombémies chez l’Enfant (SNSPE)</text:p>
          </table:table-cell>
          <table:table-cell table:style-name="ce77" office:value-type="string">
            <text:p>INVS</text:p>
          </table:table-cell>
          <table:table-cell table:style-name="ce67" office:value-type="string">
            <text:p>Les déclarations de cas de saturnisme envoyées sous forme papier aux Ddass par les médecins traitants sont retransmises à l’InVS qui vérifie qu’elles sont bien enregistrées dans le système de surveillance des plombémies.</text:p>
          </table:table-cell>
          <table:table-cell table:style-name="ce73" office:value-type="string">
            <text:p>Nombre de cas et profil des patients atteint de saturnisme par région, activités de dépistage par région et par an, part des différentes institutions dans le dépistag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publications/2010/depistage_saturnisme_enfant_2005_2007/rapport_saturnisme_enfant_2005_2007.pdf">http://www.invs.sante.fr/publications/2010/depistage_saturnisme_enfant_2005_2007/rapport_saturnisme_enfant_2005_2007.pdf</text:a></text:span></text:p>
          </table:table-cell>
          <table:table-cell table:style-name="ce73"/>
          <table:table-cell table:style-name="ce55" table:number-columns-repeated="6"/>
          <table:table-cell table:style-name="ce67"/>
          <table:table-cell table:style-name="ce73" office:value-type="string">
            <text:p>Enfants atteints de saturnisme</text:p>
          </table:table-cell>
          <table:table-cell table:number-columns-repeated="234"/>
        </table:table-row>
        <table:table-row table:style-name="ro15">
          <table:table-cell table:style-name="ce54" office:value-type="string">
            <text:p>Santé publique et épidémiologie</text:p>
          </table:table-cell>
          <table:table-cell table:style-name="ce66" office:value-type="string">
            <text:p>Environnement</text:p>
          </table:table-cell>
          <table:table-cell table:style-name="ce72" office:value-type="string">
            <text:p>Base de données sur la qualité de l'air (BDQA)</text:p>
          </table:table-cell>
          <table:table-cell table:style-name="ce77" office:value-type="string">
            <text:p>ADEME</text:p>
          </table:table-cell>
          <table:table-cell table:style-name="ce66" office:value-type="string">
            <text:p>_ De fait, 5 bases de données sur la qualité de l'air : BASTER, BULDER, ALERTE, BDQA, INVEST</text:p>
            <text:p>_ Mesures réalisées par des associations de surveillance de la qualité de l'air (AASQA) ; plus de 600 sites de mesures automatiques</text:p>
          </table:table-cell>
          <table:table-cell table:style-name="ce72" office:value-type="string">
            <text:p>_ Qualité de l'air en France et par région : notamment taux de dioxyde de souffre, dioxyde d'azote, oxyde de souffre, ozone, particules PM10, monoxyde de carbone, benzène, plomb, PM 2.5</text:p>
            <text:p/>
          </table:table-cell>
          <table:table-cell table:style-name="ce58"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 : bilan des indices ATMO ; bilan de la qualité de l'air</text:p>
          </table:table-cell>
          <table:table-cell table:style-name="ce54" office:value-type="string">
            <text:p>Explicité avec restriction</text:p>
          </table:table-cell>
          <table:table-cell table:style-name="ce85" office:value-type="string">
            <text:p><text:span text:style-name="T2"><text:a xlink:href="http://www.buldair.org/accueil">http://www.buldair.org/accueil</text:a></text:span></text:p>
          </table:table-cell>
          <table:table-cell table:style-name="ce72"/>
          <table:table-cell table:style-name="ce58" table:number-columns-repeated="6"/>
          <table:table-cell table:style-name="ce91"/>
          <table:table-cell table:style-name="ce72" office:value-type="string">
            <text:p>Plus de 600 sites de mesures ; recueil de données tous les quarts d'heure</text:p>
          </table:table-cell>
          <table:table-cell table:number-columns-repeated="234"/>
        </table:table-row>
        <table:table-row table:style-name="ro15">
          <table:table-cell table:style-name="ce54" office:value-type="string">
            <text:p>Santé publique et épidémiologie</text:p>
          </table:table-cell>
          <table:table-cell table:style-name="ce66" office:value-type="string">
            <text:p>Environnement</text:p>
          </table:table-cell>
          <table:table-cell table:style-name="ce72" office:value-type="string">
            <text:p>Résultats du contrôle sanitaire de la qualité de l’eau potable</text:p>
          </table:table-cell>
          <table:table-cell table:style-name="ce77" office:value-type="string">
            <text:p>Ministère des affaires sociales et de la santé</text:p>
          </table:table-cell>
          <table:table-cell table:style-name="ce66"/>
          <table:table-cell table:style-name="ce72"/>
          <table:table-cell table:style-name="ce58"/>
          <table:table-cell table:style-name="ce54" table:number-columns-repeated="5"/>
          <table:table-cell table:style-name="ce85"/>
          <table:table-cell table:style-name="ce72" office:value-type="string">
            <text:p>Par commune et par prélèvement : dernier prélèvement et valeur de conformité et paramère analytique (ammonium, aspect …)</text:p>
          </table:table-cell>
          <table:table-cell table:style-name="ce58" office:value-type="string">
            <text:p>Accès à tous</text:p>
          </table:table-cell>
          <table:table-cell table:style-name="ce58"/>
          <table:table-cell table:style-name="ce58" office:value-type="string">
            <text:p>Gratuit</text:p>
          </table:table-cell>
          <table:table-cell table:style-name="ce58" office:value-type="string">
            <text:p>Non exploitable</text:p>
          </table:table-cell>
          <table:table-cell table:style-name="ce58" office:value-type="string">
            <text:p>Consultable sur le site internet à travers une moteur de recherche</text:p>
          </table:table-cell>
          <table:table-cell table:style-name="ce58" office:value-type="string">
            <text:p>Non explicité</text:p>
          </table:table-cell>
          <table:table-cell table:style-name="ce92" office:value-type="string">
            <text:p><text:span text:style-name="T1"><text:a xlink:href="http://www.sante.gouv.fr/resultats-du-controle-sanitaire-de-la-qualite-de-l-eau-potable.html">http://www.sante.gouv.fr/resultats-du-controle-sanitaire-de-la-qualite-de-l-eau-potable.html</text:a></text:span></text:p>
          </table:table-cell>
          <table:table-cell table:style-name="ce72"/>
          <table:table-cell table:number-columns-repeated="234"/>
        </table:table-row>
        <table:table-row table:style-name="ro15">
          <table:table-cell table:style-name="ce54" office:value-type="string">
            <text:p>Santé publique et épidémiologie</text:p>
          </table:table-cell>
          <table:table-cell table:style-name="ce66" office:value-type="string">
            <text:p>Environnement</text:p>
          </table:table-cell>
          <table:table-cell table:style-name="ce72" office:value-type="string">
            <text:p>Base de la cartographie des eaux de baignades</text:p>
          </table:table-cell>
          <table:table-cell table:style-name="ce77" office:value-type="string">
            <text:p>Ministère des affaires sociales et de la santé</text:p>
          </table:table-cell>
          <table:table-cell table:style-name="ce66"/>
          <table:table-cell table:style-name="ce72" office:value-type="string">
            <text:p>5 niveaux de qualité de l'eau de baignades par lieu</text:p>
          </table:table-cell>
          <table:table-cell table:style-name="ce58"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site à travers une cartographie</text:p>
            <text:p>Rapport Pdf annuel</text:p>
          </table:table-cell>
          <table:table-cell table:style-name="ce54" office:value-type="string">
            <text:p>Non explicité</text:p>
          </table:table-cell>
          <table:table-cell table:style-name="ce85" office:value-type="string">
            <text:p><text:span text:style-name="T2"><text:a xlink:href="http://baignades.sante.gouv.fr/baignades/navigMap.do?idCarte=fra">http://baignades.sante.gouv.fr/baignades/navigMap.do?idCarte=fra#</text:a></text:span></text:p>
          </table:table-cell>
          <table:table-cell table:style-name="ce72"/>
          <table:table-cell table:style-name="ce58" table:number-columns-repeated="6"/>
          <table:table-cell table:style-name="ce91"/>
          <table:table-cell table:style-name="ce72"/>
          <table:table-cell table:number-columns-repeated="234"/>
        </table:table-row>
        <table:table-row table:style-name="ro20">
          <table:table-cell table:style-name="ce55" office:value-type="string">
            <text:p>Santé publique et épidémiologie</text:p>
          </table:table-cell>
          <table:table-cell table:style-name="ce67" table:formula="of:=[.B64]" office:value-type="string" office:string-value="Environnement">
            <text:p>Environnement</text:p>
          </table:table-cell>
          <table:table-cell table:style-name="ce73" office:value-type="string">
            <text:p>Base de la Fédération des associations de surveillance de la qualité de l'air</text:p>
          </table:table-cell>
          <table:table-cell table:style-name="ce77" office:value-type="string">
            <text:p>Fédération des associations de surveillance de la qualité de l'air</text:p>
          </table:table-cell>
          <table:table-cell table:style-name="ce67" office:value-type="string">
            <text:p>Associations locales de surveillance de la qualité de l'air</text:p>
          </table:table-cell>
          <table:table-cell table:style-name="ce73" office:value-type="string">
            <text:p>Indices quotidiens de la qualité de l'air, observations en temps réels, Modèles de prévisions régional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carte quotidienne)</text:p>
          </table:table-cell>
          <table:table-cell table:style-name="ce55"/>
          <table:table-cell table:style-name="ce84" office:value-type="string">
            <text:p><text:span text:style-name="T2"><text:a xlink:href="http://www.atmo-france.org/fr/">http://www.atmo-france.org/fr/</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3">
          <table:table-cell table:style-name="ce54" office:value-type="string">
            <text:p>Santé publique et épidémiologie</text:p>
          </table:table-cell>
          <table:table-cell table:style-name="ce66" office:value-type="string">
            <text:p>Environnement</text:p>
          </table:table-cell>
          <table:table-cell table:style-name="ce72" office:value-type="string">
            <text:p>"Base" du système de surveillance des infections au CO</text:p>
          </table:table-cell>
          <table:table-cell table:style-name="ce77" office:value-type="string">
            <text:p>InVS</text:p>
          </table:table-cell>
          <table:table-cell table:style-name="ce66" office:value-type="string">
            <text:p>Signalement de suspicion d’intoxications au CO par les déclarants (toute personne ayant connaissance d’une suspicion d’intoxication au CO) qui sont en pratique les services d’intervention d’urgence : les services départements de secours et d’incendie et les services d’urgence hospitalière</text:p>
          </table:table-cell>
          <table:table-cell table:style-name="ce72" office:value-type="string">
            <text:p>Taux de mortalité, taux de décés par intoxication (depuis 2004), répartition régionale de l'incidence des intoxications, circonstances de survenues des intoxications, répartition hebdomadaires des épisodes d'intoxicat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Explicité avec restriction</text:p>
          </table:table-cell>
          <table:table-cell table:style-name="ce85" office:value-type="string">
            <text:p><text:span text:style-name="T2"><text:a xlink:href="http://www.invs.sante.fr/Dossiers-thematiques/Environnement-et-sante/Intoxications-au-monoxyde-de-carbone/Donnees-epidemiologiques-de-surveillance">http://www.invs.sante.fr/Dossiers-thematiques/Environnement-et-sante/Intoxications-au-monoxyde-de-carbone/Donnees-epidemiologiques-de-surveillance</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0">
          <table:table-cell table:style-name="ce55" office:value-type="string">
            <text:p>Santé publique et épidémiologie</text:p>
          </table:table-cell>
          <table:table-cell table:style-name="ce67" table:formula="of:=[.B67]" office:value-type="string" office:string-value="Environnement">
            <text:p>Environnement</text:p>
          </table:table-cell>
          <table:table-cell table:style-name="ce73" office:value-type="string">
            <text:p>Banque nationale d'accès aux données sur les eaux souterraines</text:p>
          </table:table-cell>
          <table:table-cell table:style-name="ce77" office:value-type="string">
            <text:p>Direction Générale de l'Eau</text:p>
          </table:table-cell>
          <table:table-cell table:style-name="ce67"/>
          <table:table-cell table:style-name="ce73" office:value-type="string">
            <text:p>Nombre de points par : Localisation ; Entité hydrogéologique ; Masse d'eau ; Code BSS ; Réseau ; Organisme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 envoyé directement par mail</text:p>
          </table:table-cell>
          <table:table-cell table:style-name="ce55"/>
          <table:table-cell table:style-name="ce84" office:value-type="string">
            <text:p><text:span text:style-name="T2"><text:a xlink:href="http://www.ades.eaufrance.fr/">http://www.ades.eaufrance.fr/</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6">
          <table:table-cell table:style-name="ce55" office:value-type="string">
            <text:p>Santé publique et épidémiologie</text:p>
          </table:table-cell>
          <table:table-cell table:style-name="ce67" office:value-type="string">
            <text:p>Environnement</text:p>
          </table:table-cell>
          <table:table-cell table:style-name="ce73" office:value-type="string">
            <text:p>Base de la cartographie BA SOL</text:p>
          </table:table-cell>
          <table:table-cell table:style-name="ce77" office:value-type="string">
            <text:p>Ministère de l'écologie, du développement durable et de l'énergie</text:p>
          </table:table-cell>
          <table:table-cell table:style-name="ce67"/>
          <table:table-cell table:style-name="ce73" office:value-type="string">
            <text:p>Localisation des sites, situation technique des sites, nature des polluants, impact des sites, origine de l'action des pouvoirs publics, surveillance de la qualité des eaux souterraines</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ble sur le site internet</text:p>
          </table:table-cell>
          <table:table-cell table:style-name="ce55"/>
          <table:table-cell table:style-name="ce84" office:value-type="string">
            <text:p>http://basol.developpement-durable.gouv.fr/tableaux/home.htm</text:p>
          </table:table-cell>
          <table:table-cell table:style-name="ce73"/>
          <table:table-cell table:style-name="ce55" table:number-columns-repeated="6"/>
          <table:table-cell table:style-name="ce67"/>
          <table:table-cell table:style-name="ce73"/>
          <table:table-cell table:number-columns-repeated="234"/>
        </table:table-row>
        <table:table-row table:style-name="ro17">
          <table:table-cell table:style-name="ce55" office:value-type="string">
            <text:p>Santé publique et épidémiologie</text:p>
          </table:table-cell>
          <table:table-cell table:style-name="ce67" office:value-type="string">
            <text:p>Environnement</text:p>
          </table:table-cell>
          <table:table-cell table:style-name="ce73" office:value-type="string">
            <text:p>Bas de la cartographie BASIAS</text:p>
          </table:table-cell>
          <table:table-cell table:style-name="ce77" office:value-type="string">
            <text:p>Ministère de l'écologie, du développement durable et de l'énergie</text:p>
          </table:table-cell>
          <table:table-cell table:style-name="ce67"/>
          <table:table-cell table:style-name="ce73"/>
          <table:table-cell table:style-name="ce55" table:number-columns-repeated="6"/>
          <table:table-cell table:style-name="ce84"/>
          <table:table-cell table:style-name="ce73" office:value-type="string">
            <text:p>Inventaire historique de sites industriels et activités de service : raison sociale de l'entreprise, <text:s/>adresse, activité, état d'occupation du site, état de connaissance <text:s/></text:p>
            <text:p>Résidus marée noire</text:p>
            <text:p>Etablissements sensibl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ble sur internet à travers une cartographie</text:p>
          </table:table-cell>
          <table:table-cell table:style-name="ce55"/>
          <table:table-cell table:style-name="ce84" office:value-type="string">
            <text:p><text:span text:style-name="T2"><text:a xlink:href="http://basias.brgm.fr/">http://basias.brgm.fr/</text:a></text:span></text:p>
          </table:table-cell>
          <table:table-cell table:style-name="ce73"/>
          <table:table-cell table:number-columns-repeated="234"/>
        </table:table-row>
        <table:table-row table:style-name="ro23">
          <table:table-cell table:style-name="ce54" office:value-type="string">
            <text:p>Santé publique et épidémiologie</text:p>
          </table:table-cell>
          <table:table-cell table:style-name="ce66" table:formula="of:=[.B67]" office:value-type="string" office:string-value="Environnement">
            <text:p>Environnement</text:p>
          </table:table-cell>
          <table:table-cell table:style-name="ce72" office:value-type="string">
            <text:p>Baromètre santé-environnement</text:p>
          </table:table-cell>
          <table:table-cell table:style-name="ce77" office:value-type="string">
            <text:p>INPES</text:p>
          </table:table-cell>
          <table:table-cell table:style-name="ce66" office:value-type="string">
            <text:p>Panel d'individus </text:p>
          </table:table-cell>
          <table:table-cell table:style-name="ce72" office:value-type="string">
            <text:p>Cf. Données granulair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pes.sante.fr/CFESBases/catalogue/pdf/1114.pdf">http://www.inpes.sante.fr/CFESBases/catalogue/pdf/1114.pdf</text:a></text:span></text:p>
          </table:table-cell>
          <table:table-cell table:style-name="ce72" office:value-type="string">
            <text:p>Indicateurs de : pollution des sols, pollution de l'air, tabagisme passif, qualité des eaux, bruit et téléphonie mobile</text:p>
          </table:table-cell>
          <table:table-cell table:style-name="ce54" office:value-type="string">
            <text:p>Accès restreint</text:p>
          </table:table-cell>
          <table:table-cell table:style-name="ce54" office:value-type="string">
            <text:p>Accès restreint aux chercheurs via la signature d'une convention avec l'INP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20">
          <table:table-cell table:style-name="ce55" office:value-type="string">
            <text:p>Santé publique et épidémiologie</text:p>
          </table:table-cell>
          <table:table-cell table:style-name="ce67" office:value-type="string">
            <text:p>Habitudes de vie</text:p>
          </table:table-cell>
          <table:table-cell table:style-name="ce73" office:value-type="string">
            <text:p>Baromètres santé</text:p>
          </table:table-cell>
          <table:table-cell table:style-name="ce77" office:value-type="string">
            <text:p>INPES</text:p>
          </table:table-cell>
          <table:table-cell table:style-name="ce67" office:value-type="string">
            <text:p>Population</text:p>
          </table:table-cell>
          <table:table-cell table:style-name="ce73" office:value-type="string">
            <text:p>Cf. Données granulair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pes.sante.fr/Barometres/barometre-sante-2010/index.asp">http://www.inpes.sante.fr/Barometres/barometre-sante-2010/index.asp#accidents</text:a></text:span></text:p>
          </table:table-cell>
          <table:table-cell table:style-name="ce73" office:value-type="string">
            <text:p>Indicateurs multiples de santé individuelle, de santé au travail, de santé des jeunes, d'hygiène, de drogue</text:p>
          </table:table-cell>
          <table:table-cell table:style-name="ce55" office:value-type="string">
            <text:p>Accès restreint</text:p>
          </table:table-cell>
          <table:table-cell table:style-name="ce55" office:value-type="string">
            <text:p>Accès restreint aux chercheurs via la signature d'une convention avec l'INP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20">
          <table:table-cell table:style-name="ce54" office:value-type="string">
            <text:p>Santé publique et épidémiologie</text:p>
          </table:table-cell>
          <table:table-cell table:style-name="ce66" office:value-type="string">
            <text:p>Habitudes de vie</text:p>
          </table:table-cell>
          <table:table-cell table:style-name="ce72" office:value-type="string">
            <text:p>Enquête sur la santé et les consommation lors de l'appel de préparation à la défense (Escapad)</text:p>
          </table:table-cell>
          <table:table-cell table:style-name="ce77" office:value-type="string">
            <text:p>OFDT</text:p>
          </table:table-cell>
          <table:table-cell table:style-name="ce66" office:value-type="string">
            <text:p>Jeunes inscrits à la JAPD</text:p>
          </table:table-cell>
          <table:table-cell table:style-name="ce72" office:value-type="string">
            <text:p>Données sur les conduites addictives des jeunes (alcool, cannabis, Ecstasy, tabas, Héroïne) selon la fréquences, les risques </text:p>
          </table:table-cell>
          <table:table-cell table:style-name="ce54" office:value-type="string">
            <text:p>Accès à tous</text:p>
          </table:table-cell>
          <table:table-cell table:style-name="ce54" office:value-type="string">
            <text:p>Accès par section (e.g. tabac) - il faut remplir un formulaire</text:p>
          </table:table-cell>
          <table:table-cell table:style-name="ce54" office:value-type="string">
            <text:p>Gratuit</text:p>
          </table:table-cell>
          <table:table-cell table:style-name="ce54" office:value-type="string">
            <text:p>Non exploitable</text:p>
          </table:table-cell>
          <table:table-cell table:style-name="ce54" office:value-type="string">
            <text:p>Consultation en ligne, par section thématique</text:p>
          </table:table-cell>
          <table:table-cell table:style-name="ce54" office:value-type="string">
            <text:p>Explicité avec restriction</text:p>
          </table:table-cell>
          <table:table-cell table:style-name="ce85" office:value-type="string">
            <text:p><text:span text:style-name="T2"><text:a xlink:href="http://www.ofdt.fr/">http://www.ofdt.fr/</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19">
          <table:table-cell table:style-name="ce55" office:value-type="string">
            <text:p>Santé publique et épidémiologie</text:p>
          </table:table-cell>
          <table:table-cell table:style-name="ce67" office:value-type="string">
            <text:p>Habitudes de vie</text:p>
          </table:table-cell>
          <table:table-cell table:style-name="ce73" office:value-type="string">
            <text:p>Enquête nationale nutrition santé (ENNS)</text:p>
          </table:table-cell>
          <table:table-cell table:style-name="ce77" office:value-type="string">
            <text:p>INVS</text:p>
          </table:table-cell>
          <table:table-cell table:style-name="ce67" office:value-type="string">
            <text:p>Panel d'adultes</text:p>
          </table:table-cell>
          <table:table-cell table:style-name="ce73" office:value-type="string">
            <text:p>Indicateurs sur les apports en énergie et nutriments par tranches d'âges et par aliments, sur l'activité physique et la sédentarité et sur l'état nutritionnel de la population</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vs.sante.fr/Dossiers-thematiques/Maladies-chroniques-et-traumatismes/Nutrition-et-sante/Enquetes-et-etudes/ENNS-etude-nationale-nutrition-sante/Distribution-des-valeurs/Tableaux-de-distribution-ENNS">http://www.invs.sante.fr/Dossiers-thematiques/Maladies-chroniques-et-traumatismes/Nutrition-et-sante/Enquetes-et-etudes/ENNS-etude-nationale-nutrition-sante/Distribution-des-valeurs/Tableaux-de-distribution-ENNS</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7">
          <table:table-cell table:style-name="ce54" office:value-type="string">
            <text:p>Santé publique et épidémiologie</text:p>
          </table:table-cell>
          <table:table-cell table:style-name="ce66" office:value-type="string">
            <text:p>Habitudes de vie</text:p>
          </table:table-cell>
          <table:table-cell table:style-name="ce72" office:value-type="string">
            <text:p>Etude Individuelle Nationale de Consommation Alimentaire (INCA)</text:p>
          </table:table-cell>
          <table:table-cell table:style-name="ce77" office:value-type="string">
            <text:p>ANSES</text:p>
          </table:table-cell>
          <table:table-cell table:style-name="ce66" office:value-type="string">
            <text:p>Panel de consommateurs</text:p>
          </table:table-cell>
          <table:table-cell table:style-name="ce72" office:value-type="string">
            <text:p>Données sur les collations matinales, la restauration scolaire, les facteurs sicio-démographiques et l'alimentation, le surpoids et la consommation de certains types d'aliment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mangerbouger.fr/pro/IMG/pdf/EtudeInca2.pdf">http://www.mangerbouger.fr/pro/IMG/pdf/EtudeInca2.pdf</text:a></text:span></text:p>
          </table:table-cell>
          <table:table-cell table:style-name="ce72"/>
          <table:table-cell table:style-name="ce54" table:number-columns-repeated="6"/>
          <table:table-cell table:style-name="ce66"/>
          <table:table-cell table:style-name="ce72" office:value-type="string">
            <text:p>France ; enquête réalisée tous les 7 ans</text:p>
          </table:table-cell>
          <table:table-cell table:number-columns-repeated="234"/>
        </table:table-row>
        <table:table-row table:style-name="ro27">
          <table:table-cell table:style-name="ce55" office:value-type="string">
            <text:p>Santé publique et épidémiologie</text:p>
          </table:table-cell>
          <table:table-cell table:style-name="ce67" office:value-type="string">
            <text:p>Habitudes de vie</text:p>
          </table:table-cell>
          <table:table-cell table:style-name="ce73" office:value-type="string">
            <text:p>"Base" de l'enquête Alimentation et état nutritionnel des bénéficiaires de l’aide alimentaire (ABENA)</text:p>
          </table:table-cell>
          <table:table-cell table:style-name="ce77" office:value-type="string">
            <text:p>INVS</text:p>
          </table:table-cell>
          <table:table-cell table:style-name="ce67" office:value-type="string">
            <text:p>Panel de bénéficiares de l'aide alimentaire</text:p>
          </table:table-cell>
          <table:table-cell table:style-name="ce73" office:value-type="string">
            <text:p>Données de l'etat de santé des individus en fonction de leur profils sociodémographiques, de leur conditions de vie et de leurs habitudes alimentair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inpes.sante.fr/etudes/pdf/2013-abena2-rapport.pdf">http://www.inpes.sante.fr/etudes/pdf/2013-abena2-rapport.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1">
          <table:table-cell table:style-name="ce54" office:value-type="string">
            <text:p>Santé publique et épidémiologie</text:p>
          </table:table-cell>
          <table:table-cell table:style-name="ce66" office:value-type="string">
            <text:p>Habitudes de vie</text:p>
          </table:table-cell>
          <table:table-cell table:style-name="ce72" office:value-type="string">
            <text:p>"Base" de l'enquête Alimentation, état nutritionnel et santé mentale des personnes âgées en institutions (ANAIS)</text:p>
          </table:table-cell>
          <table:table-cell table:style-name="ce77" office:value-type="string">
            <text:p>InVS</text:p>
          </table:table-cell>
          <table:table-cell table:style-name="ce66" office:value-type="string">
            <text:p>Echantillon représentatif de 1.800 personnes âgées de plus de 75 ans, résidant dans les établissements d’hébergement de six départements français</text:p>
          </table:table-cell>
          <table:table-cell table:style-name="ce72" office:value-type="string">
            <text:p>_ Description des consommations alimentaires et l’activité physique des personnes âgées vivant en institution</text:p>
            <text:p>_ Description de leur état nutritionnel (prévalence de la malnutrition)</text:p>
            <text:p>_ Description de la prévalence des troubles anxiodépressifs, des troubles du sommeil et des troubles cognitifs</text:p>
            <text:p>_ Description de leur consommation médicamenteuse, en particulier celle des psychotropes</text:p>
            <text:p>_ Description des associations entre état dépressif et statut nutritionnel</text:p>
          </table:table-cell>
          <table:table-cell table:style-name="ce54" table:number-columns-repeated="6"/>
          <table:table-cell table:style-name="ce66"/>
          <table:table-cell table:style-name="ce72"/>
          <table:table-cell table:style-name="ce54" table:number-columns-repeated="6"/>
          <table:table-cell table:style-name="ce66"/>
          <table:table-cell table:style-name="ce72" office:value-type="string">
            <text:p>1800 personnes âgées de plus de 7 ans</text:p>
          </table:table-cell>
          <table:table-cell table:number-columns-repeated="234"/>
        </table:table-row>
        <table:table-row table:style-name="ro23">
          <table:table-cell table:style-name="ce55" office:value-type="string">
            <text:p>Santé publique et épidémiologie</text:p>
          </table:table-cell>
          <table:table-cell table:style-name="ce67" office:value-type="string">
            <text:p>Habitudes de vie</text:p>
          </table:table-cell>
          <table:table-cell table:style-name="ce73" office:value-type="string">
            <text:p>"Base" ventes d'alcool</text:p>
          </table:table-cell>
          <table:table-cell table:style-name="ce77" office:value-type="string">
            <text:p>OFDT</text:p>
          </table:table-cell>
          <table:table-cell table:style-name="ce67" office:value-type="string">
            <text:p>OMS, INSEE</text:p>
          </table:table-cell>
          <table:table-cell table:style-name="ce73" office:value-type="string">
            <text:p>Quantité d’alcool consommé par habitant âgé de 15 ans et plus depuis 1961</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Explicité avec restriction</text:p>
          </table:table-cell>
          <table:table-cell table:style-name="ce84" office:value-type="string">
            <text:p><text:span text:style-name="T2"><text:a xlink:href="http://www.ofdt.fr/BDD_len/seristat/00014.xhtml">http://www.ofdt.fr/BDD_len/seristat/00014.xhtml</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5">
          <table:table-cell table:style-name="ce54" office:value-type="string">
            <text:p>Santé publique et épidémiologie</text:p>
          </table:table-cell>
          <table:table-cell table:style-name="ce66" office:value-type="string">
            <text:p>Habitudes de vie</text:p>
          </table:table-cell>
          <table:table-cell table:style-name="ce72" office:value-type="string">
            <text:p>Enquête Santé et Protection Sociale (ESPS)</text:p>
          </table:table-cell>
          <table:table-cell table:style-name="ce77" office:value-type="string">
            <text:p>IRDES</text:p>
          </table:table-cell>
          <table:table-cell table:style-name="ce66" office:value-type="string">
            <text:p>Echantillon de la population (panel de plus de 20 000 personnes sélectionnées grâce à l'EGB) <text:s/>: remontée des informations par questionnaire</text:p>
          </table:table-cell>
          <table:table-cell table:style-name="ce72" office:value-type="string">
            <text:p>Tableaux de résultats sur la protection sociale des individus, les maladies et troubles de santé déclarés, les comportements, habitudes de vie et facteurs de risque, les recours et renoncements aux soin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rdes.fr/Publications/Rapports2012/rap1886.pdf">http://www.irdes.fr/Publications/Rapports2012/rap1886.pdf</text:a></text:span></text:p>
          </table:table-cell>
          <table:table-cell table:style-name="ce72" office:value-type="string">
            <text:p>L'enquête santé et protection sociale (ESPS) de l'IRDES porte sur 6 thèmes principaux : les modes de protection sociale (obligatoires et facultatives), les maladies et les troubles de santé déclarés, les recours au médecin, la consommation de biens médicaux, les soins d'auxiliaires, l'hospitalisation, le renoncement aux soins et les opinions sur la santé </text:p>
          </table:table-cell>
          <table:table-cell table:style-name="ce54" office:value-type="string">
            <text:p>Accès restreint</text:p>
          </table:table-cell>
          <table:table-cell table:style-name="ce54" office:value-type="string">
            <text:p>Membres du conseil scientifique puis autres chercheurs</text:p>
          </table:table-cell>
          <table:table-cell table:style-name="ce54" office:value-type="string">
            <text:p>Gratuit</text:p>
          </table:table-cell>
          <table:table-cell table:style-name="ce54" office:value-type="string">
            <text:p>Exploitable</text:p>
          </table:table-cell>
          <table:table-cell table:style-name="ce54" office:value-type="string">
            <text:p>Txt, SAS</text:p>
          </table:table-cell>
          <table:table-cell table:style-name="ce54" office:value-type="string">
            <text:p>Explicité avec restriction</text:p>
          </table:table-cell>
          <table:table-cell table:style-name="ce66"/>
          <table:table-cell table:style-name="ce72" office:value-type="string">
            <text:p>Plus de 20 000 personnes et près de 10 000 ménages interrogés ; sélection sur la base de l'EGB du SNIIRAM depuis 2010</text:p>
          </table:table-cell>
          <table:table-cell table:number-columns-repeated="234"/>
        </table:table-row>
        <table:table-row table:style-name="ro20">
          <table:table-cell table:style-name="ce55" office:value-type="string">
            <text:p>Santé publique et épidémiologie</text:p>
          </table:table-cell>
          <table:table-cell table:style-name="ce67" office:value-type="string">
            <text:p>Habitudes de vie</text:p>
          </table:table-cell>
          <table:table-cell table:style-name="ce73" office:value-type="string">
            <text:p>Recueil commun sur les addictions et les prises en charge</text:p>
          </table:table-cell>
          <table:table-cell table:style-name="ce77" office:value-type="string">
            <text:p>OFDT</text:p>
          </table:table-cell>
          <table:table-cell table:style-name="ce67" office:value-type="string">
            <text:p>Centres de soins d’accompagnement et de prévention en addictologie (CSAPA)</text:p>
          </table:table-cell>
          <table:table-cell table:style-name="ce73" office:value-type="string">
            <text:p>Nombre de personnes prises en charge, profils socio-démographiqu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ofdt.fr/ofdtdev/live/donneesnat/recap.html">http://www.ofdt.fr/ofdtdev/live/donneesnat/recap.html</text:a></text:span></text:p>
          </table:table-cell>
          <table:table-cell table:style-name="ce73" office:value-type="string">
            <text:p>Données relatives aux patients, données relatives à la prise en charge, données relatives aux consommations addictives et données relatives à la santé du patient (e.g. VIH, VHC, antécédents psychiatriques)</text:p>
          </table:table-cell>
          <table:table-cell table:style-name="ce55" office:value-type="string">
            <text:p>Accès restreint</text:p>
          </table:table-cell>
          <table:table-cell table:style-name="ce55" table:number-columns-repeated="5"/>
          <table:table-cell table:style-name="ce67"/>
          <table:table-cell table:style-name="ce73"/>
          <table:table-cell table:number-columns-repeated="234"/>
        </table:table-row>
        <table:table-row table:style-name="ro14">
          <table:table-cell table:style-name="ce54" office:value-type="string">
            <text:p>Santé publique et épidémiologie</text:p>
          </table:table-cell>
          <table:table-cell table:style-name="ce66" office:value-type="string">
            <text:p>Habitudes de vie</text:p>
          </table:table-cell>
          <table:table-cell table:style-name="ce72" office:value-type="string">
            <text:p>Enquête "Contexte de la sexualité en France" (CSF)</text:p>
          </table:table-cell>
          <table:table-cell table:style-name="ce77" office:value-type="string">
            <text:p>INSERM</text:p>
          </table:table-cell>
          <table:table-cell table:style-name="ce66" office:value-type="string">
            <text:p>Panel d'individus</text:p>
          </table:table-cell>
          <table:table-cell table:style-name="ce72" office:value-type="string">
            <text:p>Age du premier rapport sexuel (par sexe et par génération), nombre moyens de partenaires sexuels, pratiques sexuelles, etc</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Résultats communiqués par dossier de presse</text:p>
          </table:table-cell>
          <table:table-cell table:style-name="ce54" office:value-type="string">
            <text:p>Explicité avec restriction</text:p>
          </table:table-cell>
          <table:table-cell table:style-name="ce85" office:value-type="string">
            <text:p>http://www.anrs.fr/content/download/483/3662/file/DP%2013%20mars%2007%20-%20Premiers%20r%C3%A9sultats%20de%20l%5C'enqu%C3%AAte%20CSF.pdf.</text:p>
          </table:table-cell>
          <table:table-cell table:style-name="ce72" office:value-type="string">
            <text:p>_ Objectif :appréhender <text:s/>les trois composantes de la sexualité que sont les actes, les relations et les</text:p>
            <text:p>significations,</text:p>
            <text:p>_ Sont recensés les indicateurs suivants : </text:p>
            <text:p>1) Indicateurs de qualité de vie</text:p>
            <text:p>2) Indicateurs de consommation de soins</text:p>
            <text:p>3) Indicateurs de santé sexuelle et reproductive</text:p>
            <text:p>4) Indicateurs de santé au travail</text:p>
            <text:p>5) Indicateurs de toxicomanie</text:p>
          </table:table-cell>
          <table:table-cell table:style-name="ce54" office:value-type="string">
            <text:p>Accès restreint</text:p>
          </table:table-cell>
          <table:table-cell table:style-name="ce54" office:value-type="string">
            <text:p>Restreint aux chercheurs, sur demande</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text:span text:style-name="T2"><text:a xlink:href="http://csf.kb.inserm.fr/csf/Presentation-CSF-noData.html">http://csf.kb.inserm.fr/csf/Presentation-CSF-noData.html</text:a></text:span></text:p>
          </table:table-cell>
          <table:table-cell table:style-name="ce72"/>
          <table:table-cell table:number-columns-repeated="234"/>
        </table:table-row>
        <table:table-row table:style-name="ro27">
          <table:table-cell table:style-name="ce55" office:value-type="string">
            <text:p>Santé publique et épidémiologie</text:p>
          </table:table-cell>
          <table:table-cell table:style-name="ce67" office:value-type="string">
            <text:p>Habitudes de vie</text:p>
          </table:table-cell>
          <table:table-cell table:style-name="ce73" office:value-type="string">
            <text:p>Enquête FECOND</text:p>
          </table:table-cell>
          <table:table-cell table:style-name="ce77" office:value-type="string">
            <text:p>INSERM/INED</text:p>
          </table:table-cell>
          <table:table-cell table:style-name="ce67"/>
          <table:table-cell table:style-name="ce73" office:value-type="string">
            <text:p>Données de fécondité, de taux de contraception et de mode de contraception</text:p>
          </table:table-cell>
          <table:table-cell table:style-name="ce55" office:value-type="string">
            <text:p>Accès à tous</text:p>
          </table:table-cell>
          <table:table-cell table:style-name="ce55" office:value-type="string">
            <text:p>Une petite partie des résultats est accessible à tous en publications PDF</text:p>
          </table:table-cell>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ined.fr/fichier/t_publication/1606/publi_pdf1_492.pdf">http://www.ined.fr/fichier/t_publication/1606/publi_pdf1_492.pdf</text:a></text:span></text:p>
          </table:table-cell>
          <table:table-cell table:style-name="ce73" office:value-type="string">
            <text:p>Données sur la fécondité et la contraception ainsi que sur l'offres de soins liés à la fécondité</text:p>
          </table:table-cell>
          <table:table-cell table:style-name="ce55" office:value-type="string">
            <text:p>Accès restreint</text:p>
          </table:table-cell>
          <table:table-cell table:style-name="ce55" office:value-type="string">
            <text:p>Base de données à la disposition des chercheurs sur demande à l'équipe de recherche</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Non explicité</text:p>
          </table:table-cell>
          <table:table-cell table:style-name="ce67"/>
          <table:table-cell table:style-name="ce73"/>
          <table:table-cell table:number-columns-repeated="234"/>
        </table:table-row>
        <table:table-row table:style-name="ro28">
          <table:table-cell table:style-name="ce54" office:value-type="string">
            <text:p>Santé publique et épidémiologie</text:p>
          </table:table-cell>
          <table:table-cell table:style-name="ce66" office:value-type="string">
            <text:p>Habitudes de vie</text:p>
          </table:table-cell>
          <table:table-cell table:style-name="ce72" office:value-type="string">
            <text:p>"Base" des certificats de santé de l'enfant aux 8e jour, 9e mois et 24e mois</text:p>
          </table:table-cell>
          <table:table-cell table:style-name="ce77" office:value-type="string">
            <text:p>DREES</text:p>
          </table:table-cell>
          <table:table-cell table:style-name="ce66" office:value-type="string">
            <text:p>Médecins via les services départementaux de la PMI</text:p>
          </table:table-cell>
          <table:table-cell table:style-name="ce72" office:value-type="string">
            <text:p>_ Répartition des enfants de moins de 2 ans par région et par département, selon divers critères : par exemple catégorie socio-professionnelle des parents</text:p>
            <text:p>_ Taux de respect des obligations de vaccination</text:p>
            <text:p>_ Principaux pathologies constatées</text:p>
            <text:p>etc.</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drees.sante.gouv.fr/les-certificats-de-sante-de-l-enfant-au-24eme-mois-cs24,11001.html">http://www.drees.sante.gouv.fr/les-certificats-de-sante-de-l-enfant-au-24eme-mois-cs24,11001.html</text:a></text:span></text:p>
          </table:table-cell>
          <table:table-cell table:style-name="ce72"/>
          <table:table-cell table:style-name="ce54" office:value-type="string">
            <text:p>Accès restreint</text:p>
          </table:table-cell>
          <table:table-cell table:style-name="ce54" office:value-type="string">
            <text:p>Pour les données granulaires : diffusion sur CD-ROM à chacune des PMI :</text:p>
            <text:p>• De leur base départementale complète apurée et redressée ;</text:p>
            <text:p>• D’une base nationale anonymisée ;</text:p>
            <text:p>• D’un dictionnaire des codes ;</text:p>
            <text:p>• D’un guide d’utilisateur.</text:p>
          </table:table-cell>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table:table-cell table:style-name="ce66"/>
          <table:table-cell table:style-name="ce72"/>
          <table:table-cell table:number-columns-repeated="234"/>
        </table:table-row>
        <table:table-row table:style-name="ro26">
          <table:table-cell table:style-name="ce55" office:value-type="string">
            <text:p>Santé publique et épidémiologie</text:p>
          </table:table-cell>
          <table:table-cell table:style-name="ce67" office:value-type="string">
            <text:p>Habitudes de vie</text:p>
          </table:table-cell>
          <table:table-cell table:style-name="ce73" office:value-type="string">
            <text:p>Enquête presse gays et lesbiennes</text:p>
          </table:table-cell>
          <table:table-cell table:style-name="ce77" office:value-type="string">
            <text:p>INVS</text:p>
          </table:table-cell>
          <table:table-cell table:style-name="ce67" office:value-type="string">
            <text:p>Panel</text:p>
          </table:table-cell>
          <table:table-cell table:style-name="ce73" office:value-type="string">
            <text:p>Evolution des comportements sexuels, statuts sérologiques du panel, <text:s/>évolution du nombre de recours au dépistage, bilan sur les pratiques à risque</text:p>
          </table:table-cell>
          <table:table-cell table:style-name="ce55" office:value-type="string">
            <text:p>Accès à tous</text:p>
          </table:table-cell>
          <table:table-cell table:style-name="ce55" office:value-type="string">
            <text:p>Accès à des articles et des présentation contenant uniquement des parties de l'étude</text:p>
          </table:table-cell>
          <table:table-cell table:style-name="ce55" office:value-type="string">
            <text:p>Gratuit</text:p>
          </table:table-cell>
          <table:table-cell table:style-name="ce55" office:value-type="string">
            <text:p>Non exploitable</text:p>
          </table:table-cell>
          <table:table-cell table:style-name="ce55" office:value-type="string">
            <text:p>Consultation en ligne</text:p>
          </table:table-cell>
          <table:table-cell table:style-name="ce55" office:value-type="string">
            <text:p>Explicité avec restriction</text:p>
          </table:table-cell>
          <table:table-cell table:style-name="ce84" office:value-type="string">
            <text:p><text:a xlink:href="http://www.invs.sante.fr/beh/2013/39-40/2013_39-40_3.html">http://www.invs.sante.fr/beh/2013/39-40/2013_39-40_3.html
http://www.invs.sante.fr/beh/2013/39-40/2013_39-40_3.html</text:a></text:p>
          </table:table-cell>
          <table:table-cell table:style-name="ce73"/>
          <table:table-cell table:style-name="ce55" table:number-columns-repeated="6"/>
          <table:table-cell table:style-name="ce67"/>
          <table:table-cell table:style-name="ce73"/>
          <table:table-cell table:number-columns-repeated="234"/>
        </table:table-row>
        <table:table-row table:style-name="ro15">
          <table:table-cell table:style-name="ce54" office:value-type="string">
            <text:p>Santé publique et épidémiologie</text:p>
          </table:table-cell>
          <table:table-cell table:style-name="ce66" office:value-type="string">
            <text:p>Inégalités de santé</text:p>
          </table:table-cell>
          <table:table-cell table:style-name="ce72" office:value-type="string">
            <text:p>"Base" de l'enquête statistique sur les ressources et les conditions de vie (SRCV)</text:p>
          </table:table-cell>
          <table:table-cell table:style-name="ce77" office:value-type="string">
            <text:p>INSEE</text:p>
          </table:table-cell>
          <table:table-cell table:style-name="ce66" office:value-type="string">
            <text:p>Panel d'individus</text:p>
          </table:table-cell>
          <table:table-cell table:style-name="ce72" office:value-type="string">
            <text:p>Cf. Données granulaires</text:p>
          </table:table-cell>
          <table:table-cell table:style-name="ce54" office:value-type="string">
            <text:p>Accès à tous</text:p>
          </table:table-cell>
          <table:table-cell table:style-name="ce54" office:value-type="string">
            <text:p>Possibilité d'accéder aux données de manière dispersée sur le portail INSEE, thème condition de vie</text:p>
          </table:table-cell>
          <table:table-cell table:style-name="ce54" office:value-type="string">
            <text:p>Gratuit</text:p>
          </table:table-cell>
          <table:table-cell table:style-name="ce54" office:value-type="string">
            <text:p>Exploitable</text:p>
          </table:table-cell>
          <table:table-cell table:style-name="ce54" office:value-type="string">
            <text:p>Excel, csv</text:p>
          </table:table-cell>
          <table:table-cell table:style-name="ce54" office:value-type="string">
            <text:p>Explicité sans restriction</text:p>
          </table:table-cell>
          <table:table-cell table:style-name="ce85" office:value-type="string">
            <text:p><text:span text:style-name="T2"><text:a xlink:href="http://www.insee.fr/fr/themes/theme.asp?theme=5">http://www.insee.fr/fr/themes/theme.asp?theme=5</text:a></text:span></text:p>
          </table:table-cell>
          <table:table-cell table:style-name="ce72" office:value-type="string">
            <text:p>_ Informations de santé : auto-estimation de son état de santé personnel</text:p>
            <text:p>_ Informations personnelles : Composition du ménages, revenu disponible, emploI, logement, diplômes, santé, épargne</text:p>
          </table:table-cell>
          <table:table-cell table:style-name="ce54" table:number-columns-repeated="6"/>
          <table:table-cell table:style-name="ce66"/>
          <table:table-cell table:style-name="ce72" office:value-type="string">
            <text:p>9000 ménages français</text:p>
          </table:table-cell>
          <table:table-cell table:number-columns-repeated="234"/>
        </table:table-row>
        <table:table-row table:style-name="ro15">
          <table:table-cell table:style-name="ce55" office:value-type="string">
            <text:p>Santé publique et épidémiologie</text:p>
          </table:table-cell>
          <table:table-cell table:style-name="ce67" office:value-type="string">
            <text:p>Inégalités de santé</text:p>
          </table:table-cell>
          <table:table-cell table:style-name="ce73" office:value-type="string">
            <text:p>Enquêtes annuelles sur les revenues et les conditions de vie (EU-SILC)</text:p>
          </table:table-cell>
          <table:table-cell table:style-name="ce77" office:value-type="string">
            <text:p>INSEE</text:p>
          </table:table-cell>
          <table:table-cell table:style-name="ce67" office:value-type="string">
            <text:p>Panel</text:p>
          </table:table-cell>
          <table:table-cell table:style-name="ce73" office:value-type="string">
            <text:p>Cf. Données granulaires</text:p>
          </table:table-cell>
          <table:table-cell table:style-name="ce55" office:value-type="string">
            <text:p>Accès à tous</text:p>
          </table:table-cell>
          <table:table-cell table:style-name="ce55" office:value-type="string">
            <text:p>Possibilité d'accéder aux données de manière dispersée sur le portail INSEE, thème condition de vie</text:p>
          </table:table-cell>
          <table:table-cell table:style-name="ce55" office:value-type="string">
            <text:p>Gratuit</text:p>
          </table:table-cell>
          <table:table-cell table:style-name="ce55" office:value-type="string">
            <text:p>Exploitable</text:p>
          </table:table-cell>
          <table:table-cell table:style-name="ce55" office:value-type="string">
            <text:p>Excel, csv</text:p>
          </table:table-cell>
          <table:table-cell table:style-name="ce55" office:value-type="string">
            <text:p>Explicité sans restriction</text:p>
          </table:table-cell>
          <table:table-cell table:style-name="ce84" office:value-type="string">
            <text:p><text:span text:style-name="T2"><text:a xlink:href="http://www.insee.fr/fr/themes/theme.asp?theme=4">http://www.insee.fr/fr/themes/theme.asp?theme=4</text:a></text:span></text:p>
          </table:table-cell>
          <table:table-cell table:style-name="ce73" office:value-type="string">
            <text:p>_ Informations de santé : auto-estimation de son état de santé personnel</text:p>
            <text:p>_ Informations personnelles : Composition du ménages, revenu disponible, emploI, logement, diplômes, santé, épargne</text:p>
          </table:table-cell>
          <table:table-cell table:style-name="ce55" table:number-columns-repeated="6"/>
          <table:table-cell table:style-name="ce67"/>
          <table:table-cell table:style-name="ce73" office:value-type="string">
            <text:p>France métropolitaine</text:p>
          </table:table-cell>
          <table:table-cell table:number-columns-repeated="234"/>
        </table:table-row>
        <table:table-row table:style-name="ro31">
          <table:table-cell table:style-name="ce54" office:value-type="string">
            <text:p>Santé publique et épidémiologie</text:p>
          </table:table-cell>
          <table:table-cell table:style-name="ce66" office:value-type="string">
            <text:p>Inégalités de santé</text:p>
          </table:table-cell>
          <table:table-cell table:style-name="ce72" office:value-type="string">
            <text:p>Tableau "démographie des professionnels de santé"</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Effectifs et densité par département et par rég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 (plusieurs fichiers)</text:p>
          </table:table-cell>
          <table:table-cell table:style-name="ce54" office:value-type="string">
            <text:p>Explicité avec restriction</text:p>
          </table:table-cell>
          <table:table-cell table:style-name="ce85" office:value-type="string">
            <text:p><text:span text:style-name="T2"><text:a xlink:href="http://www.ameli.fr/l-assurance-maladie/statistiques-et-publications/donnees-statistiques/professionnels-de-sante-liberaux/donnees-geographiques/demographie-des-professionnels-de-sante.php">http://www.ameli.fr/l-assurance-maladie/statistiques-et-publications/donnees-statistiques/professionnels-de-sante-liberaux/donnees-geographiques/demographie-des-professionnels-de-sante.php</text:a></text:span></text:p>
          </table:table-cell>
          <table:table-cell table:style-name="ce72"/>
          <table:table-cell table:number-columns-repeated="234"/>
        </table:table-row>
        <table:table-row table:style-name="ro24">
          <table:table-cell table:style-name="ce55" office:value-type="string">
            <text:p>Santé publique et épidémiologie</text:p>
          </table:table-cell>
          <table:table-cell table:style-name="ce67" office:value-type="string">
            <text:p>Inégalités de santé</text:p>
          </table:table-cell>
          <table:table-cell table:style-name="ce73" office:value-type="string">
            <text:p>Tableaux sur la couverture maladie universelle</text:p>
          </table:table-cell>
          <table:table-cell table:style-name="ce77" office:value-type="string">
            <text:p>CNAMT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Nombre d'individus bénéficiant de la CMU (dénombrement, répartition par mode de couverture) : données nationales et départemental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 (plusieurs fichiers)</text:p>
          </table:table-cell>
          <table:table-cell table:style-name="ce55" office:value-type="string">
            <text:p>Explicité avec restriction</text:p>
          </table:table-cell>
          <table:table-cell table:style-name="ce84" office:value-type="string">
            <text:p><text:span text:style-name="T2"><text:a xlink:href="http://www.ameli.fr/l-assurance-maladie/statistiques-et-publications/donnees-statistiques/couverture-maladie-universelle-cmu.php">http://www.ameli.fr/l-assurance-maladie/statistiques-et-publications/donnees-statistiques/couverture-maladie-universelle-cmu.php</text:a></text:span></text:p>
          </table:table-cell>
          <table:table-cell table:style-name="ce73"/>
          <table:table-cell table:number-columns-repeated="234"/>
        </table:table-row>
        <table:table-row table:style-name="ro29">
          <table:table-cell table:style-name="ce54" office:value-type="string">
            <text:p>Santé publique et épidémiologie</text:p>
          </table:table-cell>
          <table:table-cell table:style-name="ce66" office:value-type="string">
            <text:p>Inégalités de santé</text:p>
          </table:table-cell>
          <table:table-cell table:style-name="ce72" office:value-type="string">
            <text:p>Indicateurs de défavorisation</text:p>
          </table:table-cell>
          <table:table-cell table:style-name="ce77" office:value-type="string">
            <text:p>INSERM-CépiDC</text:p>
          </table:table-cell>
          <table:table-cell table:style-name="ce66" office:value-type="string">
            <text:p>Données INSEE/DGI, Exploitation : CépiDc</text:p>
            <text:p/>
          </table:table-cell>
          <table:table-cell table:style-name="ce72"/>
          <table:table-cell table:style-name="ce54" table:number-columns-repeated="6"/>
          <table:table-cell table:style-name="ce66"/>
          <table:table-cell table:style-name="ce72" office:value-type="string">
            <text:p>Indicateurs de défavorisation par commune et Iris</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Fichier <text:s/>csv par commune et Iris</text:p>
          </table:table-cell>
          <table:table-cell table:style-name="ce54"/>
          <table:table-cell table:style-name="ce66"/>
          <table:table-cell table:style-name="ce72"/>
          <table:table-cell table:number-columns-repeated="234"/>
        </table:table-row>
        <table:table-row table:style-name="ro13">
          <table:table-cell table:style-name="ce55" office:value-type="string">
            <text:p>Santé publique et épidémiologie</text:p>
          </table:table-cell>
          <table:table-cell table:style-name="ce67" office:value-type="string">
            <text:p>Inégalités de santé</text:p>
          </table:table-cell>
          <table:table-cell table:style-name="ce73" office:value-type="string">
            <text:p>Tableau de bord de l’IDS : reste à charge après intervention du régime général d’Assurance Maladie pour l’activité libérale</text:p>
          </table:table-cell>
          <table:table-cell table:style-name="ce77" office:value-type="string">
            <text:p>IDS</text:p>
          </table:table-cell>
          <table:table-cell table:style-name="ce67" office:value-type="string">
            <text:p>SNIIRAM - Datamart offre de soins - bénéficiaires</text:p>
          </table:table-cell>
          <table:table-cell table:style-name="ce73"/>
          <table:table-cell table:style-name="ce55" table:number-columns-repeated="6"/>
          <table:table-cell table:style-name="ce67"/>
          <table:table-cell table:style-name="ce73" office:value-type="string">
            <text:p>_ Fonctionnalité : mesurer le reste à charge des assurés avant intervention des assureurs maladie complémentaires pour les soins de ville, y compris les médicaments et la LPP</text:p>
            <text:p>_ Indicateurs : par catégorie de professionnel de santé : <text:s/>dépenses présentées au remboursement, dépenses remboursables, dépenses remboursées, reste à charge </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 (yc DOM/TOM)</text:p>
            <text:p>Tous régimes (yc SLM)</text:p>
          </table:table-cell>
          <table:table-cell table:number-columns-repeated="234"/>
        </table:table-row>
        <table:table-row table:style-name="ro32">
          <table:table-cell table:style-name="ce54" office:value-type="string">
            <text:p>Santé publique et épidémiologie</text:p>
          </table:table-cell>
          <table:table-cell table:style-name="ce66" office:value-type="string">
            <text:p>Inégalités de santé</text:p>
          </table:table-cell>
          <table:table-cell table:style-name="ce72" office:value-type="string">
            <text:p>Tableau de bord de l’IDS : suivi du reste à charge après intervention de l’assurance maladie obligatoire selon le profil du bénéficiaire, par spécialité médicale et pour l’activité libérale </text:p>
          </table:table-cell>
          <table:table-cell table:style-name="ce77" office:value-type="string">
            <text:p>IDS</text:p>
          </table:table-cell>
          <table:table-cell table:style-name="ce66" office:value-type="string">
            <text:p>SNIIRAM - Datamart offre de soins - PS exécutants</text:p>
          </table:table-cell>
          <table:table-cell table:style-name="ce72"/>
          <table:table-cell table:style-name="ce54" table:number-columns-repeated="6"/>
          <table:table-cell table:style-name="ce66"/>
          <table:table-cell table:style-name="ce72" office:value-type="string">
            <text:p>Indicateurs par spécialité médicale :</text:p>
            <text:p>_ Dépense présentée au remboursement</text:p>
            <text:p>_ Dépense remboursée</text:p>
            <text:p>_ Montant du dépassement</text:p>
            <text:p>_ Nombre de bénéficiaire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ext:p>Médecins, dentistes</text:p>
          </table:table-cell>
          <table:table-cell table:number-columns-repeated="234"/>
        </table:table-row>
        <table:table-row table:style-name="ro33">
          <table:table-cell table:style-name="ce55" office:value-type="string">
            <text:p>Santé publique et épidémiologie</text:p>
          </table:table-cell>
          <table:table-cell table:style-name="ce67" office:value-type="string">
            <text:p>Inégalités de santé</text:p>
          </table:table-cell>
          <table:table-cell table:style-name="ce73" office:value-type="string">
            <text:p>Base du projet MONACO</text:p>
          </table:table-cell>
          <table:table-cell table:style-name="ce77" office:value-type="string">
            <text:p>IRDES</text:p>
          </table:table-cell>
          <table:table-cell table:style-name="ce67" office:value-type="string">
            <text:p>SNIIRAM, ESPS</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_ Appariemment des prestations portées à remboursement auprès d’organismes d’assurance maladie complémentaire avec les données des régimes d’Assurance maladie obligatoire et de l’Enquête santé et protection sociale (ESPS)</text:p>
            <text:p>_ Objectif parmi d'autres : mieux évaluer les restes à charge</text:p>
          </table:table-cell>
          <table:table-cell table:style-name="ce55" office:value-type="string">
            <text:p>Accès fermé</text:p>
          </table:table-cell>
          <table:table-cell table:style-name="ce55" table:number-columns-repeated="5"/>
          <table:table-cell table:style-name="ce67"/>
          <table:table-cell table:style-name="ce73" office:value-type="string">
            <text:p>_ Une dizaine d'organismes d'assurance maladie complémentaires participants</text:p>
            <text:p>_ 2500 personnes couvertes</text:p>
          </table:table-cell>
          <table:table-cell table:number-columns-repeated="234"/>
        </table:table-row>
        <table:table-row table:style-name="ro11">
          <table:table-cell table:style-name="ce54" office:value-type="string">
            <text:p>Santé publique et épidémiologie</text:p>
          </table:table-cell>
          <table:table-cell table:style-name="ce66" office:value-type="string">
            <text:p>Autres</text:p>
          </table:table-cell>
          <table:table-cell table:style-name="ce72" office:value-type="string">
            <text:p>Enquête Handicap-Santé</text:p>
          </table:table-cell>
          <table:table-cell table:style-name="ce77" office:value-type="string">
            <text:p>DREES</text:p>
          </table:table-cell>
          <table:table-cell table:style-name="ce66" office:value-type="string">
            <text:p>Panel</text:p>
          </table:table-cell>
          <table:table-cell table:style-name="ce72" office:value-type="string">
            <text:p>Description du ménage de la personne interrogée </text:p>
            <text:p>_ Santé (mini-module européen, maladies, recours aux soins, prévention) </text:p>
            <text:p>_ Déficiences </text:p>
            <text:p>_ Aides techniques </text:p>
            <text:p>_ Limitations fonctionnelles </text:p>
            <text:p>_ Restrictions d’activité </text:p>
            <text:p>_ Environnement familial et aide </text:p>
            <text:p>_ Aménagements du logement </text:p>
            <text:p>_ Accessibilité </text:p>
            <text:p>_ Scolarité </text:p>
            <text:p>_ Emploi </text:p>
            <text:p>_ Revenus-allocations </text:p>
            <text:p>_ Loisirs </text:p>
            <text:p>_ Discrimination </text:p>
            <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drees.sante.gouv.fr/les-enquetes-handicap-sante,4267.html">http://www.drees.sante.gouv.fr/les-enquetes-handicap-sante,4267.html</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0">
          <table:table-cell table:style-name="ce55" office:value-type="string">
            <text:p>Santé publique et épidémiologie</text:p>
          </table:table-cell>
          <table:table-cell table:style-name="ce67" office:value-type="string">
            <text:p>Autres</text:p>
          </table:table-cell>
          <table:table-cell table:style-name="ce73" office:value-type="string">
            <text:p>Registres handicaps de l'enfant</text:p>
          </table:table-cell>
          <table:table-cell table:style-name="ce77" office:value-type="string">
            <text:p>CHU de Grenoble et faculté de médecine de Toulouse</text:p>
          </table:table-cell>
          <table:table-cell table:style-name="ce67" office:value-type="string">
            <text:p>Patients diagnostiqués</text:p>
          </table:table-cell>
          <table:table-cell table:style-name="ce73" office:value-type="string">
            <text:p>Indicateurs de mortalité infantile, de déficiences sévères, de dépistage d'anomalies chromosomiqu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audipog.net/pdf/seminaires/seminaire_2008/pres03_audipog.pdf">http://www.audipog.net/pdf/seminaires/seminaire_2008/pres03_audipog.pdf</text:a></text:span></text:p>
          </table:table-cell>
          <table:table-cell table:style-name="ce73"/>
          <table:table-cell table:style-name="ce55" office:value-type="string">
            <text:p>Accès restreint</text:p>
          </table:table-cell>
          <table:table-cell table:style-name="ce55" office:value-type="string">
            <text:p>Disponible uniquement pour les chercheurs et les cliniciens</text:p>
          </table:table-cell>
          <table:table-cell table:style-name="ce55" office:value-type="string">
            <text:p>Gratuit</text:p>
          </table:table-cell>
          <table:table-cell table:style-name="ce55" office:value-type="string">
            <text:p>Exploitable</text:p>
          </table:table-cell>
          <table:table-cell table:style-name="ce55" office:value-type="string">
            <text:p>Excel ou Csv</text:p>
          </table:table-cell>
          <table:table-cell table:style-name="ce55" office:value-type="string">
            <text:p>Explicité avec restriction</text:p>
          </table:table-cell>
          <table:table-cell table:style-name="ce67"/>
          <table:table-cell table:style-name="ce73"/>
          <table:table-cell table:number-columns-repeated="234"/>
        </table:table-row>
        <table:table-row table:style-name="ro27">
          <table:table-cell table:style-name="ce54" office:value-type="string">
            <text:p>Santé publique et épidémiologie</text:p>
          </table:table-cell>
          <table:table-cell table:style-name="ce66" office:value-type="string">
            <text:p>Autres</text:p>
          </table:table-cell>
          <table:table-cell table:style-name="ce72" office:value-type="string">
            <text:p>Base de l'établissement français du sang (EFS)</text:p>
          </table:table-cell>
          <table:table-cell table:style-name="ce77" office:value-type="string">
            <text:p>Etablissement Français du Sang (EFS)</text:p>
          </table:table-cell>
          <table:table-cell table:style-name="ce66"/>
          <table:table-cell table:style-name="ce72" office:value-type="string">
            <text:p>Besoins en sang, cartographie des lieux de collect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Explicité avec restriction</text:p>
          </table:table-cell>
          <table:table-cell table:style-name="ce85" office:value-type="string">
            <text:p><text:span text:style-name="T2"><text:a xlink:href="http://www.dondusang.net/rewrite/nocache/site/37/etablissement-francais-du-sang.htm?idRubrique=756">http://www.dondusang.net/rewrite/nocache/site/37/etablissement-francais-du-sang.htm?idRubrique=756</text:a></text:span></text:p>
          </table:table-cell>
          <table:table-cell table:style-name="ce72" office:value-type="string">
            <text:p>Enregistrement des donneurs et des produits reçus par des patients.</text:p>
          </table:table-cell>
          <table:table-cell table:style-name="ce54" office:value-type="string">
            <text:p>Accès fermé</text:p>
          </table:table-cell>
          <table:table-cell table:style-name="ce54" table:number-columns-repeated="5"/>
          <table:table-cell table:style-name="ce66"/>
          <table:table-cell table:style-name="ce72"/>
          <table:table-cell table:number-columns-repeated="234"/>
        </table:table-row>
        <table:table-row table:style-name="ro27">
          <table:table-cell table:style-name="ce55" office:value-type="string">
            <text:p>Offre de soins</text:p>
          </table:table-cell>
          <table:table-cell table:style-name="ce67" office:value-type="string">
            <text:p>Infrastructures</text:p>
          </table:table-cell>
          <table:table-cell table:style-name="ce73" office:value-type="string">
            <text:p>Fichier National des Etablissements Sanitaires et Sociaux (FINESS)</text:p>
          </table:table-cell>
          <table:table-cell table:style-name="ce77" office:value-type="string">
            <text:p>DREES</text:p>
          </table:table-cell>
          <table:table-cell table:style-name="ce67" office:value-type="string">
            <text:p>Etablissements via ARS et DRJSCS</text:p>
          </table:table-cell>
          <table:table-cell table:style-name="ce73"/>
          <table:table-cell table:style-name="ce55" table:number-columns-repeated="6"/>
          <table:table-cell table:style-name="ce67"/>
          <table:table-cell table:style-name="ce73" office:value-type="string">
            <text:p>Pour chaque établissement, données d’identification (adresse, raison sociale, catégorie juridique, mode de tarification), libellés d’activités sanitaires et d’équipement sociaux (le cas échéant)</text:p>
          </table:table-cell>
          <table:table-cell table:style-name="ce55" office:value-type="string">
            <text:p>Accès à tous</text:p>
          </table:table-cell>
          <table:table-cell table:style-name="ce55" office:value-type="string">
            <text:p>_ Nécessité d'accepter la licence d'utilisation de la base pour pouvoir y accéder (1 clic) sur le portail dédié</text:p>
            <text:p>_ Données également téléchargeables sur le site data.gouv</text:p>
          </table:table-cell>
          <table:table-cell table:style-name="ce55" office:value-type="string">
            <text:p>Gratuit</text:p>
          </table:table-cell>
          <table:table-cell table:style-name="ce55" office:value-type="string">
            <text:p>Exploitable</text:p>
          </table:table-cell>
          <table:table-cell table:style-name="ce55" office:value-type="string">
            <text:p>Excel / csv</text:p>
          </table:table-cell>
          <table:table-cell table:style-name="ce55" office:value-type="string">
            <text:p>Explicité sans restriction</text:p>
          </table:table-cell>
          <table:table-cell table:style-name="ce84" office:value-type="string">
            <text:p><text:span text:style-name="T2"><text:a xlink:href="http://finess.sante.gouv.fr/finess/jsp/actionRechercheSimple.do">http://finess.sante.gouv.fr/finess/jsp/actionRechercheSimple.do</text:a></text:span></text:p>
          </table:table-cell>
          <table:table-cell table:style-name="ce73" office:value-type="string">
            <text:p>Etablissements de santé, SSR, EHPAD, pharmacies ; mise à jour semestrielle</text:p>
          </table:table-cell>
          <table:table-cell table:number-columns-repeated="234"/>
        </table:table-row>
        <table:table-row table:style-name="ro19">
          <table:table-cell table:style-name="ce54" office:value-type="string">
            <text:p>Offre de soins</text:p>
          </table:table-cell>
          <table:table-cell table:style-name="ce66" office:value-type="string">
            <text:p>Infrastructures</text:p>
          </table:table-cell>
          <table:table-cell table:style-name="ce72" office:value-type="string">
            <text:p>Base Statistique Annuelle des Etablissements de Santé (SAE)</text:p>
          </table:table-cell>
          <table:table-cell table:style-name="ce77" office:value-type="string">
            <text:p>DREES</text:p>
          </table:table-cell>
          <table:table-cell table:style-name="ce66" office:value-type="string">
            <text:p>Etablissements de santé</text:p>
          </table:table-cell>
          <table:table-cell table:style-name="ce72"/>
          <table:table-cell table:style-name="ce54" table:number-columns-repeated="6"/>
          <table:table-cell table:style-name="ce66"/>
          <table:table-cell table:style-name="ce72" office:value-type="string">
            <text:p><text:s/>Par établisssement, données de <text:s/>: </text:p>
            <text:p>_ Structure : catégorie d'établissement, statut juridique, nature de l'établissement, qualité d'ESPIC (Etablissement de Santé Privé d'Intérêt Collectif)</text:p>
            <text:p>_ Capacité <text:s/>: nombre de lits par grande catégorie (hospitalisation complète, ambulatoire, etc.)</text:p>
            <text:p>_ Equipement des plateaux techniques</text:p>
            <text:p>_ Effectifs du personnel médical et non médical, par sous-catégories, par établissement</text:p>
            <text:p>_ Caractérisation de l’activité réalisée par grande discipline ou activité de soin soumise à autorisat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sae-diffusion.sante.gouv.fr/Collecte_2012/dwd_dwssel.aspx">http://www.sae-diffusion.sante.gouv.fr/Collecte_2012/dwd_dwssel.aspx</text:a></text:span></text:p>
          </table:table-cell>
          <table:table-cell table:style-name="ce72" office:value-type="string">
            <text:p>Ensemble des établissements de santé</text:p>
          </table:table-cell>
          <table:table-cell table:number-columns-repeated="234"/>
        </table:table-row>
        <table:table-row table:style-name="ro15">
          <table:table-cell table:style-name="ce55" office:value-type="string">
            <text:p>Offre de soins</text:p>
          </table:table-cell>
          <table:table-cell table:style-name="ce67" office:value-type="string">
            <text:p>Infrastructures</text:p>
          </table:table-cell>
          <table:table-cell table:style-name="ce73" office:value-type="string">
            <text:p>Applicatif du SNATIH : Fiche de synthèse SAE</text:p>
          </table:table-cell>
          <table:table-cell table:style-name="ce77" office:value-type="string">
            <text:p>ATIH</text:p>
          </table:table-cell>
          <table:table-cell table:style-name="ce67" office:value-type="string">
            <text:p>SAE</text:p>
          </table:table-cell>
          <table:table-cell table:style-name="ce73"/>
          <table:table-cell table:style-name="ce55" table:number-columns-repeated="6"/>
          <table:table-cell table:style-name="ce67"/>
          <table:table-cell table:style-name="ce73" office:value-type="string">
            <text:p>Par établissement, ou par région, des informations de synthèse issues de la base SAE sont présentées dans plusieurs tableaux : nombre de lits, activité, personnels.</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2">
          <table:table-cell table:style-name="ce54" office:value-type="string">
            <text:p>Offre de soins</text:p>
          </table:table-cell>
          <table:table-cell table:style-name="ce66" office:value-type="string">
            <text:p>Infrastructures</text:p>
          </table:table-cell>
          <table:table-cell table:style-name="ce72" office:value-type="string">
            <text:p>Données de cartographie du SNATIH</text:p>
          </table:table-cell>
          <table:table-cell table:style-name="ce77" office:value-type="string">
            <text:p>ATIH</text:p>
          </table:table-cell>
          <table:table-cell table:style-name="ce66" office:value-type="string">
            <text:p>PMSI et FINESS</text:p>
          </table:table-cell>
          <table:table-cell table:style-name="ce72"/>
          <table:table-cell table:style-name="ce54" table:number-columns-repeated="6"/>
          <table:table-cell table:style-name="ce66"/>
          <table:table-cell table:style-name="ce72" office:value-type="string">
            <text:p>Données d’offre de soin et sur les séjours hospitaliers </text:p>
          </table:table-cell>
          <table:table-cell table:style-name="ce54" office:value-type="string">
            <text:p>Accès fermé</text:p>
          </table:table-cell>
          <table:table-cell table:style-name="ce54" table:number-columns-repeated="2"/>
          <table:table-cell table:style-name="ce54" office:value-type="string">
            <text:p>Exploitable</text:p>
          </table:table-cell>
          <table:table-cell table:style-name="ce54" table:number-columns-repeated="2"/>
          <table:table-cell table:style-name="ce85" office:value-type="string">
            <text:p><text:span text:style-name="T2"><text:a xlink:href="http://www.atih.sante.fr/snatih/cartographie">http://www.atih.sante.fr/snatih/cartographie</text:a></text:span></text:p>
          </table:table-cell>
          <table:table-cell table:style-name="ce72"/>
          <table:table-cell table:number-columns-repeated="234"/>
        </table:table-row>
        <table:table-row table:style-name="ro23">
          <table:table-cell table:style-name="ce55" office:value-type="string">
            <text:p>Offre de soins</text:p>
          </table:table-cell>
          <table:table-cell table:style-name="ce67" table:formula="of:=[.B98]" office:value-type="string" office:string-value="Infrastructures">
            <text:p>Infrastructures</text:p>
          </table:table-cell>
          <table:table-cell table:style-name="ce73" office:value-type="string">
            <text:p>Projets régionaux de santé</text:p>
          </table:table-cell>
          <table:table-cell table:style-name="ce77" office:value-type="string">
            <text:p>ARS</text:p>
          </table:table-cell>
          <table:table-cell table:style-name="ce67" office:value-type="string">
            <text:p>ARS</text:p>
          </table:table-cell>
          <table:table-cell table:style-name="ce73" office:value-type="string">
            <text:p>Description at analyse de chaque programmes constitutifs des projets régionaux de santé</text:p>
          </table:table-cell>
          <table:table-cell table:style-name="ce55" office:value-type="string">
            <text:p>Accès à tous</text:p>
          </table:table-cell>
          <table:table-cell table:style-name="ce55" office:value-type="string">
            <text:p>Accès par région</text:p>
          </table:table-cell>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prs.sante-iledefrance.fr/le-projet/">http://prs.sante-iledefrance.fr/le-projet/</text:a></text:span></text:p>
          </table:table-cell>
          <table:table-cell table:style-name="ce73"/>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12">
          <table:table-cell table:style-name="ce54" office:value-type="string">
            <text:p>Offre de soins</text:p>
          </table:table-cell>
          <table:table-cell table:style-name="ce66" table:formula="of:=[.B103]" office:value-type="string" office:string-value="Infrastructures">
            <text:p>Infrastructures</text:p>
          </table:table-cell>
          <table:table-cell table:style-name="ce72" office:value-type="string">
            <text:p>Annuaire du site hopital.fr</text:p>
          </table:table-cell>
          <table:table-cell table:style-name="ce77" office:value-type="string">
            <text:p>FHF</text:p>
          </table:table-cell>
          <table:table-cell table:style-name="ce66" office:value-type="string">
            <text:p>PMSI, SAE</text:p>
          </table:table-cell>
          <table:table-cell table:style-name="ce72"/>
          <table:table-cell table:style-name="ce54" table:number-columns-repeated="6"/>
          <table:table-cell table:style-name="ce66"/>
          <table:table-cell table:style-name="ce72" office:value-type="string">
            <text:p>Recherche d'un établissement par pathologie, Examen, Spécialité médicale, nom d'établissement ou de médecin, etc.</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via un moteur de recherche</text:p>
          </table:table-cell>
          <table:table-cell table:style-name="ce54"/>
          <table:table-cell table:style-name="ce85" office:value-type="string">
            <text:p>http://www.hopital.fr/</text:p>
          </table:table-cell>
          <table:table-cell table:style-name="ce72" office:value-type="string">
            <text:p>Etablissements de santé et EHPAD publics</text:p>
          </table:table-cell>
          <table:table-cell table:number-columns-repeated="234"/>
        </table:table-row>
        <table:table-row table:style-name="ro20">
          <table:table-cell table:style-name="ce55" office:value-type="string">
            <text:p>Offre de soins</text:p>
          </table:table-cell>
          <table:table-cell table:style-name="ce67" table:formula="of:=[.B107]" office:value-type="string" office:string-value="Infrastructures">
            <text:p>Infrastructures</text:p>
          </table:table-cell>
          <table:table-cell table:style-name="ce73" office:value-type="string">
            <text:p>Annuaire des établissements de santé et EHPAD publics</text:p>
          </table:table-cell>
          <table:table-cell table:style-name="ce77" office:value-type="string">
            <text:p>FHF</text:p>
          </table:table-cell>
          <table:table-cell table:style-name="ce67" office:value-type="string">
            <text:p>PMSI – programme de médicalisation des systèmes d'information</text:p>
          </table:table-cell>
          <table:table-cell table:style-name="ce73"/>
          <table:table-cell table:style-name="ce55" table:number-columns-repeated="6"/>
          <table:table-cell table:style-name="ce67"/>
          <table:table-cell table:style-name="ce73" office:value-type="string">
            <text:p>Recherche d'un établissement, d'une direction, d'une personne ou d'un service médical, par nom ou mot clé, commune région ou département, et GHM ou pôle pour les établissement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table:table-cell table:style-name="ce84" office:value-type="string">
            <text:p>http://etablissements.fhf.fr/annuaire/recherche-hopital.php</text:p>
          </table:table-cell>
          <table:table-cell table:style-name="ce73" office:value-type="string">
            <text:p>Etablissements de santé et EHPAD publics</text:p>
          </table:table-cell>
          <table:table-cell table:number-columns-repeated="234"/>
        </table:table-row>
        <table:table-row table:style-name="ro11">
          <table:table-cell table:style-name="ce54" office:value-type="string">
            <text:p>Offre de soins</text:p>
          </table:table-cell>
          <table:table-cell table:style-name="ce66" office:value-type="string">
            <text:p>Infrastructures</text:p>
          </table:table-cell>
          <table:table-cell table:style-name="ce72" office:value-type="string">
            <text:p>Datamart du SNIIRAM : Etablissements privés</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Exemples de données : données sur les bénéficiaires et les exécutants des prestations</text:p>
          </table:table-cell>
          <table:table-cell table:style-name="ce54" office:value-type="string">
            <text:p>Accès restreint</text:p>
          </table:table-cell>
          <table:table-cell table:style-name="ce54" office:value-type="string">
            <text:p>_ Accès aux données individuelles cryptées sur les professionnels de santé et aux données agrégées patients <text:s/>: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_ Accès aux données individuelles PS identifiées mais agrégées patients : ARS pour des finalités spécifiques (PDS, contractualisation,….), CNSA</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34">
          <table:table-cell table:style-name="ce55" office:value-type="string">
            <text:p>Offre de soins</text:p>
          </table:table-cell>
          <table:table-cell table:style-name="ce67" table:formula="of:=[.B101]" office:value-type="string" office:string-value="Infrastructures">
            <text:p>Infrastructures</text:p>
          </table:table-cell>
          <table:table-cell table:style-name="ce73" office:value-type="string">
            <text:p>Annuaire sanitaire et social</text:p>
          </table:table-cell>
          <table:table-cell table:style-name="ce77" office:value-type="string">
            <text:p>Office National Public et de Communication (ONPC)</text:p>
          </table:table-cell>
          <table:table-cell table:style-name="ce67" office:value-type="string">
            <text:p>Organismes de tutelle et principales fédérations et administrations du secteur sanitaire et social</text:p>
          </table:table-cell>
          <table:table-cell table:style-name="ce73"/>
          <table:table-cell table:style-name="ce55" table:number-columns-repeated="6"/>
          <table:table-cell table:style-name="ce67"/>
          <table:table-cell table:style-name="ce73" office:value-type="string">
            <text:p>Nom et coordonnées d'établissements sanitaires et sociaux français, possibilité de trier par thème (e.g. retrait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Explicité avec restriction</text:p>
          </table:table-cell>
          <table:table-cell table:style-name="ce84" office:value-type="string">
            <text:p><text:span text:style-name="T2"><text:a xlink:href="http://www.sanitaire-social.com/">http://www.sanitaire-social.com/</text:a></text:span></text:p>
          </table:table-cell>
          <table:table-cell table:style-name="ce73"/>
          <table:table-cell table:number-columns-repeated="234"/>
        </table:table-row>
        <table:table-row table:style-name="ro11">
          <table:table-cell table:style-name="ce54" office:value-type="string">
            <text:p>Offre de soins</text:p>
          </table:table-cell>
          <table:table-cell table:style-name="ce66" office:value-type="string">
            <text:p>Infrastructures</text:p>
          </table:table-cell>
          <table:table-cell table:style-name="ce72" office:value-type="string">
            <text:p>Datamart du SNIIRAM : BERF</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Exemples de données <text:s/>: données d'identification de l'établissement, disciplines de prestation, équipement, coefficients de tarification à l'activité</text:p>
            <text:p/>
          </table:table-cell>
          <table:table-cell table:style-name="ce54" office:value-type="string">
            <text:p>Accès restreint</text:p>
          </table:table-cell>
          <table:table-cell table:style-name="ce54" office:value-type="string">
            <text:p>_ Accès aux données individuelles cryptées sur les professionnels de santé et aux données agrégées patients <text:s/>: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_ Accès aux données individuelles PS identifiées mais agrégées patients : ARS pour des finalités spécifiques (PDS, contractualisation,….), CNSA</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26">
          <table:table-cell table:style-name="ce55" office:value-type="string">
            <text:p>Offre de soins</text:p>
          </table:table-cell>
          <table:table-cell table:style-name="ce67" table:formula="of:=[.B105]" office:value-type="string" office:string-value="Infrastructures">
            <text:p>Infrastructures</text:p>
          </table:table-cell>
          <table:table-cell table:style-name="ce73" office:value-type="string">
            <text:p>Référentiel des Acteurs Santé Sociaux (RASS)</text:p>
          </table:table-cell>
          <table:table-cell table:style-name="ce77" office:value-type="string">
            <text:p>ASIP Santé</text:p>
          </table:table-cell>
          <table:table-cell table:style-name="ce67"/>
          <table:table-cell table:style-name="ce73"/>
          <table:table-cell table:style-name="ce55" table:number-columns-repeated="6"/>
          <table:table-cell table:style-name="ce67"/>
          <table:table-cell table:style-name="ce73" office:value-type="string">
            <text:p>Données de description des professionnels de santé enregistrés dans le RPPS (données d’identité, exercice professionnel, situations d’exercice…) pour les médecins, chirurgiens-dentistes, sages-femmes et pharmaciens, données d’identification des établissements dans lesquels ces professionnels de santé exercent</text:p>
          </table:table-cell>
          <table:table-cell table:style-name="ce55" office:value-type="string">
            <text:p>Accès restreint</text:p>
          </table:table-cell>
          <table:table-cell table:style-name="ce55" office:value-type="string">
            <text:p>Accès restreint aux utilisateurs autorisés, ie les professionnels de santé et les chercheurs</text:p>
          </table:table-cell>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Non explicité</text:p>
          </table:table-cell>
          <table:table-cell table:style-name="ce84" office:value-type="string">
            <text:p><text:span text:style-name="T2"><text:a xlink:href="http://esante.gouv.fr/services/referentiels/identification/referentiel-des-acteurs-sante-sociaux-rass">http://esante.gouv.fr/services/referentiels/identification/referentiel-des-acteurs-sante-sociaux-rass</text:a></text:span></text:p>
          </table:table-cell>
          <table:table-cell table:style-name="ce73"/>
          <table:table-cell table:number-columns-repeated="234"/>
        </table:table-row>
        <table:table-row table:style-name="ro27">
          <table:table-cell table:style-name="ce54" office:value-type="string">
            <text:p>Offre de soins</text:p>
          </table:table-cell>
          <table:table-cell table:style-name="ce66" office:value-type="string">
            <text:p>Infrastructures</text:p>
          </table:table-cell>
          <table:table-cell table:style-name="ce72" office:value-type="string">
            <text:p>Répertoire Adeli</text:p>
          </table:table-cell>
          <table:table-cell table:style-name="ce77" office:value-type="string">
            <text:p>DREES</text:p>
          </table:table-cell>
          <table:table-cell table:style-name="ce66" office:value-type="string">
            <text:p>Ordre des professionnels de santé; ARS; DDCS</text:p>
          </table:table-cell>
          <table:table-cell table:style-name="ce72"/>
          <table:table-cell table:style-name="ce54" table:number-columns-repeated="6"/>
          <table:table-cell table:style-name="ce66"/>
          <table:table-cell table:style-name="ce72" office:value-type="string">
            <text:p>Etat civil, situation professionnelle et activités exercées</text:p>
          </table:table-cell>
          <table:table-cell table:style-name="ce54" office:value-type="string">
            <text:p>Accès fermé</text:p>
          </table:table-cell>
          <table:table-cell table:style-name="ce54" office:value-type="string">
            <text:p>Accès pour les seules personnes qui en font la demande auprès des ARS ou via les listes départementales établies par les ARS et les DDCS et le recueil des actes administratifs </text:p>
          </table:table-cell>
          <table:table-cell table:style-name="ce54" office:value-type="string">
            <text:p>Gratuit</text:p>
          </table:table-cell>
          <table:table-cell table:style-name="ce54" table:number-columns-repeated="3"/>
          <table:table-cell table:style-name="ce66"/>
          <table:table-cell table:style-name="ce72"/>
          <table:table-cell table:number-columns-repeated="234"/>
        </table:table-row>
        <table:table-row table:style-name="ro16">
          <table:table-cell table:style-name="ce54" office:value-type="string">
            <text:p>Offre de soins</text:p>
          </table:table-cell>
          <table:table-cell table:style-name="ce66" office:value-type="string">
            <text:p>Infrastructures</text:p>
          </table:table-cell>
          <table:table-cell table:style-name="ce72" office:value-type="string">
            <text:p>Les professions de santé au 1er janvier 2013</text:p>
          </table:table-cell>
          <table:table-cell table:style-name="ce77" office:value-type="string">
            <text:p>ASIP Santé</text:p>
          </table:table-cell>
          <table:table-cell table:style-name="ce66" office:value-type="string">
            <text:p>le répertoire ADELI et le Répertoire partagé des professionnels de santé (RPPS)</text:p>
          </table:table-cell>
          <table:table-cell table:style-name="ce72"/>
          <table:table-cell table:style-name="ce54" table:number-columns-repeated="6"/>
          <table:table-cell table:style-name="ce66"/>
          <table:table-cell table:style-name="ce72" office:value-type="string">
            <text:p>Ensemble de tableaux comportant l’effectif global et sa répartition par situation professionnelle (libérale, salariée), département d’exercice, sexe, tranche d’âge, tranche d’unité urbaine, et secteur d’activité pour les professionnels inscrits dans Adeli et dans le RPPS, soit : les pharmaciens, chirurgiens-dentistes, sages-femmes et professionnels paramédicaux (infirmiers, masseurs-kinésithérapeutes, orthophonistes, orthoptistes, audio-prothésistes, opticiens-lunetiers, pédicures-podologues, ergothérapeutes, psychomotriciens, manipulateurs ERM, diététiciens) </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Non explicité</text:p>
          </table:table-cell>
          <table:table-cell table:style-name="ce84" office:value-type="string">
            <text:p><text:span text:style-name="T2"><text:a xlink:href="http://www.drees.sante.gouv.fr/les-professions-de-sante-au-1er-janvier-2013,11177.html">http://www.drees.sante.gouv.fr/les-professions-de-sante-au-1er-janvier-2013,11177.html</text:a></text:span></text:p>
          </table:table-cell>
          <table:table-cell table:style-name="ce72"/>
          <table:table-cell table:number-columns-repeated="234"/>
        </table:table-row>
        <table:table-row table:style-name="ro11">
          <table:table-cell table:style-name="ce55" office:value-type="string">
            <text:p>Offre de soins</text:p>
          </table:table-cell>
          <table:table-cell table:style-name="ce67" table:formula="of:=[.B105]" office:value-type="string" office:string-value="Infrastructures">
            <text:p>Infrastructures</text:p>
          </table:table-cell>
          <table:table-cell table:style-name="ce73" office:value-type="string">
            <text:p>Répertoire Partagé des Professionnels de Santé (RPPS)</text:p>
          </table:table-cell>
          <table:table-cell table:style-name="ce77" office:value-type="string">
            <text:p>ASIP Santé</text:p>
          </table:table-cell>
          <table:table-cell table:style-name="ce67" office:value-type="string">
            <text:p>Ordre des professionnels de santé et ARS</text:p>
          </table:table-cell>
          <table:table-cell table:style-name="ce73"/>
          <table:table-cell table:style-name="ce55" table:number-columns-repeated="6"/>
          <table:table-cell table:style-name="ce67"/>
          <table:table-cell table:style-name="ce73" office:value-type="string">
            <text:p>_ Répartition des professionnels de santé (médecin, dentistes, sages femmes et professionnels paramédicaux) par spécialité et par région</text:p>
            <text:p>_ Informations couvertes : notamment les données d'identification (N°RPPS, nom, prénom, date de naissance…), les diplômes avec leur lieu et date d'obtention, les données professionnelles (Nom d'exercice, inscription à Ordre, Militaire, spécialité exercée...), les périodes d'activités avec leur lieu d'exercice, la fonction exercée, que ce soit en exercice libéral ou activité salariée</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text:s/>_ Format txt sur le portail de l'ASIP Santé</text:p>
          </table:table-cell>
          <table:table-cell table:style-name="ce55"/>
          <table:table-cell table:style-name="ce84" office:value-type="string">
            <text:p><text:span text:style-name="T2"><text:a xlink:href="http://esante.gouv.fr/services/referentiels/identification/demande-d-acces-au-rpps">http://esante.gouv.fr/services/referentiels/identification/demande-d-acces-au-rpps</text:a></text:span></text:p>
          </table:table-cell>
          <table:table-cell table:style-name="ce73"/>
          <table:table-cell table:number-columns-repeated="234"/>
        </table:table-row>
        <table:table-row table:style-name="ro27">
          <table:table-cell table:style-name="ce54" office:value-type="string">
            <text:p>Offre de soins</text:p>
          </table:table-cell>
          <table:table-cell table:style-name="ce66" office:value-type="string">
            <text:p>Infrastructures</text:p>
          </table:table-cell>
          <table:table-cell table:style-name="ce72" office:value-type="string">
            <text:p>Répertoires Opérationnels des Ressources (ROR)</text:p>
          </table:table-cell>
          <table:table-cell table:style-name="ce77" office:value-type="string">
            <text:p>ARS</text:p>
          </table:table-cell>
          <table:table-cell table:style-name="ce66" office:value-type="string">
            <text:p>Régions IDF, PACA et Haute-Normandie</text:p>
          </table:table-cell>
          <table:table-cell table:style-name="ce72"/>
          <table:table-cell table:style-name="ce54" table:number-columns-repeated="6"/>
          <table:table-cell table:style-name="ce66"/>
          <table:table-cell table:style-name="ce72" office:value-type="string">
            <text:p>Description de l'offre de soins : par ex. horaires des établissements et professionnels de santé, nombre de lits</text:p>
          </table:table-cell>
          <table:table-cell table:style-name="ce54" office:value-type="string">
            <text:p>Accès restreint</text:p>
          </table:table-cell>
          <table:table-cell table:style-name="ce54" office:value-type="string">
            <text:p>Cas de l'Ile-de-France : accès pour les fournisseurs de données et les acteurs autorisés par l'ARS</text:p>
          </table:table-cell>
          <table:table-cell table:style-name="ce54" office:value-type="string">
            <text:p>Gratuit</text:p>
          </table:table-cell>
          <table:table-cell table:style-name="ce54" office:value-type="string">
            <text:p>Exploitable</text:p>
          </table:table-cell>
          <table:table-cell table:style-name="ce54" office:value-type="string">
            <text:p>Consultation en ligne : Cas de l'ARS Ile-de-France, consultation des données sur un site internet avec possibilité de téléchargement</text:p>
          </table:table-cell>
          <table:table-cell table:style-name="ce54"/>
          <table:table-cell table:style-name="ce66"/>
          <table:table-cell table:style-name="ce72" office:value-type="string">
            <text:p>Cas de l'ARS Ile-de-France : ensemble des établissements publics et privés, développement en cours sur l'ambulatoire et prévu sur les activités SSR et médico-sociales</text:p>
          </table:table-cell>
          <table:table-cell table:number-columns-repeated="234"/>
        </table:table-row>
        <table:table-row table:style-name="ro11">
          <table:table-cell table:style-name="ce55" office:value-type="string">
            <text:p>Offre de soins</text:p>
          </table:table-cell>
          <table:table-cell table:style-name="ce67" office:value-type="string">
            <text:p>Infrastructures</text:p>
          </table:table-cell>
          <table:table-cell table:style-name="ce73" office:value-type="string">
            <text:p>Datamart du SNIIRAM : Offre de soins libéraux (ODS)</text:p>
          </table:table-cell>
          <table:table-cell table:style-name="ce77" office:value-type="string">
            <text:p>CNAMTS</text:p>
          </table:table-cell>
          <table:table-cell table:style-name="ce67" office:value-type="string">
            <text:p>_ SNIIRAM</text:p>
            <text:p>_ Médecins, pharmacies : feuilles de soin envoyées à l'assurance maladie</text:p>
          </table:table-cell>
          <table:table-cell table:style-name="ce73"/>
          <table:table-cell table:style-name="ce55" table:number-columns-repeated="6"/>
          <table:table-cell table:style-name="ce67"/>
          <table:table-cell table:style-name="ce73" office:value-type="string">
            <text:p>Données d'activité, de prescription et de prestation sur les professionnels de santé</text:p>
          </table:table-cell>
          <table:table-cell table:style-name="ce55" office:value-type="string">
            <text:p>Accès restreint</text:p>
          </table:table-cell>
          <table:table-cell table:style-name="ce55" office:value-type="string">
            <text:p>_ Accès aux données individuelles cryptées sur les professionnels de santé et aux données agrégées patients <text:s/>: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_ Accès aux données individuelles PS identifiées mais agrégées patients : ARS pour des finalités spécifiques (PDS, contractualisation,….), CNSA</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office:value-type="string">
            <text:p>Offre de soins</text:p>
          </table:table-cell>
          <table:table-cell table:style-name="ce66" office:value-type="string">
            <text:p>Infrastructures</text:p>
          </table:table-cell>
          <table:table-cell table:style-name="ce72" office:value-type="string">
            <text:p>Datamart du SNIIRAM : Tableaux du SNIR</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Données individuelles sur les professionnels de santé et agrégées sur les bénéficiaires</text:p>
            <text:p/>
          </table:table-cell>
          <table:table-cell table:style-name="ce54" office:value-type="string">
            <text:p>Accès restreint</text:p>
          </table:table-cell>
          <table:table-cell table:style-name="ce54" office:value-type="string">
            <text:p>_ Accès aux données individuelles cryptées sur les professionnels de santé et aux données agrégées patients <text:s/>: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_ Accès aux données individuelles PS identifiées mais agrégées patients : ARS pour des finalités spécifiques (PDS, contractualisation,….), CNSA</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13">
          <table:table-cell table:style-name="ce55" office:value-type="string">
            <text:p>Offre de soins</text:p>
          </table:table-cell>
          <table:table-cell table:style-name="ce67" office:value-type="string">
            <text:p>Infrastructures</text:p>
          </table:table-cell>
          <table:table-cell table:style-name="ce73" office:value-type="string">
            <text:p>Tableau de bord de l’IDS : analyse de la démographie et de l’activité libérale des médecins et des dentistes </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Analyse de la démographie et de l'activité libérale des PS <text:s/>: </text:p>
            <text:p>_ effectif des PS selon le sexe et la tranche d’âge, le département et la région</text:p>
            <text:p>_ honoraires perçus (intitulés « dépense présentée au remboursement » ), montant des dépassements…</text:p>
            <text:p>_ Dépenses présentées au remboursement, montant remboursé et montant du dépassement</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Activité libérale réalisée en ville et en centre de santé</text:p>
            <text:p>Inf. / MK / orthophonistes / orthoptistes / pédicures-podologues</text:p>
          </table:table-cell>
          <table:table-cell table:number-columns-repeated="234"/>
        </table:table-row>
        <table:table-row table:style-name="ro14">
          <table:table-cell table:style-name="ce54" office:value-type="string">
            <text:p>Offre de soins</text:p>
          </table:table-cell>
          <table:table-cell table:style-name="ce66" office:value-type="string">
            <text:p>Infrastructures</text:p>
          </table:table-cell>
          <table:table-cell table:style-name="ce72" office:value-type="string">
            <text:p>Tableau de bord de l’IDS : suivi des dépassements d'honoraires</text:p>
            <text:p>Volet 1 "Démographie"</text:p>
          </table:table-cell>
          <table:table-cell table:style-name="ce77" office:value-type="string">
            <text:p>ID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Fonctionnalité : disposer d’un outil d’analyse des données afin de suivre la démographie des médecins (omnipraticiens, spécialistes), des chirurgiens dentistes et des auxiliaires médicaux (masseurs-kinésithérapeutes, infirmiers, orthophonistes, orthoptistes, pédicures-podologues)</text:p>
            <text:p>_ Principaux indicateurs : nombre de professionnels de santé par région et par département</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ext:p>Médecins, dentistes</text:p>
          </table:table-cell>
          <table:table-cell table:number-columns-repeated="234"/>
        </table:table-row>
        <table:table-row table:style-name="ro13">
          <table:table-cell table:style-name="ce55" office:value-type="string">
            <text:p>Offre de soins</text:p>
          </table:table-cell>
          <table:table-cell table:style-name="ce67" office:value-type="string">
            <text:p>Infrastructures</text:p>
          </table:table-cell>
          <table:table-cell table:style-name="ce73" office:value-type="string">
            <text:p>Tableau de bord de l’IDS : <text:s/>analyse de la démographie et de l'activité libérale des auxiliaires médicaux</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Analyse de la démographie et de l'activité libérale des PS <text:s/>: </text:p>
            <text:p>_ effectif des PS selon le sexe et la tranche d’âge, le département et la région</text:p>
            <text:p>_ honoraires perçus (intitulés « dépense présentée au remboursement » ), montant des dépassements…</text:p>
            <text:p>_ Dépenses présentées au remboursement, montant remboursé et montant du dépassement</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Activité libérale réalisée en ville et en centre de santé</text:p>
            <text:p>Inf. / MK / orthophonistes / orthoptistes / pédicures-podologues</text:p>
          </table:table-cell>
          <table:table-cell table:number-columns-repeated="234"/>
        </table:table-row>
        <table:table-row table:style-name="ro20">
          <table:table-cell table:style-name="ce54" office:value-type="string">
            <text:p>Offre de soins</text:p>
          </table:table-cell>
          <table:table-cell table:style-name="ce66" office:value-type="string">
            <text:p>Infrastructures</text:p>
          </table:table-cell>
          <table:table-cell table:style-name="ce72" office:value-type="string">
            <text:p>Annuaire national des réunions de concertation pluridisciplinaires en cancérologie</text:p>
          </table:table-cell>
          <table:table-cell table:style-name="ce77" office:value-type="string">
            <text:p>ARS</text:p>
          </table:table-cell>
          <table:table-cell table:style-name="ce66" office:value-type="string">
            <text:p>ARS</text:p>
          </table:table-cell>
          <table:table-cell table:style-name="ce72"/>
          <table:table-cell table:style-name="ce54" table:number-columns-repeated="6"/>
          <table:table-cell table:style-name="ce66"/>
          <table:table-cell table:style-name="ce72" office:value-type="string">
            <text:p>Par établissements, listes des services de cancérologie, noms des chefs de services, adresses des plateaux techniques</text:p>
          </table:table-cell>
          <table:table-cell table:style-name="ce54" office:value-type="string">
            <text:p>Accès à tous</text:p>
          </table:table-cell>
          <table:table-cell table:style-name="ce54" office:value-type="string">
            <text:p>Accès pour tous mais dans les régions uniquement</text:p>
          </table:table-cell>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Non explicité</text:p>
          </table:table-cell>
          <table:table-cell table:style-name="ce85" office:value-type="string">
            <text:p><text:span text:style-name="T2"><text:a xlink:href="http://www.oncopaca.org/fr/professionnels/RCP/annuaire-des-rcp">http://www.oncopaca.org/fr/professionnels/RCP/annuaire-des-rcp</text:a></text:span></text:p>
          </table:table-cell>
          <table:table-cell table:style-name="ce72"/>
          <table:table-cell table:number-columns-repeated="234"/>
        </table:table-row>
        <table:table-row table:style-name="ro12">
          <table:table-cell table:style-name="ce55" office:value-type="string">
            <text:p>Offre de soins</text:p>
          </table:table-cell>
          <table:table-cell table:style-name="ce67" office:value-type="string">
            <text:p>Infrastructures</text:p>
          </table:table-cell>
          <table:table-cell table:style-name="ce73" office:value-type="string">
            <text:p>Base de l'outil national d’inventaire et de pilotage du patrimoine hospitalier (OPHELIE)</text:p>
          </table:table-cell>
          <table:table-cell table:style-name="ce77" office:value-type="string">
            <text:p>ATIH</text:p>
          </table:table-cell>
          <table:table-cell table:style-name="ce67" office:value-type="string">
            <text:p>Etablissements de santé</text:p>
          </table:table-cell>
          <table:table-cell table:style-name="ce73" office:value-type="string">
            <text:p>Information non disponible à ce jour</text:p>
          </table:table-cell>
          <table:table-cell table:style-name="ce55" table:number-columns-repeated="6"/>
          <table:table-cell table:style-name="ce67"/>
          <table:table-cell table:style-name="ce73" office:value-type="string">
            <text:p>Inventaire du patrimoine hospitalier des établissements de santé</text:p>
          </table:table-cell>
          <table:table-cell table:style-name="ce55" table:number-columns-repeated="6"/>
          <table:table-cell table:style-name="ce67"/>
          <table:table-cell table:style-name="ce73" office:value-type="string">
            <text:p>CHU</text:p>
          </table:table-cell>
          <table:table-cell table:number-columns-repeated="234"/>
        </table:table-row>
        <table:table-row table:style-name="ro12">
          <table:table-cell table:style-name="ce54" office:value-type="string">
            <text:p>Offre de soins</text:p>
          </table:table-cell>
          <table:table-cell table:style-name="ce66" office:value-type="string">
            <text:p>Infrastructures</text:p>
          </table:table-cell>
          <table:table-cell table:style-name="ce72" office:value-type="string">
            <text:p>DIPI</text:p>
          </table:table-cell>
          <table:table-cell table:style-name="ce77" office:value-type="string">
            <text:p>ATIH</text:p>
          </table:table-cell>
          <table:table-cell table:style-name="ce66"/>
          <table:table-cell table:style-name="ce72"/>
          <table:table-cell table:style-name="ce54" table:number-columns-repeated="6"/>
          <table:table-cell table:style-name="ce66"/>
          <table:table-cell table:style-name="ce72" office:value-type="string">
            <text:p>Données sur le suivi des dossiers d’instruction des projets d’investissement immobilier</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Exploitable</text:p>
          </table:table-cell>
          <table:table-cell table:style-name="ce54"/>
          <table:table-cell table:style-name="ce54" office:value-type="string">
            <text:p>Non explicité</text:p>
          </table:table-cell>
          <table:table-cell table:style-name="ce66"/>
          <table:table-cell table:style-name="ce72" office:value-type="string">
            <text:p>Ensemble des établissements de santé</text:p>
          </table:table-cell>
          <table:table-cell table:number-columns-repeated="234"/>
        </table:table-row>
        <table:table-row table:style-name="ro23">
          <table:table-cell table:style-name="ce55" office:value-type="string">
            <text:p>Offre de soins</text:p>
          </table:table-cell>
          <table:table-cell table:style-name="ce67" office:value-type="string">
            <text:p>Infrastructures</text:p>
          </table:table-cell>
          <table:table-cell table:style-name="ce73" office:value-type="string">
            <text:p>DIPISI</text:p>
          </table:table-cell>
          <table:table-cell table:style-name="ce77" office:value-type="string">
            <text:p>ATIH</text:p>
          </table:table-cell>
          <table:table-cell table:style-name="ce67"/>
          <table:table-cell table:style-name="ce73"/>
          <table:table-cell table:style-name="ce55" table:number-columns-repeated="6"/>
          <table:table-cell table:style-name="ce67"/>
          <table:table-cell table:style-name="ce73" office:value-type="string">
            <text:p>Dossier d’instruction des projets d’investissement en système d’information dans le cadre du projet Hôpital Numérique</text:p>
            <text:p/>
          </table:table-cell>
          <table:table-cell table:style-name="ce55" office:value-type="string">
            <text:p>Accès restreint</text:p>
          </table:table-cell>
          <table:table-cell table:style-name="ce55"/>
          <table:table-cell table:style-name="ce55" office:value-type="string">
            <text:p>Gratuit</text:p>
          </table:table-cell>
          <table:table-cell table:style-name="ce55" office:value-type="string">
            <text:p>Exploitable</text:p>
          </table:table-cell>
          <table:table-cell table:style-name="ce55"/>
          <table:table-cell table:style-name="ce55" office:value-type="string">
            <text:p>Non explicité</text:p>
          </table:table-cell>
          <table:table-cell table:style-name="ce67"/>
          <table:table-cell table:style-name="ce73" office:value-type="string">
            <text:p>Ensemble des établissements de santé</text:p>
          </table:table-cell>
          <table:table-cell table:number-columns-repeated="234"/>
        </table:table-row>
        <table:table-row table:style-name="ro12">
          <table:table-cell table:style-name="ce56" office:value-type="string">
            <text:p>Offre de soins</text:p>
          </table:table-cell>
          <table:table-cell table:style-name="ce66" office:value-type="string">
            <text:p>Infrastructures</text:p>
          </table:table-cell>
          <table:table-cell table:style-name="ce72" office:value-type="string">
            <text:p>Base E-Fides - déclaration des intérêts <text:s/>des professionnels de santé couverts par le Sunshine Act</text:p>
          </table:table-cell>
          <table:table-cell table:style-name="ce77" office:value-type="string">
            <text:p>ANSM</text:p>
          </table:table-cell>
          <table:table-cell table:style-name="ce66" office:value-type="string">
            <text:p>Professionnels de santé et laboratoires pharmaceutiques</text:p>
          </table:table-cell>
          <table:table-cell table:style-name="ce72"/>
          <table:table-cell table:style-name="ce54" table:number-columns-repeated="6"/>
          <table:table-cell table:style-name="ce66"/>
          <table:table-cell table:style-name="ce72" office:value-type="string">
            <text:p>Déclarations d'intérêt des professionnels de santé : possibilité de filtre par professionnel mais pas par laboratoire pharmaceutiqu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text:s/>via un moteur de recherche</text:p>
          </table:table-cell>
          <table:table-cell table:style-name="ce54" office:value-type="string">
            <text:p>Non explicité</text:p>
          </table:table-cell>
          <table:table-cell table:style-name="ce85" office:value-type="string">
            <text:p>https://icefides.ansm.sante.fr/</text:p>
          </table:table-cell>
          <table:table-cell table:style-name="ce72"/>
          <table:table-cell table:number-columns-repeated="234"/>
        </table:table-row>
        <table:table-row table:style-name="ro11">
          <table:table-cell table:style-name="ce57" office:value-type="string">
            <text:p>Offre de soins</text:p>
          </table:table-cell>
          <table:table-cell table:style-name="ce67" office:value-type="string">
            <text:p>Infrastructures</text:p>
          </table:table-cell>
          <table:table-cell table:style-name="ce73" office:value-type="string">
            <text:p>Base de l'observatoire des services d'information en santé (Osis)</text:p>
          </table:table-cell>
          <table:table-cell table:style-name="ce77" office:value-type="string">
            <text:p>DGOS</text:p>
          </table:table-cell>
          <table:table-cell table:style-name="ce67" office:value-type="string">
            <text:p>Etablissements</text:p>
          </table:table-cell>
          <table:table-cell table:style-name="ce73" office:value-type="string">
            <text:p>_ Notes sur les observatoires</text:p>
            <text:p>_ Notes sur les usages des SIH</text:p>
            <text:p>_ Notes sur l'offre industrielle</text:p>
            <text:p>_ Notes sur les charges et les ressourc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 (Atlas des systèmes d'information hospitaliers)</text:p>
          </table:table-cell>
          <table:table-cell table:style-name="ce55"/>
          <table:table-cell table:style-name="ce84" office:value-type="string">
            <text:p><text:span text:style-name="T2"><text:a xlink:href="http://www.sante.gouv.fr/IMG/pdf/Atlas_SIH-3.pdf">http://www.sante.gouv.fr/IMG/pdf/Atlas_SIH-3.pdf</text:a></text:span></text:p>
          </table:table-cell>
          <table:table-cell table:style-name="ce73" office:value-type="string">
            <text:p>_ Liste des applications relatives à la performance des établissements de santé, à la maîtrise des dépenses et à l'analyse de l'activité</text:p>
            <text:p>_ Au travers des 200 questions, l’établissement décrit globalement son système d’information hospitalier (infrastructure informatique, exploitation informatique, couverture fonctionnelle, cartographie logicielle de l’établissement) et plus précisément certains volets de son système d’information (indicateurs du programme hôpital numérique, système d’information des Urgences, identification du prescripteur sur les prescriptions hospitalières)</text:p>
            <text:p>_ Objectif : oSIS est avant tout un outil au service des différents acteurs des systèmes d'information de santé afin de suivre l'informatisation des processus de soins et de gestion des établissements de santé</text:p>
          </table:table-cell>
          <table:table-cell table:style-name="ce55" office:value-type="string">
            <text:p>Accès restreint</text:p>
          </table:table-cell>
          <table:table-cell table:style-name="ce55" office:value-type="string">
            <text:p>Etablissements de santé, agences régionales de santé, organismes nationaux : structures publiques, fédérations hospitalières, sécurité sociale et mutuelles.</text:p>
          </table:table-cell>
          <table:table-cell table:style-name="ce55" office:value-type="string">
            <text:p>Gratuit</text:p>
          </table:table-cell>
          <table:table-cell table:style-name="ce55" table:number-columns-repeated="2"/>
          <table:table-cell table:style-name="ce55" office:value-type="string">
            <text:p>Non explicité</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26">
          <table:table-cell table:style-name="ce56" office:value-type="string">
            <text:p>Offre de soins</text:p>
          </table:table-cell>
          <table:table-cell table:style-name="ce66" office:value-type="string">
            <text:p>Infrastructures</text:p>
          </table:table-cell>
          <table:table-cell table:style-name="ce72" office:value-type="string">
            <text:p>Base de l'observatoire du Référencement des Editeurs de Logiciels et des Intégrateurs du Monde de la Santé (RELIMS)</text:p>
          </table:table-cell>
          <table:table-cell table:style-name="ce77" office:value-type="string">
            <text:p>DGOS</text:p>
          </table:table-cell>
          <table:table-cell table:style-name="ce66" office:value-type="string">
            <text:p>Editeurs de logiciels</text:p>
          </table:table-cell>
          <table:table-cell table:style-name="ce72" office:value-type="string">
            <text:p>_ Notes sur les observatoires</text:p>
            <text:p>_ Notes sur les usages des SIH</text:p>
            <text:p>_ Notes sur l'offre industrielle</text:p>
            <text:p>_ Notes sur les charges et les ressourc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 (Atlas des systèmes d'information hospitaliers)</text:p>
          </table:table-cell>
          <table:table-cell table:style-name="ce54"/>
          <table:table-cell table:style-name="ce85" office:value-type="string">
            <text:p><text:span text:style-name="T2"><text:a xlink:href="http://www.sante.gouv.fr/IMG/pdf/Atlas_SIH-3.pdf">http://www.sante.gouv.fr/IMG/pdf/Atlas_SIH-3.pdf</text:a></text:span></text:p>
          </table:table-cell>
          <table:table-cell table:style-name="ce72" office:value-type="string">
            <text:p>Référencement des éditeurs de logiciels et des intégrateurs du marché de la santé</text:p>
          </table:table-cell>
          <table:table-cell table:style-name="ce54" office:value-type="string">
            <text:p>Accès restreint</text:p>
          </table:table-cell>
          <table:table-cell table:style-name="ce54" table:number-columns-repeated="5"/>
          <table:table-cell table:style-name="ce66"/>
          <table:table-cell table:style-name="ce72"/>
          <table:table-cell table:number-columns-repeated="234"/>
        </table:table-row>
        <table:table-row table:style-name="ro15">
          <table:table-cell table:style-name="ce57" office:value-type="string">
            <text:p>Offre de soins</text:p>
          </table:table-cell>
          <table:table-cell table:style-name="ce67" office:value-type="string">
            <text:p>Infrastructures</text:p>
          </table:table-cell>
          <table:table-cell table:style-name="ce73" office:value-type="string">
            <text:p>Tableau de bord sur l’activité des hôpitaux concernant la cancérologie </text:p>
          </table:table-cell>
          <table:table-cell table:style-name="ce77" office:value-type="string">
            <text:p>INCA - ATIH</text:p>
          </table:table-cell>
          <table:table-cell table:style-name="ce67" office:value-type="string">
            <text:p>Données PMSI, traitées par l'INCA</text:p>
          </table:table-cell>
          <table:table-cell table:style-name="ce73" office:value-type="string">
            <text:p>Données sur l’activité des établissements en lien avec une prise en charge des cancers : volume d'activité, actes de descriptions, modes de prise en charge, appareils, nombre de journées, nombre de personnes…</text:p>
          </table:table-cell>
          <table:table-cell table:style-name="ce55" office:value-type="string">
            <text:p>Accès restreint</text:p>
          </table:table-cell>
          <table:table-cell table:style-name="ce55" office:value-type="string">
            <text:p>Base en cours de développement - sera mise à disposition à travers les applicatifs SNATIH</text:p>
          </table:table-cell>
          <table:table-cell table:style-name="ce55"/>
          <table:table-cell table:style-name="ce55" office:value-type="string">
            <text:p>Exploitable</text:p>
          </table:table-cell>
          <table:table-cell table:style-name="ce55" office:value-type="string">
            <text:p>Base en cours de développement</text:p>
          </table:table-cell>
          <table:table-cell table:style-name="ce55"/>
          <table:table-cell table:style-name="ce84"/>
          <table:table-cell table:style-name="ce73"/>
          <table:table-cell table:style-name="ce55" table:number-columns-repeated="6"/>
          <table:table-cell table:style-name="ce84"/>
          <table:table-cell table:style-name="ce73" office:value-type="string">
            <text:p>Base en cours de développement</text:p>
          </table:table-cell>
          <table:table-cell table:number-columns-repeated="234"/>
        </table:table-row>
        <table:table-row table:style-name="ro23">
          <table:table-cell table:style-name="ce57" office:value-type="string">
            <text:p>Offre de soins</text:p>
          </table:table-cell>
          <table:table-cell table:style-name="ce67" office:value-type="string">
            <text:p>Infrastructures</text:p>
          </table:table-cell>
          <table:table-cell table:style-name="ce73" office:value-type="string">
            <text:p>Répertoire des établissements pharmaceutiques </text:p>
          </table:table-cell>
          <table:table-cell table:style-name="ce77" office:value-type="string">
            <text:p>ANSM</text:p>
          </table:table-cell>
          <table:table-cell table:style-name="ce67" office:value-type="string">
            <text:p>ANSM</text:p>
          </table:table-cell>
          <table:table-cell table:style-name="ce73"/>
          <table:table-cell table:style-name="ce55" table:number-columns-repeated="6"/>
          <table:table-cell table:style-name="ce67"/>
          <table:table-cell table:style-name="ce73" office:value-type="string">
            <text:p>Liste des fabricants, importateurs et distributeurs en gros de médicaments avec leur adresse, activité, et, sauf exception, le nom du pharmacien responsabl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Non explicité</text:p>
          </table:table-cell>
          <table:table-cell table:style-name="ce84" office:value-type="string">
            <text:p><text:span text:style-name="T2"><text:a xlink:href="http://agence-prd.ansm.sante.fr/php/etapharm/index.php">http://agence-prd.ansm.sante.fr/php/etapharm/index.php</text:a></text:span></text:p>
          </table:table-cell>
          <table:table-cell table:style-name="ce73"/>
          <table:table-cell table:number-columns-repeated="234"/>
        </table:table-row>
        <table:table-row table:style-name="ro29">
          <table:table-cell table:style-name="ce56" office:value-type="string">
            <text:p>Offre de soins</text:p>
          </table:table-cell>
          <table:table-cell table:style-name="ce66" office:value-type="string">
            <text:p>Infrastructures</text:p>
          </table:table-cell>
          <table:table-cell table:style-name="ce72" office:value-type="string">
            <text:p>Base des diagnostics territoriaux dans le cadre des contrats locaux de santé</text:p>
          </table:table-cell>
          <table:table-cell table:style-name="ce77" office:value-type="string">
            <text:p>ARS</text:p>
          </table:table-cell>
          <table:table-cell table:style-name="ce66"/>
          <table:table-cell table:style-name="ce72"/>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table:table-cell table:style-name="ce66"/>
          <table:table-cell table:style-name="ce72"/>
          <table:table-cell table:style-name="ce54" office:value-type="string">
            <text:p>Accès fermé</text:p>
          </table:table-cell>
          <table:table-cell table:style-name="ce54" table:number-columns-repeated="2"/>
          <table:table-cell table:style-name="ce54" office:value-type="string">
            <text:p>Exploitable</text:p>
          </table:table-cell>
          <table:table-cell table:style-name="ce54" table:number-columns-repeated="2"/>
          <table:table-cell table:style-name="ce66"/>
          <table:table-cell table:style-name="ce72"/>
          <table:table-cell table:number-columns-repeated="234"/>
        </table:table-row>
        <table:table-row table:style-name="ro35">
          <table:table-cell table:style-name="ce55" office:value-type="string">
            <text:p>Offre de soins</text:p>
          </table:table-cell>
          <table:table-cell table:style-name="ce67" office:value-type="string">
            <text:p>Services proposés</text:p>
          </table:table-cell>
          <table:table-cell table:style-name="ce73" office:value-type="string">
            <text:p>Fichier National des Etablissements Sanitaires et Sociaux (FINESS)</text:p>
          </table:table-cell>
          <table:table-cell table:style-name="ce77" office:value-type="string">
            <text:p>DREES</text:p>
          </table:table-cell>
          <table:table-cell table:style-name="ce67" office:value-type="string">
            <text:p>Etablissements via ARS et DRJSCS</text:p>
          </table:table-cell>
          <table:table-cell table:style-name="ce73"/>
          <table:table-cell table:style-name="ce55" table:number-columns-repeated="6"/>
          <table:table-cell table:style-name="ce67"/>
          <table:table-cell table:style-name="ce73" office:value-type="string">
            <text:p>Pour chaque établissement, données d’identification (adresse, raison sociale, catégorie juridique, mode de tarification), libellés d’activités sanitaires et d’équipement sociaux (le cas échéant)</text:p>
          </table:table-cell>
          <table:table-cell table:style-name="ce55" office:value-type="string">
            <text:p>Accès à tous</text:p>
          </table:table-cell>
          <table:table-cell table:style-name="ce55" office:value-type="string">
            <text:p>_ Nécessité d'accepter la licence d'utilisation de la base pour pouvoir y accéder (1 clic) sur le portail dédié</text:p>
            <text:p>_ Données également téléchargeables sur le site data.gouv</text:p>
          </table:table-cell>
          <table:table-cell table:style-name="ce55" office:value-type="string">
            <text:p>Gratuit</text:p>
          </table:table-cell>
          <table:table-cell table:style-name="ce55" office:value-type="string">
            <text:p>Exploitable</text:p>
          </table:table-cell>
          <table:table-cell table:style-name="ce55" office:value-type="string">
            <text:p>Excel / csv</text:p>
          </table:table-cell>
          <table:table-cell table:style-name="ce55" office:value-type="string">
            <text:p>Explicité sans restriction</text:p>
          </table:table-cell>
          <table:table-cell table:style-name="ce84" office:value-type="string">
            <text:p><text:span text:style-name="T2"><text:a xlink:href="http://finess.sante.gouv.fr/finess/jsp/actionRechercheSimple.do">http://finess.sante.gouv.fr/finess/jsp/actionRechercheSimple.do</text:a></text:span></text:p>
          </table:table-cell>
          <table:table-cell table:style-name="ce73" office:value-type="string">
            <text:p>Etablissements de santé, SSR, EHPAD, pharmacies ; mise à jour semestrielle</text:p>
          </table:table-cell>
          <table:table-cell table:number-columns-repeated="234"/>
        </table:table-row>
        <table:table-row table:style-name="ro11">
          <table:table-cell table:style-name="ce54" office:value-type="string">
            <text:p>Offre de soins</text:p>
          </table:table-cell>
          <table:table-cell table:style-name="ce66" office:value-type="string">
            <text:p>Services proposés</text:p>
          </table:table-cell>
          <table:table-cell table:style-name="ce72" office:value-type="string">
            <text:p>DCIR (données de consommation inter-régimes) du SNIIRAM</text:p>
          </table:table-cell>
          <table:table-cell table:style-name="ce77" office:value-type="string">
            <text:p>CNAMTS</text:p>
          </table:table-cell>
          <table:table-cell table:style-name="ce66" office:value-type="string">
            <text:p>Médecins généralistes, pharmacies : feuilles de soin envoyées à l'assurance maladie</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4" office:value-type="string">
            <text:p>Accès restreint</text:p>
          </table:table-cell>
          <table:table-cell table:style-name="ce54"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19">
          <table:table-cell table:style-name="ce55" office:value-type="string">
            <text:p>Offre de soins</text:p>
          </table:table-cell>
          <table:table-cell table:style-name="ce67" office:value-type="string">
            <text:p>Personnel</text:p>
          </table:table-cell>
          <table:table-cell table:style-name="ce73" office:value-type="string">
            <text:p>Base Statistique Annuelle des Etablissements de Santé (SAE)</text:p>
          </table:table-cell>
          <table:table-cell table:style-name="ce77" office:value-type="string">
            <text:p>DREES</text:p>
          </table:table-cell>
          <table:table-cell table:style-name="ce67" office:value-type="string">
            <text:p>Etablissements de santé</text:p>
          </table:table-cell>
          <table:table-cell table:style-name="ce73"/>
          <table:table-cell table:style-name="ce55" table:number-columns-repeated="6"/>
          <table:table-cell table:style-name="ce67"/>
          <table:table-cell table:style-name="ce73" office:value-type="string">
            <text:p><text:s/>Par établisssement, données de <text:s/>: </text:p>
            <text:p>_ Structure : catégorie d'établissement, statut juridique, nature de l'établissement, qualité d'ESPIC (Etablissement de Santé Privé d'Intérêt Collectif)</text:p>
            <text:p>_ Capacité <text:s/>: nombre de lits par grande catégorie (hospitalisation complète, ambulatoire, etc.)</text:p>
            <text:p>_ Equipement des plateaux techniques</text:p>
            <text:p>_ Effectifs du personnel médical et non médical, par sous-catégories, par établissement</text:p>
            <text:p>_ Caractérisation de l’activité réalisée par grande discipline ou activité de soin soumise à autorisation</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sans restriction</text:p>
          </table:table-cell>
          <table:table-cell table:style-name="ce84" office:value-type="string">
            <text:p><text:span text:style-name="T2"><text:a xlink:href="http://www.sae-diffusion.sante.gouv.fr/Collecte_2012/dwd_dwssel.aspx">http://www.sae-diffusion.sante.gouv.fr/Collecte_2012/dwd_dwssel.aspx</text:a></text:span></text:p>
          </table:table-cell>
          <table:table-cell table:style-name="ce73" office:value-type="string">
            <text:p>Ensemble des établissements de santé</text:p>
          </table:table-cell>
          <table:table-cell table:number-columns-repeated="234"/>
        </table:table-row>
        <table:table-row table:style-name="ro23">
          <table:table-cell table:style-name="ce54" office:value-type="string">
            <text:p>Offre de soins</text:p>
          </table:table-cell>
          <table:table-cell table:style-name="ce66" office:value-type="string">
            <text:p>Personnel</text:p>
          </table:table-cell>
          <table:table-cell table:style-name="ce72" office:value-type="string">
            <text:p>Bilan Social</text:p>
          </table:table-cell>
          <table:table-cell table:style-name="ce77" office:value-type="string">
            <text:p>ATIH</text:p>
          </table:table-cell>
          <table:table-cell table:style-name="ce66" office:value-type="string">
            <text:p>Etablissements de santé publics</text:p>
          </table:table-cell>
          <table:table-cell table:style-name="ce72"/>
          <table:table-cell table:style-name="ce54" table:number-columns-repeated="6"/>
          <table:table-cell table:style-name="ce66"/>
          <table:table-cell table:style-name="ce72" office:value-type="string">
            <text:p>Remontée des bilans sociaux des établissements de plus de 300 agents : structure du personnel, rémunération, condition de travail…</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27">
          <table:table-cell table:style-name="ce55" office:value-type="string">
            <text:p>Offre de soins</text:p>
          </table:table-cell>
          <table:table-cell table:style-name="ce67" office:value-type="string">
            <text:p>Personnel</text:p>
          </table:table-cell>
          <table:table-cell table:style-name="ce73" office:value-type="string">
            <text:p>Déclarations annuelles des données sociales (DADS)</text:p>
          </table:table-cell>
          <table:table-cell table:style-name="ce77" office:value-type="string">
            <text:p>INSEE</text:p>
          </table:table-cell>
          <table:table-cell table:style-name="ce67" office:value-type="string">
            <text:p>Etablissements de santé</text:p>
          </table:table-cell>
          <table:table-cell table:style-name="ce73"/>
          <table:table-cell table:style-name="ce55" table:number-columns-repeated="6"/>
          <table:table-cell table:style-name="ce67"/>
          <table:table-cell table:style-name="ce73" office:value-type="string">
            <text:p>Information sur le personnel des établissements de santé publics et privés : âge du salarié, contrat de travail, département de résidence, durée de paie exprimée en jours, rémunération brute,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Formats Dbase et Beyond 20/20 </text:p>
          </table:table-cell>
          <table:table-cell table:style-name="ce55" office:value-type="string">
            <text:p>Explicité sans restriction</text:p>
          </table:table-cell>
          <table:table-cell table:style-name="ce93" office:value-type="string">
            <text:p>http://www.data.gouv.fr/fr/dataset/description-des-emplois-prives-et-publics-et-des-salaires.</text:p>
          </table:table-cell>
          <table:table-cell table:style-name="ce73"/>
          <table:table-cell table:number-columns-repeated="234"/>
        </table:table-row>
        <table:table-row table:style-name="ro28">
          <table:table-cell table:style-name="ce54" office:value-type="string">
            <text:p>Offre de soins</text:p>
          </table:table-cell>
          <table:table-cell table:style-name="ce66" office:value-type="string">
            <text:p>Personnel</text:p>
          </table:table-cell>
          <table:table-cell table:style-name="ce72" office:value-type="string">
            <text:p>Applicatif du SNATIH : ICARE</text:p>
          </table:table-cell>
          <table:table-cell table:style-name="ce77" office:value-type="string">
            <text:p>ATIH</text:p>
          </table:table-cell>
          <table:table-cell table:style-name="ce66" office:value-type="string">
            <text:p>Principale source : remontées financières des établissements</text:p>
          </table:table-cell>
          <table:table-cell table:style-name="ce72"/>
          <table:table-cell table:style-name="ce54" table:number-columns-repeated="6"/>
          <table:table-cell table:style-name="ce66"/>
          <table:table-cell table:style-name="ce72" office:value-type="string">
            <text:p>_ Par établissement ex-DG ou par catégorie d’établissements (CHU, CH…), présentation des données du retraitement comptable par grands postes de charges et par secteur d’activité <text:s/>: charges nettes, charges nettes majorées, tableau de recollement, compte de résultats</text:p>
            <text:p>_ Les tableaux de bord des retraitements comptables donnent accès au détail des charges par activité (MCO, SSR, Urgences…) et aux effectifs déclarés en équivalents temps plein, par établissement ou par groupe d’établissements</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28">
          <table:table-cell table:style-name="ce54" office:value-type="string">
            <text:p>Offre de soins</text:p>
          </table:table-cell>
          <table:table-cell table:style-name="ce66" office:value-type="string">
            <text:p>Personnel</text:p>
          </table:table-cell>
          <table:table-cell table:style-name="ce72" office:value-type="string">
            <text:p>Base de données relatives à la transparence des avantages accordés aux professionnels de santé, par les entreprises produisant ou commercialisant des produits à finalité sanitaire et cosmétique destinés à l'homme</text:p>
          </table:table-cell>
          <table:table-cell table:style-name="ce77" office:value-type="string">
            <text:p>DGS</text:p>
          </table:table-cell>
          <table:table-cell table:style-name="ce66" office:value-type="string">
            <text:p>Entreprises</text:p>
          </table:table-cell>
          <table:table-cell table:style-name="ce72"/>
          <table:table-cell table:style-name="ce54" table:number-columns-repeated="6"/>
          <table:table-cell table:style-name="ce66"/>
          <table:table-cell table:style-name="ce72" office:value-type="string">
            <text:p>_Les informations relatives au siège social de l'entreprise : la raison sociale, l’adresse, les numéros de téléphone et de télécopie et le numéro SIREN ;</text:p>
            <text:p>_Les informations relatives au montant et la la nature des avantages consentis aux professionnels de santé </text:p>
            <text:p>_ date de remise</text:p>
            <text:p>_les informations relatives aux professionnels de santé concernés</text:p>
            <text:p/>
            <text:p/>
          </table:table-cell>
          <table:table-cell table:style-name="ce54" office:value-type="string">
            <text:p>Accès fermé</text:p>
          </table:table-cell>
          <table:table-cell table:style-name="ce54" office:value-type="string">
            <text:p>Ouverture de cette base au 1er avril 2014 selon l'arrêté du 3 décembre 2013 relatif aux conditions de fonctionnement du site internet</text:p>
            <text:p>public unique mentionné à l’article R. 1453-4 du code de la santé publique </text:p>
          </table:table-cell>
          <table:table-cell table:style-name="ce54" office:value-type="string">
            <text:p>Gratuit</text:p>
          </table:table-cell>
          <table:table-cell table:style-name="ce54" office:value-type="string">
            <text:p>Exploitable</text:p>
          </table:table-cell>
          <table:table-cell table:style-name="ce54" office:value-type="string">
            <text:p>Csv</text:p>
          </table:table-cell>
          <table:table-cell table:style-name="ce54" office:value-type="string">
            <text:p>Non explicité</text:p>
          </table:table-cell>
          <table:table-cell table:style-name="ce85" office:value-type="string">
            <text:p><text:span text:style-name="T2"><text:a xlink:href="https://www.entreprises-transparence.sante.gouv.fr/flow/login.xhtml">https://www.entreprises-transparence.sante.gouv.fr/flow/login.xhtml</text:a></text:span></text:p>
          </table:table-cell>
          <table:table-cell table:style-name="ce72"/>
          <table:table-cell table:number-columns-repeated="234"/>
        </table:table-row>
        <table:table-row table:style-name="ro23">
          <table:table-cell table:style-name="ce55" office:value-type="string">
            <text:p>Offre de soins</text:p>
          </table:table-cell>
          <table:table-cell table:style-name="ce67" office:value-type="string">
            <text:p>Personnel</text:p>
          </table:table-cell>
          <table:table-cell table:style-name="ce73" office:value-type="string">
            <text:p>Enquête auprès des établissements d’hébergement pour personnes âgées (EHPA)</text:p>
          </table:table-cell>
          <table:table-cell table:style-name="ce77" office:value-type="string">
            <text:p>DREES</text:p>
          </table:table-cell>
          <table:table-cell table:style-name="ce67"/>
          <table:table-cell table:style-name="ce73"/>
          <table:table-cell table:style-name="ce55" table:number-columns-repeated="6"/>
          <table:table-cell table:style-name="ce67"/>
          <table:table-cell table:style-name="ce73" office:value-type="string">
            <text:p>Activité des établissements hébergeant des personnes âgées; information sur leur personnel et sur les personnes âgées qui y résident.</text:p>
          </table:table-cell>
          <table:table-cell table:style-name="ce55" office:value-type="string">
            <text:p>Accès à tous</text:p>
          </table:table-cell>
          <table:table-cell table:style-name="ce55" office:value-type="string">
            <text:p>Quelques cubes de données sont disponibles. La totalité est sur Quetelet</text:p>
          </table:table-cell>
          <table:table-cell table:style-name="ce55" office:value-type="string">
            <text:p>Gratuit</text:p>
          </table:table-cell>
          <table:table-cell table:style-name="ce55" office:value-type="string">
            <text:p>Exploitable</text:p>
          </table:table-cell>
          <table:table-cell table:style-name="ce55" table:number-columns-repeated="2"/>
          <table:table-cell table:style-name="ce67"/>
          <table:table-cell table:style-name="ce73"/>
          <table:table-cell table:number-columns-repeated="234"/>
        </table:table-row>
        <table:table-row table:style-name="ro36">
          <table:table-cell table:style-name="ce54" office:value-type="string">
            <text:p>Offre de soins</text:p>
          </table:table-cell>
          <table:table-cell table:style-name="ce66" office:value-type="string">
            <text:p>Personnel</text:p>
          </table:table-cell>
          <table:table-cell table:style-name="ce72" office:value-type="string">
            <text:p>Enquête auprès des établissements et services pour enfants et adultes handicapés (ES « handicap »)</text:p>
          </table:table-cell>
          <table:table-cell table:style-name="ce77" office:value-type="string">
            <text:p>DREES</text:p>
          </table:table-cell>
          <table:table-cell table:style-name="ce66"/>
          <table:table-cell table:style-name="ce72"/>
          <table:table-cell table:style-name="ce54" table:number-columns-repeated="6"/>
          <table:table-cell table:style-name="ce66"/>
          <table:table-cell table:style-name="ce72" office:value-type="string">
            <text:p>Activité des établissements et services pour personnes handicapées ; information sur leur personnel, ainsi que sur les personnes hébergées dans ces structures</text:p>
          </table:table-cell>
          <table:table-cell table:style-name="ce54" office:value-type="string">
            <text:p>Accès restreint</text:p>
          </table:table-cell>
          <table:table-cell table:style-name="ce54" office:value-type="string">
            <text:p>Accès par le réseau Quetelet</text:p>
          </table:table-cell>
          <table:table-cell table:style-name="ce54" office:value-type="string">
            <text:p>Gratuit</text:p>
          </table:table-cell>
          <table:table-cell table:style-name="ce54" office:value-type="string">
            <text:p>Exploitable</text:p>
          </table:table-cell>
          <table:table-cell table:style-name="ce54" table:number-columns-repeated="2"/>
          <table:table-cell table:style-name="ce66"/>
          <table:table-cell table:style-name="ce72"/>
          <table:table-cell table:number-columns-repeated="234"/>
        </table:table-row>
        <table:table-row table:style-name="ro37">
          <table:table-cell table:style-name="ce55" office:value-type="string">
            <text:p>Offre de soins</text:p>
          </table:table-cell>
          <table:table-cell table:style-name="ce67" office:value-type="string">
            <text:p>Personnel</text:p>
          </table:table-cell>
          <table:table-cell table:style-name="ce73" office:value-type="string">
            <text:p>Enquête annuelle sur les écoles de formation aux professions de santé</text:p>
          </table:table-cell>
          <table:table-cell table:style-name="ce77" office:value-type="string">
            <text:p>DREES</text:p>
          </table:table-cell>
          <table:table-cell table:style-name="ce67" office:value-type="string">
            <text:p>Etudiants et établissements de formation</text:p>
          </table:table-cell>
          <table:table-cell table:style-name="ce73" office:value-type="string">
            <text:p>Evolution du nombre d'inscriptions das des établissements de formations, Nombre de diplômés par type d'établissement, nombre de diplomés par formation, profil socioculturels des diplomés, empreinte géographique des diplômes, analyse des carrière des diplômé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sans restriction</text:p>
          </table:table-cell>
          <table:table-cell table:style-name="ce84" office:value-type="string">
            <text:p><text:span text:style-name="T2"><text:a xlink:href="http://www.drees.sante.gouv.fr/IMG/pdf/er768-2.pdf">http://www.drees.sante.gouv.fr/IMG/pdf/er768-2.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8">
          <table:table-cell table:style-name="ce54" office:value-type="string">
            <text:p>Offre de soins</text:p>
          </table:table-cell>
          <table:table-cell table:style-name="ce66" office:value-type="string">
            <text:p>Personnel</text:p>
          </table:table-cell>
          <table:table-cell table:style-name="ce72" office:value-type="string">
            <text:p>Enquête annuelle sur les écoles de formation aux professions sociales </text:p>
          </table:table-cell>
          <table:table-cell table:style-name="ce77" office:value-type="string">
            <text:p>DREES</text:p>
          </table:table-cell>
          <table:table-cell table:style-name="ce66" office:value-type="string">
            <text:p>Etudiants et établissements de formation (14 établissements concernés)</text:p>
          </table:table-cell>
          <table:table-cell table:style-name="ce72" office:value-type="string">
            <text:p>Evolution du nombre d'inscriptions das des établissements de formations, Nombre de diplômés par type d'établissement, nombre de diplomés par formation, profil socioculturels des diplomés, empreinte géographique des diplômes, analyse des carrière des diplômé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sans restriction</text:p>
          </table:table-cell>
          <table:table-cell table:style-name="ce85" office:value-type="string">
            <text:p><text:span text:style-name="T2"><text:a xlink:href="http://www.drees.sante.gouv.fr/IMG/pdf/er513.pdf">http://www.drees.sante.gouv.fr/IMG/pdf/er513.pdf</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30">
          <table:table-cell table:style-name="ce55" office:value-type="string">
            <text:p>Offre de soins</text:p>
          </table:table-cell>
          <table:table-cell table:style-name="ce67" office:value-type="string">
            <text:p>Tarifs, honoraires</text:p>
          </table:table-cell>
          <table:table-cell table:style-name="ce73" office:value-type="string">
            <text:p>Tableaux "honoraires des professionnels de santé"</text:p>
          </table:table-cell>
          <table:table-cell table:style-name="ce77" office:value-type="string">
            <text:p>CNAMTS</text:p>
          </table:table-cell>
          <table:table-cell table:style-name="ce67" office:value-type="string">
            <text:p>Professionnels de santé</text:p>
          </table:table-cell>
          <table:table-cell table:style-name="ce73"/>
          <table:table-cell table:style-name="ce55" table:number-columns-repeated="6"/>
          <table:table-cell table:style-name="ce67"/>
          <table:table-cell table:style-name="ce73" office:value-type="string">
            <text:p>Par région et par département : total des honoraires, nombre de dépassements et dépassement moyen, effectifs par tranche d'honorair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 (plusieurs fichiers)</text:p>
          </table:table-cell>
          <table:table-cell table:style-name="ce55" office:value-type="string">
            <text:p>Explicité avec restriction</text:p>
          </table:table-cell>
          <table:table-cell table:style-name="ce67" office:value-type="string">
            <text:p>http://www.ameli.fr/l-assurance-maladie/statistiques-et-publications/donnees-statistiques/professionnels-de-sante-liberaux/donnees-geographiques/honoraires-des-professionnels-de-sante.php</text:p>
          </table:table-cell>
          <table:table-cell table:style-name="ce73"/>
          <table:table-cell table:number-columns-repeated="234"/>
        </table:table-row>
        <table:table-row table:style-name="ro23">
          <table:table-cell table:style-name="ce54" office:value-type="string">
            <text:p>Offre de soins</text:p>
          </table:table-cell>
          <table:table-cell table:style-name="ce66" office:value-type="string">
            <text:p>Tarifs, honoraires</text:p>
          </table:table-cell>
          <table:table-cell table:style-name="ce72" office:value-type="string">
            <text:p>Tableau de bord de l'IDS : suivi des honoraires des médecins par spécialité et lieu d'Exécution</text:p>
          </table:table-cell>
          <table:table-cell table:style-name="ce77" office:value-type="string">
            <text:p>IDS</text:p>
          </table:table-cell>
          <table:table-cell table:style-name="ce66" office:value-type="string">
            <text:p>Statistiques mensuelle de la CNAMTS</text:p>
          </table:table-cell>
          <table:table-cell table:style-name="ce72"/>
          <table:table-cell table:style-name="ce54" table:number-columns-repeated="6"/>
          <table:table-cell table:style-name="ce66"/>
          <table:table-cell table:style-name="ce72" office:value-type="string">
            <text:p>Principaux indicateurs : <text:s/>montant de la dépense remboursable, montant de la dépense remboursée, montant de la dépense présentée au remboursement</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métropolitaine</text:p>
            <text:p>Régime général</text:p>
          </table:table-cell>
          <table:table-cell table:number-columns-repeated="234"/>
        </table:table-row>
        <table:table-row table:style-name="ro30">
          <table:table-cell table:style-name="ce55" office:value-type="string">
            <text:p>Offre de soins</text:p>
          </table:table-cell>
          <table:table-cell table:style-name="ce67" office:value-type="string">
            <text:p>Tarifs, honoraires</text:p>
          </table:table-cell>
          <table:table-cell table:style-name="ce73" office:value-type="string">
            <text:p>Tableau de bord de l'IDS : suivi des dépassements d'honoraires</text:p>
            <text:p>Volet 2 "Analyse des dépassements - versant PS"</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_ Fonctionnalité : disposer d’un outil d’analyse des données afin de suivre les dépassements d’honoraires réalisés par les médecins (omnipraticiens, spécialistes), les chirurgiens dentistes et les auxiliaires médicaux (masseurs-kinésithérapeutes, infirmiers, orthophonistes, orthoptistes, pédicures-podologues).</text:p>
            <text:p>_ Principaux indicateurs : montant moyen des dépassements d'honoraires par PS, montant moyen des dépassements d'honoraires par acte, montant total du reste à charge, part des dépassements dans le reste à charge,, part des dépassements dans les honoraires, rapport entre les dépassements et les tarifs opposabl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text:p>
          </table:table-cell>
          <table:table-cell table:number-columns-repeated="234"/>
        </table:table-row>
        <table:table-row table:style-name="ro30">
          <table:table-cell table:style-name="ce54" office:value-type="string">
            <text:p>Offre de soins</text:p>
          </table:table-cell>
          <table:table-cell table:style-name="ce66" office:value-type="string">
            <text:p>Tarifs, honoraires</text:p>
          </table:table-cell>
          <table:table-cell table:style-name="ce72" office:value-type="string">
            <text:p>Tableau de bord de l'IDS : suivi des dépassements d'honoraires</text:p>
            <text:p>Volet 3 "Analyse des dépassements - versant Bénéficaires"</text:p>
          </table:table-cell>
          <table:table-cell table:style-name="ce77" office:value-type="string">
            <text:p>ID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Fonctionnalité : disposer d’un outil d’analyse des données afin de suivre les dépassements d’honoraires réalisés par les médecins (omnipraticiens, spécialistes), les chirurgiens dentistes et les auxiliaires médicaux (masseurs-kinésithérapeutes, infirmiers, orthophonistes, orthoptistes, pédicures-podologues).</text:p>
            <text:p>_ Principaux indicateurs : montant moyen des dépassements d'honoraires par acte, montant total du reste à charge, part des dépassements dans le reste à charge, part des dépassements dans les honoraires, rapport entre les dépassements et les tarifs opposables,, nombre de bénéficiaires (uniquement disponible par moi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text:p>
          </table:table-cell>
          <table:table-cell table:number-columns-repeated="234"/>
        </table:table-row>
        <table:table-row table:style-name="ro11">
          <table:table-cell table:style-name="ce55" office:value-type="string">
            <text:p>Offre de soins</text:p>
          </table:table-cell>
          <table:table-cell table:style-name="ce67" office:value-type="string">
            <text:p>Tarifs, honoraires</text:p>
          </table:table-cell>
          <table:table-cell table:style-name="ce73" office:value-type="string">
            <text:p>DCIR (données de consommation inter-régimes) du SNIIRAM</text:p>
          </table:table-cell>
          <table:table-cell table:style-name="ce77" office:value-type="string">
            <text:p>CNAMTS</text:p>
          </table:table-cell>
          <table:table-cell table:style-name="ce67" office:value-type="string">
            <text:p>Médecins généralistes, pharmacies : feuilles de soin envoyées à l'assurance maladie</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5" office:value-type="string">
            <text:p>Accès restreint</text:p>
          </table:table-cell>
          <table:table-cell table:style-name="ce55"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office:value-type="string">
            <text:p>Offre de soins</text:p>
          </table:table-cell>
          <table:table-cell table:style-name="ce66" office:value-type="string">
            <text:p>Tarifs, honoraires</text:p>
          </table:table-cell>
          <table:table-cell table:style-name="ce72" office:value-type="string">
            <text:p>PMSI – programme de médicalisation des systèmes d'information</text:p>
          </table:table-cell>
          <table:table-cell table:style-name="ce77" office:value-type="string">
            <text:p>ATIH</text:p>
          </table:table-cell>
          <table:table-cell table:style-name="ce66" office:value-type="string">
            <text:p>Etablissements de santé</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4" office:value-type="string">
            <text:p>Accès restreint</text:p>
          </table:table-cell>
          <table:table-cell table:style-name="ce54"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4" office:value-type="string">
            <text:p>Gratuit ou 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26">
          <table:table-cell table:style-name="ce55" office:value-type="string">
            <text:p>Offre de soins</text:p>
          </table:table-cell>
          <table:table-cell table:style-name="ce67" office:value-type="string">
            <text:p>Infrastructures de recherche</text:p>
          </table:table-cell>
          <table:table-cell table:style-name="ce73" office:value-type="string">
            <text:p>Annuaire des infrastructures de recherche dépendant de l'INSERM</text:p>
          </table:table-cell>
          <table:table-cell table:style-name="ce77" office:value-type="string">
            <text:p>INSERM</text:p>
          </table:table-cell>
          <table:table-cell table:style-name="ce67"/>
          <table:table-cell table:style-name="ce73" office:value-type="string">
            <text:p>Adresse des différents instituts de recherches rattachés à l'INSERM</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de la carte de France</text:p>
          </table:table-cell>
          <table:table-cell table:style-name="ce55" office:value-type="string">
            <text:p>Explicité avec restriction</text:p>
          </table:table-cell>
          <table:table-cell table:style-name="ce84" office:value-type="string">
            <text:p><text:span text:style-name="T2"><text:a xlink:href="http://www.inserm.fr/qu-est-ce-que-l-inserm/forces-de-la-recherche/centres-de-recherche/implantation-des-centres-de-recherche">http://www.inserm.fr/qu-est-ce-que-l-inserm/forces-de-la-recherche/centres-de-recherche/implantation-des-centres-de-recherche</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9">
          <table:table-cell table:style-name="ce54" office:value-type="string">
            <text:p>Offre de soins</text:p>
          </table:table-cell>
          <table:table-cell table:style-name="ce66" office:value-type="string">
            <text:p>Infrastructures de recherche</text:p>
          </table:table-cell>
          <table:table-cell table:style-name="ce72" office:value-type="string">
            <text:p>Base SIGREC</text:p>
          </table:table-cell>
          <table:table-cell table:style-name="ce77" office:value-type="string">
            <text:p>DGOS</text:p>
          </table:table-cell>
          <table:table-cell table:style-name="ce66" office:value-type="string">
            <text:p>Etablissements de santé</text:p>
          </table:table-cell>
          <table:table-cell table:style-name="ce72"/>
          <table:table-cell table:style-name="ce54" table:number-columns-repeated="6"/>
          <table:table-cell table:style-name="ce66"/>
          <table:table-cell table:style-name="ce72" office:value-type="string">
            <text:p>Liste des essais cliniques réalisés par établissement</text:p>
          </table:table-cell>
          <table:table-cell table:style-name="ce54" office:value-type="string">
            <text:p>Accès restreint</text:p>
          </table:table-cell>
          <table:table-cell table:style-name="ce54" office:value-type="string">
            <text:p>Restreint aux établissements de santé</text:p>
          </table:table-cell>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Explicité avec restriction</text:p>
          </table:table-cell>
          <table:table-cell table:style-name="ce94" office:value-type="string">
            <text:p>https://tours.sigaps.fr/</text:p>
          </table:table-cell>
          <table:table-cell table:style-name="ce72"/>
          <table:table-cell table:number-columns-repeated="234"/>
        </table:table-row>
        <table:table-row table:style-name="ro24">
          <table:table-cell table:style-name="ce55" office:value-type="string">
            <text:p>Offre de soins</text:p>
          </table:table-cell>
          <table:table-cell table:style-name="ce67" office:value-type="string">
            <text:p>Infrastructures de recherche</text:p>
          </table:table-cell>
          <table:table-cell table:style-name="ce73" office:value-type="string">
            <text:p>Base Medline SIGAPS</text:p>
          </table:table-cell>
          <table:table-cell table:style-name="ce77" office:value-type="string">
            <text:p>DGOS</text:p>
          </table:table-cell>
          <table:table-cell table:style-name="ce67" office:value-type="string">
            <text:p>Plus de 100 établissements équipés (CHU, CLCC, CHG) ; serveur Pubmed</text:p>
          </table:table-cell>
          <table:table-cell table:style-name="ce73"/>
          <table:table-cell table:style-name="ce55" table:number-columns-repeated="6"/>
          <table:table-cell table:style-name="ce67"/>
          <table:table-cell table:style-name="ce73" office:value-type="string">
            <text:p>_ Recensement, évaluation et valorisation des publications scientifiques d'un établissement ayant des activités de recherche médicale</text:p>
            <text:p>_ Recherche possible via le logiciel SIGAPS de la production d'un chercheur, d'un service ou d'un établissement sur une période donnée ; A partir d'une liste de chercheurs, le logicial interroge le serveur Pubmed, télécharge et stocke localement les références des articles produits par ces chercheurs.</text:p>
          </table:table-cell>
          <table:table-cell table:style-name="ce55" office:value-type="string">
            <text:p>Accès restreint</text:p>
          </table:table-cell>
          <table:table-cell table:style-name="ce55" office:value-type="string">
            <text:p>Etablissements de santé</text:p>
          </table:table-cell>
          <table:table-cell table:style-name="ce55" office:value-type="string">
            <text:p>Gratuit</text:p>
          </table:table-cell>
          <table:table-cell table:style-name="ce55" table:number-columns-repeated="3"/>
          <table:table-cell table:style-name="ce67"/>
          <table:table-cell table:style-name="ce73"/>
          <table:table-cell table:number-columns-repeated="234"/>
        </table:table-row>
        <table:table-row table:style-name="ro24">
          <table:table-cell table:style-name="ce55" office:value-type="string">
            <text:p>Offre de soins</text:p>
          </table:table-cell>
          <table:table-cell table:style-name="ce67" office:value-type="string">
            <text:p>Infrastructures de recherche</text:p>
          </table:table-cell>
          <table:table-cell table:style-name="ce73" office:value-type="string">
            <text:p>Base SIGAPS</text:p>
          </table:table-cell>
          <table:table-cell table:style-name="ce77" office:value-type="string">
            <text:p>CHRU de Lille </text:p>
          </table:table-cell>
          <table:table-cell table:style-name="ce67"/>
          <table:table-cell table:style-name="ce73" office:value-type="string">
            <text:p>Données de recensement de la production scientifique référencé</text:p>
          </table:table-cell>
          <table:table-cell table:style-name="ce55" office:value-type="string">
            <text:p>Accès restreint</text:p>
          </table:table-cell>
          <table:table-cell table:style-name="ce55"/>
          <table:table-cell table:style-name="ce55" office:value-type="string">
            <text:p>Gratuit</text:p>
          </table:table-cell>
          <table:table-cell table:style-name="ce55" office:value-type="string">
            <text:p>Non ex ploitable</text:p>
          </table:table-cell>
          <table:table-cell table:style-name="ce55" office:value-type="string">
            <text:p>Consultation en ligne</text:p>
          </table:table-cell>
          <table:table-cell table:style-name="ce55" office:value-type="string">
            <text:p>Non explicité</text:p>
          </table:table-cell>
          <table:table-cell table:style-name="ce84" office:value-type="string">
            <text:p><text:span text:style-name="T2"><text:a xlink:href="http://sigaps.univ-lille2.fr/">http://sigaps.univ-lille2.fr</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4">
          <table:table-cell table:style-name="ce56" office:value-type="string">
            <text:p>Offre de soins</text:p>
          </table:table-cell>
          <table:table-cell table:style-name="ce66" office:value-type="string">
            <text:p>Informations médicales</text:p>
          </table:table-cell>
          <table:table-cell table:style-name="ce72" office:value-type="string">
            <text:p>Base de données publiques des médicaments</text:p>
          </table:table-cell>
          <table:table-cell table:style-name="ce77" office:value-type="string">
            <text:p>ANSM</text:p>
          </table:table-cell>
          <table:table-cell table:style-name="ce66" office:value-type="string">
            <text:p>ANSM, HAS, CNAMTS</text:p>
          </table:table-cell>
          <table:table-cell table:style-name="ce72"/>
          <table:table-cell table:style-name="ce54" table:number-columns-repeated="6"/>
          <table:table-cell table:style-name="ce66"/>
          <table:table-cell table:style-name="ce72" office:value-type="string">
            <text:p>Données et documents de référence sur les médicaments commercialisés ou ayant été commercialisés durant les deux dernières années en Franc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Consultation en ligne <text:s/>via un moteur de recherche sur le site de l'ANSM ; exploitable en format excel sur le site data.gouv</text:p>
          </table:table-cell>
          <table:table-cell table:style-name="ce54" office:value-type="string">
            <text:p>Explicité sans restriction</text:p>
          </table:table-cell>
          <table:table-cell table:style-name="ce66" office:value-type="string">
            <text:p><text:span text:style-name="T3"><text:a xlink:href="http://www.sante.gouv.fr/medicaments,1969.html">http://www.sante.gouv.fr/medicaments,1969.html ; http://www.data.gouv.fr/fr/dataset/base-de-donnees-publique-des-medicaments-base-officielle</text:a></text:span></text:p>
          </table:table-cell>
          <table:table-cell table:style-name="ce72" office:value-type="string">
            <text:p>Tous les médicaments commercialisés en France</text:p>
          </table:table-cell>
          <table:table-cell table:number-columns-repeated="234"/>
        </table:table-row>
        <table:table-row table:style-name="ro20">
          <table:table-cell table:style-name="ce57" office:value-type="string">
            <text:p>Offre de soins</text:p>
          </table:table-cell>
          <table:table-cell table:style-name="ce67" table:formula="of:=[.B148]" office:value-type="string" office:string-value="Informations médicales">
            <text:p>Informations médicales</text:p>
          </table:table-cell>
          <table:table-cell table:style-name="ce73" office:value-type="string">
            <text:p>Répertoire des médicaments</text:p>
          </table:table-cell>
          <table:table-cell table:style-name="ce77" office:value-type="string">
            <text:p>ANSM</text:p>
          </table:table-cell>
          <table:table-cell table:style-name="ce67" office:value-type="string">
            <text:p>ANSM</text:p>
          </table:table-cell>
          <table:table-cell table:style-name="ce73"/>
          <table:table-cell table:style-name="ce55" table:number-columns-repeated="6"/>
          <table:table-cell table:style-name="ce67"/>
          <table:table-cell table:style-name="ce73" office:value-type="string">
            <text:p>Trois types d'informations disponibles : </text:p>
            <text:p>_ L'extrait</text:p>
            <text:p>_ Le Résumé des Caractéristiques du Produit (RCP)</text:p>
            <text:p>_ La notice Patient</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Format txt</text:p>
          </table:table-cell>
          <table:table-cell table:style-name="ce55" office:value-type="string">
            <text:p>Explicité avec restriction</text:p>
          </table:table-cell>
          <table:table-cell table:style-name="ce84" office:value-type="string">
            <text:p><text:span text:style-name="T2"><text:a xlink:href="http://agence-prd.ansm.sante.fr/php/ecodex/index.php">http://agence-prd.ansm.sante.fr/php/ecodex/index.php</text:a></text:span></text:p>
          </table:table-cell>
          <table:table-cell table:style-name="ce73" office:value-type="string">
            <text:p>Médicaments depuis 2002</text:p>
          </table:table-cell>
          <table:table-cell table:number-columns-repeated="234"/>
        </table:table-row>
        <table:table-row table:style-name="ro17">
          <table:table-cell table:style-name="ce56" office:value-type="string">
            <text:p>Offre de soins</text:p>
          </table:table-cell>
          <table:table-cell table:style-name="ce66" table:formula="of:=[.B149]" office:value-type="string" office:string-value="Informations médicales">
            <text:p>Informations médicales</text:p>
          </table:table-cell>
          <table:table-cell table:style-name="ce72" office:value-type="string">
            <text:p>Recommandations de bonnes pratiques</text:p>
          </table:table-cell>
          <table:table-cell table:style-name="ce77" office:value-type="string">
            <text:p>ANSM</text:p>
          </table:table-cell>
          <table:table-cell table:style-name="ce66" office:value-type="string">
            <text:p>ANSM</text:p>
          </table:table-cell>
          <table:table-cell table:style-name="ce72"/>
          <table:table-cell table:style-name="ce54" table:number-columns-repeated="6"/>
          <table:table-cell table:style-name="ce66"/>
          <table:table-cell table:style-name="ce72" office:value-type="string">
            <text:p>Recommandations de bonnes pratiques par médicament avec présentation des arguments sous-jacent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text:p>
          </table:table-cell>
          <table:table-cell table:style-name="ce54" office:value-type="string">
            <text:p>Explicité avec restriction</text:p>
          </table:table-cell>
          <table:table-cell table:style-name="ce85" office:value-type="string">
            <text:p><text:span text:style-name="T2"><text:a xlink:href="http://ansm.sante.fr/Mediatheque/Publications/Recommandations-Medicaments">http://ansm.sante.fr/Mediatheque/Publications/Recommandations-Medicaments</text:a></text:span></text:p>
          </table:table-cell>
          <table:table-cell table:style-name="ce72"/>
          <table:table-cell table:number-columns-repeated="234"/>
        </table:table-row>
        <table:table-row table:style-name="ro26">
          <table:table-cell table:style-name="ce55" office:value-type="string">
            <text:p>Offre de soins</text:p>
          </table:table-cell>
          <table:table-cell table:style-name="ce67" table:formula="of:=[.B157]" office:value-type="string" office:string-value="Informations médicales">
            <text:p>Informations médicales</text:p>
          </table:table-cell>
          <table:table-cell table:style-name="ce73" office:value-type="string">
            <text:p>Recommandations de bonnes pratiques</text:p>
          </table:table-cell>
          <table:table-cell table:style-name="ce77" office:value-type="string">
            <text:p>HAS</text:p>
          </table:table-cell>
          <table:table-cell table:style-name="ce67" office:value-type="string">
            <text:p>HAS via notamment la littérature scientifique</text:p>
          </table:table-cell>
          <table:table-cell table:style-name="ce73"/>
          <table:table-cell table:style-name="ce55" table:number-columns-repeated="6"/>
          <table:table-cell table:style-name="ce67"/>
          <table:table-cell table:style-name="ce73" office:value-type="string">
            <text:p>Recommandations de bonnes pratiques par médicament avec présentation des arguments sous-jacent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Commentaire de l'HAS : ce sont des documents dont le besoin de structuration en base de données pourraient faire l’objet d’une réflexion. Si certains de ces documents étaient structurés en base de données, la question d’ouverture de ces données sera posée)</text:p>
          </table:table-cell>
          <table:table-cell table:style-name="ce55" office:value-type="string">
            <text:p>Non explicité</text:p>
          </table:table-cell>
          <table:table-cell table:style-name="ce84" office:value-type="string">
            <text:p><text:span text:style-name="T2"><text:a xlink:href="http://www.has-sante.fr/portail/jcms/c_1101438/fr/tableau-des-recommandations-de-bonne-pratique">http://www.has-sante.fr/portail/jcms/c_1101438/fr/tableau-des-recommandations-de-bonne-pratique</text:a></text:span></text:p>
          </table:table-cell>
          <table:table-cell table:style-name="ce73" office:value-type="string">
            <text:p>Commentaire de l'HAS : Ce sont des documents dont le besoin de structuration en base de données pourraient faire l’objet d’une réflexion. Si certains de ces documents étaient structurés en base de données, la question d’ouverture de ces données sera posée. </text:p>
          </table:table-cell>
          <table:table-cell table:number-columns-repeated="234"/>
        </table:table-row>
        <table:table-row table:style-name="ro27">
          <table:table-cell table:style-name="ce54" office:value-type="string">
            <text:p>Offre de soins</text:p>
          </table:table-cell>
          <table:table-cell table:style-name="ce66" table:formula="of:=[.B150]" office:value-type="string" office:string-value="Informations médicales">
            <text:p>Informations médicales</text:p>
          </table:table-cell>
          <table:table-cell table:style-name="ce72" office:value-type="string">
            <text:p>Guides de parcours de soin pour des maladies chroniques et des ALD (affection longue durée)</text:p>
          </table:table-cell>
          <table:table-cell table:style-name="ce77" office:value-type="string">
            <text:p>HAS</text:p>
          </table:table-cell>
          <table:table-cell table:style-name="ce66" office:value-type="string">
            <text:p>HAS via notamment la littérature scientifique</text:p>
          </table:table-cell>
          <table:table-cell table:style-name="ce72"/>
          <table:table-cell table:style-name="ce54" table:number-columns-repeated="6"/>
          <table:table-cell table:style-name="ce66"/>
          <table:table-cell table:style-name="ce72" office:value-type="string">
            <text:p>Description des étapes de la prise en charge individuelle des patients atteints de maladies chroniques (1 guide par maladi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Commentaire de l'HAS : ce sont des documents dont le besoin de structuration en base de données pourraient faire l’objet d’une réflexion. Si certains de ces documents étaient structurés en base de données, la question d’ouverture de ces données sera posée)</text:p>
          </table:table-cell>
          <table:table-cell table:style-name="ce54" office:value-type="string">
            <text:p>Non explicité</text:p>
          </table:table-cell>
          <table:table-cell table:style-name="ce85" office:value-type="string">
            <text:p><text:span text:style-name="T2"><text:a xlink:href="http://www.has-sante.fr/portail/jcms/c_1241701/fr/prise-en-charge-des-maladies-chroniques">http://www.has-sante.fr/portail/jcms/c_1241701/fr/prise-en-charge-des-maladies-chroniques</text:a></text:span></text:p>
          </table:table-cell>
          <table:table-cell table:style-name="ce72"/>
          <table:table-cell table:number-columns-repeated="234"/>
        </table:table-row>
        <table:table-row table:style-name="ro27">
          <table:table-cell table:style-name="ce55" office:value-type="string">
            <text:p>Offre de soins</text:p>
          </table:table-cell>
          <table:table-cell table:style-name="ce67" table:formula="of:=[.B152]" office:value-type="string" office:string-value="Informations médicales">
            <text:p>Informations médicales</text:p>
          </table:table-cell>
          <table:table-cell table:style-name="ce73" office:value-type="string">
            <text:p>Protocoles nationaux de diagnostic et de soins (PNDS)</text:p>
          </table:table-cell>
          <table:table-cell table:style-name="ce77" office:value-type="string">
            <text:p>HAS</text:p>
          </table:table-cell>
          <table:table-cell table:style-name="ce67" office:value-type="string">
            <text:p>HAS via notamment la littérature scientifique</text:p>
          </table:table-cell>
          <table:table-cell table:style-name="ce73"/>
          <table:table-cell table:style-name="ce55" table:number-columns-repeated="6"/>
          <table:table-cell table:style-name="ce67"/>
          <table:table-cell table:style-name="ce73" office:value-type="string">
            <text:p>PNDS par syndrôm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Commentaire de l'HAS : ce sont des documents dont le besoin de structuration en base de données pourraient faire l’objet d’une réflexion. Si certains de ces documents étaient structurés en base de données, la question d’ouverture de ces données sera posée)</text:p>
          </table:table-cell>
          <table:table-cell table:style-name="ce55" office:value-type="string">
            <text:p>Non explicité</text:p>
          </table:table-cell>
          <table:table-cell table:style-name="ce84" office:value-type="string">
            <text:p><text:span text:style-name="T2"><text:a xlink:href="http://www.has-sante.fr/portail/jcms/c_1340879/fr/protocoles-nationaux-de-diagnostic-et-de-soins-pnds">http://www.has-sante.fr/portail/jcms/c_1340879/fr/protocoles-nationaux-de-diagnostic-et-de-soins-pnds</text:a></text:span></text:p>
          </table:table-cell>
          <table:table-cell table:style-name="ce73"/>
          <table:table-cell table:number-columns-repeated="234"/>
        </table:table-row>
        <table:table-row table:style-name="ro11">
          <table:table-cell table:style-name="ce54" office:value-type="string">
            <text:p>Offre de soins</text:p>
          </table:table-cell>
          <table:table-cell table:style-name="ce66" table:formula="of:=[.B153]" office:value-type="string" office:string-value="Informations médicales">
            <text:p>Informations médicales</text:p>
          </table:table-cell>
          <table:table-cell table:style-name="ce72" office:value-type="string">
            <text:p>Base de données Vidal</text:p>
          </table:table-cell>
          <table:table-cell table:style-name="ce77" office:value-type="string">
            <text:p>Vidal</text:p>
          </table:table-cell>
          <table:table-cell table:style-name="ce66" office:value-type="string">
            <text:p>Laboratoires pharmaceutiques, sources officielles et règlementaires, sources bibliographiques"</text:p>
          </table:table-cell>
          <table:table-cell table:style-name="ce72"/>
          <table:table-cell table:style-name="ce54" table:number-columns-repeated="6"/>
          <table:table-cell table:style-name="ce66"/>
          <table:table-cell table:style-name="ce72" office:value-type="string">
            <text:p>1) Monographie <text:s/>des médicaments : synthèse (libellé, substance, état de commercialisation, taux de remboursement), forme et présentation, composition, indications, posologie et mode d'administration, contre-indications, mise en garde et précautions d'emplois, interactions, fertilité/ grossess/ allaitement, effets indésirables, surdosage, pharmacodynamie, pharmacocinétique, modalités de conservation, médicaments proches </text:p>
            <text:p>2) Section recommandations : sur la base des recommandations de la HAS, de l'ANSM et de sociétés savantes internationales, structuration des recommandations selon deux sections : i) prise en charge thérapeutique du diagnostic jusqu'au traitement, ii) listes exhaustives des médicaments indiqués pour chaque pathologie, en lien avec la base de données VIDAL.</text:p>
            <text:p>Prix, remboursements</text:p>
            <text:p/>
          </table:table-cell>
          <table:table-cell table:style-name="ce54" office:value-type="string">
            <text:p>Accès restreint</text:p>
          </table:table-cell>
          <table:table-cell table:style-name="ce54" office:value-type="string">
            <text:p>Monographies sur les médicaments accessibles partiellement au public ; sections recommandations et bases de toxicologies réservées aux professionnels de santé</text:p>
          </table:table-cell>
          <table:table-cell table:style-name="ce54" office:value-type="string">
            <text:p>Payant</text:p>
          </table:table-cell>
          <table:table-cell table:style-name="ce54" office:value-type="string">
            <text:p>Non exploitable</text:p>
          </table:table-cell>
          <table:table-cell table:style-name="ce54" office:value-type="string">
            <text:p>Consultation en ligne <text:s/>via un moteur de recherche</text:p>
          </table:table-cell>
          <table:table-cell table:style-name="ce54" office:value-type="string">
            <text:p>Explicité avec restriction</text:p>
          </table:table-cell>
          <table:table-cell table:style-name="ce85" office:value-type="string">
            <text:p><text:span text:style-name="T2"><text:a xlink:href="http://www.vidal.fr/classifications/vidal/">http://www.vidal.fr/classifications/vidal/</text:a></text:span></text:p>
          </table:table-cell>
          <table:table-cell table:style-name="ce72"/>
          <table:table-cell table:number-columns-repeated="234"/>
        </table:table-row>
        <table:table-row table:style-name="ro17">
          <table:table-cell table:style-name="ce55" office:value-type="string">
            <text:p>Offre de soins</text:p>
          </table:table-cell>
          <table:table-cell table:style-name="ce67" table:formula="of:=[.B163]" office:value-type="string" office:string-value="Informations médicales">
            <text:p>Informations médicales</text:p>
          </table:table-cell>
          <table:table-cell table:style-name="ce73" office:value-type="string">
            <text:p>Banque Claude Bernard</text:p>
          </table:table-cell>
          <table:table-cell table:style-name="ce77" office:value-type="string">
            <text:p>CEGEDIM</text:p>
          </table:table-cell>
          <table:table-cell table:style-name="ce67" office:value-type="string">
            <text:p>CEGEDIM, sources officielles et règlementaires, sources bibliographiques</text:p>
          </table:table-cell>
          <table:table-cell table:style-name="ce73"/>
          <table:table-cell table:style-name="ce55" table:number-columns-repeated="6"/>
          <table:table-cell table:style-name="ce67"/>
          <table:table-cell table:style-name="ce73" office:value-type="string">
            <text:p>Monographie <text:s/>des médicaments (composition, indications thérapeutiques, contre-indications, précautions d'empli, effetes indésirables, posologie, données technico réglementaires, notice ANSM), posologie, documents de référenc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Explicité avec restriction</text:p>
          </table:table-cell>
          <table:table-cell table:style-name="ce84" office:value-type="string">
            <text:p><text:span text:style-name="T2"><text:a xlink:href="http://www.resip.fr/">http://www.resip.fr/</text:a></text:span></text:p>
          </table:table-cell>
          <table:table-cell table:style-name="ce73"/>
          <table:table-cell table:number-columns-repeated="234"/>
        </table:table-row>
        <table:table-row table:style-name="ro13">
          <table:table-cell table:style-name="ce54" office:value-type="string">
            <text:p>Offre de soins</text:p>
          </table:table-cell>
          <table:table-cell table:style-name="ce66" table:formula="of:=[.B155]" office:value-type="string" office:string-value="Informations médicales">
            <text:p>Informations médicales</text:p>
          </table:table-cell>
          <table:table-cell table:style-name="ce72" office:value-type="string">
            <text:p>Base Thériaque</text:p>
          </table:table-cell>
          <table:table-cell table:style-name="ce77" office:value-type="string">
            <text:p>Centre National Hospitalier d’Information sur le Médicament (CNHIM)</text:p>
          </table:table-cell>
          <table:table-cell table:style-name="ce66" office:value-type="string">
            <text:p>Sources officielles et règlementaires, sources bibliographiques</text:p>
          </table:table-cell>
          <table:table-cell table:style-name="ce72"/>
          <table:table-cell table:style-name="ce54" table:number-columns-repeated="6"/>
          <table:table-cell table:style-name="ce66"/>
          <table:table-cell table:style-name="ce72" office:value-type="string">
            <text:p>Principales rubriques par médicaments : composition et voie d'administration, renseignements administratifs et techniques, génériques, interactions</text:p>
            <text:p>médicamenteuses, contre-indications, précautions d'emploi et mises en garde, posologies et mode</text:p>
            <text:p>d'administration, indications, propriétés pharmacothérapeutiques, effets indésirables</text:p>
          </table:table-cell>
          <table:table-cell table:style-name="ce54" office:value-type="string">
            <text:p>Accès à tous</text:p>
          </table:table-cell>
          <table:table-cell table:style-name="ce54" office:value-type="string">
            <text:p>Nécessité de se connecter afin d'accéder à la base</text:p>
          </table:table-cell>
          <table:table-cell table:style-name="ce54" office:value-type="string">
            <text:p>Gratuit</text:p>
          </table:table-cell>
          <table:table-cell table:style-name="ce54" office:value-type="string">
            <text:p>Non exploitable</text:p>
          </table:table-cell>
          <table:table-cell table:style-name="ce54" office:value-type="string">
            <text:p>Consultation en ligne via un moteur de recherche. Les extractions Excel sont payantes</text:p>
          </table:table-cell>
          <table:table-cell table:style-name="ce54" office:value-type="string">
            <text:p>Explicité avec restriction</text:p>
          </table:table-cell>
          <table:table-cell table:style-name="ce85" office:value-type="string">
            <text:p><text:span text:style-name="T2"><text:a xlink:href="http://www.theriaque.org/apps/recherche/rch_simple.php">http://www.theriaque.org/apps/recherche/rch_simple.php</text:a></text:span></text:p>
          </table:table-cell>
          <table:table-cell table:style-name="ce72" office:value-type="string">
            <text:p>Les</text:p>
          </table:table-cell>
          <table:table-cell table:number-columns-repeated="234"/>
        </table:table-row>
        <table:table-row table:style-name="ro27">
          <table:table-cell table:style-name="ce57" office:value-type="string">
            <text:p>Offre de soins</text:p>
          </table:table-cell>
          <table:table-cell table:style-name="ce67" office:value-type="string">
            <text:p>Informations médicales</text:p>
          </table:table-cell>
          <table:table-cell table:style-name="ce73" office:value-type="string">
            <text:p>Tableaux d'évidences, et, le cas échéant, plans de gestion des risques pris en compte pour les dossiers d'AMM et les autorisations temporaires d'utilisation (ATU)</text:p>
          </table:table-cell>
          <table:table-cell table:style-name="ce77" office:value-type="string">
            <text:p>ANSM</text:p>
          </table:table-cell>
          <table:table-cell table:style-name="ce67" office:value-type="string">
            <text:p>Laboratoires pharmaceutiques</text:p>
          </table:table-cell>
          <table:table-cell table:style-name="ce73" office:value-type="string">
            <text:p>Détail des caractéristiques et résultats des études cliniques présentés dans le dossier de demande d'AMM</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 : rapports d'évaluation</text:p>
          </table:table-cell>
          <table:table-cell table:style-name="ce55" office:value-type="string">
            <text:p>Explicité avec restriction</text:p>
          </table:table-cell>
          <table:table-cell table:style-name="ce84" office:value-type="string">
            <text:p><text:span text:style-name="T2"><text:a xlink:href="http://ansm.sante.fr/var/ansm_site/storage/original/application/4c6c2696b76998e30dd818f5cd98cb92.pdf">http://ansm.sante.fr/var/ansm_site/storage/original/application/4c6c2696b76998e30dd818f5cd98cb92.pdf</text:a></text:span></text:p>
          </table:table-cell>
          <table:table-cell table:style-name="ce73" office:value-type="string">
            <text:p>Détail des caractéristiques et résultats des études cliniques présentés dans le dossier de demande d'AMM</text:p>
          </table:table-cell>
          <table:table-cell table:style-name="ce55" table:number-columns-repeated="6"/>
          <table:table-cell table:style-name="ce67"/>
          <table:table-cell table:style-name="ce73"/>
          <table:table-cell table:number-columns-repeated="234"/>
        </table:table-row>
        <table:table-row table:style-name="ro28">
          <table:table-cell table:style-name="ce54" office:value-type="string">
            <text:p>Offre de soins</text:p>
          </table:table-cell>
          <table:table-cell table:style-name="ce66" office:value-type="string">
            <text:p>Informations médicales</text:p>
          </table:table-cell>
          <table:table-cell table:style-name="ce72" office:value-type="string">
            <text:p>Tableaux d'évidence utilisés pour la fixation des SMR et ASMR de la commission de transparence de la HAS</text:p>
          </table:table-cell>
          <table:table-cell table:style-name="ce77" office:value-type="string">
            <text:p>HAS</text:p>
          </table:table-cell>
          <table:table-cell table:style-name="ce66" office:value-type="string">
            <text:p>Laboratoires pharmaceutiques</text:p>
          </table:table-cell>
          <table:table-cell table:style-name="ce72"/>
          <table:table-cell table:style-name="ce54" table:number-columns-repeated="6"/>
          <table:table-cell table:style-name="ce66"/>
          <table:table-cell table:style-name="ce72" office:value-type="string">
            <text:p>Détail des caractéristiques et résultats des études cliniques présentés dans le dossier de demande de SMR ASMR</text:p>
          </table:table-cell>
          <table:table-cell table:style-name="ce54" table:number-columns-repeated="4"/>
          <table:table-cell table:style-name="ce54" office:value-type="string">
            <text:p>Commentaire de l'HAS : ce sont des documents dont le besoin de structuration en base de données pourraient faire l’objet d’une réflexion. Si certains de ces documents étaient structurés en base de données, la question d’ouverture de ces données sera posée</text:p>
          </table:table-cell>
          <table:table-cell table:style-name="ce54"/>
          <table:table-cell table:style-name="ce66"/>
          <table:table-cell table:style-name="ce72" office:value-type="string">
            <text:p>(Commentaire de l'HAS : ce sont des documents dont le besoin de structuration en base de données pourraient faire l’objet d’une réflexion. Si certains de ces documents étaient structurés en base de données, la question d’ouverture de ces données sera posée)</text:p>
          </table:table-cell>
          <table:table-cell table:number-columns-repeated="234"/>
        </table:table-row>
        <table:table-row table:style-name="ro17">
          <table:table-cell table:style-name="ce55" office:value-type="string">
            <text:p>Offre de soins</text:p>
          </table:table-cell>
          <table:table-cell table:style-name="ce67" table:formula="of:=[.B154]" office:value-type="string" office:string-value="Informations médicales">
            <text:p>Informations médicales</text:p>
          </table:table-cell>
          <table:table-cell table:style-name="ce73" office:value-type="string">
            <text:p>Base médicprix</text:p>
          </table:table-cell>
          <table:table-cell table:style-name="ce77" office:value-type="string">
            <text:p>CEPS</text:p>
          </table:table-cell>
          <table:table-cell table:style-name="ce67" office:value-type="string">
            <text:p>CEPS</text:p>
          </table:table-cell>
          <table:table-cell table:style-name="ce73"/>
          <table:table-cell table:style-name="ce55" table:number-columns-repeated="6"/>
          <table:table-cell table:style-name="ce67"/>
          <table:table-cell table:style-name="ce73" office:value-type="string">
            <text:p>Informations disponibles pour chaque médicament : n° CIP, libellé, laboratoire exploitant, composition, prix en vigueur (prix fabricant HT, prix public TTC) uniquement sur les médicaments remboursabl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Non explicité</text:p>
          </table:table-cell>
          <table:table-cell table:style-name="ce84" office:value-type="string">
            <text:p><text:span text:style-name="T2"><text:a xlink:href="http://medicprix.sante.gouv.fr/welcome.do">http://medicprix.sante.gouv.fr/welcome.do</text:a></text:span></text:p>
          </table:table-cell>
          <table:table-cell table:style-name="ce73"/>
          <table:table-cell table:number-columns-repeated="234"/>
        </table:table-row>
        <table:table-row table:style-name="ro17">
          <table:table-cell table:style-name="ce55" office:value-type="string">
            <text:p>Offre de soins</text:p>
          </table:table-cell>
          <table:table-cell table:style-name="ce67" office:value-type="string">
            <text:p>Services proposés</text:p>
          </table:table-cell>
          <table:table-cell table:style-name="ce73" office:value-type="string">
            <text:p>Base des professionnels de santé et des établissements de santé</text:p>
          </table:table-cell>
          <table:table-cell table:style-name="ce77" office:value-type="string">
            <text:p>CNAMTS</text:p>
          </table:table-cell>
          <table:table-cell table:style-name="ce67" office:value-type="string">
            <text:p>SNIIRAM</text:p>
          </table:table-cell>
          <table:table-cell table:style-name="ce73" office:value-type="string">
            <text:p>Coordonnées, secteur de convention, type d'honorair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ble en ligne à travers un moteur de recherche</text:p>
          </table:table-cell>
          <table:table-cell table:style-name="ce55" office:value-type="string">
            <text:p>Explicité avec restriction</text:p>
          </table:table-cell>
          <table:table-cell table:style-name="ce84" office:value-type="string">
            <text:p><text:span text:style-name="T2"><text:a xlink:href="http://ameli-direct.ameli.fr/">http://ameli-direct.ameli.fr/</text:a></text:span></text:p>
          </table:table-cell>
          <table:table-cell table:style-name="ce73"/>
          <table:table-cell table:style-name="ce55" table:number-columns-repeated="6"/>
          <table:table-cell table:style-name="ce84"/>
          <table:table-cell table:style-name="ce73"/>
          <table:table-cell table:number-columns-repeated="234"/>
        </table:table-row>
        <table:table-row table:style-name="ro13">
          <table:table-cell table:style-name="ce54" office:value-type="string">
            <text:p>Offre de soins</text:p>
          </table:table-cell>
          <table:table-cell table:style-name="ce66" table:formula="of:=[.B159]" office:value-type="string" office:string-value="Informations médicales">
            <text:p>Informations médicales</text:p>
          </table:table-cell>
          <table:table-cell table:style-name="ce72" office:value-type="string">
            <text:p>Base de données Médicaments Informations Tarifaires (BdM_IT)</text:p>
          </table:table-cell>
          <table:table-cell table:style-name="ce77" office:value-type="string">
            <text:p>CNAMTS</text:p>
          </table:table-cell>
          <table:table-cell table:style-name="ce66" office:value-type="string">
            <text:p>CNAMTS</text:p>
          </table:table-cell>
          <table:table-cell table:style-name="ce72"/>
          <table:table-cell table:style-name="ce54" table:number-columns-repeated="6"/>
          <table:table-cell table:style-name="ce66"/>
          <table:table-cell table:style-name="ce72" office:value-type="string">
            <text:p>Informations disponibles pour chaque médicament : <text:s/></text:p>
            <text:p><text:s/>- <text:s text:c="3"/>le code CIP</text:p>
            <text:p><text:s/>- <text:s text:c="2"/>la désignation et le conditionnement</text:p>
            <text:p><text:s/>- <text:s text:c="2"/>le laboratoire</text:p>
            <text:p><text:s/>- <text:s text:c="2"/>le prix et le taux en vigueur</text:p>
            <text:p><text:s/>- <text:s text:c="2"/>la date d'application du prix et du taux</text:p>
            <text:p><text:s/>- <text:s text:c="2"/>le montant du TFR, le cas échéant</text:p>
            <text:p><text:s/>- <text:s text:c="2"/>et la date du Journal officiel modifiant une donnée tarifair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codage.ext.cnamts.fr/codif/bdm_it/index_presentation.php?p_site=AMELI">http://www.codage.ext.cnamts.fr/codif/bdm_it/index_presentation.php?p_site=AMELI</text:a></text:span></text:p>
          </table:table-cell>
          <table:table-cell table:style-name="ce72"/>
          <table:table-cell table:number-columns-repeated="234"/>
        </table:table-row>
        <table:table-row table:style-name="ro27">
          <table:table-cell table:style-name="ce55" office:value-type="string">
            <text:p>Offre de soins</text:p>
          </table:table-cell>
          <table:table-cell table:style-name="ce67" table:formula="of:=[.B161]" office:value-type="string" office:string-value="Informations médicales">
            <text:p>Informations médicales</text:p>
          </table:table-cell>
          <table:table-cell table:style-name="ce73" office:value-type="string">
            <text:p>Global Price Reporting Mechanism (GPRM) database</text:p>
          </table:table-cell>
          <table:table-cell table:style-name="ce77" office:value-type="string">
            <text:p>OMS</text:p>
          </table:table-cell>
          <table:table-cell table:style-name="ce67" office:value-type="string">
            <text:p>Fonds mondial de lutte contre le sida, la tuberculose et le paludisme, ONUSIDA, etc.</text:p>
          </table:table-cell>
          <table:table-cell table:style-name="ce73"/>
          <table:table-cell table:style-name="ce55" table:number-columns-repeated="6"/>
          <table:table-cell table:style-name="ce67"/>
          <table:table-cell table:style-name="ce73" office:value-type="string">
            <text:p>Enregistrement des achats de médicaments contre la VIH, la malaria et la tuberculose, achats effectués pour des programmes nationaux dans des pays à revenus bas et intermédiaires. Sont notamment recueillies les données suivantes : volumes, prix, termes commerciaux</text:p>
          </table:table-cell>
          <table:table-cell table:style-name="ce55" table:number-columns-repeated="6"/>
          <table:table-cell table:style-name="ce67"/>
          <table:table-cell table:style-name="ce73"/>
          <table:table-cell table:number-columns-repeated="234"/>
        </table:table-row>
        <table:table-row table:style-name="ro17">
          <table:table-cell table:style-name="ce54" office:value-type="string">
            <text:p>Offre de soins</text:p>
          </table:table-cell>
          <table:table-cell table:style-name="ce66" table:formula="of:=[.B161]" office:value-type="string" office:string-value="Informations médicales">
            <text:p>Informations médicales</text:p>
          </table:table-cell>
          <table:table-cell table:style-name="ce72" office:value-type="string">
            <text:p>Base Thesorimed</text:p>
          </table:table-cell>
          <table:table-cell table:style-name="ce77" office:value-type="string">
            <text:p>GIE SIPS</text:p>
          </table:table-cell>
          <table:table-cell table:style-name="ce66" office:value-type="string">
            <text:p>CNAMTS, RSI, ANSM, INCA</text:p>
          </table:table-cell>
          <table:table-cell table:style-name="ce72"/>
          <table:table-cell table:style-name="ce54" table:number-columns-repeated="6"/>
          <table:table-cell table:style-name="ce66"/>
          <table:table-cell table:style-name="ce72"/>
          <table:table-cell table:style-name="ce54" office:value-type="string">
            <text:p>Accès à tous</text:p>
          </table:table-cell>
          <table:table-cell table:style-name="ce54" office:value-type="string">
            <text:p>Nécessité de se créer identifiant + Mot de Passe gratuits</text:p>
          </table:table-cell>
          <table:table-cell table:style-name="ce54" office:value-type="string">
            <text:p>Gratuit</text:p>
          </table:table-cell>
          <table:table-cell table:style-name="ce54" office:value-type="string">
            <text:p>Non exploitable</text:p>
          </table:table-cell>
          <table:table-cell table:style-name="ce54" office:value-type="string">
            <text:p>Consultation en ligne </text:p>
          </table:table-cell>
          <table:table-cell table:style-name="ce54" office:value-type="string">
            <text:p>Explicité avec restriction</text:p>
          </table:table-cell>
          <table:table-cell table:style-name="ce85" office:value-type="string">
            <text:p><text:span text:style-name="T2"><text:a xlink:href="http://theso.prod-deux.thesorimed.org/Vues/Recherche_Simple.html">http://theso.prod-deux.thesorimed.org/Vues/Recherche_Simple.html</text:a></text:span></text:p>
          </table:table-cell>
          <table:table-cell table:style-name="ce72"/>
          <table:table-cell table:number-columns-repeated="234"/>
        </table:table-row>
        <table:table-row table:style-name="ro23">
          <table:table-cell table:style-name="ce57" office:value-type="string">
            <text:p>Offre de soins</text:p>
          </table:table-cell>
          <table:table-cell table:style-name="ce67" office:value-type="string">
            <text:p>Informations médicales</text:p>
          </table:table-cell>
          <table:table-cell table:style-name="ce73" office:value-type="string">
            <text:p>Répertoire public des essais cliniques de médicaments</text:p>
          </table:table-cell>
          <table:table-cell table:style-name="ce77" office:value-type="string">
            <text:p>ANSM</text:p>
          </table:table-cell>
          <table:table-cell table:style-name="ce67"/>
          <table:table-cell table:style-name="ce73"/>
          <table:table-cell table:style-name="ce55" table:number-columns-repeated="6"/>
          <table:table-cell table:style-name="ce67"/>
          <table:table-cell table:style-name="ce73" office:value-type="string">
            <text:p>Descriptions du contenu et des résultats des essais cliniques de médicaments menés en France, hormis certains essais cliniques de phase 1</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text:s/>via un moteur de recherche</text:p>
          </table:table-cell>
          <table:table-cell table:style-name="ce55" office:value-type="string">
            <text:p>Explicité avec restriction</text:p>
          </table:table-cell>
          <table:table-cell table:style-name="ce84" office:value-type="string">
            <text:p>https://icrepec.ansm.sante.fr/Public/index.php</text:p>
          </table:table-cell>
          <table:table-cell table:style-name="ce73"/>
          <table:table-cell table:number-columns-repeated="234"/>
        </table:table-row>
        <table:table-row table:style-name="ro17">
          <table:table-cell table:style-name="ce54" office:value-type="string">
            <text:p>Offre de soins</text:p>
          </table:table-cell>
          <table:table-cell table:style-name="ce66" office:value-type="string">
            <text:p>Informations médicales</text:p>
          </table:table-cell>
          <table:table-cell table:style-name="ce72" office:value-type="string">
            <text:p>Registre des essais cliniques en cancérologie (RECF)</text:p>
          </table:table-cell>
          <table:table-cell table:style-name="ce77" office:value-type="string">
            <text:p>INCA</text:p>
          </table:table-cell>
          <table:table-cell table:style-name="ce66" office:value-type="string">
            <text:p>Institutions à l'origine des essais cliniques</text:p>
          </table:table-cell>
          <table:table-cell table:style-name="ce72"/>
          <table:table-cell table:style-name="ce54" table:number-columns-repeated="6"/>
          <table:table-cell table:style-name="ce66"/>
          <table:table-cell table:style-name="ce72" office:value-type="string">
            <text:p>Liste des essais cliniques enregistrés : descriptif, lieu, état d'avancement, organisme promoteur…</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Informations consultables en ligne uniquement</text:p>
          </table:table-cell>
          <table:table-cell table:style-name="ce54" office:value-type="string">
            <text:p>Explicité avec restriction</text:p>
          </table:table-cell>
          <table:table-cell table:style-name="ce85" office:value-type="string">
            <text:p><text:span text:style-name="T2"><text:a xlink:href="http://www.e-cancer.fr/recherche/recherche-clinique/registre-des-essais-cliniques">http://www.e-cancer.fr/recherche/recherche-clinique/registre-des-essais-cliniques </text:a></text:span></text:p>
          </table:table-cell>
          <table:table-cell table:style-name="ce72" office:value-type="string">
            <text:p>Essais français avec un lien vers des essais étrangers</text:p>
          </table:table-cell>
          <table:table-cell table:number-columns-repeated="234"/>
        </table:table-row>
        <table:table-row table:style-name="ro12">
          <table:table-cell table:style-name="ce55" office:value-type="string">
            <text:p>Offre de soins</text:p>
          </table:table-cell>
          <table:table-cell table:style-name="ce67" office:value-type="string">
            <text:p>Informations médicales</text:p>
          </table:table-cell>
          <table:table-cell table:style-name="ce73" office:value-type="string">
            <text:p>Base des clinicals trials</text:p>
          </table:table-cell>
          <table:table-cell table:style-name="ce77" office:value-type="string">
            <text:p>Gouvernement américain</text:p>
          </table:table-cell>
          <table:table-cell table:style-name="ce67" office:value-type="string">
            <text:p>-</text:p>
          </table:table-cell>
          <table:table-cell table:style-name="ce73"/>
          <table:table-cell table:style-name="ce55" table:number-columns-repeated="6"/>
          <table:table-cell table:style-name="ce67"/>
          <table:table-cell table:style-name="ce73" office:value-type="string">
            <text:p>Registre des études cliniques publiques et privées portant sur des êtres humains dans le monde</text:p>
          </table:table-cell>
          <table:table-cell table:style-name="ce55" office:value-type="string">
            <text:p>Accès à tous</text:p>
          </table:table-cell>
          <table:table-cell table:style-name="ce55"/>
          <table:table-cell table:style-name="ce55" office:value-type="string">
            <text:p>Gratuit</text:p>
          </table:table-cell>
          <table:table-cell table:style-name="ce55" table:number-columns-repeated="3"/>
          <table:table-cell table:style-name="ce67" office:value-type="string">
            <text:p>http://clinicaltrials.gov/ct2/search</text:p>
          </table:table-cell>
          <table:table-cell table:style-name="ce73"/>
          <table:table-cell table:number-columns-repeated="234"/>
        </table:table-row>
        <table:table-row table:style-name="ro17">
          <table:table-cell table:style-name="ce54" office:value-type="string">
            <text:p>Offre de soins</text:p>
          </table:table-cell>
          <table:table-cell table:style-name="ce66" table:formula="of:=[.B163]" office:value-type="string" office:string-value="Informations médicales">
            <text:p>Informations médicales</text:p>
          </table:table-cell>
          <table:table-cell table:style-name="ce72" office:value-type="string">
            <text:p>Liste des Produits et Prestations (LPP)</text:p>
          </table:table-cell>
          <table:table-cell table:style-name="ce77" office:value-type="string">
            <text:p>CNAMTS</text:p>
          </table:table-cell>
          <table:table-cell table:style-name="ce66" office:value-type="string">
            <text:p>CNAMTS</text:p>
          </table:table-cell>
          <table:table-cell table:style-name="ce72"/>
          <table:table-cell table:style-name="ce54" table:number-columns-repeated="6"/>
          <table:table-cell table:style-name="ce66"/>
          <table:table-cell table:style-name="ce72" office:value-type="string">
            <text:p>Par médicament ou prestation : désignation du médicament, dates de validité, tarifs, taux de remboursement</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 ou téléchargement au format PDF</text:p>
          </table:table-cell>
          <table:table-cell table:style-name="ce54" office:value-type="string">
            <text:p>Explicité avec restriction</text:p>
          </table:table-cell>
          <table:table-cell table:style-name="ce85" office:value-type="string">
            <text:p><text:span text:style-name="T2"><text:a xlink:href="http://www.codage.ext.cnamts.fr/codif/tips/index_presentation.php?p_site=AMELI">http://www.codage.ext.cnamts.fr/codif/tips/index_presentation.php?p_site=AMELI</text:a></text:span></text:p>
          </table:table-cell>
          <table:table-cell table:style-name="ce72"/>
          <table:table-cell table:number-columns-repeated="234"/>
        </table:table-row>
        <table:table-row table:style-name="ro27">
          <table:table-cell table:style-name="ce57" office:value-type="string">
            <text:p>Offre de soins</text:p>
          </table:table-cell>
          <table:table-cell table:style-name="ce67" table:formula="of:=[.B167]" office:value-type="string" office:string-value="Informations médicales">
            <text:p>Informations médicales</text:p>
          </table:table-cell>
          <table:table-cell table:style-name="ce73" office:value-type="string">
            <text:p>Répertoire des dispositifs médicaux</text:p>
          </table:table-cell>
          <table:table-cell table:style-name="ce77" office:value-type="string">
            <text:p>ANSM</text:p>
          </table:table-cell>
          <table:table-cell table:style-name="ce67" office:value-type="string">
            <text:p>Producteurs de dispositifs médicaux et ANSM</text:p>
          </table:table-cell>
          <table:table-cell table:style-name="ce73"/>
          <table:table-cell table:style-name="ce55" table:number-columns-repeated="6"/>
          <table:table-cell table:style-name="ce67"/>
          <table:table-cell table:style-name="ce73" office:value-type="string">
            <text:p>Liste de certains dispositifs médicaux, par fabricant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 et Excel</text:p>
          </table:table-cell>
          <table:table-cell table:style-name="ce55" office:value-type="string">
            <text:p>Explicité avec restriction</text:p>
          </table:table-cell>
          <table:table-cell table:style-name="ce84" office:value-type="string">
            <text:p><text:span text:style-name="T2"><text:a xlink:href="http://ansm.sante.fr/Mediatheque/Publications/Listes-et-repertoires-Dispositifs-medicaux">http://ansm.sante.fr/Mediatheque/Publications/Listes-et-repertoires-Dispositifs-medicaux</text:a></text:span></text:p>
          </table:table-cell>
          <table:table-cell table:style-name="ce73"/>
          <table:table-cell table:number-columns-repeated="234"/>
        </table:table-row>
        <table:table-row table:style-name="ro26">
          <table:table-cell table:style-name="ce54" office:value-type="string">
            <text:p>Offre de soins</text:p>
          </table:table-cell>
          <table:table-cell table:style-name="ce66" office:value-type="string">
            <text:p>Services proposés</text:p>
          </table:table-cell>
          <table:table-cell table:style-name="ce72" office:value-type="string">
            <text:p>Enquête annuelle auprès des mutuelles, des institutions de prévoyance et des sociétés d’assurance sur les garanties des contrats modaux </text:p>
          </table:table-cell>
          <table:table-cell table:style-name="ce77" office:value-type="string">
            <text:p>DREES</text:p>
          </table:table-cell>
          <table:table-cell table:style-name="ce66"/>
          <table:table-cell table:style-name="ce72" office:value-type="string">
            <text:p>Suivi des garanties offertes par les contrats d'assurances complémentaires les plus souscrits au sein de chaque organism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drees.sante.gouv.fr/les-contrats-les-plus-souscrits-aupres-des-complementaires-sante-en-2008,7856.html">http://www.drees.sante.gouv.fr/les-contrats-les-plus-souscrits-aupres-des-complementaires-sante-en-2008,7856.html</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6">
          <table:table-cell table:style-name="ce54" office:value-type="string">
            <text:p>Offre de soins</text:p>
          </table:table-cell>
          <table:table-cell table:style-name="ce66" office:value-type="string">
            <text:p>Services proposés</text:p>
          </table:table-cell>
          <table:table-cell table:style-name="ce72" office:value-type="string">
            <text:p>Catalogue et indexation des Sites Médicaux de langue Française <text:s/>(CISMeF)</text:p>
          </table:table-cell>
          <table:table-cell table:style-name="ce77" office:value-type="string">
            <text:p>CHU de Rouen </text:p>
          </table:table-cell>
          <table:table-cell table:style-name="ce66"/>
          <table:table-cell table:style-name="ce72"/>
          <table:table-cell table:style-name="ce54" table:number-columns-repeated="6"/>
          <table:table-cell table:style-name="ce85"/>
          <table:table-cell table:style-name="ce72" office:value-type="string">
            <text:p>Principaux sites et documents francophones : plus de 43.000 ressources indexées enmai 2008 avec une moyenne de 55 nouvelles ressources par semaine. </text:p>
            <text:p>Cette liste de sites contient un classement thématique, en particulier des spécialités médicales, un classement alphabétique, et un accès par type de ressourc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le site internet à travers un catalogue de recherche</text:p>
          </table:table-cell>
          <table:table-cell table:style-name="ce54" office:value-type="string">
            <text:p>Non explicité</text:p>
          </table:table-cell>
          <table:table-cell table:style-name="ce66" office:value-type="string">
            <text:p>http://www.cismef.org/. </text:p>
          </table:table-cell>
          <table:table-cell table:style-name="ce72"/>
          <table:table-cell table:number-columns-repeated="234"/>
        </table:table-row>
        <table:table-row table:style-name="ro26">
          <table:table-cell table:style-name="ce54" office:value-type="string">
            <text:p>Offre de soins</text:p>
          </table:table-cell>
          <table:table-cell table:style-name="ce66" office:value-type="string">
            <text:p>Services proposés</text:p>
          </table:table-cell>
          <table:table-cell table:style-name="ce72" office:value-type="string">
            <text:p>Base des brevets européens</text:p>
          </table:table-cell>
          <table:table-cell table:style-name="ce77" office:value-type="string">
            <text:p>INPI</text:p>
          </table:table-cell>
          <table:table-cell table:style-name="ce66"/>
          <table:table-cell table:style-name="ce72"/>
          <table:table-cell table:style-name="ce54" table:number-columns-repeated="6"/>
          <table:table-cell table:style-name="ce85"/>
          <table:table-cell table:style-name="ce72" office:value-type="string">
            <text:p>environ 5 millions de demandes de brevets français, européens et de demandes internationales publiées depuis 1978 : documents originaux de l’ensemble de ces demandes ainsi que les brevets délivrés français depuis 1989 et les traductions en français des brevets européens depuis 2004</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le site internet à travers un moteur de recherche</text:p>
          </table:table-cell>
          <table:table-cell table:style-name="ce54" office:value-type="string">
            <text:p>Non explicité</text:p>
          </table:table-cell>
          <table:table-cell table:style-name="ce85" office:value-type="string">
            <text:p><text:span text:style-name="T2"><text:a xlink:href="http://www.inpi.fr/fr/services-et-prestations/bases-de-donnees-gratuites/base-brevets.html">http://www.inpi.fr/fr/services-et-prestations/bases-de-donnees-gratuites/base-brevets.html</text:a></text:span></text:p>
          </table:table-cell>
          <table:table-cell table:style-name="ce72"/>
          <table:table-cell table:number-columns-repeated="234"/>
        </table:table-row>
        <table:table-row table:style-name="ro26">
          <table:table-cell table:style-name="ce54" office:value-type="string">
            <text:p>Offre de soins</text:p>
          </table:table-cell>
          <table:table-cell table:style-name="ce66" office:value-type="string">
            <text:p>Services proposés</text:p>
          </table:table-cell>
          <table:table-cell table:style-name="ce72" office:value-type="string">
            <text:p>Base du portail Terminologie de Santé (PTS)</text:p>
          </table:table-cell>
          <table:table-cell table:style-name="ce77" office:value-type="string">
            <text:p>CHU de Rouen </text:p>
          </table:table-cell>
          <table:table-cell table:style-name="ce66" office:value-type="string">
            <text:p>CISMeF en collaboration avec l'INSA de Rouen et la société MONDECA</text:p>
          </table:table-cell>
          <table:table-cell table:style-name="ce72"/>
          <table:table-cell table:style-name="ce54" table:number-columns-repeated="6"/>
          <table:table-cell table:style-name="ce85"/>
          <table:table-cell table:style-name="ce72" office:value-type="string">
            <text:p>Principales terminologies de santé disponibles en français</text:p>
          </table:table-cell>
          <table:table-cell table:style-name="ce54" office:value-type="string">
            <text:p>Accès restreint</text:p>
          </table:table-cell>
          <table:table-cell table:style-name="ce54" office:value-type="string">
            <text:p>Accès après inscription et vérification "des documents concernant" la personne demandant l'inscription</text:p>
            <text:p>L'inscription est gratuite sauf pour les sociétés privées</text:p>
          </table:table-cell>
          <table:table-cell table:style-name="ce54" office:value-type="string">
            <text:p>Gratuit ou payant</text:p>
          </table:table-cell>
          <table:table-cell table:style-name="ce54" table:number-columns-repeated="3"/>
          <table:table-cell table:style-name="ce85" office:value-type="string">
            <text:p>http://www.hetop.eu/</text:p>
          </table:table-cell>
          <table:table-cell table:style-name="ce72"/>
          <table:table-cell table:number-columns-repeated="234"/>
        </table:table-row>
        <table:table-row table:style-name="ro11">
          <table:table-cell table:style-name="ce55" office:value-type="string">
            <text:p>Offre de soins</text:p>
          </table:table-cell>
          <table:table-cell table:style-name="ce67" office:value-type="string">
            <text:p>Services proposés</text:p>
          </table:table-cell>
          <table:table-cell table:style-name="ce73" office:value-type="string">
            <text:p>Enquête sur la Protection Sociale complémentaire d'entreprise (PSCE)</text:p>
          </table:table-cell>
          <table:table-cell table:style-name="ce77" office:value-type="string">
            <text:p>IRDES</text:p>
          </table:table-cell>
          <table:table-cell table:style-name="ce67" office:value-type="string">
            <text:p>Etablissements (entreprises) et, depuis 2009, personnel des établissements interrogés</text:p>
            <text:p>Déclarations annuelles des données sociales (DADS)</text:p>
          </table:table-cell>
          <table:table-cell table:style-name="ce73" office:value-type="string">
            <text:p>Indicateurs relatifs aux éléments suivants : </text:p>
            <text:p>_ Accessibilité, mise en place et financement d’une complémentaire santé d’entreprise </text:p>
            <text:p>_ Motifs d’absence d’une complémentaire santé d’entreprise </text:p>
            <text:p>_ Niveaux de garanties de la complémentaire santé d’entreprise </text:p>
            <text:p>_ Opinions des salariés sur la complémentaire santé d’entreprise </text:p>
            <text:p>_ Existence d’un contrat de prévoyance </text:p>
            <text:p>_ Prise en charge des absences pour arrêt maladie </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http://www.irdes.fr/Publications/Rapports2012/rap1890.pdf</text:p>
          </table:table-cell>
          <table:table-cell table:style-name="ce73" office:value-type="string">
            <text:p>Indicateurs relatifs aux éléments suivants : </text:p>
            <text:p>_ Accessibilité, mise en place et financement d’une complémentaire santé d’entreprise </text:p>
            <text:p>_ Motifs d’absence d’une complémentaire santé d’entreprise </text:p>
            <text:p>_ Niveaux de garanties de la complémentaire santé d’entreprise </text:p>
            <text:p>_ Opinions des salariés sur la complémentaire santé d’entreprise </text:p>
            <text:p>_ Existence d’un contrat de prévoyance </text:p>
            <text:p>_ Prise en charge des absences pour arrêt maladie </text:p>
            <text:p/>
          </table:table-cell>
          <table:table-cell table:style-name="ce55" office:value-type="string">
            <text:p>Accès restreint</text:p>
          </table:table-cell>
          <table:table-cell table:style-name="ce55" office:value-type="string">
            <text:p>Accès à venir pour les chercheurs et les organismes publics via l'IRDES</text:p>
          </table:table-cell>
          <table:table-cell table:style-name="ce55" table:number-columns-repeated="4"/>
          <table:table-cell table:style-name="ce67"/>
          <table:table-cell table:style-name="ce73" office:value-type="string">
            <text:p>1700 établissements et 3000 salariés répartis sur l'ensemble du territoire</text:p>
          </table:table-cell>
          <table:table-cell table:number-columns-repeated="234"/>
        </table:table-row>
        <table:table-row table:style-name="ro11">
          <table:table-cell table:style-name="ce54" table:formula="of:=[.A254]" office:value-type="string" office:string-value="Consommation de soins et dépenses">
            <text:p>Consommation de soins et dépenses</text:p>
          </table:table-cell>
          <table:table-cell table:style-name="ce66" office:value-type="string">
            <text:p>Activité des établissements de santé</text:p>
          </table:table-cell>
          <table:table-cell table:style-name="ce72" office:value-type="string">
            <text:p>PMSI – programme de médicalisation des systèmes d'information</text:p>
          </table:table-cell>
          <table:table-cell table:style-name="ce77" office:value-type="string">
            <text:p>ATIH</text:p>
          </table:table-cell>
          <table:table-cell table:style-name="ce66" office:value-type="string">
            <text:p>Etablissements de santé</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4" office:value-type="string">
            <text:p>Accès restreint</text:p>
          </table:table-cell>
          <table:table-cell table:style-name="ce54"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4" office:value-type="string">
            <text:p>Gratuit ou 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14">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Statistiques agrégées du SNATIH</text:p>
          </table:table-cell>
          <table:table-cell table:style-name="ce77" office:value-type="string">
            <text:p>ATIH</text:p>
          </table:table-cell>
          <table:table-cell table:style-name="ce67" office:value-type="string">
            <text:p>PMSI</text:p>
          </table:table-cell>
          <table:table-cell table:style-name="ce73"/>
          <table:table-cell table:style-name="ce55" table:number-columns-repeated="6"/>
          <table:table-cell table:style-name="ce67"/>
          <table:table-cell table:style-name="ce73" office:value-type="string">
            <text:p>Nombre de séjours MCO, SSR, HAD et psy présenté en fonction i) du type de séjour, séjours non CM 24 (GHM J et T à compter de 2009) ni séances, séjours de la CM 24 (GHM J et T à compter de 2009) et séances, ii) de la classe d’âge des malades, décomposé en deux tableaux, (0-29j, 30-119j, 120j-1an, 1an-4ans, 5ans-16ans) d’une part et (17-25 ans, 26-45 ans, 46-55 ans, 56-70 ans, 56-70 ans, &gt; 80 ans) d’autre part, iii) du sexe des malades, iv de la catégorie d’établissement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atih.sante.fr/snatih/statistiques">http://www.atih.sante.fr/snatih/statistiques</text:a></text:span></text:p>
          </table:table-cell>
          <table:table-cell table:style-name="ce73"/>
          <table:table-cell table:number-columns-repeated="234"/>
        </table:table-row>
        <table:table-row table:style-name="ro19">
          <table:table-cell table:style-name="ce58" office:value-type="string">
            <text:p>Consommation de soins et dépenses</text:p>
          </table:table-cell>
          <table:table-cell table:style-name="ce66" office:value-type="string">
            <text:p>Activité des établissements de santé</text:p>
          </table:table-cell>
          <table:table-cell table:style-name="ce72" office:value-type="string">
            <text:p>Base Statistique Annuelle des Etablissements de Santé (SAE)</text:p>
          </table:table-cell>
          <table:table-cell table:style-name="ce77" office:value-type="string">
            <text:p>DREES</text:p>
          </table:table-cell>
          <table:table-cell table:style-name="ce66" office:value-type="string">
            <text:p>Etablissements de santé</text:p>
          </table:table-cell>
          <table:table-cell table:style-name="ce72"/>
          <table:table-cell table:style-name="ce54" table:number-columns-repeated="6"/>
          <table:table-cell table:style-name="ce66"/>
          <table:table-cell table:style-name="ce72" office:value-type="string">
            <text:p><text:s/>Par établisssement, données de <text:s/>: </text:p>
            <text:p>_ Structure : catégorie d'établissement, statut juridique, nature de l'établissement, qualité d'ESPIC (Etablissement de Santé Privé d'Intérêt Collectif)</text:p>
            <text:p>_ Capacité <text:s/>: nombre de lits par grande catégorie (hospitalisation complète, ambulatoire, etc.)</text:p>
            <text:p>_ Equipement des plateaux techniques</text:p>
            <text:p>_ Effectifs du personnel médical et non médical, par sous-catégories, par établissement</text:p>
            <text:p>_ Caractérisation de l’activité réalisée par grande discipline ou activité de soin soumise à autorisat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sae-diffusion.sante.gouv.fr/Collecte_2012/dwd_dwssel.aspx">http://www.sae-diffusion.sante.gouv.fr/Collecte_2012/dwd_dwssel.aspx</text:a></text:span></text:p>
          </table:table-cell>
          <table:table-cell table:style-name="ce72" office:value-type="string">
            <text:p>Ensemble des établissements de santé</text:p>
          </table:table-cell>
          <table:table-cell table:number-columns-repeated="234"/>
        </table:table-row>
        <table:table-row table:style-name="ro26">
          <table:table-cell table:style-name="ce59" office:value-type="string">
            <text:p>Consommation de soins et dépenses</text:p>
          </table:table-cell>
          <table:table-cell table:style-name="ce68" office:value-type="string">
            <text:p>Activité des établissements de santé</text:p>
          </table:table-cell>
          <table:table-cell table:style-name="ce74" office:value-type="string">
            <text:p>Indicateurs Hospidiag</text:p>
          </table:table-cell>
          <table:table-cell table:style-name="ce78" office:value-type="string">
            <text:p>ANAP</text:p>
          </table:table-cell>
          <table:table-cell table:style-name="ce68" office:value-type="string">
            <text:p>Indicateurs calculés par l'ATIH à partir des données sources suivantes : PMSI, comptes financiers, base des infections nosocomiales, SAE, ANCRE, IPAQSS, INPI, ICARE, SIGAPS/SIGREC, bilan social, Osis</text:p>
          </table:table-cell>
          <table:table-cell table:style-name="ce74"/>
          <table:table-cell table:style-name="ce62" table:number-columns-repeated="6"/>
          <table:table-cell table:style-name="ce68"/>
          <table:table-cell table:style-name="ce74" office:value-type="string">
            <text:p>Par établissement : 68 indicateurs d’activité, de qualité, d’organisation/process, de RH et de finance sur les établissements : par ex. part de marché régionale en médecine</text:p>
          </table:table-cell>
          <table:table-cell table:style-name="ce62" office:value-type="string">
            <text:p>Accès restreint</text:p>
          </table:table-cell>
          <table:table-cell table:style-name="ce62" office:value-type="string">
            <text:p>Distinction sur le portail d'accès entre accès public et accès pour les professionels de santé</text:p>
          </table:table-cell>
          <table:table-cell table:style-name="ce62" office:value-type="string">
            <text:p>Gratuit</text:p>
          </table:table-cell>
          <table:table-cell table:style-name="ce62" office:value-type="string">
            <text:p>Exploitable</text:p>
          </table:table-cell>
          <table:table-cell table:style-name="ce62" office:value-type="string">
            <text:p>Excel</text:p>
          </table:table-cell>
          <table:table-cell table:style-name="ce62" office:value-type="string">
            <text:p>Explicité avec restriction</text:p>
          </table:table-cell>
          <table:table-cell table:style-name="ce95" office:value-type="string">
            <text:p><text:span text:style-name="T2"><text:a xlink:href="http://hospidiag.atih.sante.fr/cgi-bin/broker?_service=default&amp;_debug=0&amp;_program=hd.accueil_hd.sas">http://hospidiag.atih.sante.fr/cgi-bin/broker?_service=default&amp;_debug=0&amp;_program=hd.accueil_hd.sas</text:a></text:span></text:p>
          </table:table-cell>
          <table:table-cell table:style-name="ce74" office:value-type="string">
            <text:p>1350 établissements MCO</text:p>
          </table:table-cell>
          <table:table-cell table:number-columns-repeated="234"/>
        </table:table-row>
        <table:table-row table:style-name="ro38">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Evolution de l'activité des établissements</text:p>
          </table:table-cell>
          <table:table-cell table:style-name="ce77" office:value-type="string">
            <text:p>ATIH</text:p>
          </table:table-cell>
          <table:table-cell table:style-name="ce66" office:value-type="string">
            <text:p>_ Principales sources : PMSI, SAE</text:p>
          </table:table-cell>
          <table:table-cell table:style-name="ce72"/>
          <table:table-cell table:style-name="ce54" table:number-columns-repeated="6"/>
          <table:table-cell table:style-name="ce66"/>
          <table:table-cell table:style-name="ce72" office:value-type="string">
            <text:p>Pour une région sélectionnée, par période mensuelle, sont disponibles les éléments d’activité de chaque établissement ex-DG, avec l’évolution sur une année : nombre de séjours valorisés, décomposition des recettes (GHS, actes et consultations externes, médicaments, DMI, HAD). </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3">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Applicatif du SNATIH : Evolution de l'activité trimestrielle</text:p>
          </table:table-cell>
          <table:table-cell table:style-name="ce77" office:value-type="string">
            <text:p>ATIH</text:p>
          </table:table-cell>
          <table:table-cell table:style-name="ce67" office:value-type="string">
            <text:p>_ Principales sources : PMSI et tableaux MAT2A/OVALIDE</text:p>
          </table:table-cell>
          <table:table-cell table:style-name="ce73"/>
          <table:table-cell table:style-name="ce55" table:number-columns-repeated="6"/>
          <table:table-cell table:style-name="ce67"/>
          <table:table-cell table:style-name="ce73" office:value-type="string">
            <text:p>A partir des données des tableaux MAT2A/OVALIDE, pour les domaines MCO, SSR, HAD et psychiatrie, par établissement, par catégorie d’établissements ou par région, les graphiques illustrent l’évolution, trimestre par trimestre depuis 2005, d’un grand nombre de paramètres d’activité (RSA, journées, séances, suppléments de réanimation, molécules onéreuses, etc.).</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5">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Tableaux agrégés activité ePMSI</text:p>
          </table:table-cell>
          <table:table-cell table:style-name="ce77" office:value-type="string">
            <text:p>ATIH</text:p>
          </table:table-cell>
          <table:table-cell table:style-name="ce66" office:value-type="string">
            <text:p>_ Principales sources : PMSI, SAE</text:p>
          </table:table-cell>
          <table:table-cell table:style-name="ce72"/>
          <table:table-cell table:style-name="ce54" table:number-columns-repeated="6"/>
          <table:table-cell table:style-name="ce66"/>
          <table:table-cell table:style-name="ce72" office:value-type="string">
            <text:p>Pour chacun des domaines (MCO, SSR, HAD,psychiatrie), pour chacun des secteurs (ex-DG, ex-OQN), les tableaux mensuels agrégés issus de la plate-forme e-pmsi sont fournis, par établissement, par catégorie d’établissement, par région, afin de disposer des éléments d’activité, et, pour ce qui est des domaines MCO et HAD, des éléments de valorisation de l’activité.</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9">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Applicatif du SNATIH : Indicateurs d’analyse de l’activité (IAA)</text:p>
          </table:table-cell>
          <table:table-cell table:style-name="ce77" office:value-type="string">
            <text:p>ATIH</text:p>
          </table:table-cell>
          <table:table-cell table:style-name="ce67" office:value-type="string">
            <text:p>Principale source : PMSI – programme de médicalisation des systèmes d'information</text:p>
          </table:table-cell>
          <table:table-cell table:style-name="ce73"/>
          <table:table-cell table:style-name="ce55" table:number-columns-repeated="6"/>
          <table:table-cell table:style-name="ce67"/>
          <table:table-cell table:style-name="ce73" office:value-type="string">
            <text:p>_ Par secteur (ex-DG, ex-OQN ou tous secteurs), par région, par territoire de santé, par catégorie d’établissements ou par établissement, description de l'activité selon différents agrégats : catégories d'activités de soins, domaine d’activité, CMD, etc. pour mieux comprendre l'évolution du volume de l'activité. Cette requête peut être déclinée </text:p>
            <text:p>_ L’évolution du volume d’activité sur chaque agrégat est tracée à travers l’évolution du nombre de séjour, l’évolution du volume économique et la contribution à la croissance sur chacun de ses deux indicateurs.</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1">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Fiches établissements infra-annuelles</text:p>
          </table:table-cell>
          <table:table-cell table:style-name="ce77" office:value-type="string">
            <text:p>ATIH</text:p>
          </table:table-cell>
          <table:table-cell table:style-name="ce66" office:value-type="string">
            <text:p>_ Principales sources : PMSI, SAE, remontées financières des établissements</text:p>
          </table:table-cell>
          <table:table-cell table:style-name="ce72" office:value-type="string">
            <text:p>-</text:p>
          </table:table-cell>
          <table:table-cell table:style-name="ce54" table:number-columns-repeated="6"/>
          <table:table-cell table:style-name="ce66"/>
          <table:table-cell table:style-name="ce72" office:value-type="string">
            <text:p>Fiches fournissant, par établissement ex-DG, de façon infra-annuelle :</text:p>
            <text:p>• l’état des recettes versées par l’Assurance maladie en décomposant, l’allocation de ressources relatives à l’activité d’une part (source : données PMSI) et l’allocation de ressources sous dotation d’autre part (source : données ARBUST, outil de gestion des ressources sous dotation allouées par les régions) ; et l’évolution par rapport à l’année précédente ;</text:p>
            <text:p>• la décomposition du volume pour l’activité MCO par grandes catégories d’activité (chirurgie ambulatoire, chirurgie avec nuitée, activité interventionnelle, séances…) ;</text:p>
            <text:p>• une synthèse des données financières : résultat, produits et charges par titres, capacité d’auto-financement (CAF)…</text:p>
            <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5">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Banque de données hospitalières de France</text:p>
          </table:table-cell>
          <table:table-cell table:style-name="ce77" office:value-type="string">
            <text:p>FHF</text:p>
          </table:table-cell>
          <table:table-cell table:style-name="ce67" office:value-type="string">
            <text:p>Principales sources : PMSI, DREES, analyses de la FHF</text:p>
          </table:table-cell>
          <table:table-cell table:style-name="ce73"/>
          <table:table-cell table:style-name="ce55" table:number-columns-repeated="6"/>
          <table:table-cell table:style-name="ce67"/>
          <table:table-cell table:style-name="ce73" office:value-type="string">
            <text:p>Nombreux modules : case mix, part de marché des établissements, ratios de ressources humaines, ratios de consommation de produits pharmaceutiques, ratios financiers, ratios de psychiatrie, etc.</text:p>
          </table:table-cell>
          <table:table-cell table:style-name="ce55" office:value-type="string">
            <text:p>Accès restreint</text:p>
          </table:table-cell>
          <table:table-cell table:style-name="ce55" office:value-type="string">
            <text:p>Banque de données conçue pour les décideurs hospitaliers : directeurs et médecins. Pour accéder aux modules, les personnels concernés disposant des codes de leur établissement doivent se rendre dans l'espace adhérents du site</text:p>
          </table:table-cell>
          <table:table-cell table:style-name="ce55" office:value-type="string">
            <text:p>Gratuit</text:p>
          </table:table-cell>
          <table:table-cell table:style-name="ce55" office:value-type="string">
            <text:p>Exploitable</text:p>
          </table:table-cell>
          <table:table-cell table:style-name="ce55" office:value-type="string">
            <text:p>Excel principalement</text:p>
          </table:table-cell>
          <table:table-cell table:style-name="ce55"/>
          <table:table-cell table:style-name="ce84" office:value-type="string">
            <text:p>http://www.fhf.fr/Actualites/Finances-BDHF/BDHF</text:p>
          </table:table-cell>
          <table:table-cell table:style-name="ce73"/>
          <table:table-cell table:number-columns-repeated="234"/>
        </table:table-row>
        <table:table-row table:style-name="ro17">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Tableau de bord de l’IDS : suivi de l'activité par catégorie majeure de diagnostic (CMD) des établissements de santé publics et privés</text:p>
          </table:table-cell>
          <table:table-cell table:style-name="ce77" office:value-type="string">
            <text:p>IDS</text:p>
          </table:table-cell>
          <table:table-cell table:style-name="ce66" office:value-type="string">
            <text:p>PMSI – programme de médicalisation des systèmes d'information</text:p>
          </table:table-cell>
          <table:table-cell table:style-name="ce72"/>
          <table:table-cell table:style-name="ce54" table:number-columns-repeated="6"/>
          <table:table-cell table:style-name="ce66"/>
          <table:table-cell table:style-name="ce72" office:value-type="string">
            <text:p>_ Fonctionnalité : <text:s/>présenter la répartition des activités par CMD des établissements publics / privés</text:p>
            <text:p>_ Principaux indicateurs : <text:s/>nombre de séjours, <text:s/>durée moyenne par séjour, montants des recette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Etablissements de santé publics + PSPH + privés</text:p>
          </table:table-cell>
          <table:table-cell table:number-columns-repeated="234"/>
        </table:table-row>
        <table:table-row table:style-name="ro12">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Tableau de bord : les dépenses d'hospitalisation</text:p>
          </table:table-cell>
          <table:table-cell table:style-name="ce77" office:value-type="string">
            <text:p>IDS</text:p>
          </table:table-cell>
          <table:table-cell table:style-name="ce67" office:value-type="string">
            <text:p>Statistiques mensuelle de la CNAMTS</text:p>
          </table:table-cell>
          <table:table-cell table:style-name="ce73"/>
          <table:table-cell table:style-name="ce55" table:number-columns-repeated="6"/>
          <table:table-cell table:style-name="ce67"/>
          <table:table-cell table:style-name="ce73" office:value-type="string">
            <text:p>Suivi des dépenses d'hospitalisation des hôpitaux publics et des cliniques privé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
          </table:table-cell>
          <table:table-cell table:number-columns-repeated="234"/>
        </table:table-row>
        <table:table-row table:style-name="ro30">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Analyse croisée de consommation/production de soins MCO (HAD, SSR, PSY)</text:p>
          </table:table-cell>
          <table:table-cell table:style-name="ce77" office:value-type="string">
            <text:p>ATIH</text:p>
          </table:table-cell>
          <table:table-cell table:style-name="ce66" office:value-type="string">
            <text:p>Principale source : PMSI – programme de médicalisation des systèmes d'information</text:p>
          </table:table-cell>
          <table:table-cell table:style-name="ce72"/>
          <table:table-cell table:style-name="ce54" table:number-columns-repeated="6"/>
          <table:table-cell table:style-name="ce66"/>
          <table:table-cell table:style-name="ce72" office:value-type="string">
            <text:p>_ Tableau croisant l’activité des établissements de santé (en MCO, SSR, HAD ou psychiatrie) et la consommation des habitants de chaque territoire de santé. Les taux d’attractivité et taux de fuite inter-régionaux et intra-régionaux (par territoire) sont également disponibles</text:p>
            <text:p>_ En MCO, l’activité peut être visualisée selon les différents regroupements en vigueur. En SSR, ces statistiques sont différenciées pour l’hospitalisation complète et l’hospitalisation partielle, <text:s/>en HAD, <text:s/>par mode de prise en charge principal (MPP) et en psychiatrie, <text:s/>par <text:s/>prises en charge à temps complet ou partiel et <text:s/>prises en charge en ambulatoire.</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4">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Applicatif du SNATIH : Chirurgie ambulatoire</text:p>
          </table:table-cell>
          <table:table-cell table:style-name="ce77" office:value-type="string">
            <text:p>ATIH</text:p>
          </table:table-cell>
          <table:table-cell table:style-name="ce67" office:value-type="string">
            <text:p>Principale source : PMSI – programme de médicalisation des systèmes d'information</text:p>
          </table:table-cell>
          <table:table-cell table:style-name="ce73"/>
          <table:table-cell table:style-name="ce55" table:number-columns-repeated="6"/>
          <table:table-cell table:style-name="ce67"/>
          <table:table-cell table:style-name="ce73" office:value-type="string">
            <text:p>Tableaux fournissant par région, par territoire de santé ou par établissement, des éléments statistiques permettant d’évaluer le développement de la chirurgie ambulatoire pour chacune des 18 racines de GHM faisant l’objet de la politique tarifaire incitative depuis plusieurs années (même tarif pour le GHM de chirurgie ambulatoire et le GHM correspondant de niveau 1) : taux de recours, taux de chirurgie ambulatoire, etc.</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5">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Soins de Suite et de Réadaptation</text:p>
          </table:table-cell>
          <table:table-cell table:style-name="ce77" office:value-type="string">
            <text:p>ATIH</text:p>
          </table:table-cell>
          <table:table-cell table:style-name="ce66" office:value-type="string">
            <text:p>Principale source : PMSI</text:p>
          </table:table-cell>
          <table:table-cell table:style-name="ce72"/>
          <table:table-cell table:style-name="ce54" table:number-columns-repeated="6"/>
          <table:table-cell table:style-name="ce66"/>
          <table:table-cell table:style-name="ce72" office:value-type="string">
            <text:p>Par région, par territoire de santé ou par établissement, données de : activité, durée de prise en charge, par spécialité et par tranche d’âge, taux d’entrée directe, mode de sortie, retour précoce en MCO d’au moins une nuit, taux de fuite…</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4">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Applicatif du SNATIH : Restitutions médico-économiques en psychiatrie</text:p>
          </table:table-cell>
          <table:table-cell table:style-name="ce77" office:value-type="string">
            <text:p>ATIH</text:p>
          </table:table-cell>
          <table:table-cell table:style-name="ce67" office:value-type="string">
            <text:p>_ Principales sources : données de l'INSEE et du RIM-P</text:p>
          </table:table-cell>
          <table:table-cell table:style-name="ce73"/>
          <table:table-cell table:style-name="ce55" table:number-columns-repeated="6"/>
          <table:table-cell table:style-name="ce67"/>
          <table:table-cell table:style-name="ce73" office:value-type="string">
            <text:p>_ Par établissement : plusieurs tableaux caractérisent l’activité de psychiatrie des établissements : patientèle, production de soins et ressources financières de l’établissement (pour les établissements sous DAF).</text:p>
            <text:p>_ Pour une zone géographique sélectionnée (département, région, code géographique PMSI, …), des indicateurs caractérisant la population et les patients de cette zone sont mis en perspective.</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4">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Fiches régions infra-annuelles</text:p>
          </table:table-cell>
          <table:table-cell table:style-name="ce77" office:value-type="string">
            <text:p>ATIH</text:p>
          </table:table-cell>
          <table:table-cell table:style-name="ce66" office:value-type="string">
            <text:p>_ Principales sources : PMSI, SAE, remontées financières des établissements</text:p>
          </table:table-cell>
          <table:table-cell table:style-name="ce72"/>
          <table:table-cell table:style-name="ce54" table:number-columns-repeated="6"/>
          <table:table-cell table:style-name="ce66"/>
          <table:table-cell table:style-name="ce72" office:value-type="string">
            <text:p>Pour chaque région, pour chaque secteur (ex-DG, ex-OQN), une fiche (en format excel) inclut les éléments suivants : les montants des ressources allouées et leur évolution sur un an (activité, MIG, AC, forfaits…), l’évolution des recettes liées à l’activité et du volume économique (différenciant l’effet nombre de séjours et l’effet structure), la déclinaison par activité de soins et par niveau de sévérité, et la déclinaison par établissement.</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1">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Applicatif du SNATIH : Taux de recours MCO par régions ou territoires de santé (HAD, SSR, PSY)</text:p>
          </table:table-cell>
          <table:table-cell table:style-name="ce77" office:value-type="string">
            <text:p>ATIH</text:p>
          </table:table-cell>
          <table:table-cell table:style-name="ce67" office:value-type="string">
            <text:p>Principale source : PMSI – programme de médicalisation des systèmes d'information</text:p>
          </table:table-cell>
          <table:table-cell table:style-name="ce73"/>
          <table:table-cell table:style-name="ce55" table:number-columns-repeated="6"/>
          <table:table-cell table:style-name="ce67"/>
          <table:table-cell table:style-name="ce73" office:value-type="string">
            <text:p>_ Pour chaque domaine (MCO, SSR, HAD, psychiatrie), par région ou par territoire de santé, et pour une subdivision aussi fine que souhaitée de l’activité pour le secteur MCO (par grand groupe, par discipline, par groupe activités, par acte classant…), sont calculés les taux de recours (bruts ou standardisés) en nombre de séjours pour 1000 habitants, ainsi que leur évolution.</text:p>
            <text:p>_ Pour les autres champs (SSR, HAD, psychiatrie), ces statistiques en nombre de journées pour 1000 habitants sont déclinées pour l’hospitalisation complète et l’hospitalisation partielle en SSR ; par mode de prise en charge principal (MPP) en HAD; <text:s/>pour les prises en charge à temps complet ou partiel et les prises en charge en ambulatoire en psychiatrie.</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39">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Applicatif du SNATIH : Parts de marché</text:p>
          </table:table-cell>
          <table:table-cell table:style-name="ce77" office:value-type="string">
            <text:p>ATIH</text:p>
          </table:table-cell>
          <table:table-cell table:style-name="ce66" office:value-type="string">
            <text:p>Principale source : PMSI – programme de médicalisation des systèmes d'information</text:p>
          </table:table-cell>
          <table:table-cell table:style-name="ce72"/>
          <table:table-cell table:style-name="ce54" table:number-columns-repeated="6"/>
          <table:table-cell table:style-name="ce66"/>
          <table:table-cell table:style-name="ce72" office:value-type="string">
            <text:p>Tableaux indiquant, pour un établissement dans sa zone de recrutement, ou pour un territoire de santé, la répartition de l’activité entre les différents établissements présents, en nombre de séjours et en %. L’activité peut être déclinée par grands groupes ou pour des disciplines plus fines (domaine d’activité, groupes de planification, groupes activité).</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7">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Tableau de bord de l’IDS : suivi de l'activité des établissements de santé publics et privés pour la MCO (données de synthèse du tableau MAT2A)</text:p>
          </table:table-cell>
          <table:table-cell table:style-name="ce77" office:value-type="string">
            <text:p>IDS</text:p>
          </table:table-cell>
          <table:table-cell table:style-name="ce67" office:value-type="string">
            <text:p>SNATIH</text:p>
          </table:table-cell>
          <table:table-cell table:style-name="ce73"/>
          <table:table-cell table:style-name="ce55" table:number-columns-repeated="6"/>
          <table:table-cell table:style-name="ce67"/>
          <table:table-cell table:style-name="ce73" office:value-type="string">
            <text:p>_ Fonctionnalité : suivre l'évolution des principaux indicateurs de l'activité des établissements de soins par catégorie d'établissement ou par région</text:p>
            <text:p>_ Principaux indicateurs : nombre de séjours, montant de la dépense</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Etablissements de santé publics + PSPH + privés</text:p>
          </table:table-cell>
          <table:table-cell table:number-columns-repeated="234"/>
        </table:table-row>
        <table:table-row table:style-name="ro13">
          <table:table-cell table:style-name="ce54" office:value-type="string">
            <text:p>Consommation de soins et dépenses</text:p>
          </table:table-cell>
          <table:table-cell table:style-name="ce66" office:value-type="string">
            <text:p>Activité des établissements de santé</text:p>
          </table:table-cell>
          <table:table-cell table:style-name="ce72" office:value-type="string">
            <text:p>Tableau de bord de l’IDS : case-mix de l'activité des cliniques privées par CMD</text:p>
          </table:table-cell>
          <table:table-cell table:style-name="ce77" office:value-type="string">
            <text:p>IDS</text:p>
          </table:table-cell>
          <table:table-cell table:style-name="ce66" office:value-type="string">
            <text:p>SNIIRAM - DM SNIREP</text:p>
          </table:table-cell>
          <table:table-cell table:style-name="ce72"/>
          <table:table-cell table:style-name="ce54" table:number-columns-repeated="6"/>
          <table:table-cell table:style-name="ce66"/>
          <table:table-cell table:style-name="ce72" office:value-type="string">
            <text:p>_ Fonctionnalité : <text:s/>proposer la décomposition d'un coût d'un séjour par GHS, afin d’apprécier notamment la part des honoraires dans le montant global et le reste à charge du patient</text:p>
            <text:p>_ Principaux indicateurs : nombre de séjours, montant de la dépense présentée au remboursement, montant de la dépense remboursable, montant de la dépense remboursée, montant des dépassement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Etablissements de santé privés</text:p>
          </table:table-cell>
          <table:table-cell table:number-columns-repeated="234"/>
        </table:table-row>
        <table:table-row table:style-name="ro40">
          <table:table-cell table:style-name="ce55" office:value-type="string">
            <text:p>Consommation de soins et dépenses</text:p>
          </table:table-cell>
          <table:table-cell table:style-name="ce67" office:value-type="string">
            <text:p>Activité des établissements de santé</text:p>
          </table:table-cell>
          <table:table-cell table:style-name="ce73" office:value-type="string">
            <text:p>Tableau de bord de l’IDS : zoom sur un GHS pour les cliniques privées</text:p>
          </table:table-cell>
          <table:table-cell table:style-name="ce77" office:value-type="string">
            <text:p>IDS</text:p>
          </table:table-cell>
          <table:table-cell table:style-name="ce67" office:value-type="string">
            <text:p>SNIIRAM - DM SNIREP</text:p>
          </table:table-cell>
          <table:table-cell table:style-name="ce73"/>
          <table:table-cell table:style-name="ce55" table:number-columns-repeated="6"/>
          <table:table-cell table:style-name="ce67"/>
          <table:table-cell table:style-name="ce73" office:value-type="string">
            <text:p>_ Fonctionnalité : <text:s/>offrir une vue détaillée de l'activité par GHS (Groupe Homogène de Séjour)</text:p>
            <text:p>_ Principaux indicateurs : nombre de séjours, montant de la dépense présentée au remboursement, montant de la dépense remboursable, montant de la dépense remboursée, montant des dépassements, montant du RAC</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Etablissements de santé privés</text:p>
          </table:table-cell>
          <table:table-cell table:number-columns-repeated="234"/>
        </table:table-row>
        <table:table-row table:style-name="ro11">
          <table:table-cell table:style-name="ce54" table:formula="of:=[.A258]" office:value-type="string" office:string-value="Consommation de soins et dépenses">
            <text:p>Consommation de soins et dépenses</text:p>
          </table:table-cell>
          <table:table-cell table:style-name="ce66" office:value-type="string">
            <text:p>Activité des établissements de santé</text:p>
          </table:table-cell>
          <table:table-cell table:style-name="ce72" office:value-type="string">
            <text:p>Recueil national des résumés de passage aux urgences</text:p>
          </table:table-cell>
          <table:table-cell table:style-name="ce77" office:value-type="string">
            <text:p>ATIH</text:p>
          </table:table-cell>
          <table:table-cell table:style-name="ce66" office:value-type="string">
            <text:p>Etablissements autorisés en médecine d'urgence</text:p>
          </table:table-cell>
          <table:table-cell table:style-name="ce72"/>
          <table:table-cell table:style-name="ce54" table:number-columns-repeated="6"/>
          <table:table-cell table:style-name="ce66"/>
          <table:table-cell table:style-name="ce72" office:value-type="string">
            <text:p>Dans les RPU : </text:p>
            <text:p>Code postal : code postal du patient</text:p>
            <text:p>Date de naissance : date de naissance du patient</text:p>
            <text:p>Mode d'entrée : mutation, transfert ou domicile</text:p>
            <text:p>Provenance : unité de soin de provenance du patient</text:p>
            <text:p>Transport : transport utilisé pour la venue (personnel, hélicoptère, ambulance, SMUR, etc...)</text:p>
            <text:p>Motif : motif de recours aux urgences pour la prise en charge du patient</text:p>
            <text:p>CCMU : état du patient et pronostic médical (Classification Clinique des Malades aux Urgences)</text:p>
            <text:p>Diagnostic principal : diagnostic principal de la CIM (classification internationale des maladies)</text:p>
            <text:p>Diagnostics associés : diagnostics associés de la CIM</text:p>
            <text:p>Actes : actes pratiqués selon la CCAM (Classification commune des actes médicaux)</text:p>
            <text:p>Sortie : date et heure de sortie du patient</text:p>
            <text:p>Mode de sortie : mutation, transfert, domicile ou décès avec la Classification du Groupe d’Etude Multicentrique des Services d’Accueil (GEMSA)</text:p>
            <text:p>Destination : unité de soin de destination du patient</text:p>
          </table:table-cell>
          <table:table-cell table:style-name="ce54" office:value-type="string">
            <text:p>Accès restreint</text:p>
          </table:table-cell>
          <table:table-cell table:style-name="ce54" office:value-type="string">
            <text:p>Accès réservé aux établissements de santé</text:p>
          </table:table-cell>
          <table:table-cell table:style-name="ce54" table:number-columns-repeated="4"/>
          <table:table-cell table:style-name="ce66"/>
          <table:table-cell table:style-name="ce72" office:value-type="string">
            <text:p>En 2012, le réseau Oscour recouvre deux tiers de l’activité d’accueil des urgences.</text:p>
          </table:table-cell>
          <table:table-cell table:number-columns-repeated="234"/>
        </table:table-row>
        <table:table-row table:style-name="ro17">
          <table:table-cell table:style-name="ce60" office:value-type="string">
            <text:p>Consommation de soins et dépenses</text:p>
          </table:table-cell>
          <table:table-cell table:style-name="ce67" office:value-type="string">
            <text:p>Activité des établissements de santé</text:p>
          </table:table-cell>
          <table:table-cell table:style-name="ce73" office:value-type="string">
            <text:p>Recueil des bulletins statistiques d'interruptions de grossesse (BIG)</text:p>
          </table:table-cell>
          <table:table-cell table:style-name="ce77" office:value-type="string">
            <text:p>DREES</text:p>
          </table:table-cell>
          <table:table-cell table:style-name="ce67" office:value-type="string">
            <text:p>Déclaration obligatoire</text:p>
          </table:table-cell>
          <table:table-cell table:style-name="ce73" office:value-type="string">
            <text:p>Nombre d'IVG au total, par âge, par région, par type d'IVG</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 pour les données agrégées nationales</text:p>
          </table:table-cell>
          <table:table-cell table:style-name="ce55" office:value-type="string">
            <text:p>Explicité avec restriction</text:p>
          </table:table-cell>
          <table:table-cell table:style-name="ce84" office:value-type="string">
            <text:p><text:span text:style-name="T2"><text:a xlink:href="http://www.drees.sante.gouv.fr/les-interruptions-volontaires-de-grossesse-en-2010,10978.html">http://www.drees.sante.gouv.fr/les-interruptions-volontaires-de-grossesse-en-2010,10978.html</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17">
          <table:table-cell table:style-name="ce58" office:value-type="string">
            <text:p>Consommation de soins et dépenses</text:p>
          </table:table-cell>
          <table:table-cell table:style-name="ce66" office:value-type="string">
            <text:p>Activité des établissements de santé</text:p>
          </table:table-cell>
          <table:table-cell table:style-name="ce72" office:value-type="string">
            <text:p>Enquête de 2007 auprès des structures et des patients réalisant des interruptions volontaires de grossesse</text:p>
          </table:table-cell>
          <table:table-cell table:style-name="ce77" office:value-type="string">
            <text:p>DREES</text:p>
          </table:table-cell>
          <table:table-cell table:style-name="ce66" office:value-type="string">
            <text:p>Panel de 11500 femmes ayant eu recours à l'IVG</text:p>
          </table:table-cell>
          <table:table-cell table:style-name="ce72" office:value-type="string">
            <text:p>Nombre d'IVG, en ville et chez les mineures, données agrégées par région</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 </text:p>
          </table:table-cell>
          <table:table-cell table:style-name="ce54" office:value-type="string">
            <text:p>Explicité sans restriction</text:p>
          </table:table-cell>
          <table:table-cell table:style-name="ce85" office:value-type="string">
            <text:p><text:span text:style-name="T2"><text:a xlink:href="http://www.data.gouv.fr/fr/dataset/les-interruptions-volontaires-de-grossesse-en-2008-et-2009">http://www.data.gouv.fr/fr/dataset/les-interruptions-volontaires-de-grossesse-en-2008-et-2009</text:a></text:span></text:p>
          </table:table-cell>
          <table:table-cell table:style-name="ce72"/>
          <table:table-cell table:style-name="ce54" table:number-columns-repeated="6"/>
          <table:table-cell table:style-name="ce66"/>
          <table:table-cell table:style-name="ce72" office:value-type="string">
            <text:p>11 500 femmes interrogées</text:p>
            <text:p/>
          </table:table-cell>
          <table:table-cell table:number-columns-repeated="234"/>
        </table:table-row>
        <table:table-row table:style-name="ro17">
          <table:table-cell table:style-name="ce60" office:value-type="string">
            <text:p>Consommation de soins et dépenses</text:p>
          </table:table-cell>
          <table:table-cell table:style-name="ce67" office:value-type="string">
            <text:p>Activité des établissements de santé</text:p>
          </table:table-cell>
          <table:table-cell table:style-name="ce73" office:value-type="string">
            <text:p>Enquête IVG</text:p>
          </table:table-cell>
          <table:table-cell table:style-name="ce77" office:value-type="string">
            <text:p>ARS</text:p>
          </table:table-cell>
          <table:table-cell table:style-name="ce67" office:value-type="string">
            <text:p>Etablissements de santé</text:p>
          </table:table-cell>
          <table:table-cell table:style-name="ce73" office:value-type="string">
            <text:p>Profil des femmes pratiquant des IVG (âge, nationalité, statut contraceptif), indicateurs sur les types d'IVG pratiqué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ars.paca.sante.fr/fileadmin/PACA/Doc/Infostats_ARS_IVG_dec_2010.pdf">http://www.ars.paca.sante.fr/fileadmin/PACA/Doc/Infostats_ARS_IVG_dec_2010.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41">
          <table:table-cell table:style-name="ce58" office:value-type="string">
            <text:p>Consommation de soins et dépenses</text:p>
          </table:table-cell>
          <table:table-cell table:style-name="ce66" office:value-type="string">
            <text:p>Activité des établissements de santé</text:p>
          </table:table-cell>
          <table:table-cell table:style-name="ce72" office:value-type="string">
            <text:p>Registre national des tentatives de FIV (fécondation in vitro)</text:p>
          </table:table-cell>
          <table:table-cell table:style-name="ce77" office:value-type="string">
            <text:p>Agence de la biomédecine</text:p>
          </table:table-cell>
          <table:table-cell table:style-name="ce66" office:value-type="string">
            <text:p>Centres d'assistance médicale à la procréation</text:p>
          </table:table-cell>
          <table:table-cell table:style-name="ce72"/>
          <table:table-cell table:style-name="ce54" table:number-columns-repeated="6"/>
          <table:table-cell table:style-name="ce66"/>
          <table:table-cell table:style-name="ce72" office:value-type="string">
            <text:p>Référencement de <text:s/>toutes les tentatives de fécondation in vitro et des données patients associées : antécédents médicaux et chirurgicaux, déroulement de la ou des tentatives de FIV,déroulement et issue des grossesses</text:p>
          </table:table-cell>
          <table:table-cell table:style-name="ce54" office:value-type="string">
            <text:p>Accès restreint</text:p>
          </table:table-cell>
          <table:table-cell table:style-name="ce54" office:value-type="string">
            <text:p>Etablissement de santé et patients : données anonymes en l'absence de l'accord du couple</text:p>
          </table:table-cell>
          <table:table-cell table:style-name="ce54" table:number-columns-repeated="4"/>
          <table:table-cell table:style-name="ce66"/>
          <table:table-cell table:style-name="ce72"/>
          <table:table-cell table:number-columns-repeated="234"/>
        </table:table-row>
        <table:table-row table:style-name="ro14">
          <table:table-cell table:style-name="ce55" table:formula="of:=[.A257]" office:value-type="string" office:string-value="Consommation de soins et dépenses">
            <text:p>Consommation de soins et dépenses</text:p>
          </table:table-cell>
          <table:table-cell table:style-name="ce67" office:value-type="string">
            <text:p>Activité des établissements de santé</text:p>
          </table:table-cell>
          <table:table-cell table:style-name="ce73" office:value-type="string">
            <text:p>Recueil d'informations médicalisées en psychiatrie (RIM-P)</text:p>
          </table:table-cell>
          <table:table-cell table:style-name="ce77" office:value-type="string">
            <text:p>ATIH</text:p>
          </table:table-cell>
          <table:table-cell table:style-name="ce67" office:value-type="string">
            <text:p>Etablissements de santé</text:p>
          </table:table-cell>
          <table:table-cell table:style-name="ce73" office:value-type="string">
            <text:p>Indicateurs hebdomadaires sur lactivité des établissements de psychiatrie par région ( nombre de patients, mode d'entrées et de sorties des patients, effectifs soignants par catégories de patients, listes de diagnostics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des tableaux</text:p>
          </table:table-cell>
          <table:table-cell table:style-name="ce55" office:value-type="string">
            <text:p>Explicité avec restriction</text:p>
          </table:table-cell>
          <table:table-cell table:style-name="ce84" office:value-type="string">
            <text:p><text:span text:style-name="T2"><text:a xlink:href="http://www.atih.sante.fr/tableaux-rim-p-nationaux">http://www.atih.sante.fr/tableaux-rim-p-nationaux</text:a></text:span></text:p>
          </table:table-cell>
          <table:table-cell table:style-name="ce73"/>
          <table:table-cell table:style-name="ce55" office:value-type="string">
            <text:p>Accès restreint</text:p>
          </table:table-cell>
          <table:table-cell table:style-name="ce55"/>
          <table:table-cell table:style-name="ce55" office:value-type="string">
            <text:p>Gratuit ou payan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En 2011, 95% des établissements de santé ont remonté leurs données à l'ATIH</text:p>
          </table:table-cell>
          <table:table-cell table:number-columns-repeated="234"/>
        </table:table-row>
        <table:table-row table:style-name="ro42">
          <table:table-cell table:style-name="ce58" office:value-type="string">
            <text:p>Consommation de soins et dépenses</text:p>
          </table:table-cell>
          <table:table-cell table:style-name="ce66" office:value-type="string">
            <text:p>Activité des établissements de santé</text:p>
          </table:table-cell>
          <table:table-cell table:style-name="ce72" office:value-type="string">
            <text:p>Rapports d'activité en psychiatrie (RAPSY)</text:p>
          </table:table-cell>
          <table:table-cell table:style-name="ce77" office:value-type="string">
            <text:p>DREES</text:p>
          </table:table-cell>
          <table:table-cell table:style-name="ce66" office:value-type="string">
            <text:p>Etablissements de santé ayant une activité de psychiatrie en France</text:p>
          </table:table-cell>
          <table:table-cell table:style-name="ce72"/>
          <table:table-cell table:style-name="ce54" table:number-columns-repeated="6"/>
          <table:table-cell table:style-name="ce66"/>
          <table:table-cell table:style-name="ce72" office:value-type="string">
            <text:p>Fichiers de résumés (résumés par séquence anonyme (RPSA), résumés d'acte ambultoire anonyme (R3A), activité ambulatoire agrégée) transmis par les établissements de santé et validés par leurs services régionaux de tutelle.</text:p>
          </table:table-cell>
          <table:table-cell table:style-name="ce54" office:value-type="string">
            <text:p>Accès à tous</text:p>
          </table:table-cell>
          <table:table-cell table:style-name="ce54" office:value-type="string">
            <text:p>Accès à tous à une base adminsitrative simplifiée</text:p>
            <text:p>Par ailleurs les fichiers des résultats devront être demandés à la DREES et pourront être diffusés par mail</text:p>
          </table:table-cell>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drees.sante.gouv.fr/cartographie-regionale-de-l-offre,8450.html">http://www.drees.sante.gouv.fr/cartographie-regionale-de-l-offre,8450.html</text:a></text:span></text:p>
          </table:table-cell>
          <table:table-cell table:style-name="ce72" office:value-type="string">
            <text:p>80% des établissements interrogés ont répondu à l'enquête</text:p>
            <text:p/>
          </table:table-cell>
          <table:table-cell table:number-columns-repeated="234"/>
        </table:table-row>
        <table:table-row table:style-name="ro11">
          <table:table-cell table:style-name="ce60" office:value-type="string">
            <text:p>Consommation de soins et dépenses</text:p>
          </table:table-cell>
          <table:table-cell table:style-name="ce67" office:value-type="string">
            <text:p>Consultations</text:p>
          </table:table-cell>
          <table:table-cell table:style-name="ce73" office:value-type="string">
            <text:p>DCIR (données de consommation inter-régimes) du SNIIRAM</text:p>
          </table:table-cell>
          <table:table-cell table:style-name="ce77" office:value-type="string">
            <text:p>CNAMTS</text:p>
          </table:table-cell>
          <table:table-cell table:style-name="ce67" office:value-type="string">
            <text:p>Médecins généralistes, pharmacies : feuilles de soin envoyées à l'assurance maladie</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5" office:value-type="string">
            <text:p>Accès restreint</text:p>
          </table:table-cell>
          <table:table-cell table:style-name="ce55"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office:value-type="string">
            <text:p>Consommation de soins et dépenses</text:p>
          </table:table-cell>
          <table:table-cell table:style-name="ce66" office:value-type="string">
            <text:p>Consultations</text:p>
          </table:table-cell>
          <table:table-cell table:style-name="ce72" office:value-type="string">
            <text:p>PMSI – programme de médicalisation des systèmes d'information</text:p>
          </table:table-cell>
          <table:table-cell table:style-name="ce77" office:value-type="string">
            <text:p>ATIH</text:p>
          </table:table-cell>
          <table:table-cell table:style-name="ce66" office:value-type="string">
            <text:p>Etablissements de santé</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4" office:value-type="string">
            <text:p>Accès restreint</text:p>
          </table:table-cell>
          <table:table-cell table:style-name="ce54"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4" office:value-type="string">
            <text:p>Gratuit ou 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11">
          <table:table-cell table:style-name="ce55" office:value-type="string">
            <text:p>Consommation de soins et dépenses</text:p>
          </table:table-cell>
          <table:table-cell table:style-name="ce67" office:value-type="string">
            <text:p>Consultations</text:p>
          </table:table-cell>
          <table:table-cell table:style-name="ce73" office:value-type="string">
            <text:p>Datamart du SNIIRAM : DAMIR de suivi des dépenses</text:p>
          </table:table-cell>
          <table:table-cell table:style-name="ce77" office:value-type="string">
            <text:p>CNAMTS</text:p>
          </table:table-cell>
          <table:table-cell table:style-name="ce67" office:value-type="string">
            <text:p>_ SNIIRAM</text:p>
            <text:p>_ Médecins, pharmacies : feuilles de soin envoyées à l'assurance maladie</text:p>
          </table:table-cell>
          <table:table-cell table:style-name="ce73"/>
          <table:table-cell table:style-name="ce55" table:number-columns-repeated="6"/>
          <table:table-cell table:style-name="ce67"/>
          <table:table-cell table:style-name="ce73" office:value-type="string">
            <text:p>Décomposition des dépenses de santé par caisse liquidatrice, bénéficiaire, etc.</text:p>
          </table:table-cell>
          <table:table-cell table:style-name="ce55" office:value-type="string">
            <text:p>Accès restreint</text:p>
          </table:table-cell>
          <table:table-cell table:style-name="ce55" office:value-type="string">
            <text:p>_ Donneés accessibles à 71 types d’organismes, dont 32 accès permanents et 37 temporaires (chiffres de février 2014)</text:p>
            <text:p>_ Données agrégées patients accessibles <text:s/>à tout organisme habilité :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office:value-type="string">
            <text:p>Consommation de soins et dépenses</text:p>
          </table:table-cell>
          <table:table-cell table:style-name="ce66" office:value-type="string">
            <text:p>Consultations</text:p>
          </table:table-cell>
          <table:table-cell table:style-name="ce72" office:value-type="string">
            <text:p>Datamart du SNIIRAM : CCAM</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Caractérisation du bénéficiaire, caractérisation de l'exécutant, caractérisques de l'acte réalisé</text:p>
          </table:table-cell>
          <table:table-cell table:style-name="ce54" office:value-type="string">
            <text:p>Accès restreint</text:p>
          </table:table-cell>
          <table:table-cell table:style-name="ce54" office:value-type="string">
            <text:p>_ Accès aux données individuelles cryptées sur les professionnels de santé et aux données agrégées patients <text:s/>: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_ Accès aux données individuelles PS identifiées mais agrégées patients : ARS pour des finalités spécifiques (PDS, contractualisation,….), CNSA</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31">
          <table:table-cell table:style-name="ce55" table:formula="of:=[.A250]" office:value-type="string" office:string-value="Consommation de soins et dépenses">
            <text:p>Consommation de soins et dépenses</text:p>
          </table:table-cell>
          <table:table-cell table:style-name="ce67" office:value-type="string">
            <text:p>Consultations</text:p>
          </table:table-cell>
          <table:table-cell table:style-name="ce73" office:value-type="string">
            <text:p>Fichier "Activité des médecins (actes) par département"</text:p>
          </table:table-cell>
          <table:table-cell table:style-name="ce77" office:value-type="string">
            <text:p>CNAMT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Nombre et types d'actes par département</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ameli.fr/l-assurance-maladie/statistiques-et-publications/donnees-statistiques/professionnels-de-sante-liberaux/donnees-geographiques/activite-prescriptions-des-medecins.php">http://www.ameli.fr/l-assurance-maladie/statistiques-et-publications/donnees-statistiques/professionnels-de-sante-liberaux/donnees-geographiques/activite-prescriptions-des-medecins.php</text:a></text:span></text:p>
          </table:table-cell>
          <table:table-cell table:style-name="ce73"/>
          <table:table-cell table:number-columns-repeated="234"/>
        </table:table-row>
        <table:table-row table:style-name="ro27">
          <table:table-cell table:style-name="ce54" table:formula="of:=[.A251]" office:value-type="string" office:string-value="Consommation de soins et dépenses">
            <text:p>Consommation de soins et dépenses</text:p>
          </table:table-cell>
          <table:table-cell table:style-name="ce66" office:value-type="string">
            <text:p>Consultations</text:p>
          </table:table-cell>
          <table:table-cell table:style-name="ce72" office:value-type="string">
            <text:p>Tableau de bord de l'IDS : suivi des dépenses de soins de ville par catégorie d'exécutant et lieu d'exécution </text:p>
          </table:table-cell>
          <table:table-cell table:style-name="ce77" office:value-type="string">
            <text:p>ID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Fonctionnalité : suivre les dépenses de soins ville par catégorie d'exécutant (médecins, dentistes, infirmiers, …) et lieu d’exécution (cabinets libéraux / établissements privés / centres de santé)</text:p>
            <text:p>_ Principaux indicateurs : dépenses remboursables, dépenses remboursée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métropolitaine</text:p>
            <text:p>Régime général</text:p>
          </table:table-cell>
          <table:table-cell table:number-columns-repeated="234"/>
        </table:table-row>
        <table:table-row table:style-name="ro28">
          <table:table-cell table:style-name="ce55" table:formula="of:=[.A253]" office:value-type="string" office:string-value="Consommation de soins et dépenses">
            <text:p>Consommation de soins et dépenses</text:p>
          </table:table-cell>
          <table:table-cell table:style-name="ce67" office:value-type="string">
            <text:p>Consultations</text:p>
          </table:table-cell>
          <table:table-cell table:style-name="ce73" office:value-type="string">
            <text:p>Tableau de bord de l'IDS : suivi <text:s/>des actes techniques (actes CCAM) réalisés en secteur libéral</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_ Fonctionnalité : suivre les actes techniques et leur évolution par codes CCAM <text:s/>et par famille d’actes (regroupements) selon les indicateurs tels que le nombre d’actes, le montant de la dépense présentée au remboursement, le montant remboursé, le montant du dépassement ou le reste à charge</text:p>
            <text:p>_ Principaux indicateurs : dépense présentée au remboursement, dépense remboursée, dépense remboursable, montant du dépassement, montant du reste à charge, nombre d'act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Médecins libéraux quelle que soit la spécialité</text:p>
          </table:table-cell>
          <table:table-cell table:number-columns-repeated="234"/>
        </table:table-row>
        <table:table-row table:style-name="ro31">
          <table:table-cell table:style-name="ce58" office:value-type="string">
            <text:p>Consommation de soins et dépenses</text:p>
          </table:table-cell>
          <table:table-cell table:style-name="ce66" office:value-type="string">
            <text:p>Consultations</text:p>
          </table:table-cell>
          <table:table-cell table:style-name="ce72" office:value-type="string">
            <text:p>Fichier "Prescription des médecins par département"</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Nombre et types de prescriptions des médecins par département</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ameli.fr/l-assurance-maladie/statistiques-et-publications/donnees-statistiques/professionnels-de-sante-liberaux/donnees-geographiques/activite-prescriptions-des-medecins.php">http://www.ameli.fr/l-assurance-maladie/statistiques-et-publications/donnees-statistiques/professionnels-de-sante-liberaux/donnees-geographiques/activite-prescriptions-des-medecins.php</text:a></text:span></text:p>
          </table:table-cell>
          <table:table-cell table:style-name="ce72"/>
          <table:table-cell table:number-columns-repeated="234"/>
        </table:table-row>
        <table:table-row table:style-name="ro16">
          <table:table-cell table:style-name="ce55" table:formula="of:=[.A253]" office:value-type="string" office:string-value="Consommation de soins et dépenses">
            <text:p>Consommation de soins et dépenses</text:p>
          </table:table-cell>
          <table:table-cell table:style-name="ce67" office:value-type="string">
            <text:p>Consultations</text:p>
          </table:table-cell>
          <table:table-cell table:style-name="ce73" office:value-type="string">
            <text:p>Baromètre santé médecins généralistes</text:p>
          </table:table-cell>
          <table:table-cell table:style-name="ce77" office:value-type="string">
            <text:p>INPES</text:p>
          </table:table-cell>
          <table:table-cell table:style-name="ce67" office:value-type="string">
            <text:p>Praticiens tirés aléatoirement dans les bases de la société CEGEDIM</text:p>
          </table:table-cell>
          <table:table-cell table:style-name="ce73" office:value-type="string">
            <text:p>Cf. Données granulair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hcsp.fr/Explore.cgi/Telecharger?NomFichier=ad770610.pdf">http://www.hcsp.fr/Explore.cgi/Telecharger?NomFichier=ad770610.pdf</text:a></text:span></text:p>
          </table:table-cell>
          <table:table-cell table:style-name="ce73" office:value-type="string">
            <text:p>_ <text:s/>Indicateurs de perception et de comportement des médecins en matière de vaccination, de dépistage des hépatites virales et du VIH, de prise en charge des problèmes d’addiction</text:p>
            <text:p>_ Objectifs de l'enquête : identifier les sources d’information et de documentation des médecins en matière de prévention et d’éducation pour la santé, mesurer leurs connaissances et leur utilisation des documents et du site de l’Inpes, et déterminer leurs besoins et attentes en termes de documentations, d’outils, de formations et d’échanges de pratiques.</text:p>
          </table:table-cell>
          <table:table-cell table:style-name="ce55" office:value-type="string">
            <text:p>Accès restreint</text:p>
          </table:table-cell>
          <table:table-cell table:style-name="ce55" office:value-type="string">
            <text:p>Accès restreint aux chercheurs via la signature d'une convention avec l'INP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2083 médecins généralistes couverts</text:p>
          </table:table-cell>
          <table:table-cell table:number-columns-repeated="234"/>
        </table:table-row>
        <table:table-row table:style-name="ro43">
          <table:table-cell table:style-name="ce54" table:formula="of:=[.A252]" office:value-type="string" office:string-value="Consommation de soins et dépenses">
            <text:p>Consommation de soins et dépenses</text:p>
          </table:table-cell>
          <table:table-cell table:style-name="ce66" office:value-type="string">
            <text:p>Consultations</text:p>
          </table:table-cell>
          <table:table-cell table:style-name="ce72" office:value-type="string">
            <text:p>Enquêtes médecins généralistes et santé au travail</text:p>
          </table:table-cell>
          <table:table-cell table:style-name="ce77" office:value-type="string">
            <text:p>INPES</text:p>
          </table:table-cell>
          <table:table-cell table:style-name="ce66" office:value-type="string">
            <text:p>Praticiens</text:p>
          </table:table-cell>
          <table:table-cell table:style-name="ce72" office:value-type="string">
            <text:p>Cf. Données granulair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pes.sante.fr/nouveautes-editoriales/pdf/enquete-mg.pdf">http://www.inpes.sante.fr/nouveautes-editoriales/pdf/enquete-mg.pdf</text:a></text:span></text:p>
          </table:table-cell>
          <table:table-cell table:style-name="ce72" office:value-type="string">
            <text:p>Taux de dépistage des maladies professionnelles, indicateurs de surveillance post professionnels, recensement des outils utilisés en santé du travail, indicateurs de perceptions des informations en santé médicale</text:p>
          </table:table-cell>
          <table:table-cell table:style-name="ce54" office:value-type="string">
            <text:p>Accès restreint</text:p>
          </table:table-cell>
          <table:table-cell table:style-name="ce54" office:value-type="string">
            <text:p>Accès restreint aux chercheurs via la signature d'une convention avec l'INP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44">
          <table:table-cell table:style-name="ce55" office:value-type="string">
            <text:p>Consommation de soins et dépenses</text:p>
          </table:table-cell>
          <table:table-cell table:style-name="ce67" office:value-type="string">
            <text:p>Consultations</text:p>
          </table:table-cell>
          <table:table-cell table:style-name="ce73" office:value-type="string">
            <text:p>Enquête Permamente de la Prescription Médicale (EPPM)</text:p>
          </table:table-cell>
          <table:table-cell table:style-name="ce77" office:value-type="string">
            <text:p>IMS</text:p>
          </table:table-cell>
          <table:table-cell table:style-name="ce67" office:value-type="string">
            <text:p>IMS : Médecins généraliste et médecins libéraux, panelisés une semaine par trimestre et utilisant un carnet de prescription spécifique</text:p>
          </table:table-cell>
          <table:table-cell table:style-name="ce73"/>
          <table:table-cell table:style-name="ce55" table:number-columns-repeated="6"/>
          <table:table-cell table:style-name="ce67"/>
          <table:table-cell table:style-name="ce73" office:value-type="string">
            <text:p>7 thèmes analysés :</text:p>
            <text:p>Caractéristiques des médecins libéraux (sociodémographie, activité, mode d'exercice, lieu, spécialité). </text:p>
            <text:p>Caractéristiques sociodémographiques et socio-économiques de la clientèle des médecins. </text:p>
            <text:p>Caractéristiques des séances (lieu). </text:p>
            <text:p>Motifs des séances ou morbidité diagnostiquée. </text:p>
            <text:p>Prescriptions des médecins </text:p>
            <text:p>Analyse de l'impact des Références Médicales Opposables </text:p>
            <text:p>Prescription pour hypertension artérielle </text:p>
            <text:p/>
          </table:table-cell>
          <table:table-cell table:style-name="ce55" office:value-type="string">
            <text:p>Accès restreint</text:p>
          </table:table-cell>
          <table:table-cell table:style-name="ce55"/>
          <table:table-cell table:style-name="ce55" office:value-type="string">
            <text:p>Payant</text:p>
          </table:table-cell>
          <table:table-cell table:style-name="ce55" table:number-columns-repeated="3"/>
          <table:table-cell table:style-name="ce67"/>
          <table:table-cell table:style-name="ce73" office:value-type="string">
            <text:p>400 médecins généralistes et 435 spécialistes libéraux (angiologie, cardiologie, dermatologie, gastro-entérologie, gynécologie, neurologie, ophtalmologie, ORL, pédiatrie, pneumologie, psychiatrie, rhumatologie).</text:p>
          </table:table-cell>
          <table:table-cell table:number-columns-repeated="234"/>
        </table:table-row>
        <table:table-row table:style-name="ro45">
          <table:table-cell table:style-name="ce54" office:value-type="string">
            <text:p>Consommation de soins et dépenses</text:p>
          </table:table-cell>
          <table:table-cell table:style-name="ce66" office:value-type="string">
            <text:p>Consultations</text:p>
          </table:table-cell>
          <table:table-cell table:style-name="ce72" office:value-type="string">
            <text:p>Panel d’observation des pratiques et des conditions d’exercice en médecine générale</text:p>
          </table:table-cell>
          <table:table-cell table:style-name="ce77" office:value-type="string">
            <text:p>DREES</text:p>
          </table:table-cell>
          <table:table-cell table:style-name="ce66" office:value-type="string">
            <text:p>Panel national de médecins généralistes libéraux (appelé « panel 2 » et constitué de 1250 médecins) avec trois sur-échantillons pour les régions partenaires (environ 2 200 médecins au total).</text:p>
          </table:table-cell>
          <table:table-cell table:style-name="ce72" office:value-type="string">
            <text:p>Données sur les attitudes et pratiques des mèdecins généralistes relatives à la vaccination, sur la santé physique et psychique des médecins, sur la formation médical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sans restriction</text:p>
          </table:table-cell>
          <table:table-cell table:style-name="ce85" office:value-type="string">
            <text:p><text:span text:style-name="T2"><text:a xlink:href="http://www.drees.sante.gouv.fr/le-panel-d-observation-des-pratiques-et-des-conditions-d,11016.html">http://www.drees.sante.gouv.fr/le-panel-d-observation-des-pratiques-et-des-conditions-d,11016.html</text:a></text:span></text:p>
          </table:table-cell>
          <table:table-cell table:style-name="ce72"/>
          <table:table-cell table:style-name="ce54" table:number-columns-repeated="6"/>
          <table:table-cell table:style-name="ce66"/>
          <table:table-cell table:style-name="ce72" office:value-type="string">
            <text:p>2200 médecins</text:p>
          </table:table-cell>
          <table:table-cell table:number-columns-repeated="234"/>
        </table:table-row>
        <table:table-row table:style-name="ro13">
          <table:table-cell table:style-name="ce60" office:value-type="string">
            <text:p>Consommation de soins et dépenses</text:p>
          </table:table-cell>
          <table:table-cell table:style-name="ce67" office:value-type="string">
            <text:p>Consultations</text:p>
          </table:table-cell>
          <table:table-cell table:style-name="ce73" office:value-type="string">
            <text:p>Enquête « Prescriptions médicales : disparités géographiques » de novembre 2004</text:p>
          </table:table-cell>
          <table:table-cell table:style-name="ce77" office:value-type="string">
            <text:p>CNAMTS</text:p>
          </table:table-cell>
          <table:table-cell table:style-name="ce67" office:value-type="string">
            <text:p>SNIIRAM</text:p>
          </table:table-cell>
          <table:table-cell table:style-name="ce73" office:value-type="string">
            <text:p>Analyse des disparités géographiques de prescription pour : les antibiotiques, les génériques, les psychotropes, les statines, les indemnités journalières, les soins sans ou en rapport avec une ALD (affection longue duré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fulltext.bdsp.ehesp.fr/Cnamts/PointDeConjoncture/31-32/1.pdf">http://fulltext.bdsp.ehesp.fr/Cnamts/PointDeConjoncture/31-32/1.pdf</text:a></text:span></text:p>
          </table:table-cell>
          <table:table-cell table:style-name="ce73" office:value-type="string">
            <text:p>Analyse des disparités géographiques de prescription pour : les antibiotiques, les génériques, les psychotropes, les statines, les indemnités journalières, les soins sans ou en rapport avec une ALD (affection longue durée)</text:p>
          </table:table-cell>
          <table:table-cell table:style-name="ce55" table:number-columns-repeated="6"/>
          <table:table-cell table:style-name="ce67"/>
          <table:table-cell table:style-name="ce73" office:value-type="string">
            <text:p>Couverture de l'ensemble des pharmacies d'officine implantées en France métropolitaine en 2004 ; la population prise en compte est limitée aux personnes protégées par le régime général, incluant les sections locales mutualistes</text:p>
          </table:table-cell>
          <table:table-cell table:number-columns-repeated="234"/>
        </table:table-row>
        <table:table-row table:style-name="ro12">
          <table:table-cell table:style-name="ce58" office:value-type="string">
            <text:p>Consommation de soins et dépenses</text:p>
          </table:table-cell>
          <table:table-cell table:style-name="ce66" office:value-type="string">
            <text:p>Consultations</text:p>
          </table:table-cell>
          <table:table-cell table:style-name="ce72" office:value-type="string">
            <text:p>Système National des Données Mutualistes (SNDM)</text:p>
          </table:table-cell>
          <table:table-cell table:style-name="ce77" office:value-type="string">
            <text:p>Fédération Nationale de la Mutualité Française (FNMF)</text:p>
          </table:table-cell>
          <table:table-cell table:style-name="ce66" office:value-type="string">
            <text:p>Complémentaires santé</text:p>
          </table:table-cell>
          <table:table-cell table:style-name="ce72"/>
          <table:table-cell table:style-name="ce54" table:number-columns-repeated="6"/>
          <table:table-cell table:style-name="ce66"/>
          <table:table-cell table:style-name="ce72"/>
          <table:table-cell table:style-name="ce54" table:number-columns-repeated="6"/>
          <table:table-cell table:style-name="ce66"/>
          <table:table-cell table:style-name="ce72"/>
          <table:table-cell table:number-columns-repeated="234"/>
        </table:table-row>
        <table:table-row table:style-name="ro46">
          <table:table-cell table:style-name="ce55" table:formula="of:=[.A251]" office:value-type="string" office:string-value="Consommation de soins et dépenses">
            <text:p>Consommation de soins et dépenses</text:p>
          </table:table-cell>
          <table:table-cell table:style-name="ce67" office:value-type="string">
            <text:p>Consultations</text:p>
          </table:table-cell>
          <table:table-cell table:style-name="ce73" office:value-type="string">
            <text:p>Base du projet PROSPERE</text:p>
          </table:table-cell>
          <table:table-cell table:style-name="ce77" office:value-type="string">
            <text:p>IRDES</text:p>
          </table:table-cell>
          <table:table-cell table:style-name="ce67" office:value-type="string">
            <text:p>SNIIRAM et données de la société française de médecine de ville</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_Regroupement de données du SNIIRAM et de données de consultation collectées via une centaine de médecins par la société française de médecine de ville</text:p>
            <text:p>_ Objectif : mieux comprendre et aider à l'organisation de soins de premier recours en France</text:p>
          </table:table-cell>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14">
          <table:table-cell table:style-name="ce58" office:value-type="string">
            <text:p>Consommation de soins et dépenses</text:p>
          </table:table-cell>
          <table:table-cell table:style-name="ce66" office:value-type="string">
            <text:p>Biologie</text:p>
          </table:table-cell>
          <table:table-cell table:style-name="ce72" office:value-type="string">
            <text:p>Base Biolam du SNIIRAM</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Tableau proposant, pour chaque acte codé de biologie médicale, les données suivantes : code de l'acte, selon la nomenclature des actes de biologie médicale et son libellé court, dénombrements de 2010 à 2012, bases de remboursement de 2010 à 2012, montants remboursés par le régime général de 2010 à 2012, pourcentages d'évolution 2011/2012 des dénombrements, des bases de remboursement et des montants remboursés <text: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ameli.fr/l-assurance-maladie/statistiques-et-publications/donnees-statistiques/biologie/biolam-2010-2012.php">http://www.ameli.fr/l-assurance-maladie/statistiques-et-publications/donnees-statistiques/biologie/biolam-2010-2012.php</text:a></text:span></text:p>
          </table:table-cell>
          <table:table-cell table:style-name="ce72"/>
          <table:table-cell table:number-columns-repeated="234"/>
        </table:table-row>
        <table:table-row table:style-name="ro47">
          <table:table-cell table:style-name="ce55" office:value-type="string">
            <text:p>Consommation de soins et dépenses</text:p>
          </table:table-cell>
          <table:table-cell table:style-name="ce67" office:value-type="string">
            <text:p>Biologie</text:p>
          </table:table-cell>
          <table:table-cell table:style-name="ce73" office:value-type="string">
            <text:p>Datamart du SNIIRAM : Biologie</text:p>
          </table:table-cell>
          <table:table-cell table:style-name="ce77" office:value-type="string">
            <text:p>CNAMTS</text:p>
          </table:table-cell>
          <table:table-cell table:style-name="ce67" office:value-type="string">
            <text:p>_ SNIIRAM</text:p>
            <text:p>_ Médecins, pharmacies : feuilles de soin envoyées à l'assurance maladie</text:p>
          </table:table-cell>
          <table:table-cell table:style-name="ce73"/>
          <table:table-cell table:style-name="ce55" table:number-columns-repeated="6"/>
          <table:table-cell table:style-name="ce67"/>
          <table:table-cell table:style-name="ce73" office:value-type="string">
            <text:p>Données de consommation sur &gt; 500 actes de biologie</text:p>
          </table:table-cell>
          <table:table-cell table:style-name="ce55" office:value-type="string">
            <text:p>Accès restreint</text:p>
          </table:table-cell>
          <table:table-cell table:style-name="ce55" office:value-type="string">
            <text:p>_ Donneés accessibles à 71 types d’organismes, dont 32 accès permanents et 37 temporaires (chiffres de février 2014)</text:p>
            <text:p>_ Données agrégées patients accessibles <text:s/>à tout organisme habilité :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11">
          <table:table-cell table:style-name="ce54" table:formula="of:=[.A204]" office:value-type="string" office:string-value="Consommation de soins et dépenses">
            <text:p>Consommation de soins et dépenses</text:p>
          </table:table-cell>
          <table:table-cell table:style-name="ce66" office:value-type="string">
            <text:p>Biologie</text:p>
          </table:table-cell>
          <table:table-cell table:style-name="ce72" office:value-type="string">
            <text:p>DCIR (données de consommation inter-régimes) du SNIIRAM</text:p>
          </table:table-cell>
          <table:table-cell table:style-name="ce77" office:value-type="string">
            <text:p>CNAMTS</text:p>
          </table:table-cell>
          <table:table-cell table:style-name="ce66" office:value-type="string">
            <text:p>Médecins généralistes, pharmacies : feuilles de soin envoyées à l'assurance maladie</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4" office:value-type="string">
            <text:p>Accès restreint</text:p>
          </table:table-cell>
          <table:table-cell table:style-name="ce54"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48">
          <table:table-cell table:style-name="ce55" table:formula="of:=[.A215]" office:value-type="string" office:string-value="Consommation de soins et dépenses">
            <text:p>Consommation de soins et dépenses</text:p>
          </table:table-cell>
          <table:table-cell table:style-name="ce67" office:value-type="string">
            <text:p>Biologie</text:p>
          </table:table-cell>
          <table:table-cell table:style-name="ce73" office:value-type="string">
            <text:p>PMSI – programme de médicalisation des systèmes d'information</text:p>
          </table:table-cell>
          <table:table-cell table:style-name="ce77" office:value-type="string">
            <text:p>ATIH</text:p>
          </table:table-cell>
          <table:table-cell table:style-name="ce67" office:value-type="string">
            <text:p>Etablissements de santé</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5" office:value-type="string">
            <text:p>Accès restreint</text:p>
          </table:table-cell>
          <table:table-cell table:style-name="ce55"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5" office:value-type="string">
            <text:p>Gratuit ou payan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11">
          <table:table-cell table:style-name="ce54" office:value-type="string">
            <text:p>Consommation de soins et dépenses</text:p>
          </table:table-cell>
          <table:table-cell table:style-name="ce66" office:value-type="string">
            <text:p>Biologie</text:p>
          </table:table-cell>
          <table:table-cell table:style-name="ce72" office:value-type="string">
            <text:p>Tableau de bord de l’IDS : suivi des actes de radiologie réalisés en activité libérale</text:p>
          </table:table-cell>
          <table:table-cell table:style-name="ce77" office:value-type="string">
            <text:p>IDS</text:p>
          </table:table-cell>
          <table:table-cell table:style-name="ce66" office:value-type="string">
            <text:p>SNIIRAM - Datamart CCAM - Prestations</text:p>
          </table:table-cell>
          <table:table-cell table:style-name="ce72"/>
          <table:table-cell table:style-name="ce54" table:number-columns-repeated="6"/>
          <table:table-cell table:style-name="ce66"/>
          <table:table-cell table:style-name="ce72" office:value-type="string">
            <text:p>1) Volet "forfaits techniques" :</text:p>
            <text:p>Données sur le suivi des actes de radiologie par codes CCAM : </text:p>
            <text:p>_Nombre d’actes, montant de la dépense présentée au remboursement, montant remboursé, montant du dépassement</text:p>
            <text:p>_Régime, région et département du PS, spécialité du PS, secteur conventionnel du PS, lieu d’exercice (cabinet libéral, centre de santé, …), bénéficiaire CMUC, motif d’exonération du TM, sexe du bénéficiaire, tranche d’âge du bénéficiaire, regroupement CCAM / code affiné CCAM</text:p>
            <text:p>2) Volet "produits de contraste":</text:p>
            <text:p>Données sur le suivi du remboursement par l’assurance maladie (nombre de boites de médicaments / montant de la dépense remboursée) des médicaments appartenant à la classe pharmaceutique des produits de contraste : Classe ATC du médicament, Nom du médicament, Code CIP, Montant de la dépense remboursée</text:p>
            <text:p>Nombre de boite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métropolitaine</text:p>
            <text:p>Tous régimes (y/c SLM)</text:p>
            <text:p>Médecins libéraux quelle que soit la spécialité</text:p>
            <text:p>Activité libérale</text:p>
          </table:table-cell>
          <table:table-cell table:number-columns-repeated="234"/>
        </table:table-row>
        <table:table-row table:style-name="ro36">
          <table:table-cell table:style-name="ce55" office:value-type="string">
            <text:p>Consommation de soins et dépenses</text:p>
          </table:table-cell>
          <table:table-cell table:style-name="ce67" office:value-type="string">
            <text:p>Biologie</text:p>
          </table:table-cell>
          <table:table-cell table:style-name="ce73" office:value-type="string">
            <text:p>Tableau de bord de l’IDS : suivi de l’activité et des dépenses des centres libéraux de radiothérapie</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_ Fonctionnalité : mesurer <text:s/>l’activité et les dépenses de santé des centres libéraux de radiothérapie : outil d’analyse et de pilotage en matière de gestion du risque et de santé publique (Plan Cancer)</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
          </table:table-cell>
          <table:table-cell table:number-columns-repeated="234"/>
        </table:table-row>
        <table:table-row table:style-name="ro28">
          <table:table-cell table:style-name="ce54" office:value-type="string">
            <text:p>Consommation de soins et dépenses</text:p>
          </table:table-cell>
          <table:table-cell table:style-name="ce66" office:value-type="string">
            <text:p>Biologie</text:p>
          </table:table-cell>
          <table:table-cell table:style-name="ce72" office:value-type="string">
            <text:p>Tableau de bord de l’IDS : suivi des actes de radiologie réalisés en activité libérale</text:p>
            <text:p>Volet "Actes de radiologie"</text:p>
          </table:table-cell>
          <table:table-cell table:style-name="ce77" office:value-type="string">
            <text:p>ID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Fonctionnalité : suivre les actes de radiologie par codes CCAM selon les indicateurs tels que le nombre d’actes, le montant de la dépense présentée au remboursement, le montant remboursé, le montant du dépassement, … et par axes d’analyse (géographie du PS exécutant, spécialité du PS, …)</text:p>
            <text:p>_ Principaux indicateurs : Nb de bénéficiaires, Nb d’actes, Montant de la dépense, Montant remboursé, Montant remboursable, RAC, Dépassement, Ticket modérateur</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ext:p/>
          </table:table-cell>
          <table:table-cell table:number-columns-repeated="234"/>
        </table:table-row>
        <table:table-row table:style-name="ro28">
          <table:table-cell table:style-name="ce55" office:value-type="string">
            <text:p>Consommation de soins et dépenses</text:p>
          </table:table-cell>
          <table:table-cell table:style-name="ce67" office:value-type="string">
            <text:p>Biologie</text:p>
          </table:table-cell>
          <table:table-cell table:style-name="ce73" office:value-type="string">
            <text:p>Tableau de bord de l’IDS : suivi des actes de radiologie réalisés en activité libérale</text:p>
            <text:p>Volet "Actes de radiologie"</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_ Fonctionnalité : suivre les actes de radiologie en association et leur évolution par codes CCAM et par regroupement (radiographie conventionnelle / IRM / échographie / scanner / autres) selon les indicateurs tels que le nombre d’actes, le montant de la dépense présentée au remboursement, le montant remboursé, le montant du dépassement, …</text:p>
            <text:p>_ Principaux indicateurs : Dépense présentée au remboursement, dépense remboursée, dépense remboursable, montant du dépassement, nombre d'act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
          </table:table-cell>
          <table:table-cell table:number-columns-repeated="234"/>
        </table:table-row>
        <table:table-row table:style-name="ro13">
          <table:table-cell table:style-name="ce54" office:value-type="string">
            <text:p>Consommation de soins et dépenses</text:p>
          </table:table-cell>
          <table:table-cell table:style-name="ce66" office:value-type="string">
            <text:p>Biologie</text:p>
          </table:table-cell>
          <table:table-cell table:style-name="ce72" office:value-type="string">
            <text:p>Tableau de bord de l’IDS : suivi des actes de radiologie réalisés en activité libérale</text:p>
            <text:p>Volet "Forfaits techniques"</text:p>
          </table:table-cell>
          <table:table-cell table:style-name="ce77" office:value-type="string">
            <text:p>ID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_ Fonctionnalité : suivre <text:s/>le remboursement (nombre de forfaits / montant de la dépense remboursée) par l’assurance maladie des forfaits techniques, notamment les forfaits techniques IRM et scanners, selon plusieurs axes </text:p>
            <text:p>_ Principaux indicateurs : dépense présentée au remboursement, dépense remboursée, dépense remboursable, montant du dépassement, nombre d'actes</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ext:p/>
          </table:table-cell>
          <table:table-cell table:number-columns-repeated="234"/>
        </table:table-row>
        <table:table-row table:style-name="ro13">
          <table:table-cell table:style-name="ce55" office:value-type="string">
            <text:p>Consommation de soins et dépenses</text:p>
          </table:table-cell>
          <table:table-cell table:style-name="ce67" office:value-type="string">
            <text:p>Biologie</text:p>
          </table:table-cell>
          <table:table-cell table:style-name="ce73" office:value-type="string">
            <text:p>Tableau de bord de l’IDS : suivi des actes de radiologie réalisés en activité libérale</text:p>
            <text:p>Volet "Produits de contraste"</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_ Fonctionnalité : <text:s/>suivre le remboursement par l’assurance maladie (nombre de boites de médicaments / montant de la dépense remboursée) des médicaments appartenant à la classe pharmaceutique des produits de contraste selon plusieurs axes tels que la classe ATC, le nom du médicament ou encore le code CIP</text:p>
            <text:p>_ Principaux indicateurs : montant de la dépense remboursée, nombre de boit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
          </table:table-cell>
          <table:table-cell table:number-columns-repeated="234"/>
        </table:table-row>
        <table:table-row table:style-name="ro49">
          <table:table-cell table:style-name="ce54" office:value-type="string">
            <text:p>Consommation de soins et dépenses</text:p>
          </table:table-cell>
          <table:table-cell table:style-name="ce66" office:value-type="string">
            <text:p>Biologie</text:p>
          </table:table-cell>
          <table:table-cell table:style-name="ce72" office:value-type="string">
            <text:p>Tableau de bord de l’IDS : suivi des actes réalisés par des radiologues et radiothérapeutes exerçant une activité libérale</text:p>
          </table:table-cell>
          <table:table-cell table:style-name="ce77" office:value-type="string">
            <text:p>IDS</text:p>
          </table:table-cell>
          <table:table-cell table:style-name="ce66" office:value-type="string">
            <text:p>SNIIRAM - Datamart CCAM</text:p>
          </table:table-cell>
          <table:table-cell table:style-name="ce72"/>
          <table:table-cell table:style-name="ce54" table:number-columns-repeated="6"/>
          <table:table-cell table:style-name="ce66"/>
          <table:table-cell table:style-name="ce72" office:value-type="string">
            <text:p>Principaux indicateurs : dépense présentée au remboursement, montant du dépassement, dépense remboursable, dépense remboursée, quantité d’actes, ticket modérateur</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hors SLM</text:p>
            <text:p>Etablissements de santé privés </text:p>
            <text:p>Spécialité du PS exécutant </text:p>
          </table:table-cell>
          <table:table-cell table:number-columns-repeated="234"/>
        </table:table-row>
        <table:table-row table:style-name="ro11">
          <table:table-cell table:style-name="ce55" office:value-type="string">
            <text:p>Consommation de soins et dépenses</text:p>
          </table:table-cell>
          <table:table-cell table:style-name="ce67" office:value-type="string">
            <text:p>Transports</text:p>
          </table:table-cell>
          <table:table-cell table:style-name="ce73" office:value-type="string">
            <text:p>PMSI – programme de médicalisation des systèmes d'information</text:p>
          </table:table-cell>
          <table:table-cell table:style-name="ce77" office:value-type="string">
            <text:p>ATIH</text:p>
          </table:table-cell>
          <table:table-cell table:style-name="ce67" office:value-type="string">
            <text:p>Etablissements de santé</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5" office:value-type="string">
            <text:p>Accès restreint</text:p>
          </table:table-cell>
          <table:table-cell table:style-name="ce55"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5" office:value-type="string">
            <text:p>Gratuit ou payan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12">
          <table:table-cell table:style-name="ce54" office:value-type="string">
            <text:p>Consommation de soins et dépenses</text:p>
          </table:table-cell>
          <table:table-cell table:style-name="ce66" office:value-type="string">
            <text:p>Transports</text:p>
          </table:table-cell>
          <table:table-cell table:style-name="ce72" office:value-type="string">
            <text:p>Tableau de bord de l’IDS : suivi des frais de transport des assurés par nature de prestation</text:p>
          </table:table-cell>
          <table:table-cell table:style-name="ce77" office:value-type="string">
            <text:p>IDS</text:p>
          </table:table-cell>
          <table:table-cell table:style-name="ce66" office:value-type="string">
            <text:p>SNIIRAM - Datamart ONDAM</text:p>
          </table:table-cell>
          <table:table-cell table:style-name="ce72"/>
          <table:table-cell table:style-name="ce54" table:number-columns-repeated="6"/>
          <table:table-cell table:style-name="ce66"/>
          <table:table-cell table:style-name="ce72" office:value-type="string">
            <text:p>Suivi particulier des frais de transport avec un détail par prestation et selon le type de Professionnel de Santé prescripteur</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able:table-cell>
          <table:table-cell table:number-columns-repeated="234"/>
        </table:table-row>
        <table:table-row table:style-name="ro20">
          <table:table-cell table:style-name="ce57" office:value-type="string">
            <text:p>Offre de soins</text:p>
          </table:table-cell>
          <table:table-cell table:style-name="ce67" office:value-type="string">
            <text:p>Informations médicales</text:p>
          </table:table-cell>
          <table:table-cell table:style-name="ce73" office:value-type="string">
            <text:p>Thesaurus des interactions médicamenteuses</text:p>
          </table:table-cell>
          <table:table-cell table:style-name="ce77" office:value-type="string">
            <text:p>ANSM</text:p>
          </table:table-cell>
          <table:table-cell table:style-name="ce67"/>
          <table:table-cell table:style-name="ce73" office:value-type="string">
            <text:p>Risques liés aux interactions médicamenteuses et précautions d'emploi associées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omedit-hautenormandie.fr/Files/thesaurus_des_interactions_medicamenteuses_afssaps_mars_2012.pdf">http://www.omedit-hautenormandie.fr/Files/thesaurus_des_interactions_medicamenteuses_afssaps_mars_2012.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3">
          <table:table-cell table:style-name="ce58" office:value-type="string">
            <text:p>Consommation de soins et dépenses</text:p>
          </table:table-cell>
          <table:table-cell table:style-name="ce66" office:value-type="string">
            <text:p>Médicaments et dispositifs</text:p>
          </table:table-cell>
          <table:table-cell table:style-name="ce72" office:value-type="string">
            <text:p>Base "TAXE" de déclarations de ventes annuelles</text:p>
          </table:table-cell>
          <table:table-cell table:style-name="ce77" office:value-type="string">
            <text:p>ANSM</text:p>
          </table:table-cell>
          <table:table-cell table:style-name="ce66" office:value-type="string">
            <text:p>1) Les entités redevables de la taxe sur les spécialités pharmaceutiques (Art. 1600-0 N. du code général des impôts) , c'est-à-dire les personnes qui ont assuré l'exploitation et la vente des spécialités pharmaceutiques commercialisées en France en 2012</text:p>
            <text:p>2) Les personnes ayant réalisé en 2012, la première vente en France de médicaments désignés comme orphelins en Europe ou de médicaments bénéficiaires d’autorisations temporaires d’utilisation dites "de cohorte" bien qu’elles ne soient pas assujetties à la taxe sur les spécialités pharmaceutiques</text:p>
          </table:table-cell>
          <table:table-cell table:style-name="ce72" office:value-type="string">
            <text:p>Pour les médicaments et les dispositifs médicaux (données non exhaustives sur ce second point) : nombre de conditionnements vendus, prescrits ou non, remboursés ou non, par laboratoire et CA associé</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 <text:s/>annuel : "Analyse des ventes des médicaments en France"</text:p>
          </table:table-cell>
          <table:table-cell table:style-name="ce54" office:value-type="string">
            <text:p>Explicité avec restriction</text:p>
          </table:table-cell>
          <table:table-cell table:style-name="ce85" office:value-type="string">
            <text:p><text:span text:style-name="T2"><text:a xlink:href="http://ansm.sante.fr/S-informer/Presse-Communiques-Points-presse/Ventes-de-medicaments-en-France-le-rapport-d-analyse-de-l-annee-2012-Communique">http://ansm.sante.fr/S-informer/Presse-Communiques-Points-presse/Ventes-de-medicaments-en-France-le-rapport-d-analyse-de-l-annee-2012-Communique</text:a></text:span></text:p>
          </table:table-cell>
          <table:table-cell table:style-name="ce72" office:value-type="string">
            <text:p>Pour les médicaments et les dispositifs médicaux (données non exhaustives sur ce second point) : nombre de conditionnements vendus, prescrits ou non, remboursés ou non, par laboratoire et CA associé</text:p>
          </table:table-cell>
          <table:table-cell table:style-name="ce54" office:value-type="string">
            <text:p>Accès restreint</text:p>
          </table:table-cell>
          <table:table-cell table:style-name="ce54" office:value-type="string">
            <text:p>Selon les termes du site : <text:s/>des données sont transmises à toute personne qui en fait la demande auprès de l’Afssaps. Lorsque ces demandes n’émanent pas d’un service administratif ou d’un établissement public, les données transmises sont anonymisées en appliquant les règles du secret statistiques établies par le CNIS. Enfin, certaines de ces données sont utilisées dans le cadre de programmes européens de suivi des consommations et font l’objet de transmissions spécifiques.</text:p>
          </table:table-cell>
          <table:table-cell table:style-name="ce54" office:value-type="string">
            <text:p>Gratuit</text:p>
          </table:table-cell>
          <table:table-cell table:style-name="ce54" office:value-type="string">
            <text:p>Exploitable</text:p>
          </table:table-cell>
          <table:table-cell table:style-name="ce54" office:value-type="string">
            <text:p>Access</text:p>
          </table:table-cell>
          <table:table-cell table:style-name="ce54" office:value-type="string">
            <text:p>Explicité avec restriction</text:p>
          </table:table-cell>
          <table:table-cell table:style-name="ce66"/>
          <table:table-cell table:style-name="ce72" office:value-type="string">
            <text:p>Pour le volet médicaments : ensemble des ventes de médicaments en France, prescrits ou non , remboursées ou non, sur une période donnée. Distinction entre les ventes aux "officines + grossistes" et au "marché hospitalier". Données par code CIP.</text:p>
          </table:table-cell>
          <table:table-cell table:number-columns-repeated="234"/>
        </table:table-row>
        <table:table-row table:style-name="ro12">
          <table:table-cell table:style-name="ce55" office:value-type="string">
            <text:p>Consommation de soins et dépenses</text:p>
          </table:table-cell>
          <table:table-cell table:style-name="ce67" office:value-type="string">
            <text:p>Médicaments et dispositifs</text:p>
          </table:table-cell>
          <table:table-cell table:style-name="ce73" office:value-type="string">
            <text:p>Recueil de données du GERS</text:p>
          </table:table-cell>
          <table:table-cell table:style-name="ce77" office:value-type="string">
            <text:p>GERS (Groupe pour l'Elaboration et la Réalisation Statistique)</text:p>
          </table:table-cell>
          <table:table-cell table:style-name="ce67" office:value-type="string">
            <text:p>Laboratoires pharmaceutiques et grossistes répartiteurs (recueil mensuel des données)</text:p>
          </table:table-cell>
          <table:table-cell table:style-name="ce73"/>
          <table:table-cell table:style-name="ce55" table:number-columns-repeated="6"/>
          <table:table-cell table:style-name="ce67"/>
          <table:table-cell table:style-name="ce73"/>
          <table:table-cell table:style-name="ce55" office:value-type="string">
            <text:p>Accès restreint</text:p>
          </table:table-cell>
          <table:table-cell table:style-name="ce55" table:number-columns-repeated="2"/>
          <table:table-cell table:style-name="ce55" office:value-type="string">
            <text:p>Exploitable</text:p>
          </table:table-cell>
          <table:table-cell table:style-name="ce55" table:number-columns-repeated="2"/>
          <table:table-cell table:style-name="ce67"/>
          <table:table-cell table:style-name="ce73"/>
          <table:table-cell table:number-columns-repeated="234"/>
        </table:table-row>
        <table:table-row table:style-name="ro14">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Base anonyme du dossier pharmaceutique</text:p>
          </table:table-cell>
          <table:table-cell table:style-name="ce77" office:value-type="string">
            <text:p>Ordre National des Pharmaciens</text:p>
          </table:table-cell>
          <table:table-cell table:style-name="ce66" office:value-type="string">
            <text:p>Pharmacies</text:p>
          </table:table-cell>
          <table:table-cell table:style-name="ce72"/>
          <table:table-cell table:style-name="ce54" table:number-columns-repeated="6"/>
          <table:table-cell table:style-name="ce66"/>
          <table:table-cell table:style-name="ce72" office:value-type="string">
            <text:p>Le dossier pharmaceutique (DP) recense, pour chaque bénéficiaire de l'Assurance Maladie qui le souhaite, tous les médicaments délivrés au cours des 4 derniers mois, qu'ils soient prescrits ou non. Les données concernent tous les médicaments délivrés, prescrits ou en vente libre, remboursés ou non, ainsi que le département de délivrance, l'âge et le sexe du patient, la date de délivrance, la quantité délivrée et le dosage</text:p>
          </table:table-cell>
          <table:table-cell table:style-name="ce54" office:value-type="string">
            <text:p>Accès restreint</text:p>
          </table:table-cell>
          <table:table-cell table:style-name="ce54" office:value-type="string">
            <text:p>L’Agence nationale de sécurité du médicament et des produits de santé (ANSM), l’Institut de veille sanitaire (InVS) et le ministre de la santé peuvent accéder sur demande aux données anonymes du DP</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Le système est implanté dans environ 98% des pharmacies d'officien et environ 30 millions de personnes ont un dossier pharmaceutique</text:p>
          </table:table-cell>
          <table:table-cell table:number-columns-repeated="234"/>
        </table:table-row>
        <table:table-row table:style-name="ro14">
          <table:table-cell table:style-name="ce60" office:value-type="string">
            <text:p>Consommation de soins et dépenses</text:p>
          </table:table-cell>
          <table:table-cell table:style-name="ce67" office:value-type="string">
            <text:p>Médicaments et dispositifs</text:p>
          </table:table-cell>
          <table:table-cell table:style-name="ce73" office:value-type="string">
            <text:p>Base Medic'am du SNIIRAM</text:p>
          </table:table-cell>
          <table:table-cell table:style-name="ce77" office:value-type="string">
            <text:p>CNAMT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Par ensemble "produit&amp;dosage" : base de remboursement, montant remboursé, dénombrement (nombre de boîte remboursées), base de remboursement des prescripteurs de ville, base de remboursement des autres prescripteur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ameli.fr/l-assurance-maladie/statistiques-et-publications/donnees-statistiques/medicament/medic-am-2008-2012.php">http://www.ameli.fr/l-assurance-maladie/statistiques-et-publications/donnees-statistiques/medicament/medic-am-2008-2012.php</text:a></text:span></text:p>
          </table:table-cell>
          <table:table-cell table:style-name="ce73"/>
          <table:table-cell table:number-columns-repeated="234"/>
        </table:table-row>
        <table:table-row table:style-name="ro14">
          <table:table-cell table:style-name="ce58" office:value-type="string">
            <text:p>Consommation de soins et dépenses</text:p>
          </table:table-cell>
          <table:table-cell table:style-name="ce66" office:value-type="string">
            <text:p>Médicaments et dispositifs</text:p>
          </table:table-cell>
          <table:table-cell table:style-name="ce72" office:value-type="string">
            <text:p>Base Retroced'am du SNIIRAM</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89" office:value-type="string">
            <text:p>Informations détaillées sur les médicaments remboursés dans le cadre de la rétrocession hospitalière avec, par code UCD : base de remboursement, marge de rétrocession, montant remboursé, nombre d'unités remboursé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ameli.fr/l-assurance-maladie/statistiques-et-publications/donnees-statistiques/medicament/retroced-am-2010-2012.php">http://www.ameli.fr/l-assurance-maladie/statistiques-et-publications/donnees-statistiques/medicament/retroced-am-2010-2012.php</text:a></text:span></text:p>
          </table:table-cell>
          <table:table-cell table:style-name="ce72"/>
          <table:table-cell table:number-columns-repeated="234"/>
        </table:table-row>
        <table:table-row table:style-name="ro13">
          <table:table-cell table:style-name="ce60" office:value-type="string">
            <text:p>Consommation de soins et dépenses</text:p>
          </table:table-cell>
          <table:table-cell table:style-name="ce67" office:value-type="string">
            <text:p>Médicaments et dispositifs</text:p>
          </table:table-cell>
          <table:table-cell table:style-name="ce73" office:value-type="string">
            <text:p>Base Genericam du SNIIRAM</text:p>
          </table:table-cell>
          <table:table-cell table:style-name="ce77" office:value-type="string">
            <text:p>CNAMT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Photographie du marché des médicaments génériques remboursés par le régime général</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Explicité avec restriction</text:p>
          </table:table-cell>
          <table:table-cell table:style-name="ce84" office:value-type="string">
            <text:p><text:span text:style-name="T2"><text:a xlink:href="http://www.ameli.fr/l-assurance-maladie/statistiques-et-publications/donnees-statistiques/medicament/genericam.php">http://www.ameli.fr/l-assurance-maladie/statistiques-et-publications/donnees-statistiques/medicament/genericam.php</text:a></text:span></text:p>
          </table:table-cell>
          <table:table-cell table:style-name="ce73"/>
          <table:table-cell table:number-columns-repeated="234"/>
        </table:table-row>
        <table:table-row table:style-name="ro11">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Datamart du SNIIRAM : Pharmacie</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Dépenses par "grand ensemble" médicaments de ville</text:p>
            <text:p/>
          </table:table-cell>
          <table:table-cell table:style-name="ce54" office:value-type="string">
            <text:p>Accès restreint</text:p>
          </table:table-cell>
          <table:table-cell table:style-name="ce54" office:value-type="string">
            <text:p>_ Donneés accessibles à 71 types d’organismes, dont 32 accès permanents et 37 temporaires (chiffres de février 2014)</text:p>
            <text:p>_ Données agrégées patients accessibles <text:s/>à tout organisme habilité :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11">
          <table:table-cell table:style-name="ce55" office:value-type="string">
            <text:p>Consommation de soins et dépenses</text:p>
          </table:table-cell>
          <table:table-cell table:style-name="ce67" office:value-type="string">
            <text:p>Médicaments et dispositifs</text:p>
          </table:table-cell>
          <table:table-cell table:style-name="ce73" office:value-type="string">
            <text:p>Datamart du SNIIRAM : Médicaments délivrés à l’hôpital</text:p>
          </table:table-cell>
          <table:table-cell table:style-name="ce77" office:value-type="string">
            <text:p>CNAMTS</text:p>
          </table:table-cell>
          <table:table-cell table:style-name="ce67" office:value-type="string">
            <text:p>_ SNIIRAM</text:p>
            <text:p>_ Médecins, pharmacies : feuilles de soin envoyées à l'assurance maladie</text:p>
          </table:table-cell>
          <table:table-cell table:style-name="ce73"/>
          <table:table-cell table:style-name="ce55" table:number-columns-repeated="6"/>
          <table:table-cell table:style-name="ce67"/>
          <table:table-cell table:style-name="ce73"/>
          <table:table-cell table:style-name="ce55" office:value-type="string">
            <text:p>Accès restreint</text:p>
          </table:table-cell>
          <table:table-cell table:style-name="ce55" office:value-type="string">
            <text:p>_ Donneés accessibles à 71 types d’organismes, dont 32 accès permanents et 37 temporaires (chiffres de février 2014)</text:p>
            <text:p>_ Données agrégées patients accessibles <text:s/>à tout organisme habilité :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26">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Données ATIH sur les molécules onéreuses</text:p>
          </table:table-cell>
          <table:table-cell table:style-name="ce77" office:value-type="string">
            <text:p>ATIH</text:p>
          </table:table-cell>
          <table:table-cell table:style-name="ce66" office:value-type="string">
            <text:p>Etablissements de santé</text:p>
          </table:table-cell>
          <table:table-cell table:style-name="ce72"/>
          <table:table-cell table:style-name="ce54" table:number-columns-repeated="6"/>
          <table:table-cell table:style-name="ce66"/>
          <table:table-cell table:style-name="ce72" office:value-type="string">
            <text:p>Liste et prix des molécules onéreus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atih.sante.fr/liste-de-reference-des-unites-communes-de-dispensation-prises-en-charge-en-sus">http://www.atih.sante.fr/liste-de-reference-des-unites-communes-de-dispensation-prises-en-charge-en-sus</text:a></text:span></text:p>
          </table:table-cell>
          <table:table-cell table:style-name="ce72"/>
          <table:table-cell table:number-columns-repeated="234"/>
        </table:table-row>
        <table:table-row table:style-name="ro27">
          <table:table-cell table:style-name="ce60" office:value-type="string">
            <text:p>Consommation de soins et dépenses</text:p>
          </table:table-cell>
          <table:table-cell table:style-name="ce67" office:value-type="string">
            <text:p>Médicaments et dispositifs</text:p>
          </table:table-cell>
          <table:table-cell table:style-name="ce73" office:value-type="string">
            <text:p>Base de pharmacovigilance</text:p>
          </table:table-cell>
          <table:table-cell table:style-name="ce77" office:value-type="string">
            <text:p>ANSM</text:p>
          </table:table-cell>
          <table:table-cell table:style-name="ce67" office:value-type="string">
            <text:p>Centres régionaux de pharmacovigilance (31) via les professionnels de santé et les patients ; transmission directe à l'ANSM parfois</text:p>
          </table:table-cell>
          <table:table-cell table:style-name="ce73"/>
          <table:table-cell table:style-name="ce55" table:number-columns-repeated="6"/>
          <table:table-cell table:style-name="ce67"/>
          <table:table-cell table:style-name="ce73" office:value-type="string">
            <text:p>_ Par évènement : description de l'évènement indésirable constaté et du produit associé</text:p>
            <text:p>_ Données sur le patient, le notificateur, le médicament concerné et l'effet indésirable constaté</text:p>
            <text:p>_ Une section commentaire inclut</text:p>
          </table:table-cell>
          <table:table-cell table:style-name="ce55" office:value-type="string">
            <text:p>Accès fermé</text:p>
          </table:table-cell>
          <table:table-cell table:style-name="ce55" table:number-columns-repeated="3"/>
          <table:table-cell table:style-name="ce55" office:value-type="string">
            <text:p>Base ArisGlobal</text:p>
          </table:table-cell>
          <table:table-cell table:style-name="ce55"/>
          <table:table-cell table:style-name="ce67"/>
          <table:table-cell table:style-name="ce73" office:value-type="string">
            <text:p>Plus de 400 000 observations recensées ; saisies par les CRPV chaque année de plus ce 25 000 nouvelles observations d'effets graves ou non graves</text:p>
          </table:table-cell>
          <table:table-cell table:number-columns-repeated="234"/>
        </table:table-row>
        <table:table-row table:style-name="ro20">
          <table:table-cell table:style-name="ce58" office:value-type="string">
            <text:p>Consommation de soins et dépenses</text:p>
          </table:table-cell>
          <table:table-cell table:style-name="ce66" office:value-type="string">
            <text:p>Médicaments et dispositifs</text:p>
          </table:table-cell>
          <table:table-cell table:style-name="ce72" office:value-type="string">
            <text:p>Rapports d'enquête de pharmacovigilance</text:p>
          </table:table-cell>
          <table:table-cell table:style-name="ce77" office:value-type="string">
            <text:p>ANSM</text:p>
          </table:table-cell>
          <table:table-cell table:style-name="ce66" office:value-type="string">
            <text:p>Analyse par l'ANSM des éléments suivants : cas notifiés dans la base nationale de pharmacovigilance, cas notifiés aux fabricants, données de vente et de consommation, données de la littérature</text:p>
          </table:table-cell>
          <table:table-cell table:style-name="ce72"/>
          <table:table-cell table:style-name="ce54" table:number-columns-repeated="6"/>
          <table:table-cell table:style-name="ce66"/>
          <table:table-cell table:style-name="ce72" office:value-type="string">
            <text:p>Nombre d'effets indésirables notifiés et évolution dans le temps ; répartition par système organe (SOC), analyse des relations causales liées aux cas notifiées, analyse de la consommation</text:p>
          </table:table-cell>
          <table:table-cell table:style-name="ce54" office:value-type="string">
            <text:p>Accès à tous</text:p>
          </table:table-cell>
          <table:table-cell table:style-name="ce54" office:value-type="string">
            <text:p>Peu de rapports effectivement publiés</text:p>
          </table:table-cell>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66" office:value-type="string">
            <text:p>http://pharmacies.ma/PDF/Tetrazepam.pdf</text:p>
          </table:table-cell>
          <table:table-cell table:style-name="ce72"/>
          <table:table-cell table:number-columns-repeated="234"/>
        </table:table-row>
        <table:table-row table:style-name="ro12">
          <table:table-cell table:style-name="ce60" office:value-type="string">
            <text:p>Consommation de soins et dépenses</text:p>
          </table:table-cell>
          <table:table-cell table:style-name="ce67" office:value-type="string">
            <text:p>Médicaments et dispositifs</text:p>
          </table:table-cell>
          <table:table-cell table:style-name="ce73" office:value-type="string">
            <text:p>Etudes de pharmacoépidémiologie conduisant à des modifications de RCP</text:p>
          </table:table-cell>
          <table:table-cell table:style-name="ce77" office:value-type="string">
            <text:p>ANSM</text:p>
          </table:table-cell>
          <table:table-cell table:style-name="ce67" office:value-type="string">
            <text:p>ANSM</text:p>
          </table:table-cell>
          <table:table-cell table:style-name="ce73"/>
          <table:table-cell table:style-name="ce55" table:number-columns-repeated="6"/>
          <table:table-cell table:style-name="ce67"/>
          <table:table-cell table:style-name="ce73"/>
          <table:table-cell table:style-name="ce55" office:value-type="string">
            <text:p>Accès fermé</text:p>
          </table:table-cell>
          <table:table-cell table:style-name="ce55" table:number-columns-repeated="2"/>
          <table:table-cell table:style-name="ce55" office:value-type="string">
            <text:p>Non exploitable</text:p>
          </table:table-cell>
          <table:table-cell table:style-name="ce55" office:value-type="string">
            <text:p>Pdf</text:p>
          </table:table-cell>
          <table:table-cell table:style-name="ce55"/>
          <table:table-cell table:style-name="ce67"/>
          <table:table-cell table:style-name="ce73"/>
          <table:table-cell table:number-columns-repeated="234"/>
        </table:table-row>
        <table:table-row table:style-name="ro23">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Xpr-So</text:p>
          </table:table-cell>
          <table:table-cell table:style-name="ce77" office:value-type="string">
            <text:p>CELTIPHARM</text:p>
          </table:table-cell>
          <table:table-cell table:style-name="ce66" office:value-type="string">
            <text:p>Panel de 3004 pharmacies</text:p>
          </table:table-cell>
          <table:table-cell table:style-name="ce72" office:value-type="string">
            <text:p>CA en temps réel des officin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tion en ligne</text:p>
          </table:table-cell>
          <table:table-cell table:style-name="ce54" office:value-type="string">
            <text:p>Non explicité</text:p>
          </table:table-cell>
          <table:table-cell table:style-name="ce85" office:value-type="string">
            <text:p><text:span text:style-name="T2"><text:a xlink:href="http://www.xpr-so.com/pages/Public/Accueil.aspx">http://www.xpr-so.com/pages/Public/Accueil.aspx</text:a></text:span></text:p>
          </table:table-cell>
          <table:table-cell table:style-name="ce72" office:value-type="string">
            <text:p>Achats, stocks et ventes de médicaments en pharmacies par officine</text:p>
          </table:table-cell>
          <table:table-cell table:style-name="ce54" office:value-type="string">
            <text:p>Accès restreint</text:p>
          </table:table-cell>
          <table:table-cell table:style-name="ce54"/>
          <table:table-cell table:style-name="ce54" office:value-type="string">
            <text:p>Payant</text:p>
          </table:table-cell>
          <table:table-cell table:style-name="ce54" office:value-type="string">
            <text:p>Exploitable</text:p>
          </table:table-cell>
          <table:table-cell table:style-name="ce54" office:value-type="string">
            <text:p>Excel et csv</text:p>
          </table:table-cell>
          <table:table-cell table:style-name="ce54" office:value-type="string">
            <text:p>Explicité avec restriction</text:p>
          </table:table-cell>
          <table:table-cell table:style-name="ce85" office:value-type="string">
            <text:p><text:span text:style-name="T2"><text:a xlink:href="http://www.xpr-so.com/pages/Public/Accueil.aspx">http://www.xpr-so.com/pages/Public/Accueil.aspx</text:a></text:span></text:p>
          </table:table-cell>
          <table:table-cell table:style-name="ce72" office:value-type="string">
            <text:p>3004 pharmacies</text:p>
          </table:table-cell>
          <table:table-cell table:number-columns-repeated="234"/>
        </table:table-row>
        <table:table-row table:style-name="ro20">
          <table:table-cell table:style-name="ce55" office:value-type="string">
            <text:p>Consommation de soins et dépenses</text:p>
          </table:table-cell>
          <table:table-cell table:style-name="ce67" table:formula="of:=[.B244]" office:value-type="string" office:string-value="Médicaments et dispositifs">
            <text:p>Médicaments et dispositifs</text:p>
          </table:table-cell>
          <table:table-cell table:style-name="ce73" office:value-type="string">
            <text:p>IMS Pharmastat</text:p>
          </table:table-cell>
          <table:table-cell table:style-name="ce77" office:value-type="string">
            <text:p>IMS</text:p>
          </table:table-cell>
          <table:table-cell table:style-name="ce67" office:value-type="string">
            <text:p>Pharmacies</text:p>
          </table:table-cell>
          <table:table-cell table:style-name="ce73" office:value-type="string">
            <text:p>Publication chaque mois des chiffres clés de ventes en volume et CA sur les médicaments en France</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Consultation en ligne des tableaux</text:p>
          </table:table-cell>
          <table:table-cell table:style-name="ce55" office:value-type="string">
            <text:p>Non explicité</text:p>
          </table:table-cell>
          <table:table-cell table:style-name="ce84" office:value-type="string">
            <text:p><text:span text:style-name="T2"><text:a xlink:href="http://www.ims-pharmastat.fr/economie/Analyse-economique-de-l-officine">http://www.ims-pharmastat.fr/economie/Analyse-economique-de-l-officine</text:a></text:span></text:p>
          </table:table-cell>
          <table:table-cell table:style-name="ce73" office:value-type="string">
            <text:p>Ensemble des données de vente, à la fois sur le champs du remboursable, du non remboursable et de la pharmacie</text:p>
          </table:table-cell>
          <table:table-cell table:style-name="ce55" office:value-type="string">
            <text:p>Accès restreint</text:p>
          </table:table-cell>
          <table:table-cell table:style-name="ce55" table:number-columns-repeated="5"/>
          <table:table-cell table:style-name="ce67"/>
          <table:table-cell table:style-name="ce73"/>
          <table:table-cell table:number-columns-repeated="234"/>
        </table:table-row>
        <table:table-row table:style-name="ro15">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Enquête Santé et Protection Sociale (ESPS)</text:p>
          </table:table-cell>
          <table:table-cell table:style-name="ce77" office:value-type="string">
            <text:p>IRDES</text:p>
          </table:table-cell>
          <table:table-cell table:style-name="ce66" office:value-type="string">
            <text:p>Echantillon de la population (panel de plus de 20 000 personnes sélectionnées grâce au SNIIRAM) <text:s/>: remontée des informations par questionnaire</text:p>
          </table:table-cell>
          <table:table-cell table:style-name="ce72" office:value-type="string">
            <text:p>Tableaux de résultats sur la protection sociale des individus, les maladies et troubles de santé déclarés, les comportements, habitudes de vie et facteurs de risque, les recours et renoncements aux soin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rdes.fr/Publications/Rapports2012/rap1886.pdf">http://www.irdes.fr/Publications/Rapports2012/rap1886.pdf</text:a></text:span></text:p>
          </table:table-cell>
          <table:table-cell table:style-name="ce72" office:value-type="string">
            <text:p>L'enquête santé et protection sociale (ESPS) de l'IRDES porte sur 6 thèmes principaux : les modes de protection sociale (obligatoires et facultatives), les maladies et les troubles de santé déclarés, les recours au médecin, la consommation de biens médicaux, les soins d'auxiliaires, l'hospitalisation, le renoncement aux soins et les opinions sur la santé </text:p>
          </table:table-cell>
          <table:table-cell table:style-name="ce54" office:value-type="string">
            <text:p>Accès restreint</text:p>
          </table:table-cell>
          <table:table-cell table:style-name="ce54" office:value-type="string">
            <text:p>Membres du conseil scientifique puis autres chercheurs</text:p>
          </table:table-cell>
          <table:table-cell table:style-name="ce54" office:value-type="string">
            <text:p>Gratuit</text:p>
          </table:table-cell>
          <table:table-cell table:style-name="ce54" office:value-type="string">
            <text:p>Exploitable</text:p>
          </table:table-cell>
          <table:table-cell table:style-name="ce54" office:value-type="string">
            <text:p>Txt, SAS</text:p>
          </table:table-cell>
          <table:table-cell table:style-name="ce54" office:value-type="string">
            <text:p>Explicité avec restriction</text:p>
          </table:table-cell>
          <table:table-cell table:style-name="ce66"/>
          <table:table-cell table:style-name="ce72" office:value-type="string">
            <text:p>Plus de 20 000 personnes et près de 10 000 ménages interrogés ; sélection sur la base de l'EGB du SNIIRAM depuis 2010</text:p>
          </table:table-cell>
          <table:table-cell table:number-columns-repeated="234"/>
        </table:table-row>
        <table:table-row table:style-name="ro16">
          <table:table-cell table:style-name="ce55" office:value-type="string">
            <text:p>Consommation de soins et dépenses</text:p>
          </table:table-cell>
          <table:table-cell table:style-name="ce67" office:value-type="string">
            <text:p>Médicaments et dispositifs</text:p>
          </table:table-cell>
          <table:table-cell table:style-name="ce73" office:value-type="string">
            <text:p>Base de l'enquête « Les Européens, les médicaments et le rapport à l’ordonnance" (février 2005)</text:p>
          </table:table-cell>
          <table:table-cell table:style-name="ce77" office:value-type="string">
            <text:p>CNAMTS</text:p>
          </table:table-cell>
          <table:table-cell table:style-name="ce67" office:value-type="string">
            <text:p>4000 patients, 1000 médecins européens</text:p>
          </table:table-cell>
          <table:table-cell table:style-name="ce73" office:value-type="string">
            <text:p>Chiffres agrégés, par pays, sur les données principales suivantes : médicaments pris dans les 7 derniers jours ; nombre de consultations dans les 12 derniers mois ; pourcentage de consultations sans prescription d'un médicament ; pression pour la prescription des médicaments ressentie par les médecin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span text:style-name="T2"><text:a xlink:href="http://www.ameli.fr/fileadmin/user_upload/documents/Le_rapport_des_Francais_et_des_Europeens.pdf">http://www.ameli.fr/fileadmin/user_upload/documents/Le_rapport_des_Francais_et_des_Europeens.pdf</text:a></text:span></text:p>
          </table:table-cell>
          <table:table-cell table:style-name="ce73" office:value-type="string">
            <text:p>Principales informations : médicaments pris dans les 7 derniers jours ; nombre de consultations dans les 12 derniers mois ; pourcentage de consultations sans prescription d'un médicament ; pourcentage de consultation donnant lieu à une prescription contre le gré des médecins (estimation)</text:p>
          </table:table-cell>
          <table:table-cell table:style-name="ce55" office:value-type="string">
            <text:p>Accès restreint</text:p>
          </table:table-cell>
          <table:table-cell table:style-name="ce55" table:number-columns-repeated="5"/>
          <table:table-cell table:style-name="ce67"/>
          <table:table-cell table:style-name="ce73" office:value-type="string">
            <text:p> 4 000 patients et 1 000 médecins dans 4 pays d'Europe : France, Allemagne, Espagne et Pays-Bas.</text:p>
          </table:table-cell>
          <table:table-cell table:number-columns-repeated="234"/>
        </table:table-row>
        <table:table-row table:style-name="ro11">
          <table:table-cell table:style-name="ce54" office:value-type="string">
            <text:p>Consommation de soins et dépenses</text:p>
          </table:table-cell>
          <table:table-cell table:style-name="ce66" office:value-type="string">
            <text:p>Médicaments et dispositifs</text:p>
          </table:table-cell>
          <table:table-cell table:style-name="ce72" office:value-type="string">
            <text:p>Datamart du SNIIRAM : Dispositifs médicaux</text:p>
          </table:table-cell>
          <table:table-cell table:style-name="ce77" office:value-type="string">
            <text:p>CNAMTS</text:p>
          </table:table-cell>
          <table:table-cell table:style-name="ce66" office:value-type="string">
            <text:p>_ SNIIRAM</text:p>
            <text:p>_ Médecins, pharmacies : feuilles de soin envoyées à l'assurance maladie</text:p>
          </table:table-cell>
          <table:table-cell table:style-name="ce72"/>
          <table:table-cell table:style-name="ce54" table:number-columns-repeated="6"/>
          <table:table-cell table:style-name="ce66"/>
          <table:table-cell table:style-name="ce72" office:value-type="string">
            <text:p>Dépenses par "grand ensemble" dispositifs médicaux</text:p>
          </table:table-cell>
          <table:table-cell table:style-name="ce54" office:value-type="string">
            <text:p>Accès restreint</text:p>
          </table:table-cell>
          <table:table-cell table:style-name="ce54" office:value-type="string">
            <text:p>_ Donneés accessibles à 71 types d’organismes, dont 32 accès permanents et 37 temporaires (chiffres de février 2014)</text:p>
            <text:p>_ Données agrégées patients accessibles <text:s/>à tout organisme habilité : l’ensemble des institutions publiques de la sphère santé (état et agences de l’état), les représentants des producteurs de soins (fédérations établissements de santé, union professionnelles des professions de santé par exemple) et leurs membres, l'IDS et ses membres, les instituts de recherches listés dans l'arrêté sur l'accès au SNIIRAM</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11">
          <table:table-cell table:style-name="ce55" office:value-type="string">
            <text:p>Consommation de soins et dépenses</text:p>
          </table:table-cell>
          <table:table-cell table:style-name="ce67" office:value-type="string">
            <text:p>Médicaments et dispositifs</text:p>
          </table:table-cell>
          <table:table-cell table:style-name="ce73" office:value-type="string">
            <text:p>Applicatif du SNATIH : Médicaments et DMI en sus</text:p>
          </table:table-cell>
          <table:table-cell table:style-name="ce77" office:value-type="string">
            <text:p>ATIH</text:p>
          </table:table-cell>
          <table:table-cell table:style-name="ce67" office:value-type="string">
            <text:p>Principale source : PMSI – programme de médicalisation des systèmes d'information</text:p>
          </table:table-cell>
          <table:table-cell table:style-name="ce73"/>
          <table:table-cell table:style-name="ce55" table:number-columns-repeated="6"/>
          <table:table-cell table:style-name="ce67"/>
          <table:table-cell table:style-name="ce73" office:value-type="string">
            <text:p>_ Plusieurs tableaux présentent les données nationales sur les médicaments et les DMI en sus, par année ou par trimestre : évolution des montants, principaux établissements par classes de montants, analyse des évolutions et montants par classe ATC et groupes de dispositifs médicaux, palmarès des codes UCD/LPP, dispersion du taux d’évolution</text:p>
            <text:p>_ Par spécialité ou par DCI (dénomination commune internationale), différents tableaux indiquent les caractéristiques de la prescription des médicaments en sus : palmarès par région, analyse du case-mix de prescription des médicaments en sus, analyse des évolutions de consommations par médicaments par région, analyse des diagnostics des prescriptions des médicaments en sus par région.</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1">
          <table:table-cell table:style-name="ce54" office:value-type="string">
            <text:p>Consommation de soins et dépenses</text:p>
          </table:table-cell>
          <table:table-cell table:style-name="ce66" table:formula="of:=[.B246]" office:value-type="string" office:string-value="Médicaments et dispositifs">
            <text:p>Médicaments et dispositifs</text:p>
          </table:table-cell>
          <table:table-cell table:style-name="ce72" office:value-type="string">
            <text:p>DCIR (données de consommation inter-régimes) du SNIIRAM </text:p>
          </table:table-cell>
          <table:table-cell table:style-name="ce77" office:value-type="string">
            <text:p>CNAMTS</text:p>
          </table:table-cell>
          <table:table-cell table:style-name="ce66" office:value-type="string">
            <text:p>Médecins généralistes, pharmacies : feuilles de soin envoyées à l'assurance maladie</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4" office:value-type="string">
            <text:p>Accès restreint</text:p>
          </table:table-cell>
          <table:table-cell table:style-name="ce54"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11">
          <table:table-cell table:style-name="ce55" office:value-type="string">
            <text:p>Consommation de soins et dépenses</text:p>
          </table:table-cell>
          <table:table-cell table:style-name="ce67" table:formula="of:=[.B247]" office:value-type="string" office:string-value="Médicaments et dispositifs">
            <text:p>Médicaments et dispositifs</text:p>
          </table:table-cell>
          <table:table-cell table:style-name="ce73" office:value-type="string">
            <text:p>PMSI – programme de médicalisation des systèmes d'information</text:p>
          </table:table-cell>
          <table:table-cell table:style-name="ce77" office:value-type="string">
            <text:p>ATIH</text:p>
          </table:table-cell>
          <table:table-cell table:style-name="ce67" office:value-type="string">
            <text:p>Etablissements de santé</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PMSI contient 4 types de données : </text:p>
            <text:p>1) Données sur les bénéficiaires : cf. supra</text:p>
            <text:p>2) Données sur les professionnels de santé ayant prescrit ou réalisé la prestation de soin</text:p>
            <text:p>3) Données issues des feuilles de soin ou des bordereaux de facturation</text:p>
            <text:p>4) Données issues des résumés de sortie hospitaliers : numéro d'anonymmat, sexe, mois et année de naissance, code postal du domicile, établissement (numéro FINESS), dates d'entrée et de sortie, modes d'entrée et de sortie, diagnostic principal, diagnostics associés, actes classants, degré de dépendance, nombre de jours en soins intensifs ou réanimation, GHS et tarif applicable, médicaments et dispositifs médicaux facturables en sus du GHS</text:p>
          </table:table-cell>
          <table:table-cell table:style-name="ce55" office:value-type="string">
            <text:p>Accès restreint</text:p>
          </table:table-cell>
          <table:table-cell table:style-name="ce55" office:value-type="string">
            <text:p>_ Pas de distinction selon la nature des organismes quant aux droits d’accès ( l’accord préalable de la CNIL étant requis), la différence étant seulement que les</text:p>
            <text:p>organismes publics peuvent disposer des données gratuitement</text:p>
            <text:p>_ A noter toutefois : la structure</text:p>
            <text:p>demandeuse (établissement de santé, société, association) doit disposer d’un numéro SIRET</text:p>
          </table:table-cell>
          <table:table-cell table:style-name="ce55" office:value-type="string">
            <text:p>Gratuit ou payan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office:value-type="string">
            <text:p>Population couverte par le régime général de l'assurance maladie (environ 86% de la population résidant en France), par la caisse nationale d'assurance pour les salariés et les exploitants agricoles (Mutuelle Sociale Agricole - MSA - environ 5% de la population) et par celle des travailleurs indépendants (Régime Social des Indépendants - RSI- environ 5% de la population)</text:p>
          </table:table-cell>
          <table:table-cell table:number-columns-repeated="234"/>
        </table:table-row>
        <table:table-row table:style-name="ro27">
          <table:table-cell table:style-name="ce54" office:value-type="string">
            <text:p>Consommation de soins et dépenses</text:p>
          </table:table-cell>
          <table:table-cell table:style-name="ce66" office:value-type="string">
            <text:p>Indemnités et accidents du travail</text:p>
          </table:table-cell>
          <table:table-cell table:style-name="ce72" office:value-type="string">
            <text:p>Base de données HYGIE</text:p>
          </table:table-cell>
          <table:table-cell table:style-name="ce77" office:value-type="string">
            <text:p>IRDES</text:p>
          </table:table-cell>
          <table:table-cell table:style-name="ce66" office:value-type="string">
            <text:p>SNIIRAM et fichiers CNAV (système national de gestion des carrières - SNGC - et système national statistiques prestataires - SNSP - )</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_ Regroupement d'informations sur les arrêts de travail, les consommations de soins associés, et les contextes individuels et professionnels des salariés</text:p>
            <text:p>_ Objectif : faire le lien entre les principales caractéristiques socio-démographiques des personnes et les profils d'arrêts de travail</text:p>
          </table:table-cell>
          <table:table-cell table:style-name="ce54" office:value-type="string">
            <text:p>Accès restreint</text:p>
          </table:table-cell>
          <table:table-cell table:style-name="ce54" office:value-type="string">
            <text:p>Accès pour les chercheurs sur autorisation du comité de pilotage</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office:value-type="string">
            <text:p>600 000 pesronnes</text:p>
          </table:table-cell>
          <table:table-cell table:number-columns-repeated="234"/>
        </table:table-row>
        <table:table-row table:style-name="ro11">
          <table:table-cell table:style-name="ce55" office:value-type="string">
            <text:p>Consommation de soins et dépenses</text:p>
          </table:table-cell>
          <table:table-cell table:style-name="ce67" office:value-type="string">
            <text:p>Indemnités et accidents du travail</text:p>
          </table:table-cell>
          <table:table-cell table:style-name="ce73" office:value-type="string">
            <text:p>DCIR (données de consommation inter-régimes) du SNIIRAM </text:p>
          </table:table-cell>
          <table:table-cell table:style-name="ce77" office:value-type="string">
            <text:p>CNAMTS</text:p>
          </table:table-cell>
          <table:table-cell table:style-name="ce67" office:value-type="string">
            <text:p>Médecins généralistes, pharmacies : feuilles de soin envoyées à l'assurance maladie</text:p>
          </table:table-cell>
          <table:table-cell table:style-name="ce73" office:value-type="string">
            <text:p>Cf. Données granulaires</text:p>
          </table:table-cell>
          <table:table-cell table:style-name="ce55" table:number-columns-repeated="6"/>
          <table:table-cell table:style-name="ce67"/>
          <table:table-cell table:style-name="ce73" office:value-type="string">
            <text:p>Le SNIIRAM contient trois types de données</text:p>
            <text:p>1) Données sur les bénéficiaires : données d'anonymat, sexe, mois et année de naissance, date de décès (le cas échéant), code postal du domicile, hébergement dans un EHPAD (le cas échéant), code CIM 10 en cas d'affection de longue durée ou de maladie professionnelle, médecin traitant, bénéficiaire de la CMUc ou de l'aide à la complémentaire santé, régime d'assurance maladie et organisme gestionnaire, rente pour accident du travail et invalidité (le cas échéant)</text:p>
            <text:p>2) Données sur les professionnels de santé ayant prescrit ou réalisé la prestation de soins : noms et prénoms, profession et spécialité s'il y a lieu, lieu d'exercice (géocodage), statut conventionnel</text:p>
            <text:p>3) Données issues des feuilles de soin : nature de la ou des prestations remboursables avec leur code détaillé), date de la ou des prestations, date de la prescription (le cas échéant), adressage par le médecin traitant (le cas échéant), pour chaque acte ou prestation (tarif pratiqué, base de remboursement, taux de remboursement, somme perçue), compléments d'acte éventuels, lieu de la prestation</text:p>
          </table:table-cell>
          <table:table-cell table:style-name="ce55" office:value-type="string">
            <text:p>Accès restreint</text:p>
          </table:table-cell>
          <table:table-cell table:style-name="ce55" office:value-type="string">
            <text:p>_ Accès aux données individuelles patients exhaustives sans croisement des données sensibles : agences de l’état (ANSM, InVS, en cours pour l’ATIH, la DREES), CNSA</text:p>
            <text:p>_ Accès aux données individuelles patients exhaustives avec croisement des données sensibles : agences de l’état (InVS à titre expérimental, en cours pour l’ATIH, la DREES), ARS (uniquement projet PAERPA limité régions)</text:p>
            <text:p/>
            <text:p/>
            <text:p/>
            <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67"/>
          <table:table-cell table:style-name="ce73"/>
          <table:table-cell table:number-columns-repeated="234"/>
        </table:table-row>
        <table:table-row table:style-name="ro27">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Enquête quadriennale auprès des établissements d’hébergement pour personnes âgées (EHPA)</text:p>
          </table:table-cell>
          <table:table-cell table:style-name="ce77" office:value-type="string">
            <text:p>DREES</text:p>
          </table:table-cell>
          <table:table-cell table:style-name="ce66" office:value-type="string">
            <text:p>Ensemble des etablissements en faveur des enfants et adultes en difficulté sociale (hors centres de placement familial)</text:p>
          </table:table-cell>
          <table:table-cell table:style-name="ce72"/>
          <table:table-cell table:style-name="ce54" table:number-columns-repeated="6"/>
          <table:table-cell table:style-name="ce66"/>
          <table:table-cell table:style-name="ce72" office:value-type="string">
            <text:p>Indicateurs sur l'activité et le personnel des établissements, indicateurs sur les publics accueillis : enfants et adolescents, adultes et famille</text:p>
          </table:table-cell>
          <table:table-cell table:style-name="ce54" office:value-type="string">
            <text:p>Accès restreint</text:p>
          </table:table-cell>
          <table:table-cell table:style-name="ce54" office:value-type="string">
            <text:p>Accès uniquement à des fins de recherche . Nécessité d'envoyer un mail à diffusion.adisp@ens.fr <text:s/>pour commander les données, le mail devant être accompagné d'un engagement individuel</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text:span text:style-name="T2"><text:a xlink:href="http://www.cmh.greco.ens.fr/enquetes/XML/lil-0736.xml">http://www.cmh.greco.ens.fr/enquetes/XML/lil-0736.xml</text:a></text:span></text:p>
          </table:table-cell>
          <table:table-cell table:style-name="ce72"/>
          <table:table-cell table:number-columns-repeated="234"/>
        </table:table-row>
        <table:table-row table:style-name="ro50">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Base "Residehpad"</text:p>
          </table:table-cell>
          <table:table-cell table:style-name="ce77" office:value-type="string">
            <text:p>CNSA</text:p>
          </table:table-cell>
          <table:table-cell table:style-name="ce67"/>
          <table:table-cell table:style-name="ce73"/>
          <table:table-cell table:style-name="ce55" table:number-columns-repeated="6"/>
          <table:table-cell table:style-name="ce67"/>
          <table:table-cell table:style-name="ce73" office:value-type="string">
            <text:p>Profils de consommation de soins des résidents des établissements</text:p>
          </table:table-cell>
          <table:table-cell table:style-name="ce55" office:value-type="string">
            <text:p>Accès restreint</text:p>
          </table:table-cell>
          <table:table-cell table:style-name="ce55" office:value-type="string">
            <text:p>Accès reservé aux EHPAD propriétaires d'un code finess</text:p>
          </table:table-cell>
          <table:table-cell table:style-name="ce55" table:number-columns-repeated="4"/>
          <table:table-cell table:style-name="ce84" office:value-type="string">
            <text:p>https://suivi-ehpad.ameli.fr/ehpad/SrvConnexion</text:p>
          </table:table-cell>
          <table:table-cell table:style-name="ce73"/>
          <table:table-cell table:number-columns-repeated="234"/>
        </table:table-row>
        <table:table-row table:style-name="ro23">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SipaPH (Système d’Information partagé pour l’autonomie des personnes handicapées)</text:p>
          </table:table-cell>
          <table:table-cell table:style-name="ce77" office:value-type="string">
            <text:p>CNSA</text:p>
          </table:table-cell>
          <table:table-cell table:style-name="ce66" office:value-type="string">
            <text:p>MDPH (Maisons départementales des personne shandicapées), CNSA</text:p>
          </table:table-cell>
          <table:table-cell table:style-name="ce72"/>
          <table:table-cell table:style-name="ce54" table:number-columns-repeated="6"/>
          <table:table-cell table:style-name="ce66"/>
          <table:table-cell table:style-name="ce72"/>
          <table:table-cell table:style-name="ce54" office:value-type="string">
            <text:p>Accès restreint</text:p>
          </table:table-cell>
          <table:table-cell table:style-name="ce54" office:value-type="string">
            <text:p>Accès reservé aux EHPAD propriétaires d'un code finess</text:p>
          </table:table-cell>
          <table:table-cell table:style-name="ce54" office:value-type="string">
            <text:p>Gratuit</text:p>
          </table:table-cell>
          <table:table-cell table:style-name="ce54" table:number-columns-repeated="3"/>
          <table:table-cell table:style-name="ce85" office:value-type="string">
            <text:p><text:span text:style-name="T2"><text:a xlink:href="http://www.sipaph.cnsa.fr/fre">http://www.sipaph.cnsa.fr/fre</text:a></text:span></text:p>
          </table:table-cell>
          <table:table-cell table:style-name="ce72"/>
          <table:table-cell table:number-columns-repeated="234"/>
        </table:table-row>
        <table:table-row table:style-name="ro13">
          <table:table-cell table:style-name="ce60" office:value-type="string">
            <text:p>Consommation de soins et dépenses</text:p>
          </table:table-cell>
          <table:table-cell table:style-name="ce67" office:value-type="string">
            <text:p>Activité des établissements médicaux-sociaux</text:p>
          </table:table-cell>
          <table:table-cell table:style-name="ce73" office:value-type="string">
            <text:p>Observatoire des EHPAD </text:p>
          </table:table-cell>
          <table:table-cell table:style-name="ce77" office:value-type="string">
            <text:p>KPMG</text:p>
          </table:table-cell>
          <table:table-cell table:style-name="ce67" office:value-type="string">
            <text:p>Collecte d'informations auprès de &gt;300 organismes gestionnaires, sur la base du volontariat</text:p>
          </table:table-cell>
          <table:table-cell table:style-name="ce73" office:value-type="string">
            <text:p>Activité des établissements (notamment : taux d'occupation), coûts des établissements, ressources humaines (notamment, taux d'encadrement, répartition du personnel), situation financière (CAF,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kpmg.com/FR/fr/Search/Pages/Results.aspx?k=Observatoire+EHPAD&amp;u=http://www.kpmg.com/FR/fr&amp;redirect=false">http://www.kpmg.com/FR/fr/Search/Pages/Results.aspx?k=Observatoire+EHPAD&amp;u=http%3a%2f%2fwww.kpmg.com%2fFR%2ffr&amp;redirect=false</text:a></text:span></text:p>
          </table:table-cell>
          <table:table-cell table:style-name="ce73"/>
          <table:table-cell table:style-name="ce55" table:number-columns-repeated="6"/>
          <table:table-cell table:style-name="ce67"/>
          <table:table-cell table:style-name="ce73" office:value-type="string">
            <text:p>&gt; 300 organismes gestionnaires</text:p>
          </table:table-cell>
          <table:table-cell table:number-columns-repeated="234"/>
        </table:table-row>
        <table:table-row table:style-name="ro51">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Enquête quadriennale sur l'allocation personnalisée d'autonomie (APA)</text:p>
          </table:table-cell>
          <table:table-cell table:style-name="ce77" office:value-type="string">
            <text:p>DREES</text:p>
          </table:table-cell>
          <table:table-cell table:style-name="ce66" office:value-type="string">
            <text:p>Conseils généraux</text:p>
          </table:table-cell>
          <table:table-cell table:style-name="ce72" office:value-type="string">
            <text:p>Dépenses d'APA par domicile, par bénéficiaire en établissement et par établissement sous forme de séries longues et sur plusieurs anné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drees.sante.gouv.fr/donnees-concernant-l-allocation-personnalisee-d-autonomie,10961.html">http://www.drees.sante.gouv.fr/donnees-concernant-l-allocation-personnalisee-d-autonomie,10961.html#donnees_annuelles_sur_les_depenses</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52">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Enquête auprès des établissements et services pour enfants et adultes handicapés (ES « handicap »)</text:p>
          </table:table-cell>
          <table:table-cell table:style-name="ce77" office:value-type="string">
            <text:p>DREES</text:p>
          </table:table-cell>
          <table:table-cell table:style-name="ce67"/>
          <table:table-cell table:style-name="ce73"/>
          <table:table-cell table:style-name="ce55" table:number-columns-repeated="6"/>
          <table:table-cell table:style-name="ce67"/>
          <table:table-cell table:style-name="ce73" office:value-type="string">
            <text:p>Activité des établissements et services pour personnes handicapées ; informations sur le personnel en fonction, ainsi que sur les personnes hébergées dans ces structures</text:p>
          </table:table-cell>
          <table:table-cell table:style-name="ce55" office:value-type="string">
            <text:p>Accès restreint</text:p>
          </table:table-cell>
          <table:table-cell table:style-name="ce55" office:value-type="string">
            <text:p>Accès par le réseau Quetelet</text:p>
          </table:table-cell>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table:table-cell table:style-name="ce67" office:value-type="string">
            <text:p>http://www.reseau-quetelet.cnrs.fr/spip/</text:p>
          </table:table-cell>
          <table:table-cell table:style-name="ce73"/>
          <table:table-cell table:number-columns-repeated="234"/>
        </table:table-row>
        <table:table-row table:style-name="ro27">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Enquête Aide sociale auprès des conseils généraux et des services déconcentrés de l’État </text:p>
          </table:table-cell>
          <table:table-cell table:style-name="ce77" office:value-type="string">
            <text:p>DREES</text:p>
          </table:table-cell>
          <table:table-cell table:style-name="ce66" office:value-type="string">
            <text:p>Remontée administrative demandée à l’intégralité des conseils généraux et des services déconcentrés de de l’État en France métropolitaine et dans les départements d’outre-mer (DOM).</text:p>
            <text:p/>
            <text:p/>
          </table:table-cell>
          <table:table-cell table:style-name="ce72" office:value-type="string">
            <text:p>Répartition des prestations d'aide sociale, nombre d'enfants accueillis par l'ASE, dépenses d'aide sociale par type d'aide/ par département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sans restriction</text:p>
          </table:table-cell>
          <table:table-cell table:style-name="ce85" office:value-type="string">
            <text:p><text:span text:style-name="T2"><text:a xlink:href="http://www.drees.sante.gouv.fr/les-beneficiaires-de-l-aide-sociale-departementale-en-2012,11217.html">http://www.drees.sante.gouv.fr/les-beneficiaires-de-l-aide-sociale-departementale-en-2012,11217.html</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0">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Enquête auprès des services de soins infirmiers à domicile (SSIAD)</text:p>
          </table:table-cell>
          <table:table-cell table:style-name="ce77" office:value-type="string">
            <text:p>DREES</text:p>
          </table:table-cell>
          <table:table-cell table:style-name="ce67" office:value-type="string">
            <text:p>Tous les SSIAD</text:p>
          </table:table-cell>
          <table:table-cell table:style-name="ce73" office:value-type="string">
            <text:p>Indicateurs sur les services de soins infirmiers et l'offre de soins infirmiers à domicile et en établissement</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sans restriction</text:p>
          </table:table-cell>
          <table:table-cell table:style-name="ce84" office:value-type="string">
            <text:p><text:span text:style-name="T2"><text:a xlink:href="http://www.drees.sante.gouv.fr/IMG/pdf/er350.pdf">http://www.drees.sante.gouv.fr/IMG/pdf/er350.pdf</text:a></text:span></text:p>
          </table:table-cell>
          <table:table-cell table:style-name="ce73"/>
          <table:table-cell table:style-name="ce55" table:number-columns-repeated="6"/>
          <table:table-cell table:style-name="ce67"/>
          <table:table-cell table:style-name="ce73"/>
          <table:table-cell table:number-columns-repeated="234"/>
        </table:table-row>
        <table:table-row table:style-name="ro26">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Enquête auprès des intervenants à domicile (IAD) <text:s/></text:p>
          </table:table-cell>
          <table:table-cell table:style-name="ce77" office:value-type="string">
            <text:p>DREES</text:p>
          </table:table-cell>
          <table:table-cell table:style-name="ce66" office:value-type="string">
            <text:p>Panel de 2600 intervenants</text:p>
          </table:table-cell>
          <table:table-cell table:style-name="ce72" office:value-type="string">
            <text:p>Condition de vie, taux de couverture sociale, état général de santé, fréquences des maladies, taux d'hospitalisation, consommation de soins médicaux des intervenants à domicil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Excel et majorité de PDF</text:p>
          </table:table-cell>
          <table:table-cell table:style-name="ce54" office:value-type="string">
            <text:p>Explicité sans restriction</text:p>
          </table:table-cell>
          <table:table-cell table:style-name="ce85" office:value-type="string">
            <text:p><text:span text:style-name="T2"><text:a xlink:href="http://www.drees.sante.gouv.fr/les-conditions-de-travail-des-aides-a-domicile,10987.html">http://www.drees.sante.gouv.fr/les-conditions-de-travail-des-aides-a-domicile,10987.html</text:a></text:span></text:p>
          </table:table-cell>
          <table:table-cell table:style-name="ce72" office:value-type="string">
            <text:p>Condition de vie, taux de couverture sociale, état général de santé, fréquences des maladies, taux d'hospitalisation, consommation de soins médicaux des intervenants à domicile</text:p>
          </table:table-cell>
          <table:table-cell table:style-name="ce54" office:value-type="string">
            <text:p>Accès restreint</text:p>
          </table:table-cell>
          <table:table-cell table:style-name="ce54" office:value-type="string">
            <text:p>Accès aux chercheurs sur le réseau Quetelet</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office:value-type="string">
            <text:p>http://www.reseau-quetelet.cnrs.fr/spip/</text:p>
          </table:table-cell>
          <table:table-cell table:style-name="ce72"/>
          <table:table-cell table:number-columns-repeated="234"/>
        </table:table-row>
        <table:table-row table:style-name="ro53">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Statistiques MDPH</text:p>
          </table:table-cell>
          <table:table-cell table:style-name="ce77" office:value-type="string">
            <text:p>CNSA</text:p>
          </table:table-cell>
          <table:table-cell table:style-name="ce67" office:value-type="string">
            <text:p>Maisons départementales des personnes handicapées (MDPH)</text:p>
          </table:table-cell>
          <table:table-cell table:style-name="ce73" office:value-type="string">
            <text:p>Statistiques issues des dossiers traités par les MDPH</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table:table-cell table:style-name="ce67"/>
          <table:table-cell table:style-name="ce73"/>
          <table:table-cell table:style-name="ce55" table:number-columns-repeated="6"/>
          <table:table-cell table:style-name="ce67"/>
          <table:table-cell table:style-name="ce73"/>
          <table:table-cell table:number-columns-repeated="234"/>
        </table:table-row>
        <table:table-row table:style-name="ro23">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AGGIR PATHOS</text:p>
          </table:table-cell>
          <table:table-cell table:style-name="ce77" office:value-type="string">
            <text:p>CNSA</text:p>
          </table:table-cell>
          <table:table-cell table:style-name="ce66" office:value-type="string">
            <text:p>Médecins coordinateurs, Médecins des ARS</text:p>
          </table:table-cell>
          <table:table-cell table:style-name="ce72"/>
          <table:table-cell table:style-name="ce54" table:number-columns-repeated="6"/>
          <table:table-cell table:style-name="ce66"/>
          <table:table-cell table:style-name="ce72" office:value-type="string">
            <text:p>Données individuelles sur la situation médicale et l’autonomie des personnes dans les établissements</text:p>
          </table:table-cell>
          <table:table-cell table:style-name="ce54" office:value-type="string">
            <text:p>Accès restreint</text:p>
          </table:table-cell>
          <table:table-cell table:style-name="ce54" office:value-type="string">
            <text:p>Accès restreint pour les chercheurs, sur demande particulière</text:p>
          </table:table-cell>
          <table:table-cell table:style-name="ce54" table:number-columns-repeated="4"/>
          <table:table-cell table:style-name="ce66"/>
          <table:table-cell table:style-name="ce72"/>
          <table:table-cell table:number-columns-repeated="234"/>
        </table:table-row>
        <table:table-row table:style-name="ro23">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Enquêtes CNSA</text:p>
          </table:table-cell>
          <table:table-cell table:style-name="ce77" office:value-type="string">
            <text:p>CNSA</text:p>
          </table:table-cell>
          <table:table-cell table:style-name="ce67" office:value-type="string">
            <text:p>Panels</text:p>
          </table:table-cell>
          <table:table-cell table:style-name="ce73"/>
          <table:table-cell table:style-name="ce55" table:number-columns-repeated="6"/>
          <table:table-cell table:style-name="ce67"/>
          <table:table-cell table:style-name="ce73"/>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23">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Base de données employabilité</text:p>
          </table:table-cell>
          <table:table-cell table:style-name="ce77" office:value-type="string">
            <text:p>CNSA</text:p>
          </table:table-cell>
          <table:table-cell table:style-name="ce66" office:value-type="string">
            <text:p>10 MDPH (phase pilote)</text:p>
          </table:table-cell>
          <table:table-cell table:style-name="ce72"/>
          <table:table-cell table:style-name="ce54" table:number-columns-repeated="6"/>
          <table:table-cell table:style-name="ce66"/>
          <table:table-cell table:style-name="ce72" office:value-type="string">
            <text:p>Données anonymisées sur l’employabilité des personnes handicapées</text:p>
          </table:table-cell>
          <table:table-cell table:style-name="ce54" table:number-columns-repeated="6"/>
          <table:table-cell table:style-name="ce66"/>
          <table:table-cell table:style-name="ce72"/>
          <table:table-cell table:number-columns-repeated="234"/>
        </table:table-row>
        <table:table-row table:style-name="ro23">
          <table:table-cell table:style-name="ce55" office:value-type="string">
            <text:p>Consommation de soins et dépenses</text:p>
          </table:table-cell>
          <table:table-cell table:style-name="ce67" office:value-type="string">
            <text:p>Activité des établissements médicaux-sociaux</text:p>
          </table:table-cell>
          <table:table-cell table:style-name="ce73" office:value-type="string">
            <text:p>Indicateurs CNSA</text:p>
          </table:table-cell>
          <table:table-cell table:style-name="ce77" office:value-type="string">
            <text:p>CNSA</text:p>
          </table:table-cell>
          <table:table-cell table:style-name="ce67" office:value-type="string">
            <text:p>Maisons départementales des personnes handicapées (MDPH)</text:p>
          </table:table-cell>
          <table:table-cell table:style-name="ce73" office:value-type="string">
            <text:p>Base de données en cours de développement</text:p>
          </table:table-cell>
          <table:table-cell table:style-name="ce55" table:number-columns-repeated="6"/>
          <table:table-cell table:style-name="ce67"/>
          <table:table-cell table:style-name="ce73" office:value-type="string">
            <text:p>80 indicateurs</text:p>
          </table:table-cell>
          <table:table-cell table:style-name="ce55" table:number-columns-repeated="6"/>
          <table:table-cell table:style-name="ce67"/>
          <table:table-cell table:style-name="ce73" office:value-type="string">
            <text:p>Base de données en cours de développement</text:p>
          </table:table-cell>
          <table:table-cell table:number-columns-repeated="234"/>
        </table:table-row>
        <table:table-row table:style-name="ro15">
          <table:table-cell table:style-name="ce54" office:value-type="string">
            <text:p>Consommation de soins et dépenses</text:p>
          </table:table-cell>
          <table:table-cell table:style-name="ce66" office:value-type="string">
            <text:p>Dépenses</text:p>
          </table:table-cell>
          <table:table-cell table:style-name="ce72" office:value-type="string">
            <text:p>Fichiers "analyse des dépenses" (statistiques mensuelles)</text:p>
          </table:table-cell>
          <table:table-cell table:style-name="ce77" office:value-type="string">
            <text:p>CNAMTS</text:p>
          </table:table-cell>
          <table:table-cell table:style-name="ce66" office:value-type="string">
            <text:p>SNIIRAM</text:p>
          </table:table-cell>
          <table:table-cell table:style-name="ce72"/>
          <table:table-cell table:style-name="ce54" table:number-columns-repeated="6"/>
          <table:table-cell table:style-name="ce66"/>
          <table:table-cell table:style-name="ce72" office:value-type="string">
            <text:p>Rétrospective annuelle des dépenses d'assurance maladie par catégorie de professionnels de santé et pour chaque catégorie par acte ou par groupe d'actes depuis l'année 2006</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Excel</text:p>
          </table:table-cell>
          <table:table-cell table:style-name="ce54" office:value-type="string">
            <text:p>Explicité avec restriction</text:p>
          </table:table-cell>
          <table:table-cell table:style-name="ce85" office:value-type="string">
            <text:p><text:span text:style-name="T2"><text:a xlink:href="http://www.ameli.fr/l-assurance-maladie/statistiques-et-publications/analyse-des-depenses/index.php">http://www.ameli.fr/l-assurance-maladie/statistiques-et-publications/analyse-des-depenses/index.php</text:a></text:span></text:p>
          </table:table-cell>
          <table:table-cell table:style-name="ce72"/>
          <table:table-cell table:number-columns-repeated="234"/>
        </table:table-row>
        <table:table-row table:style-name="ro40">
          <table:table-cell table:style-name="ce55" office:value-type="string">
            <text:p>Consommation de soins et dépenses</text:p>
          </table:table-cell>
          <table:table-cell table:style-name="ce67" office:value-type="string">
            <text:p>Dépenses</text:p>
          </table:table-cell>
          <table:table-cell table:style-name="ce73" office:value-type="string">
            <text:p>Tableau de bord de l’IDS : suivi de l’évolution des principales prestations et de leur prise en charge par l’assurance maladie obligatoire</text:p>
          </table:table-cell>
          <table:table-cell table:style-name="ce77" office:value-type="string">
            <text:p>IDS</text:p>
          </table:table-cell>
          <table:table-cell table:style-name="ce67" office:value-type="string">
            <text:p>SNIIRAM - Datamart ONDAM</text:p>
          </table:table-cell>
          <table:table-cell table:style-name="ce73"/>
          <table:table-cell table:style-name="ce55" table:number-columns-repeated="6"/>
          <table:table-cell table:style-name="ce67"/>
          <table:table-cell table:style-name="ce73" office:value-type="string">
            <text:p>Données détaillées sur le reste à charge par nature de prestation, une vision complémentaire à la statistique mensuelle :</text:p>
            <text:p>_Nature de prestation, libéral/salarié, spécialité médicale du PS exécutant, nature d’activité du PS exécutant, type d’établissement de santé / statut juridique exécutant, motif d’exonération du ticket modérateur_Dépense présentée au remboursement, Montant du dépassement, Dépense remboursable, Dépense remboursée, Dénombrement d’act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Tous régimes </text:p>
            <text:p>AS / MAT / AT-MP</text:p>
          </table:table-cell>
          <table:table-cell table:number-columns-repeated="234"/>
        </table:table-row>
        <table:table-row table:style-name="ro13">
          <table:table-cell table:style-name="ce54" office:value-type="string">
            <text:p>Consommation de soins et dépenses</text:p>
          </table:table-cell>
          <table:table-cell table:style-name="ce66" office:value-type="string">
            <text:p>Dépenses</text:p>
          </table:table-cell>
          <table:table-cell table:style-name="ce72" office:value-type="string">
            <text:p>Tableau de bord de l’IDS : suivi des dépenses relatives à des actes d’auxiliaires médicaux réalisés en centre de santé ou en ville</text:p>
          </table:table-cell>
          <table:table-cell table:style-name="ce77" office:value-type="string">
            <text:p>IDS</text:p>
          </table:table-cell>
          <table:table-cell table:style-name="ce66" office:value-type="string">
            <text:p>SNIIRAM - Datamart offre de soins - auxiliaires</text:p>
          </table:table-cell>
          <table:table-cell table:style-name="ce72"/>
          <table:table-cell table:style-name="ce54" table:number-columns-repeated="6"/>
          <table:table-cell table:style-name="ce66"/>
          <table:table-cell table:style-name="ce72" office:value-type="string">
            <text:p>_ Fonctionnalité : suivi particulier des actes d’auxiliaires médicaux en permettant de distinguer l’activité libérale de l’activité réalisée en centre de santé.</text:p>
            <text:p>_ Indicateurs : par professionnel de santé : dépense présentée au remboursement, Dépense remboursable, Dépense remboursée, Montant du dépassement, Ticket modérateur</text:p>
            <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Tous régimes </text:p>
            <text:p>Activité libérale réalisée en ville et activité réalisée en centre de santé</text:p>
            <text:p/>
          </table:table-cell>
          <table:table-cell table:number-columns-repeated="234"/>
        </table:table-row>
        <table:table-row table:style-name="ro15">
          <table:table-cell table:style-name="ce55" office:value-type="string">
            <text:p>Consommation de soins et dépenses</text:p>
          </table:table-cell>
          <table:table-cell table:style-name="ce67" office:value-type="string">
            <text:p>Dépenses</text:p>
          </table:table-cell>
          <table:table-cell table:style-name="ce73" office:value-type="string">
            <text:p>Tableau de bord de l’IDS : suivi des dépenses remboursées par lieu d’exécution et de prescription par le régime général de l'assurance maladie</text:p>
          </table:table-cell>
          <table:table-cell table:style-name="ce77" office:value-type="string">
            <text:p>IDS</text:p>
          </table:table-cell>
          <table:table-cell table:style-name="ce67" office:value-type="string">
            <text:p>Statistiques mensuelle de la CNAMTS</text:p>
          </table:table-cell>
          <table:table-cell table:style-name="ce73"/>
          <table:table-cell table:style-name="ce55" table:number-columns-repeated="6"/>
          <table:table-cell table:style-name="ce67"/>
          <table:table-cell table:style-name="ce73" office:value-type="string">
            <text:p>_ Fonctionnalité : présenter <text:s/>la répartition des dépenses remboursées selon le lieu de prescription et d’exécution afin <text:s/>de mieux suivre les dépenses entrant dans le champ de l’ONDAM en identifiant précisément ce qui relève de la ville.</text:p>
            <text:p>_ Données : par lieu d'exécution, dépenses remboursées (hors franchises et participations forfaitaires)</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Régime général</text:p>
            <text:p>Soins de ville</text:p>
          </table:table-cell>
          <table:table-cell table:number-columns-repeated="234"/>
        </table:table-row>
        <table:table-row table:style-name="ro13">
          <table:table-cell table:style-name="ce54" office:value-type="string">
            <text:p>Consommation de soins et dépenses</text:p>
          </table:table-cell>
          <table:table-cell table:style-name="ce66" office:value-type="string">
            <text:p>Dépenses</text:p>
          </table:table-cell>
          <table:table-cell table:style-name="ce72" office:value-type="string">
            <text:p>Tableau de bord de l’IDS : suivi des dotations pour missions d’intérêt général (MIG) et d’aide à la contractualisation (AC) versées aux établissements de santé publics ou participant au service public hospitalier</text:p>
          </table:table-cell>
          <table:table-cell table:style-name="ce77" office:value-type="string">
            <text:p>IDS</text:p>
          </table:table-cell>
          <table:table-cell table:style-name="ce66" office:value-type="string">
            <text:p>SNATIH</text:p>
          </table:table-cell>
          <table:table-cell table:style-name="ce72"/>
          <table:table-cell table:style-name="ce54" table:number-columns-repeated="6"/>
          <table:table-cell table:style-name="ce66"/>
          <table:table-cell table:style-name="ce72" office:value-type="string">
            <text:p>_ Fonctionnalité : suivre <text:s/>les dotations de type MIG-AC versées aux cliniques et aux établissements publics</text:p>
            <text:p>_ Principaux indicateurs : détail des MIG et des AC (108 indicateurs de montant)</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Etablissement de santé publics + PSPH + privés</text:p>
          </table:table-cell>
          <table:table-cell table:number-columns-repeated="234"/>
        </table:table-row>
        <table:table-row table:style-name="ro23">
          <table:table-cell table:style-name="ce55" office:value-type="string">
            <text:p>Consommation de soins et dépenses</text:p>
          </table:table-cell>
          <table:table-cell table:style-name="ce67" office:value-type="string">
            <text:p>Dépenses</text:p>
          </table:table-cell>
          <table:table-cell table:style-name="ce73" office:value-type="string">
            <text:p>Tableau de bord de l’IDS : les dépenses par région</text:p>
          </table:table-cell>
          <table:table-cell table:style-name="ce77" office:value-type="string">
            <text:p>IDS</text:p>
          </table:table-cell>
          <table:table-cell table:style-name="ce67" office:value-type="string">
            <text:p>SNIIRAM</text:p>
          </table:table-cell>
          <table:table-cell table:style-name="ce73"/>
          <table:table-cell table:style-name="ce55" table:number-columns-repeated="6"/>
          <table:table-cell table:style-name="ce67"/>
          <table:table-cell table:style-name="ce73" office:value-type="string">
            <text:p>Suivi des dépenses par région et par lieu d’exécution (soins de ville / établissements sanitaires publics et privés / établissements médico-sociaux)</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métropolitaine, régime général</text:p>
          </table:table-cell>
          <table:table-cell table:number-columns-repeated="234"/>
        </table:table-row>
        <table:table-row table:style-name="ro15">
          <table:table-cell table:style-name="ce54" office:value-type="string">
            <text:p>Consommation de soins et dépenses</text:p>
          </table:table-cell>
          <table:table-cell table:style-name="ce66" office:value-type="string">
            <text:p>Dépenses</text:p>
          </table:table-cell>
          <table:table-cell table:style-name="ce72" office:value-type="string">
            <text:p>Applicatif du SNATIH : ARBUST <text:s/></text:p>
          </table:table-cell>
          <table:table-cell table:style-name="ce77" office:value-type="string">
            <text:p>ATIH</text:p>
          </table:table-cell>
          <table:table-cell table:style-name="ce66" office:value-type="string">
            <text:p>-</text:p>
          </table:table-cell>
          <table:table-cell table:style-name="ce72"/>
          <table:table-cell table:style-name="ce54" table:number-columns-repeated="6"/>
          <table:table-cell table:style-name="ce66"/>
          <table:table-cell table:style-name="ce72" office:value-type="string">
            <text:p>A partir des données d’ARBUST, les montants des forfaits et dotations (MIG, AC, DAF) sont précisés par établissement ou par région.</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5">
          <table:table-cell table:style-name="ce55" office:value-type="string">
            <text:p>Consommation de soins et dépenses</text:p>
          </table:table-cell>
          <table:table-cell table:style-name="ce67" office:value-type="string">
            <text:p>Dépenses</text:p>
          </table:table-cell>
          <table:table-cell table:style-name="ce73" office:value-type="string">
            <text:p>Applicatif du SNATIH : ARBUST - MIG</text:p>
          </table:table-cell>
          <table:table-cell table:style-name="ce77" office:value-type="string">
            <text:p>ATIH</text:p>
          </table:table-cell>
          <table:table-cell table:style-name="ce67" office:value-type="string">
            <text:p>-</text:p>
          </table:table-cell>
          <table:table-cell table:style-name="ce73"/>
          <table:table-cell table:style-name="ce55" table:number-columns-repeated="6"/>
          <table:table-cell table:style-name="ce67"/>
          <table:table-cell table:style-name="ce73" office:value-type="string">
            <text:p>A partir des données d’ARBUST-MIG, des statistiques sont disponibles, par région, par catégorie d’établissements, par établissement, sur les montants alloués pour chaque MIG et leur évolution. <text:s/>Différentes présentations sont possibles : par établissement, par MIG ou synthétique</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29">
          <table:table-cell table:style-name="ce54" office:value-type="string">
            <text:p>Performance et opérations</text:p>
          </table:table-cell>
          <table:table-cell table:style-name="ce66" office:value-type="string">
            <text:p>Performance financière</text:p>
          </table:table-cell>
          <table:table-cell table:style-name="ce72" office:value-type="string">
            <text:p>Base de la direction générale des finances publiques (DGFIP)</text:p>
          </table:table-cell>
          <table:table-cell table:style-name="ce77" office:value-type="string">
            <text:p>DGFIP</text:p>
          </table:table-cell>
          <table:table-cell table:style-name="ce66" office:value-type="string">
            <text:p>Etablissements de santé publics : comptes de résultats et bilan</text:p>
          </table:table-cell>
          <table:table-cell table:style-name="ce72"/>
          <table:table-cell table:style-name="ce54" table:number-columns-repeated="6"/>
          <table:table-cell table:style-name="ce66"/>
          <table:table-cell table:style-name="ce72" office:value-type="string">
            <text:p>Comptes de résultats et bilans des établissements de santé publics</text:p>
          </table:table-cell>
          <table:table-cell table:style-name="ce54" office:value-type="string">
            <text:p>Accès fermé</text:p>
          </table:table-cell>
          <table:table-cell table:style-name="ce54" table:number-columns-repeated="5"/>
          <table:table-cell table:style-name="ce66"/>
          <table:table-cell table:style-name="ce72"/>
          <table:table-cell table:number-columns-repeated="234"/>
        </table:table-row>
        <table:table-row table:style-name="ro26">
          <table:table-cell table:style-name="ce55" office:value-type="string">
            <text:p>Performance et opérations</text:p>
          </table:table-cell>
          <table:table-cell table:style-name="ce67" office:value-type="string">
            <text:p>Performance financière</text:p>
          </table:table-cell>
          <table:table-cell table:style-name="ce73" office:value-type="string">
            <text:p>ANCRE</text:p>
          </table:table-cell>
          <table:table-cell table:style-name="ce77" office:value-type="string">
            <text:p>ATIH</text:p>
          </table:table-cell>
          <table:table-cell table:style-name="ce67" office:value-type="string">
            <text:p>Etablissements de santé via un logiciel SAP</text:p>
          </table:table-cell>
          <table:table-cell table:style-name="ce73"/>
          <table:table-cell table:style-name="ce55" table:number-columns-repeated="6"/>
          <table:table-cell table:style-name="ce67"/>
          <table:table-cell table:style-name="ce73" office:value-type="string">
            <text:p>Le compte financier, l'Etat des Prévisions de Recettes et de Dépenses (EPRD) et les Rapports Infra-Annuels (RIA)</text:p>
            <text:p>les Décisions Modificative des EPRD. L'évolution des dépenses en investissement et exploitation, et des recettes liées aux Systèmes d'Infromation Hospitalière</text:p>
            <text:p>les plans de trésorerie</text:p>
          </table:table-cell>
          <table:table-cell table:style-name="ce55" office:value-type="string">
            <text:p>Accès restreint</text:p>
          </table:table-cell>
          <table:table-cell table:style-name="ce55" office:value-type="string">
            <text:p>Accès autorisés aux établissements de santé uniquement, aux Agences régionales de santé et à la DGO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s%3A%2F%2Fapplications.atih.sante.fr%2Fancre%2F</text:p>
          </table:table-cell>
          <table:table-cell table:style-name="ce73"/>
          <table:table-cell table:number-columns-repeated="234"/>
        </table:table-row>
        <table:table-row table:style-name="ro26">
          <table:table-cell table:style-name="ce61" office:value-type="string">
            <text:p>Performance et opérations</text:p>
          </table:table-cell>
          <table:table-cell table:style-name="ce69" office:value-type="string">
            <text:p>Performance opérationnelle</text:p>
          </table:table-cell>
          <table:table-cell table:style-name="ce75" office:value-type="string">
            <text:p>Indicateurs Hospidiag</text:p>
          </table:table-cell>
          <table:table-cell table:style-name="ce78" office:value-type="string">
            <text:p>ANAP</text:p>
          </table:table-cell>
          <table:table-cell table:style-name="ce69" office:value-type="string">
            <text:p>Indicateurs calculés par l'ATIH à partir des données sources suivantes : PMSI, comptes financiers, base des infections nosocomiales, SAE, ANCRE, IPAQSS, INPI, ICARE, SIGAPS/SIGREC, bilan social, Osis</text:p>
          </table:table-cell>
          <table:table-cell table:style-name="ce75"/>
          <table:table-cell table:style-name="ce61" table:number-columns-repeated="6"/>
          <table:table-cell table:style-name="ce69"/>
          <table:table-cell table:style-name="ce75" office:value-type="string">
            <text:p>Par établissement : 68 indicateurs d’activité, de qualité, d’organisation/process, de RH et de finance sur les établissements : par ex. part de marché régionale en médecine</text:p>
          </table:table-cell>
          <table:table-cell table:style-name="ce61" office:value-type="string">
            <text:p>Accès restreint</text:p>
          </table:table-cell>
          <table:table-cell table:style-name="ce61"/>
          <table:table-cell table:style-name="ce61" office:value-type="string">
            <text:p>Gratuit</text:p>
          </table:table-cell>
          <table:table-cell table:style-name="ce61" office:value-type="string">
            <text:p>Exploitable</text:p>
          </table:table-cell>
          <table:table-cell table:style-name="ce61" office:value-type="string">
            <text:p>Excel</text:p>
          </table:table-cell>
          <table:table-cell table:style-name="ce61" office:value-type="string">
            <text:p>Explicité sans restriction</text:p>
          </table:table-cell>
          <table:table-cell table:style-name="ce96" office:value-type="string">
            <text:p><text:span text:style-name="T2"><text:a xlink:href="http://hospidiag.atih.sante.fr/cgi-bin/broker?_service=default&amp;_debug=0&amp;_program=hd.accueil_hd.sas">http://hospidiag.atih.sante.fr/cgi-bin/broker?_service=default&amp;_debug=0&amp;_program=hd.accueil_hd.sas</text:a></text:span></text:p>
          </table:table-cell>
          <table:table-cell table:style-name="ce75" office:value-type="string">
            <text:p>1350 établissements MCO</text:p>
          </table:table-cell>
          <table:table-cell table:number-columns-repeated="234"/>
        </table:table-row>
        <table:table-row table:style-name="ro54">
          <table:table-cell table:style-name="ce55" office:value-type="string">
            <text:p>Performance et opérations</text:p>
          </table:table-cell>
          <table:table-cell table:style-name="ce67" office:value-type="string">
            <text:p>Performance financière</text:p>
          </table:table-cell>
          <table:table-cell table:style-name="ce73" office:value-type="string">
            <text:p>Applicatif du SNATIH : Fiches établissements infra-annuelles</text:p>
          </table:table-cell>
          <table:table-cell table:style-name="ce77" office:value-type="string">
            <text:p>ATIH</text:p>
          </table:table-cell>
          <table:table-cell table:style-name="ce67" office:value-type="string">
            <text:p>_ Principales sources : PMSI, SAE, remontées financières des établissements</text:p>
          </table:table-cell>
          <table:table-cell table:style-name="ce73"/>
          <table:table-cell table:style-name="ce55" table:number-columns-repeated="6"/>
          <table:table-cell table:style-name="ce67"/>
          <table:table-cell table:style-name="ce73" office:value-type="string">
            <text:p>Fiches fournissant, par établissement ex-DG, de façon infra-annuelle :</text:p>
            <text:p>_ l’état des recettes versées par l’Assurance maladie en décomposant, l’allocation de ressources relatives à l’activité d’une part (source : données PMSI) et l’allocation de ressources sous dotation d’autre part (source : données ARBUST, outil de gestion des ressources sous dotation allouées par les régions) ; et l’évolution par rapport à l’année précédente ;</text:p>
            <text:p>_ la décomposition du volume pour l’activité MCO par grandes catégories d’activité (chirurgie ambulatoire, chirurgie avec nuitée, activité interventionnelle, séances…) ;</text:p>
            <text:p>_ une synthèse des données financières : résultat, produits et charges par titres, capacité d’auto-financement (CAF)…</text:p>
            <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55">
          <table:table-cell table:style-name="ce54" office:value-type="string">
            <text:p>Performance et opérations</text:p>
          </table:table-cell>
          <table:table-cell table:style-name="ce66" office:value-type="string">
            <text:p>Performance financière</text:p>
          </table:table-cell>
          <table:table-cell table:style-name="ce72" office:value-type="string">
            <text:p>Applicatif du SNATIH : Compte financier</text:p>
          </table:table-cell>
          <table:table-cell table:style-name="ce77" office:value-type="string">
            <text:p>ATIH</text:p>
          </table:table-cell>
          <table:table-cell table:style-name="ce66" office:value-type="string">
            <text:p>_ Principale source : remontées financières des établissements</text:p>
          </table:table-cell>
          <table:table-cell table:style-name="ce72"/>
          <table:table-cell table:style-name="ce54" table:number-columns-repeated="6"/>
          <table:table-cell table:style-name="ce66"/>
          <table:table-cell table:style-name="ce72" office:value-type="string">
            <text:p>Par établissement ex-DG, présentation de : les éléments du compte de résultat, le passage des résultats à la CAF, le tableau de financement, les soldes intermédiaires de gestion et les principaux postes du bilan</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28">
          <table:table-cell table:style-name="ce55" office:value-type="string">
            <text:p>Performance et opérations</text:p>
          </table:table-cell>
          <table:table-cell table:style-name="ce67" office:value-type="string">
            <text:p>Performance financière</text:p>
          </table:table-cell>
          <table:table-cell table:style-name="ce73" office:value-type="string">
            <text:p>Applicatif du SNATIH : ICARE</text:p>
          </table:table-cell>
          <table:table-cell table:style-name="ce77" office:value-type="string">
            <text:p>ATIH</text:p>
          </table:table-cell>
          <table:table-cell table:style-name="ce67" office:value-type="string">
            <text:p>_ Principale source : remontées financières des établissements</text:p>
          </table:table-cell>
          <table:table-cell table:style-name="ce73"/>
          <table:table-cell table:style-name="ce55" table:number-columns-repeated="6"/>
          <table:table-cell table:style-name="ce67"/>
          <table:table-cell table:style-name="ce73" office:value-type="string">
            <text:p>_ Par établissement ex-DG ou par catégorie d’établissements (CHU, CH…), présentation des données du retraitement comptable par grands postes de charges et par secteur d’activité <text:s/>: charges nettes, charges nettes majorées, tableau de recollement, compte de résultats</text:p>
            <text:p>_ Les tableaux de bord des retraitements comptables donnent accès au détail des charges par activité (MCO, SSR, Urgences…) et aux effectifs déclarés en équivalents temps plein, par établissement ou par groupe d’établissements</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15">
          <table:table-cell table:style-name="ce54" office:value-type="string">
            <text:p>Performance et opérations</text:p>
          </table:table-cell>
          <table:table-cell table:style-name="ce66" office:value-type="string">
            <text:p>Performance financière</text:p>
          </table:table-cell>
          <table:table-cell table:style-name="ce72" office:value-type="string">
            <text:p>Applicatif du SNATIH : EPRD et RIA/RQ</text:p>
          </table:table-cell>
          <table:table-cell table:style-name="ce77" office:value-type="string">
            <text:p>ATIH</text:p>
          </table:table-cell>
          <table:table-cell table:style-name="ce66" office:value-type="string">
            <text:p>_ Principale source : remontées financières des établissements</text:p>
          </table:table-cell>
          <table:table-cell table:style-name="ce72"/>
          <table:table-cell table:style-name="ce54" table:number-columns-repeated="6"/>
          <table:table-cell table:style-name="ce66"/>
          <table:table-cell table:style-name="ce72" office:value-type="string">
            <text:p>Par établissement ex-DG, présentation des données suivantes : </text:p>
            <text:p>_ l’état prévisionnel des recettes et des dépenses initial (EPRD) : compte de résultat prévisionnel, passage à la CAF, tableau de financement prévisionnel ;</text:p>
            <text:p>_ les 1er, 2ème et 3ème rapports infra-annuels (RIA). </text:p>
            <text:p/>
          </table:table-cell>
          <table:table-cell table:style-name="ce54" office:value-type="string">
            <text:p>Accès restreint</text:p>
          </table:table-cell>
          <table:table-cell table:style-name="ce54"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https://pasrel.atih.sante.fr/cas/login?service=http%3A%2F%2Fstats.atih.sante.fr%2Fsihnat%2Fconnexion_sihnat%2Findex.php</text:p>
          </table:table-cell>
          <table:table-cell table:style-name="ce72"/>
          <table:table-cell table:number-columns-repeated="234"/>
        </table:table-row>
        <table:table-row table:style-name="ro19">
          <table:table-cell table:style-name="ce55" office:value-type="string">
            <text:p>Performance et opérations</text:p>
          </table:table-cell>
          <table:table-cell table:style-name="ce67" office:value-type="string">
            <text:p>Performance financière</text:p>
          </table:table-cell>
          <table:table-cell table:style-name="ce73" office:value-type="string">
            <text:p>Applicatif du SNATIH : Tableaux de bord financiers des Etablissements Publics de Santé</text:p>
          </table:table-cell>
          <table:table-cell table:style-name="ce77" office:value-type="string">
            <text:p>ATIH</text:p>
          </table:table-cell>
          <table:table-cell table:style-name="ce67" office:value-type="string">
            <text:p>Réseau du Trésor public (bases de données de la DGFIP)</text:p>
          </table:table-cell>
          <table:table-cell table:style-name="ce73"/>
          <table:table-cell table:style-name="ce55" table:number-columns-repeated="6"/>
          <table:table-cell table:style-name="ce67"/>
          <table:table-cell table:style-name="ce73" office:value-type="string">
            <text:p>Sur les établissements ex-DG, tableaux organisés en 3 parties : </text:p>
            <text:p>- la partie 1 reprend, sur les 3 derniers exercices clos, 30 indicateurs, principalement financiers, issus du Bilan Fonctionnel et des soldes intermédiaires de gestion (SIG) ; </text:p>
            <text:p>- la partie 2 détaille les soldes intermédiaires de gestion (SIG) de l’établissement ;</text:p>
            <text:p>- la partie 3 présente 12 indicateurs principaux, dont le résultat du dernier exercice clos est positionné dans la distribution statistique de la catégorie à laquelle appartient l’hôpital concerné</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97" office:value-type="string">
            <text:p>https://pasrel.atih.sante.fr/cas/login?service=http%3A%2F%2Fstats.atih.sante.fr%2Fsihnat%2Fconnexion_sihnat%2Findex.php</text:p>
          </table:table-cell>
          <table:table-cell table:style-name="ce73"/>
          <table:table-cell table:number-columns-repeated="234"/>
        </table:table-row>
        <table:table-row table:style-name="ro23">
          <table:table-cell table:style-name="ce54" office:value-type="string">
            <text:p>Performance et opérations</text:p>
          </table:table-cell>
          <table:table-cell table:style-name="ce66" office:value-type="string">
            <text:p>Performance financière</text:p>
          </table:table-cell>
          <table:table-cell table:style-name="ce72" office:value-type="string">
            <text:p>Tableau de bord de l’IDS : suivi annuel et infra annuel des données comptables des établissements de santé publics</text:p>
          </table:table-cell>
          <table:table-cell table:style-name="ce77" office:value-type="string">
            <text:p>IDS</text:p>
          </table:table-cell>
          <table:table-cell table:style-name="ce66" office:value-type="string">
            <text:p>DGFiP</text:p>
          </table:table-cell>
          <table:table-cell table:style-name="ce72"/>
          <table:table-cell table:style-name="ce54" table:number-columns-repeated="6"/>
          <table:table-cell table:style-name="ce66"/>
          <table:table-cell table:style-name="ce72" office:value-type="string">
            <text:p>Principaux indicateurs <text:s/>: Dépenses titres 1,2,3 ; Recettes titres 1,2,4</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table:table-cell table:number-columns-repeated="234"/>
        </table:table-row>
        <table:table-row table:style-name="ro20">
          <table:table-cell table:style-name="ce55" office:value-type="string">
            <text:p>Performance et opérations</text:p>
          </table:table-cell>
          <table:table-cell table:style-name="ce67" office:value-type="string">
            <text:p>Performance financière</text:p>
          </table:table-cell>
          <table:table-cell table:style-name="ce73" office:value-type="string">
            <text:p>Tableau de bord de l’IDS : suivi des Comptes Financiers et des Etats Prévisionnels des Recettes et des Dépenses des établissements de santé publics et PSPH</text:p>
          </table:table-cell>
          <table:table-cell table:style-name="ce77" office:value-type="string">
            <text:p>IDS</text:p>
          </table:table-cell>
          <table:table-cell table:style-name="ce67" office:value-type="string">
            <text:p>SNATIH</text:p>
          </table:table-cell>
          <table:table-cell table:style-name="ce73"/>
          <table:table-cell table:style-name="ce55" table:number-columns-repeated="6"/>
          <table:table-cell table:style-name="ce67"/>
          <table:table-cell table:style-name="ce73" office:value-type="string">
            <text:p>Principaux indicateurs : Produits titres 1,2,3 ; Charges titres 1,2,3,4</text:p>
          </table:table-cell>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 : établissements de santé publics + PSPH + privés</text:p>
          </table:table-cell>
          <table:table-cell table:number-columns-repeated="234"/>
        </table:table-row>
        <table:table-row table:style-name="ro27">
          <table:table-cell table:style-name="ce54" office:value-type="string">
            <text:p>Performance et opérations</text:p>
          </table:table-cell>
          <table:table-cell table:style-name="ce66" office:value-type="string">
            <text:p>Performance financière</text:p>
          </table:table-cell>
          <table:table-cell table:style-name="ce72" office:value-type="string">
            <text:p>Tableau de bord de l’IDS : suivi des indicateurs de moyens des cliniques privées</text:p>
          </table:table-cell>
          <table:table-cell table:style-name="ce77" office:value-type="string">
            <text:p>IDS</text:p>
          </table:table-cell>
          <table:table-cell table:style-name="ce66" office:value-type="string">
            <text:p>SNATIH</text:p>
          </table:table-cell>
          <table:table-cell table:style-name="ce72"/>
          <table:table-cell table:style-name="ce54" table:number-columns-repeated="6"/>
          <table:table-cell table:style-name="ce66"/>
          <table:table-cell table:style-name="ce72" office:value-type="string">
            <text:p>_ Fonctionnalité : offrir des éléments de positionnement de l'offre de soins des cliniques par région et par discipline sur deux plans (au niveau de la capacité d'hospitalisation et du personnel soignant)</text:p>
            <text:p>_ Principaux indicateurs : nombre de places, de lits, de personnels médicaux</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Etablissement de santé publics + PSPH + privés</text:p>
          </table:table-cell>
          <table:table-cell table:number-columns-repeated="234"/>
        </table:table-row>
        <table:table-row table:style-name="ro56">
          <table:table-cell table:style-name="ce55" office:value-type="string">
            <text:p>Performance et opérations</text:p>
          </table:table-cell>
          <table:table-cell table:style-name="ce67" office:value-type="string">
            <text:p>Performance financière</text:p>
          </table:table-cell>
          <table:table-cell table:style-name="ce73" office:value-type="string">
            <text:p>Tableau de bord de l’IDS : suivi des versements aux cliniques privées par l’assurance maladie obligatoire</text:p>
          </table:table-cell>
          <table:table-cell table:style-name="ce77" office:value-type="string">
            <text:p>IDS</text:p>
          </table:table-cell>
          <table:table-cell table:style-name="ce67" office:value-type="string">
            <text:p>Statistiques mensuelle de la CNAMTS</text:p>
          </table:table-cell>
          <table:table-cell table:style-name="ce73"/>
          <table:table-cell table:style-name="ce55" table:number-columns-repeated="6"/>
          <table:table-cell table:style-name="ce67"/>
          <table:table-cell table:style-name="ce73"/>
          <table:table-cell table:style-name="ce55" office:value-type="string">
            <text:p>Accès restreint</text:p>
          </table:table-cell>
          <table:table-cell table:style-name="ce55" office:value-type="string">
            <text:p>Accès restreint aux membres de l'IDS</text:p>
          </table:table-cell>
          <table:table-cell table:style-name="ce55" office:value-type="string">
            <text:p>Payant</text:p>
          </table:table-cell>
          <table:table-cell table:style-name="ce55" office:value-type="string">
            <text:p>Exploitable</text:p>
          </table:table-cell>
          <table:table-cell table:style-name="ce55" table:number-columns-repeated="2"/>
          <table:table-cell table:style-name="ce67"/>
          <table:table-cell table:style-name="ce73" office:value-type="string">
            <text:p>France entière</text:p>
            <text:p>Etablissement de santé privés</text:p>
          </table:table-cell>
          <table:table-cell table:number-columns-repeated="234"/>
        </table:table-row>
        <table:table-row table:style-name="ro13">
          <table:table-cell table:style-name="ce54" office:value-type="string">
            <text:p>Performance et opérations</text:p>
          </table:table-cell>
          <table:table-cell table:style-name="ce66" office:value-type="string">
            <text:p>Performance financière</text:p>
          </table:table-cell>
          <table:table-cell table:style-name="ce72" office:value-type="string">
            <text:p>Tableau de bord de l’IDS : suivi des principaux indicateurs économiques et financiers des cliniques privées à but lucratif</text:p>
          </table:table-cell>
          <table:table-cell table:style-name="ce77" office:value-type="string">
            <text:p>IDS</text:p>
          </table:table-cell>
          <table:table-cell table:style-name="ce66" office:value-type="string">
            <text:p>Coface</text:p>
          </table:table-cell>
          <table:table-cell table:style-name="ce72"/>
          <table:table-cell table:style-name="ce54" table:number-columns-repeated="6"/>
          <table:table-cell table:style-name="ce66"/>
          <table:table-cell table:style-name="ce72" office:value-type="string">
            <text:p>_ Fonctionnalité : analyser les principaux indicateurs économiques et financiers des cliniques</text:p>
            <text:p>_ Principaux indicateurs : résultat net comptable, CA, rentabilité économique, taux de marge brute d'exploitation, CAF, taux d'endettement, effort d'investissement, rentabilité financière, capacité de remboursement</text:p>
            <text:p/>
          </table:table-cell>
          <table:table-cell table:style-name="ce54" office:value-type="string">
            <text:p>Accès restreint</text:p>
          </table:table-cell>
          <table:table-cell table:style-name="ce54" office:value-type="string">
            <text:p>Accès restreint aux membres de l'IDS</text:p>
          </table:table-cell>
          <table:table-cell table:style-name="ce54" office:value-type="string">
            <text:p>Payant</text:p>
          </table:table-cell>
          <table:table-cell table:style-name="ce54" office:value-type="string">
            <text:p>Exploitable</text:p>
          </table:table-cell>
          <table:table-cell table:style-name="ce54" table:number-columns-repeated="2"/>
          <table:table-cell table:style-name="ce66"/>
          <table:table-cell table:style-name="ce72" office:value-type="string">
            <text:p>France entière</text:p>
            <text:p>Etablissements de santé privés</text:p>
          </table:table-cell>
          <table:table-cell table:number-columns-repeated="234"/>
        </table:table-row>
        <table:table-row table:style-name="ro15">
          <table:table-cell table:style-name="ce55" office:value-type="string">
            <text:p>Performance et opérations</text:p>
          </table:table-cell>
          <table:table-cell table:style-name="ce67" office:value-type="string">
            <text:p>Performance financière</text:p>
          </table:table-cell>
          <table:table-cell table:style-name="ce73" office:value-type="string">
            <text:p>Applicatif du SNATIH : Indicateurs de productivité médico-économique</text:p>
          </table:table-cell>
          <table:table-cell table:style-name="ce77" office:value-type="string">
            <text:p>ATIH</text:p>
          </table:table-cell>
          <table:table-cell table:style-name="ce67" office:value-type="string">
            <text:p>_ Principales sources : PMSI, SAE, remontées financières des établissements</text:p>
          </table:table-cell>
          <table:table-cell table:style-name="ce73"/>
          <table:table-cell table:style-name="ce55" table:number-columns-repeated="6"/>
          <table:table-cell table:style-name="ce67"/>
          <table:table-cell table:style-name="ce73" office:value-type="string">
            <text:p>Mesure du taux de couverture des charges par les recettes par établissement ex-DG, pour le secteur MCO, le secteur sous DAF et tous champs confondus. L’évolution sur trois années est également donnée.</text:p>
          </table:table-cell>
          <table:table-cell table:style-name="ce55" office:value-type="string">
            <text:p>Accès restreint</text:p>
          </table:table-cell>
          <table:table-cell table:style-name="ce55" office:value-type="string">
            <text:p>Accès avec identifiant, pour des utilisateurs des : établissements de santé, agences régionales de santé, organismes nationaux (structures publiques, fédérations hospitalières, sécurité sociale et mutuelles)</text:p>
          </table:table-cell>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office:value-type="string">
            <text:p>https://pasrel.atih.sante.fr/cas/login?service=http%3A%2F%2Fstats.atih.sante.fr%2Fsihnat%2Fconnexion_sihnat%2Findex.php</text:p>
          </table:table-cell>
          <table:table-cell table:style-name="ce73"/>
          <table:table-cell table:number-columns-repeated="234"/>
        </table:table-row>
        <table:table-row table:style-name="ro28">
          <table:table-cell table:style-name="ce54" office:value-type="string">
            <text:p>Performance et opérations</text:p>
          </table:table-cell>
          <table:table-cell table:style-name="ce66" office:value-type="string">
            <text:p>Performance financière</text:p>
          </table:table-cell>
          <table:table-cell table:style-name="ce72" office:value-type="string">
            <text:p>Base d'Angers</text:p>
          </table:table-cell>
          <table:table-cell table:style-name="ce77" office:value-type="string">
            <text:p>FHF</text:p>
          </table:table-cell>
          <table:table-cell table:style-name="ce66" office:value-type="string">
            <text:p>Environ 200 établissements volontaires</text:p>
          </table:table-cell>
          <table:table-cell table:style-name="ce72" office:value-type="string">
            <text:p>_ Données de coûts sur les activités non cliniques des établissements ; 3 types d'activités suivies : activités logistiques et administratives, activités logistiques médicales, activités médico-techniques</text:p>
            <text:p>_ Pour chaque activité, moyenne du coût de l'unité d'oeuvre et écart typ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Word</text:p>
          </table:table-cell>
          <table:table-cell table:style-name="ce54"/>
          <table:table-cell table:style-name="ce85" office:value-type="string">
            <text:p><text:span text:style-name="T2"><text:a xlink:href="http://www.fhf.fr/Actualites/Finances-BDHF/Base-d-Angers/Base-d-Angers-2011">http://www.fhf.fr/Actualites/Finances-BDHF/Base-d-Angers/Base-d-Angers-2011</text:a></text:span></text:p>
          </table:table-cell>
          <table:table-cell table:style-name="ce72" office:value-type="string">
            <text:p>_ Données de coûts sur les activités non cliniques des établissements ; 3 types d'activités suivies : activités logistiques et administratives, activités logistiques médicales, activités médico-techniques</text:p>
          </table:table-cell>
          <table:table-cell table:style-name="ce54" office:value-type="string">
            <text:p>Accès fermé</text:p>
          </table:table-cell>
          <table:table-cell table:style-name="ce54" table:number-columns-repeated="5"/>
          <table:table-cell table:style-name="ce66"/>
          <table:table-cell table:style-name="ce72" office:value-type="string">
            <text:p>Environ 200 établissements volontaires</text:p>
          </table:table-cell>
          <table:table-cell table:number-columns-repeated="234"/>
        </table:table-row>
        <table:table-row table:style-name="ro16">
          <table:table-cell table:style-name="ce55" office:value-type="string">
            <text:p>Performance et opérations</text:p>
          </table:table-cell>
          <table:table-cell table:style-name="ce67" office:value-type="string">
            <text:p>Performance financière</text:p>
          </table:table-cell>
          <table:table-cell table:style-name="ce73" office:value-type="string">
            <text:p>Echelle nationale des coûts</text:p>
          </table:table-cell>
          <table:table-cell table:style-name="ce77" office:value-type="string">
            <text:p>ATIH</text:p>
          </table:table-cell>
          <table:table-cell table:style-name="ce67" office:value-type="string">
            <text:p>Etablissements publics et privés de santé</text:p>
          </table:table-cell>
          <table:table-cell table:style-name="ce73" office:value-type="string">
            <text:p>_ Coûts moyens des séjours hospitaliers en médecine, chirurgie, obstétrique  et odontologie (MCO) dans les établissements de santé publics et privés</text:p>
            <text:p>_ Présentation des données par catégorie majeure de diagnostic (CMD), sous-CMD, racine, GHM, niveau de sévérité, etc.</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_ Fiches de synthèse selon différentes catégories d’activité : catégorie majeure de diagnostic (CMD), sous-CMD, racine et GHM</text:p>
            <text:p>_ Document de synthèse pdf <text:s/>« Principaux résultats issus du référentiel 2011 »</text:p>
          </table:table-cell>
          <table:table-cell table:style-name="ce55" office:value-type="string">
            <text:p>Explicité avec restriction</text:p>
          </table:table-cell>
          <table:table-cell table:style-name="ce84" office:value-type="string">
            <text:p><text:span text:style-name="T2"><text:a xlink:href="http://www.atih.sante.fr/sites/default/files/public/content/1419/Principaux_résultats_issus_du_référentiel_2011.pdf">http://www.atih.sante.fr/sites/default/files/public/content/1419/Principaux_r%C3%A9sultats_issus_du_r%C3%A9f%C3%A9rentiel_2011.pdf</text:a></text:span></text:p>
          </table:table-cell>
          <table:table-cell table:style-name="ce73" office:value-type="string">
            <text:p>_ Coûts moyens 2011 des séjours hospitaliers en médecine, chirurgie, obstétrique  et odontologie (MCO) dans les établissements de santé publics et privés</text:p>
            <text:p>_ Données par GHM</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office:value-type="string">
            <text:p>_ Deux fichiers excel, un pour les coûts dans les hôpitaux, l'autre pour les coûts dans les cliniques</text:p>
          </table:table-cell>
          <table:table-cell table:style-name="ce55" office:value-type="string">
            <text:p>Explicité avec restriction</text:p>
          </table:table-cell>
          <table:table-cell table:style-name="ce84" office:value-type="string">
            <text:p><text:span text:style-name="T2"><text:a xlink:href="http://www.atih.sante.fr/referentiel-de-couts-mco-2011">http://www.atih.sante.fr/referentiel-de-couts-mco-2011</text:a></text:span></text:p>
          </table:table-cell>
          <table:table-cell table:style-name="ce73" office:value-type="string">
            <text:p>Etablissements publics et privés de santé</text:p>
          </table:table-cell>
          <table:table-cell table:number-columns-repeated="234"/>
        </table:table-row>
        <table:table-row table:style-name="ro15">
          <table:table-cell table:style-name="ce54" office:value-type="string">
            <text:p>Performance et opérations</text:p>
          </table:table-cell>
          <table:table-cell table:style-name="ce66" office:value-type="string">
            <text:p>Performance financière</text:p>
          </table:table-cell>
          <table:table-cell table:style-name="ce72" office:value-type="string">
            <text:p>Banque de données hospitalières de France</text:p>
          </table:table-cell>
          <table:table-cell table:style-name="ce77" office:value-type="string">
            <text:p>FHF</text:p>
          </table:table-cell>
          <table:table-cell table:style-name="ce66" office:value-type="string">
            <text:p>Principales sources : PMSI, DREES, analyses de la FHF</text:p>
          </table:table-cell>
          <table:table-cell table:style-name="ce72"/>
          <table:table-cell table:style-name="ce54" table:number-columns-repeated="6"/>
          <table:table-cell table:style-name="ce66"/>
          <table:table-cell table:style-name="ce72" office:value-type="string">
            <text:p>Nombreux modules : case mix, part de marché des établissements, ratios de ressources humaines, ratios de consommation de produits pharmaceutiques, ratios financiers, ratios de psychiatrie, etc.</text:p>
          </table:table-cell>
          <table:table-cell table:style-name="ce54" office:value-type="string">
            <text:p>Accès restreint</text:p>
          </table:table-cell>
          <table:table-cell table:style-name="ce54" office:value-type="string">
            <text:p>Banque de données conçue pour les décideurs hospitaliers : directeurs et médecins. Pour accéder aux modules, les personnels concernés disposant des codes de leur établissement doivent se rendre dans l'espace adhérents du site</text:p>
          </table:table-cell>
          <table:table-cell table:style-name="ce54" office:value-type="string">
            <text:p>Gratuit</text:p>
          </table:table-cell>
          <table:table-cell table:style-name="ce54" office:value-type="string">
            <text:p>Exploitable</text:p>
          </table:table-cell>
          <table:table-cell table:style-name="ce54" office:value-type="string">
            <text:p>Excel principalement</text:p>
          </table:table-cell>
          <table:table-cell table:style-name="ce54"/>
          <table:table-cell table:style-name="ce85" office:value-type="string">
            <text:p>http://www.fhf.fr/Actualites/Finances-BDHF/BDHF</text:p>
          </table:table-cell>
          <table:table-cell table:style-name="ce72"/>
          <table:table-cell table:number-columns-repeated="234"/>
        </table:table-row>
        <table:table-row table:style-name="ro12">
          <table:table-cell table:style-name="ce55" office:value-type="string">
            <text:p>Performance et opérations</text:p>
          </table:table-cell>
          <table:table-cell table:style-name="ce67" office:value-type="string">
            <text:p>Qualité</text:p>
          </table:table-cell>
          <table:table-cell table:style-name="ce73" office:value-type="string">
            <text:p>Base des indicateurs d'incitation financière à la qualité (IFAQ)</text:p>
          </table:table-cell>
          <table:table-cell table:style-name="ce77" office:value-type="string">
            <text:p>DGOS</text:p>
          </table:table-cell>
          <table:table-cell table:style-name="ce67" office:value-type="string">
            <text:p>Etablissements de santé (plus de 200 retenus pour l’expérimentation)</text:p>
            <text:p/>
          </table:table-cell>
          <table:table-cell table:style-name="ce73" office:value-type="string">
            <text:p>Base de données en cours de développement</text:p>
          </table:table-cell>
          <table:table-cell table:style-name="ce55" table:number-columns-repeated="6"/>
          <table:table-cell table:style-name="ce67"/>
          <table:table-cell table:style-name="ce73" office:value-type="string">
            <text:p>Base de données en cours de développement</text:p>
          </table:table-cell>
          <table:table-cell table:style-name="ce55" table:number-columns-repeated="6"/>
          <table:table-cell table:style-name="ce67"/>
          <table:table-cell table:style-name="ce73" office:value-type="string">
            <text:p>Plus de 200 établissements de santé pour l'expérimentation</text:p>
          </table:table-cell>
          <table:table-cell table:number-columns-repeated="234"/>
        </table:table-row>
        <table:table-row table:style-name="ro23">
          <table:table-cell table:style-name="ce54" office:value-type="string">
            <text:p>Performance et opérations</text:p>
          </table:table-cell>
          <table:table-cell table:style-name="ce66" office:value-type="string">
            <text:p>Performance financière</text:p>
          </table:table-cell>
          <table:table-cell table:style-name="ce72" office:value-type="string">
            <text:p>"Base INPI" sur les comptes des cliniques privées à but lucratif en France</text:p>
          </table:table-cell>
          <table:table-cell table:style-name="ce77" office:value-type="string">
            <text:p>INPI</text:p>
          </table:table-cell>
          <table:table-cell table:style-name="ce66" office:value-type="string">
            <text:p>Greffes des tribunaux de commerce, auprès desquels les cliniques privées à but lucratif doivent déposer leurs comptes en France</text:p>
          </table:table-cell>
          <table:table-cell table:style-name="ce72"/>
          <table:table-cell table:style-name="ce54" table:number-columns-repeated="6"/>
          <table:table-cell table:style-name="ce66"/>
          <table:table-cell table:style-name="ce72" office:value-type="string">
            <text:p>Compilation des liasses fiscales déposés par les cliniques privées à but lucratif aux greffes des tribunaux de commerce</text:p>
          </table:table-cell>
          <table:table-cell table:style-name="ce54" office:value-type="string">
            <text:p>Accès restreint</text:p>
          </table:table-cell>
          <table:table-cell table:style-name="ce54"/>
          <table:table-cell table:style-name="ce54" office:value-type="string">
            <text:p>Payan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66"/>
          <table:table-cell table:style-name="ce72"/>
          <table:table-cell table:number-columns-repeated="234"/>
        </table:table-row>
        <table:table-row table:style-name="ro23">
          <table:table-cell table:style-name="ce54" office:value-type="string">
            <text:p>Performance et opérations</text:p>
          </table:table-cell>
          <table:table-cell table:style-name="ce66" office:value-type="string">
            <text:p>Qualité</text:p>
          </table:table-cell>
          <table:table-cell table:style-name="ce72" office:value-type="string">
            <text:p>Evaluation du dispositif médical</text:p>
          </table:table-cell>
          <table:table-cell table:style-name="ce77" office:value-type="string">
            <text:p>HAS</text:p>
          </table:table-cell>
          <table:table-cell table:style-name="ce66" office:value-type="string">
            <text:p>Commission Nationale d’Évaluation des Dispositifs Médicaux et des Technologies de Santé (CNEDiMTS)</text:p>
          </table:table-cell>
          <table:table-cell table:style-name="ce72"/>
          <table:table-cell table:style-name="ce54" table:number-columns-repeated="6"/>
          <table:table-cell table:style-name="ce66"/>
          <table:table-cell table:style-name="ce72" office:value-type="string">
            <text:p>Indicateur sur les données sur le service médical rendu et sur l’amélioration du service médical rendu</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Non explicité</text:p>
          </table:table-cell>
          <table:table-cell table:style-name="ce66" office:value-type="string">
            <text:p>http://www.has-sante.fr/portail/jcms/r_1456314/fr/evaluation-recommandation-dispositifs-medicaux-portail</text:p>
          </table:table-cell>
          <table:table-cell table:style-name="ce72"/>
          <table:table-cell table:number-columns-repeated="234"/>
        </table:table-row>
        <table:table-row table:style-name="ro15">
          <table:table-cell table:style-name="ce55" office:value-type="string">
            <text:p>Performance et opérations</text:p>
          </table:table-cell>
          <table:table-cell table:style-name="ce67" office:value-type="string">
            <text:p>Qualité</text:p>
          </table:table-cell>
          <table:table-cell table:style-name="ce73" office:value-type="string">
            <text:p>Base des données de certification des établissements de santé</text:p>
          </table:table-cell>
          <table:table-cell table:style-name="ce77" office:value-type="string">
            <text:p>HAS</text:p>
          </table:table-cell>
          <table:table-cell table:style-name="ce67" office:value-type="string">
            <text:p>HAS</text:p>
          </table:table-cell>
          <table:table-cell table:style-name="ce73"/>
          <table:table-cell table:style-name="ce55" table:number-columns-repeated="6"/>
          <table:table-cell table:style-name="ce67"/>
          <table:table-cell table:style-name="ce73" office:value-type="string">
            <text:p>85 critères répartis en 2 chapitres (management de l'établissement et prise en charge du patient) et 8 sous-parties (management stratégique, management des ressources, management de la qualité et de la sécurité des soins, droits et place des patients gestion des données du pentients, parcours du patient, prises en charge spécifiques, professionnelles;. I</text:p>
          </table:table-cell>
          <table:table-cell table:style-name="ce55" office:value-type="string">
            <text:p>Accès fermé</text:p>
          </table:table-cell>
          <table:table-cell table:style-name="ce55" office:value-type="string">
            <text:p>Base non accessible au public en tant que telle, mais partiellement reprise dans Scope Santé (indicateurs modélisés)</text:p>
          </table:table-cell>
          <table:table-cell table:style-name="ce55"/>
          <table:table-cell table:style-name="ce55" office:value-type="string">
            <text:p>Exploitable</text:p>
          </table:table-cell>
          <table:table-cell table:style-name="ce55" table:number-columns-repeated="2"/>
          <table:table-cell table:style-name="ce67"/>
          <table:table-cell table:style-name="ce73" office:value-type="string">
            <text:p>Tous les établissements de santé (hôpitaux et cliniques)</text:p>
          </table:table-cell>
          <table:table-cell table:number-columns-repeated="234"/>
        </table:table-row>
        <table:table-row table:style-name="ro20">
          <table:table-cell table:style-name="ce54" office:value-type="string">
            <text:p>Performance et opérations</text:p>
          </table:table-cell>
          <table:table-cell table:style-name="ce66" office:value-type="string">
            <text:p>Performance opérationnelle</text:p>
          </table:table-cell>
          <table:table-cell table:style-name="ce72" office:value-type="string">
            <text:p>Base QUALHAS de qualité et de sécurité des soins </text:p>
          </table:table-cell>
          <table:table-cell table:style-name="ce77" office:value-type="string">
            <text:p>HAS</text:p>
          </table:table-cell>
          <table:table-cell table:style-name="ce66" office:value-type="string">
            <text:p>Hôpitaux</text:p>
          </table:table-cell>
          <table:table-cell table:style-name="ce72"/>
          <table:table-cell table:style-name="ce54" table:number-columns-repeated="6"/>
          <table:table-cell table:style-name="ce66"/>
          <table:table-cell table:style-name="ce72" office:value-type="string">
            <text:p>17 indicateurs MCO, SSR, HAD et psychiatrie : par exemple, tenue du dossier patient, délai d'envoi des courriers, mesure de la douleur et du poids</text:p>
          </table:table-cell>
          <table:table-cell table:style-name="ce54" office:value-type="string">
            <text:p>Accès restreint</text:p>
          </table:table-cell>
          <table:table-cell table:style-name="ce54" office:value-type="string">
            <text:p>Base accessible aux hôpitaux</text:p>
            <text:p>Non accessible au public en tant que telle, mais partiellement reprise dans Scope Santé (indicateurs modélisés)</text:p>
          </table:table-cell>
          <table:table-cell table:style-name="ce54" office:value-type="string">
            <text:p>Gratuit</text:p>
          </table:table-cell>
          <table:table-cell table:style-name="ce54" office:value-type="string">
            <text:p>Exploitable</text:p>
          </table:table-cell>
          <table:table-cell table:style-name="ce54"/>
          <table:table-cell table:style-name="ce54" office:value-type="string">
            <text:p>Non explicité</text:p>
          </table:table-cell>
          <table:table-cell table:style-name="ce66" office:value-type="string">
            <text:p>https://www.data.gouv.fr/fr/dataset/indicateurs-de-qualite-et-de-securite-des-soins-generalises-dans-les-etablissements-de-sante--572993</text:p>
          </table:table-cell>
          <table:table-cell table:style-name="ce72"/>
          <table:table-cell table:number-columns-repeated="234"/>
        </table:table-row>
        <table:table-row table:style-name="ro20">
          <table:table-cell table:style-name="ce54" office:value-type="string">
            <text:p>Consommation de soins et dépenses</text:p>
          </table:table-cell>
          <table:table-cell table:style-name="ce66" office:value-type="string">
            <text:p>Activité des établissements médicaux-sociaux</text:p>
          </table:table-cell>
          <table:table-cell table:style-name="ce72" office:value-type="string">
            <text:p>Base des cartographies OSCARS</text:p>
          </table:table-cell>
          <table:table-cell table:style-name="ce77" office:value-type="string">
            <text:p>Comité régional d'éducation pour la santé Provence-Alpes-Côte d'Azur</text:p>
          </table:table-cell>
          <table:table-cell table:style-name="ce66"/>
          <table:table-cell table:style-name="ce72" office:value-type="string">
            <text:p>Données de suivi des actions régionales de santé sur les régions PACA, Martinique, Nord Pas-de-Calais, Pays de la Loire, Centre Poitou-Charentes et Bretagne</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internet à travers un moteur de recherche</text:p>
          </table:table-cell>
          <table:table-cell table:style-name="ce54" office:value-type="string">
            <text:p>Non explicité</text:p>
          </table:table-cell>
          <table:table-cell table:style-name="ce86" office:value-type="string">
            <text:p><text:span text:style-name="T4"><text:a xlink:href="http://oscarsante.org/">http://oscarsante.org</text:a></text:span></text:p>
          </table:table-cell>
          <table:table-cell table:style-name="ce72"/>
          <table:table-cell table:style-name="ce54" table:number-columns-repeated="6"/>
          <table:table-cell table:style-name="ce66"/>
          <table:table-cell table:style-name="ce72"/>
          <table:table-cell table:number-columns-repeated="234"/>
        </table:table-row>
        <table:table-row table:style-name="ro29">
          <table:table-cell table:style-name="ce55" office:value-type="string">
            <text:p>Performance et opérations</text:p>
          </table:table-cell>
          <table:table-cell table:style-name="ce67" office:value-type="string">
            <text:p>Performance opérationnelle</text:p>
          </table:table-cell>
          <table:table-cell table:style-name="ce73" office:value-type="string">
            <text:p>Fichiers sous-jacents aux CPOM avec les établissements de santé</text:p>
          </table:table-cell>
          <table:table-cell table:style-name="ce77" office:value-type="string">
            <text:p>ARS</text:p>
          </table:table-cell>
          <table:table-cell table:style-name="ce67" office:value-type="string">
            <text:p>-</text:p>
          </table:table-cell>
          <table:table-cell table:style-name="ce73"/>
          <table:table-cell table:style-name="ce55" table:number-columns-repeated="6"/>
          <table:table-cell table:style-name="ce67"/>
          <table:table-cell table:style-name="ce73"/>
          <table:table-cell table:style-name="ce55" office:value-type="string">
            <text:p>Accès fermé</text:p>
          </table:table-cell>
          <table:table-cell table:style-name="ce55" table:number-columns-repeated="2"/>
          <table:table-cell table:style-name="ce55" office:value-type="string">
            <text:p>Exploitable</text:p>
          </table:table-cell>
          <table:table-cell table:style-name="ce55" office:value-type="string">
            <text:p>Excel</text:p>
          </table:table-cell>
          <table:table-cell table:style-name="ce55"/>
          <table:table-cell table:style-name="ce67"/>
          <table:table-cell table:style-name="ce73"/>
          <table:table-cell table:number-columns-repeated="234"/>
        </table:table-row>
        <table:table-row table:style-name="ro29">
          <table:table-cell table:style-name="ce54" office:value-type="string">
            <text:p>Performance et opérations</text:p>
          </table:table-cell>
          <table:table-cell table:style-name="ce66" office:value-type="string">
            <text:p>Performance opérationnelle</text:p>
          </table:table-cell>
          <table:table-cell table:style-name="ce72" office:value-type="string">
            <text:p>Outil "cerveau"</text:p>
          </table:table-cell>
          <table:table-cell table:style-name="ce77" office:value-type="string">
            <text:p>ARS Ile-de-France</text:p>
          </table:table-cell>
          <table:table-cell table:style-name="ce66" office:value-type="string">
            <text:p>RPU</text:p>
          </table:table-cell>
          <table:table-cell table:style-name="ce72"/>
          <table:table-cell table:style-name="ce54" table:number-columns-repeated="6"/>
          <table:table-cell table:style-name="ce66"/>
          <table:table-cell table:style-name="ce72" office:value-type="string">
            <text:p>Taux d'occupation des lits d'urgence</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résentation sous forme de cartes</text:p>
          </table:table-cell>
          <table:table-cell table:style-name="ce54"/>
          <table:table-cell table:style-name="ce66"/>
          <table:table-cell table:style-name="ce72"/>
          <table:table-cell table:number-columns-repeated="234"/>
        </table:table-row>
        <table:table-row table:style-name="ro30">
          <table:table-cell table:style-name="ce62" office:value-type="string">
            <text:p>Performance et opérations</text:p>
          </table:table-cell>
          <table:table-cell table:style-name="ce68" office:value-type="string">
            <text:p>Performance opérationnelle</text:p>
          </table:table-cell>
          <table:table-cell table:style-name="ce74" office:value-type="string">
            <text:p>Tableau de bord médico-social de l'ANAP</text:p>
          </table:table-cell>
          <table:table-cell table:style-name="ce78" office:value-type="string">
            <text:p>ANAP</text:p>
          </table:table-cell>
          <table:table-cell table:style-name="ce68" office:value-type="string">
            <text:p>Indicateurs calculés à partir des Bases HAPI, FINESS, données des structures</text:p>
          </table:table-cell>
          <table:table-cell table:style-name="ce74"/>
          <table:table-cell table:style-name="ce62" table:number-columns-repeated="6"/>
          <table:table-cell table:style-name="ce68"/>
          <table:table-cell table:style-name="ce74" office:value-type="string">
            <text:p>_ 3 niveaux de données ... :</text:p>
            <text:p>1) données de caractérisation permettant</text:p>
            <text:p>de décrire les spécificités de chaque structure</text:p>
            <text:p>et de calculer les 43 indicateurs retenus</text:p>
            <text:p>2) indicateurs de dialogue permettant</text:p>
            <text:p>à la structure d’échanger avec ses partenaires</text:p>
            <text:p>3) indicateurs clés d’analyse permettant</text:p>
            <text:p>d’approfondir la lecture des indicateurs</text:p>
            <text:p>de dialogue de gestion et de mener un pilotage</text:p>
            <text:p>interne de sa structure</text:p>
            <text:p>_ Exemples d'indicateurs : taux d'occupation des lits, taux d'absentéisme, taux de CAF</text:p>
          </table:table-cell>
          <table:table-cell table:style-name="ce62" office:value-type="string">
            <text:p>Accès restreint</text:p>
          </table:table-cell>
          <table:table-cell table:style-name="ce62" office:value-type="string">
            <text:p>Objectif d'un accès à tous à court termes</text:p>
          </table:table-cell>
          <table:table-cell table:style-name="ce62" office:value-type="string">
            <text:p>Gratuit</text:p>
          </table:table-cell>
          <table:table-cell table:style-name="ce62" office:value-type="string">
            <text:p>Exploitable</text:p>
          </table:table-cell>
          <table:table-cell table:style-name="ce62" office:value-type="string">
            <text:p>Excel</text:p>
          </table:table-cell>
          <table:table-cell table:style-name="ce62" office:value-type="string">
            <text:p>Explicité avec restriction</text:p>
          </table:table-cell>
          <table:table-cell table:style-name="ce95" office:value-type="string">
            <text:p>https://tdb-esms.atih.sante.fr</text:p>
          </table:table-cell>
          <table:table-cell table:style-name="ce74" office:value-type="string">
            <text:p>Aujourd'hui couvre 500 établissements, avec pour objectif de couvrir tous les établissements</text:p>
          </table:table-cell>
          <table:table-cell table:number-columns-repeated="234"/>
        </table:table-row>
        <table:table-row table:style-name="ro27">
          <table:table-cell table:style-name="ce54" office:value-type="string">
            <text:p>Performance et opérations</text:p>
          </table:table-cell>
          <table:table-cell table:style-name="ce66" office:value-type="string">
            <text:p>Qualité</text:p>
          </table:table-cell>
          <table:table-cell table:style-name="ce72" office:value-type="string">
            <text:p>Enquête nationale sur les évènements indésirables liés aux soins (ENEIS)</text:p>
          </table:table-cell>
          <table:table-cell table:style-name="ce77" office:value-type="string">
            <text:p>DREES, DGS, DHOS, HAS, AFFSAPS, InVS</text:p>
          </table:table-cell>
          <table:table-cell table:style-name="ce66" office:value-type="string">
            <text:p>Etablissements de santé : données recueillies, sur une période d'observation de 7 jours, par un binôme d’enquêteurs externes</text:p>
          </table:table-cell>
          <table:table-cell table:style-name="ce72" office:value-type="string">
            <text:p>Evaluation de l’importance des événements indésirables graves rencontrés dans les établissements de santé.</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drees.sante.gouv.fr/l-enquete-nationale-sur-les-evenements-indesirables-lies,6507.html">http://www.drees.sante.gouv.fr/l-enquete-nationale-sur-les-evenements-indesirables-lies,6507.html#publications</text:a></text:span></text:p>
          </table:table-cell>
          <table:table-cell table:style-name="ce72" office:value-type="string">
            <text:p>NA</text:p>
          </table:table-cell>
          <table:table-cell table:style-name="ce54" table:number-columns-repeated="6"/>
          <table:table-cell table:style-name="ce66"/>
          <table:table-cell table:style-name="ce72" office:value-type="string">
            <text:p>Plus de 8 000 séjours ou fractions de séjours patients ; plus de 250 unités couvertes dans plus de 80 établissements</text:p>
            <text:p>La Drees a fait deux enquêtes Eneis, en 2004 et 2009, mais depuis nous avons cessé de travailler sur les questions de qualité et de sécurité des soins, et ne prévoyons pas de rééditer l’enquête</text:p>
          </table:table-cell>
          <table:table-cell table:number-columns-repeated="234"/>
        </table:table-row>
        <table:table-row table:style-name="ro15">
          <table:table-cell table:style-name="ce55" office:value-type="string">
            <text:p>Performance et opérations</text:p>
          </table:table-cell>
          <table:table-cell table:style-name="ce67" office:value-type="string">
            <text:p>Qualité</text:p>
          </table:table-cell>
          <table:table-cell table:style-name="ce73" office:value-type="string">
            <text:p>Enquête nationale de prévalence des infections nosocomiales (ENPIN)</text:p>
          </table:table-cell>
          <table:table-cell table:style-name="ce77" office:value-type="string">
            <text:p>INVS</text:p>
          </table:table-cell>
          <table:table-cell table:style-name="ce67" office:value-type="string">
            <text:p>Etablissements de santé</text:p>
          </table:table-cell>
          <table:table-cell table:style-name="ce73" office:value-type="string">
            <text:p>Statistiques des maladies nosocomiales par catégorie d'établissement, par âge, par origine d'infection,type de séjour, facteurs de risque, étude des micro organismes et des traitements puis comparaisons régionales</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Non explicité</text:p>
          </table:table-cell>
          <table:table-cell table:style-name="ce84" office:value-type="string">
            <text:p><text:span text:style-name="T2"><text:a xlink:href="http://www.sante.gouv.fr/enquete-nationale-de-prevalence-enp.html">http://www.sante.gouv.fr/enquete-nationale-de-prevalence-enp.html</text:a></text:span></text:p>
          </table:table-cell>
          <table:table-cell table:style-name="ce73"/>
          <table:table-cell table:style-name="ce55" table:number-columns-repeated="6"/>
          <table:table-cell table:style-name="ce67"/>
          <table:table-cell table:style-name="ce73" office:value-type="string">
            <text:p>1938 établissements de santé couverts : 96,8% des lits d’hospitalisation publique français, et &lt;80% pour les ES privés</text:p>
          </table:table-cell>
          <table:table-cell table:number-columns-repeated="234"/>
        </table:table-row>
        <table:table-row table:style-name="ro19">
          <table:table-cell table:style-name="ce54" office:value-type="string">
            <text:p>Performance et opérations</text:p>
          </table:table-cell>
          <table:table-cell table:style-name="ce66" office:value-type="string">
            <text:p>Qualité</text:p>
          </table:table-cell>
          <table:table-cell table:style-name="ce72" office:value-type="string">
            <text:p>Bases des Réseaux d’alerte, d’investigation et de surveillance des infections nosocomiales (RAISIN)</text:p>
          </table:table-cell>
          <table:table-cell table:style-name="ce77" office:value-type="string">
            <text:p>Réseaux d’alerte, d’investigation et de surveillance des infections nosocomiales</text:p>
          </table:table-cell>
          <table:table-cell table:style-name="ce66" office:value-type="string">
            <text:p>Etablissements de santé volontaires</text:p>
          </table:table-cell>
          <table:table-cell table:style-name="ce72" office:value-type="string">
            <text:p>Cf. Données granulair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invs.sante.fr/Dossiers-thematiques/Maladies-infectieuses/Infections-associees-aux-soins/Surveillance-des-infections-associees-aux-soins-IAS/Partenariats">http://www.invs.sante.fr/Dossiers-thematiques/Maladies-infectieuses/Infections-associees-aux-soins/Surveillance-des-infections-associees-aux-soins-IAS/Partenariats</text:a></text:span></text:p>
          </table:table-cell>
          <table:table-cell table:style-name="ce72" office:value-type="string">
            <text:p>Surveillance des infections des sites opératoires, des bactéries multirésistantes, des infections nosocomiales en réanimation, etc.</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Exploitable</text:p>
          </table:table-cell>
          <table:table-cell table:style-name="ce54"/>
          <table:table-cell table:style-name="ce54" office:value-type="string">
            <text:p>Explicité avec restriction</text:p>
          </table:table-cell>
          <table:table-cell table:style-name="ce85" office:value-type="string">
            <text:p><text:span text:style-name="T2"><text:a xlink:href="http://www.invs.sante.fr/Dossiers-thematiques/Maladies-infectieuses/Infections-associees-aux-soins/Surveillance-des-infections-associees-aux-soins-IAS/Surveillance-en-incidence">http://www.invs.sante.fr/Dossiers-thematiques/Maladies-infectieuses/Infections-associees-aux-soins/Surveillance-des-infections-associees-aux-soins-IAS/Surveillance-en-incidence</text:a></text:span></text:p>
          </table:table-cell>
          <table:table-cell table:style-name="ce72"/>
          <table:table-cell table:number-columns-repeated="234"/>
        </table:table-row>
        <table:table-row table:style-name="ro57">
          <table:table-cell table:style-name="ce55" office:value-type="string">
            <text:p>Performance et opérations</text:p>
          </table:table-cell>
          <table:table-cell table:style-name="ce67" office:value-type="string">
            <text:p>Qualité</text:p>
          </table:table-cell>
          <table:table-cell table:style-name="ce73" office:value-type="string">
            <text:p>Tableau de Bord des Infections Nosocomiales (TBIN)</text:p>
          </table:table-cell>
          <table:table-cell table:style-name="ce77" office:value-type="string">
            <text:p>DGOS</text:p>
          </table:table-cell>
          <table:table-cell table:style-name="ce67" office:value-type="string">
            <text:p>Etablissements de santé, qui renseignent les données selon un modèle défini par un arrêté du Ministre chargé de la santé</text:p>
          </table:table-cell>
          <table:table-cell table:style-name="ce73" office:value-type="string">
            <text:p>7 indicateurs sur le niveau d’engagement dans la prévention des infections nosocomiales : Indicateur Composite des Activités de Lutte contre les Infections</text:p>
            <text:p>Nosocomiales, Indicateur de Consommation de Solutions Hydro Alcooliques pour l’hygiène</text:p>
            <text:p>des mains, Indicateur Composite de Lutte contre les Infections du Site Opératoire, Indice Composite de bon usage des AnTiBiotiques, Indicateur Composite de maitrise de la diffusion des Bactéries Multi-Résistantes, Indicateur triennal du SARM, Indicateur agrégé</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Non exploitable</text:p>
          </table:table-cell>
          <table:table-cell table:style-name="ce55" office:value-type="string">
            <text:p>Pdf</text:p>
          </table:table-cell>
          <table:table-cell table:style-name="ce55" office:value-type="string">
            <text:p>Explicité avec restriction</text:p>
          </table:table-cell>
          <table:table-cell table:style-name="ce84" office:value-type="string">
            <text:p><text:a xlink:href="http://www.sante.gouv.fr/tableau-de-bord-des-infections-nosocomiales-les-resultats">http://www.sante.gouv.fr/tableau-de-bord-des-infections-nosocomiales-les-resultats
</text:a></text:p>
          </table:table-cell>
          <table:table-cell table:style-name="ce73" office:value-type="string">
            <text:p>7 indicateurs sur le niveau d’engagement dans la prévention des infections nosocomiales : Indicateur Composite des Activités de Lutte contre les Infections</text:p>
            <text:p>Nosocomiales, Indicateur de Consommation de Solutions Hydro Alcooliques pour l’hygiène</text:p>
            <text:p>des mains, Indicateur Composite de Lutte contre les Infections du Site Opératoire, Indice Composite de bon usage des AnTiBiotiques, Indicateur Composite de maitrise de la diffusion des Bactéries Multi-Résistantes, Indicateur triennal du SARM, Indicateur agrégé</text:p>
            <text:p/>
          </table:table-cell>
          <table:table-cell table:style-name="ce55" office:value-type="string">
            <text:p>Accès à tous</text:p>
          </table:table-cell>
          <table:table-cell table:style-name="ce55"/>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sans restriction</text:p>
          </table:table-cell>
          <table:table-cell table:style-name="ce84" office:value-type="string">
            <text:p><text:span text:style-name="T2"><text:a xlink:href="http://www.data.gouv.fr/">http://www.data.gouv.fr</text:a></text:span></text:p>
          </table:table-cell>
          <table:table-cell table:style-name="ce73"/>
          <table:table-cell table:number-columns-repeated="234"/>
        </table:table-row>
        <table:table-row table:style-name="ro58">
          <table:table-cell table:style-name="ce54" office:value-type="string">
            <text:p>Performance et opérations</text:p>
          </table:table-cell>
          <table:table-cell table:style-name="ce66" office:value-type="string">
            <text:p>Qualité</text:p>
          </table:table-cell>
          <table:table-cell table:style-name="ce72" office:value-type="string">
            <text:p>Base du sondage « perception de la sécurité des soins auprès des professionnels de santé » </text:p>
          </table:table-cell>
          <table:table-cell table:style-name="ce77" office:value-type="string">
            <text:p>HAS</text:p>
          </table:table-cell>
          <table:table-cell table:style-name="ce66" office:value-type="string">
            <text:p>Médecins généralistes, infirmiers, pharmaciens</text:p>
          </table:table-cell>
          <table:table-cell table:style-name="ce72" office:value-type="string">
            <text:p>Cf. Données granulaires</text:p>
          </table:table-cell>
          <table:table-cell table:style-name="ce54" table:number-columns-repeated="6"/>
          <table:table-cell table:style-name="ce66"/>
          <table:table-cell table:style-name="ce72" office:value-type="string">
            <text:p>Indicateurs de perception de sécurité des soins des professionnels de santé</text:p>
          </table:table-cell>
          <table:table-cell table:style-name="ce54" table:number-columns-repeated="6"/>
          <table:table-cell table:style-name="ce66"/>
          <table:table-cell table:style-name="ce72"/>
          <table:table-cell table:number-columns-repeated="234"/>
        </table:table-row>
        <table:table-row table:style-name="ro17">
          <table:table-cell table:style-name="ce55" office:value-type="string">
            <text:p>Performance et opérations</text:p>
          </table:table-cell>
          <table:table-cell table:style-name="ce67" office:value-type="string">
            <text:p>Qualité</text:p>
          </table:table-cell>
          <table:table-cell table:style-name="ce73" office:value-type="string">
            <text:p>Indicateurs I-SATIS de satisfaction des patients</text:p>
          </table:table-cell>
          <table:table-cell table:style-name="ce77" office:value-type="string">
            <text:p>DGOS</text:p>
          </table:table-cell>
          <table:table-cell table:style-name="ce67" office:value-type="string">
            <text:p>Questionnaire en ligne et enquête téléphonique post-hospitalisation</text:p>
          </table:table-cell>
          <table:table-cell table:style-name="ce73" office:value-type="string">
            <text:p>Information non disponible à ce jour</text:p>
          </table:table-cell>
          <table:table-cell table:style-name="ce55" table:number-columns-repeated="6"/>
          <table:table-cell table:style-name="ce67"/>
          <table:table-cell table:style-name="ce73" office:value-type="string">
            <text:p>Interrogation des patients sur 6 thèmes : prise en charge globale ; attitude des professionnels ; communication avec les professionnels ; information du patient ; restauration hospitalière ; commodité de la chambre </text:p>
          </table:table-cell>
          <table:table-cell table:style-name="ce55" office:value-type="string">
            <text:p>Accès restreint</text:p>
          </table:table-cell>
          <table:table-cell table:style-name="ce55" office:value-type="string">
            <text:p>Accessible par les établissements, Institut de sondage, DGOS</text:p>
            <text:p/>
          </table:table-cell>
          <table:table-cell table:style-name="ce55" office:value-type="string">
            <text:p>Gratuit</text:p>
          </table:table-cell>
          <table:table-cell table:style-name="ce55" office:value-type="string">
            <text:p>Exploitable</text:p>
          </table:table-cell>
          <table:table-cell table:style-name="ce55" table:number-columns-repeated="2"/>
          <table:table-cell table:style-name="ce67"/>
          <table:table-cell table:style-name="ce73" office:value-type="string">
            <text:p>Expérimentation lancée en 2011, généralisation débutée en 2014</text:p>
          </table:table-cell>
          <table:table-cell table:number-columns-repeated="234"/>
        </table:table-row>
        <table:table-row table:style-name="ro29">
          <table:table-cell table:style-name="ce54" office:value-type="string">
            <text:p>Performance et opérations</text:p>
          </table:table-cell>
          <table:table-cell table:style-name="ce66" office:value-type="string">
            <text:p>Qualité</text:p>
          </table:table-cell>
          <table:table-cell table:style-name="ce72" office:value-type="string">
            <text:p>Indicateurs de mortalité post-hospitalière</text:p>
          </table:table-cell>
          <table:table-cell table:style-name="ce77" office:value-type="string">
            <text:p>INSERM-CépiDC</text:p>
          </table:table-cell>
          <table:table-cell table:style-name="ce66" office:value-type="string">
            <text:p>Bases de données médico-administratives</text:p>
          </table:table-cell>
          <table:table-cell table:style-name="ce72"/>
          <table:table-cell table:style-name="ce54" table:number-columns-repeated="6"/>
          <table:table-cell table:style-name="ce66"/>
          <table:table-cell table:style-name="ce72" office:value-type="string">
            <text:p>Indicateurs de mortalité post-hospitalière pour tous les hôpitaux de MCO</text:p>
          </table:table-cell>
          <table:table-cell table:style-name="ce54" office:value-type="string">
            <text:p>Accès restreint</text:p>
          </table:table-cell>
          <table:table-cell table:style-name="ce54"/>
          <table:table-cell table:style-name="ce54" office:value-type="string">
            <text:p>Gratuit</text:p>
          </table:table-cell>
          <table:table-cell table:style-name="ce54" office:value-type="string">
            <text:p>Exploitable</text:p>
          </table:table-cell>
          <table:table-cell table:style-name="ce54" office:value-type="string">
            <text:p>Tables SAS</text:p>
          </table:table-cell>
          <table:table-cell table:style-name="ce54"/>
          <table:table-cell table:style-name="ce66"/>
          <table:table-cell table:style-name="ce72" office:value-type="string">
            <text:p>Tous les hôpitaux de MCO</text:p>
          </table:table-cell>
          <table:table-cell table:number-columns-repeated="234"/>
        </table:table-row>
        <table:table-row table:style-name="ro11">
          <table:table-cell table:style-name="ce55" office:value-type="string">
            <text:p>Performance et opérations</text:p>
          </table:table-cell>
          <table:table-cell table:style-name="ce67" office:value-type="string">
            <text:p>Qualité</text:p>
          </table:table-cell>
          <table:table-cell table:style-name="ce73" office:value-type="string">
            <text:p>Enquête nationale sur les structures des urgences hospitalières</text:p>
          </table:table-cell>
          <table:table-cell table:style-name="ce77" office:value-type="string">
            <text:p>DREES</text:p>
          </table:table-cell>
          <table:table-cell table:style-name="ce67" office:value-type="string">
            <text:p>Etablissements de santé et patients</text:p>
          </table:table-cell>
          <table:table-cell table:style-name="ce73" office:value-type="string">
            <text:p>Entre autres questions, interrogation des patients sur les difficultés éventuelles rencontrées lors des passages aux urgences : temps d'attente sur un brancard, expression de violence, en cas de décision d'hospitalisation, délai d'obtention d'une place et nombre d'appels de service pour ce faire, intervention de l'administrateur de garde, etc. mais aussi nombre d'employés dans tel ou tel département, à telle heure etc.</text:p>
          </table:table-cell>
          <table:table-cell table:style-name="ce55" office:value-type="string">
            <text:p>Accès à tous</text:p>
          </table:table-cell>
          <table:table-cell table:style-name="ce55" office:value-type="string">
            <text:p>Accès à tous pour les données sur les structures, restreint pour les données sur les patients</text:p>
            <text:p/>
          </table:table-cell>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Non explicité</text:p>
          </table:table-cell>
          <table:table-cell table:style-name="ce84" office:value-type="string">
            <text:p><text:span text:style-name="T2"><text:a xlink:href="http://www.drees.sante.gouv.fr/enquete-nationale-sur-les-structures-des-urgences,11113.html">http://www.drees.sante.gouv.fr/enquete-nationale-sur-les-structures-des-urgences,11113.html</text:a></text:span></text:p>
          </table:table-cell>
          <table:table-cell table:style-name="ce73" office:value-type="string">
            <text:p>Entre autres questions, interrogation des patients sur les difficultés éventuelles rencontrées lors des passages aux urgences : temps d'attente sur un brancard, expression de violence, en cas de décision d'hospitalisation, délai d'obtention d'une place et nombre d'appels de service pour ce faire, intervention de l'administrateur de garde, etc. mais aussi nombre d'employés dans tel ou tel département, à telle heure etc.</text:p>
          </table:table-cell>
          <table:table-cell table:style-name="ce55" office:value-type="string">
            <text:p>Accès restreint</text:p>
          </table:table-cell>
          <table:table-cell table:style-name="ce55" office:value-type="string">
            <text:p>Accès à tous pour les données sur les structures, restreint pour les données sur les patients</text:p>
            <text:p>Le fichier de production et de recherche sera disponible mi-2014 en signant une convention d'usage ou via le réseau Quételet.</text:p>
            <text:p/>
          </table:table-cell>
          <table:table-cell table:style-name="ce55" office:value-type="string">
            <text:p>Gratuit</text:p>
          </table:table-cell>
          <table:table-cell table:style-name="ce55" office:value-type="string">
            <text:p>Exploitable</text:p>
          </table:table-cell>
          <table:table-cell table:style-name="ce55" office:value-type="string">
            <text:p>Excel</text:p>
          </table:table-cell>
          <table:table-cell table:style-name="ce55" office:value-type="string">
            <text:p>Non explicité</text:p>
          </table:table-cell>
          <table:table-cell table:style-name="ce84" office:value-type="string">
            <text:p><text:span text:style-name="T2"><text:a xlink:href="http://www.drees.sante.gouv.fr/enquete-nationale-sur-les-structures-des-urgences,11113.html">http://www.drees.sante.gouv.fr/enquete-nationale-sur-les-structures-des-urgences,11113.html</text:a></text:span></text:p>
          </table:table-cell>
          <table:table-cell table:style-name="ce73" office:value-type="string">
            <text:p>Près de 50 000 questionnaires envoyés, à des patients et structures</text:p>
          </table:table-cell>
          <table:table-cell table:number-columns-repeated="234"/>
        </table:table-row>
        <table:table-row table:style-name="ro11">
          <table:table-cell table:style-name="ce55" office:value-type="string">
            <text:p>Consommation de soins et dépenses</text:p>
          </table:table-cell>
          <table:table-cell table:style-name="ce67" office:value-type="string">
            <text:p>Infrastructures</text:p>
          </table:table-cell>
          <table:table-cell table:style-name="ce73" office:value-type="string">
            <text:p>Datamart du SNIIRAM : données de consommation dans les EPHAD</text:p>
          </table:table-cell>
          <table:table-cell table:style-name="ce77" office:value-type="string">
            <text:p>CNAMTS</text:p>
          </table:table-cell>
          <table:table-cell table:style-name="ce67" office:value-type="string">
            <text:p>-SNIIRAM</text:p>
          </table:table-cell>
          <table:table-cell table:style-name="ce73"/>
          <table:table-cell table:style-name="ce55" table:number-columns-repeated="6"/>
          <table:table-cell table:style-name="ce84"/>
          <table:table-cell table:style-name="ce73" office:value-type="string">
            <text:p>Données de consommation dans les EPHAD</text:p>
          </table:table-cell>
          <table:table-cell table:style-name="ce55" office:value-type="string">
            <text:p>Accès restreint</text:p>
          </table:table-cell>
          <table:table-cell table:style-name="ce55"/>
          <table:table-cell table:style-name="ce55" office:value-type="string">
            <text:p>Gratuit</text:p>
          </table:table-cell>
          <table:table-cell table:style-name="ce55" office:value-type="string">
            <text:p>Exploitable</text:p>
          </table:table-cell>
          <table:table-cell table:style-name="ce55"/>
          <table:table-cell table:style-name="ce55" office:value-type="string">
            <text:p>Explicité avec restriction</text:p>
          </table:table-cell>
          <table:table-cell table:style-name="ce84"/>
          <table:table-cell table:style-name="ce73"/>
          <table:table-cell table:number-columns-repeated="234"/>
        </table:table-row>
        <table:table-row table:style-name="ro26">
          <table:table-cell table:style-name="ce54" office:value-type="string">
            <text:p>Performance et opérations</text:p>
          </table:table-cell>
          <table:table-cell table:style-name="ce66" office:value-type="string">
            <text:p>Qualité</text:p>
          </table:table-cell>
          <table:table-cell table:style-name="ce72" office:value-type="string">
            <text:p>"Base" indicateurs de rémunération sur objectifs de santé publique (ROSP)</text:p>
          </table:table-cell>
          <table:table-cell table:style-name="ce77" office:value-type="string">
            <text:p>CNAMTS</text:p>
          </table:table-cell>
          <table:table-cell table:style-name="ce66" office:value-type="string">
            <text:p>Médecins libéraux</text:p>
          </table:table-cell>
          <table:table-cell table:style-name="ce72" office:value-type="string">
            <text:p>Performances moyennes par indicateurs : cf. "données granulair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Explicité avec restriction</text:p>
          </table:table-cell>
          <table:table-cell table:style-name="ce85" office:value-type="string">
            <text:p><text:span text:style-name="T2"><text:a xlink:href="http://www.ameli.fr/fileadmin/user_upload/documents/DP_Bilan_ROSP_1_an_11042013_VDEF3.pdf">http://www.ameli.fr/fileadmin/user_upload/documents/DP_Bilan_ROSP_1_an_11042013_VDEF3.pdf</text:a></text:span></text:p>
          </table:table-cell>
          <table:table-cell table:style-name="ce72" office:value-type="string">
            <text:p>29 indicateurs</text:p>
            <text:p>1) 5 indicateurs portant sur l'organisation du cabinet</text:p>
            <text:p>2) 24 indicateurs relatifs à la qualité de la pratique médicale (9 indicateurs de suivi des pathologies chroniques, 8 indicateurs de prévention, 7 indicateurs d'optimisation des prescriptions/ efficience)</text:p>
          </table:table-cell>
          <table:table-cell table:style-name="ce54" office:value-type="string">
            <text:p>Accès fermé</text:p>
          </table:table-cell>
          <table:table-cell table:style-name="ce54" table:number-columns-repeated="5"/>
          <table:table-cell table:style-name="ce66"/>
          <table:table-cell table:style-name="ce72" office:value-type="string">
            <text:p>Ensemble des médecins libéraux, sauf ceux qui ont fait connaître leur refus avant le 26 décembre 2011. Le dispositif concerne l’ensemble des médecins, généralistes et spécialistes.</text:p>
          </table:table-cell>
          <table:table-cell table:number-columns-repeated="234"/>
        </table:table-row>
        <table:table-row table:style-name="ro13">
          <table:table-cell table:style-name="ce54" office:value-type="string">
            <text:p>Performance et opérations</text:p>
          </table:table-cell>
          <table:table-cell table:style-name="ce66" office:value-type="string">
            <text:p>Qualité</text:p>
          </table:table-cell>
          <table:table-cell table:style-name="ce72" office:value-type="string">
            <text:p>Données <text:s/>résultant de l'évaluation du médicament</text:p>
          </table:table-cell>
          <table:table-cell table:style-name="ce77" office:value-type="string">
            <text:p>HAS</text:p>
          </table:table-cell>
          <table:table-cell table:style-name="ce66"/>
          <table:table-cell table:style-name="ce72"/>
          <table:table-cell table:style-name="ce54" table:number-columns-repeated="6"/>
          <table:table-cell table:style-name="ce87"/>
          <table:table-cell table:style-name="ce72" office:value-type="string">
            <text:p>Données des avis concernant à la fois :</text:p>
            <text:p>- des médicaments déjà inscrits sur la liste des médicaments remboursables aux assurés sociaux ou sur la liste des médicaments agréés à l’usage des collectivités et divers services publics;</text:p>
            <text:p>- des médicaments pour lesquels la procédure d’admission au remboursement est en cours (c’est-à-dire non encore commercialisés ou commercialisés en non remboursable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Non explicité</text:p>
          </table:table-cell>
          <table:table-cell table:style-name="ce88" office:value-type="string">
            <text:p><text:span text:style-name="T1"><text:a xlink:href="http://www.has-sante.fr/portail/jcms/r_1456073/fr/evaluation-recommandation-medicaments">http://www.has-sante.fr/portail/jcms/r_1456073/fr/evaluation-recommandation-medicaments</text:a></text:span></text:p>
          </table:table-cell>
          <table:table-cell table:style-name="ce72"/>
          <table:table-cell table:number-columns-repeated="234"/>
        </table:table-row>
        <table:table-row table:style-name="ro24">
          <table:table-cell table:style-name="ce54" office:value-type="string">
            <text:p>Performance et opérations</text:p>
          </table:table-cell>
          <table:table-cell table:style-name="ce66" office:value-type="string">
            <text:p>Qualité</text:p>
          </table:table-cell>
          <table:table-cell table:style-name="ce72" office:value-type="string">
            <text:p>Tableaux de bords de l'accréditation des médecins</text:p>
          </table:table-cell>
          <table:table-cell table:style-name="ce77" office:value-type="string">
            <text:p>HAS</text:p>
          </table:table-cell>
          <table:table-cell table:style-name="ce66" office:value-type="string">
            <text:p>Médecins en établissement, HAS</text:p>
          </table:table-cell>
          <table:table-cell table:style-name="ce72" office:value-type="string">
            <text:p>suivre le déploiement du dispositif de</text:p>
            <text:p>l'accréditation des médecins. Il est rafraîchi chaque 1er du mois, et Présente</text:p>
            <text:p>plusieurs indicateurs permettant de recueillir : 1) des informations générales sur le processus; 2) des éléments caractérisant les EPR acceptés dans la base REX</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Pdf</text:p>
          </table:table-cell>
          <table:table-cell table:style-name="ce54" office:value-type="string">
            <text:p>Non explicité</text:p>
          </table:table-cell>
          <table:table-cell table:style-name="ce88" office:value-type="string">
            <text:p><text:span text:style-name="T1"><text:a xlink:href="http://www.has-sante.fr/portail/jcms/c_1149405/tableau-de-bord-de-laccreditation-des-medecins">http://www.has-sante.fr/portail/jcms/c_1149405/tableau-de-bord-de-laccreditation-des-medecins</text:a></text:span></text:p>
          </table:table-cell>
          <table:table-cell table:style-name="ce72"/>
          <table:table-cell table:style-name="ce54" table:number-columns-repeated="6"/>
          <table:table-cell table:style-name="ce88"/>
          <table:table-cell table:style-name="ce72"/>
          <table:table-cell table:number-columns-repeated="234"/>
        </table:table-row>
        <table:table-row table:style-name="ro59">
          <table:table-cell table:style-name="ce54" office:value-type="string">
            <text:p>Performance et opérations</text:p>
          </table:table-cell>
          <table:table-cell table:style-name="ce66" office:value-type="string">
            <text:p>Qualité</text:p>
          </table:table-cell>
          <table:table-cell table:style-name="ce72" office:value-type="string">
            <text:p>Résultat d'accréditation des médecins en établissement de santé</text:p>
          </table:table-cell>
          <table:table-cell table:style-name="ce77" office:value-type="string">
            <text:p>HAS</text:p>
          </table:table-cell>
          <table:table-cell table:style-name="ce66" office:value-type="string">
            <text:p>Médecins en établissement, HAS</text:p>
          </table:table-cell>
          <table:table-cell table:style-name="ce72" office:value-type="string">
            <text:p>Nom, coordonnées et spécialités des médecins accrédités par l'HAS</text:p>
          </table:table-cell>
          <table:table-cell table:style-name="ce54" office:value-type="string">
            <text:p>Accès à tous</text:p>
          </table:table-cell>
          <table:table-cell table:style-name="ce54"/>
          <table:table-cell table:style-name="ce54" office:value-type="string">
            <text:p>Gratuit</text:p>
          </table:table-cell>
          <table:table-cell table:style-name="ce54" office:value-type="string">
            <text:p>Non exploitable</text:p>
          </table:table-cell>
          <table:table-cell table:style-name="ce54" office:value-type="string">
            <text:p>Consultable sur le site</text:p>
          </table:table-cell>
          <table:table-cell table:style-name="ce54" office:value-type="string">
            <text:p>Non explicité</text:p>
          </table:table-cell>
          <table:table-cell table:style-name="ce88" office:value-type="string">
            <text:p>http://www.has-sante.fr/portail/jcms/c_6056/fr/recherche-avancee?expression=exact&amp;expression=exact&amp;text=Saisir+vos+mots+cl%C3%A9s&amp;text=Saisir+vos+mots+cl%C3%A9s&amp;liaison_word=and&amp;searchOn=fullText&amp;catMode=or&amp;dateMiseEnLigne=indexDateFrom&amp;dateDebut=&amp;dateFin=&amp;typesf=certifications%2Fgenerated.CertificatDaccreditation&amp;search_antidot=&amp;portlet=c_39085</text:p>
          </table:table-cell>
          <table:table-cell table:style-name="ce72"/>
          <table:table-cell table:style-name="ce54" table:number-columns-repeated="6"/>
          <table:table-cell table:style-name="ce88"/>
          <table:table-cell table:style-name="ce72"/>
          <table:table-cell table:number-columns-repeated="234"/>
        </table:table-row>
        <table:table-row table:style-name="ro29">
          <table:table-cell table:style-name="ce55" office:value-type="string">
            <text:p>Performance et opérations</text:p>
          </table:table-cell>
          <table:table-cell table:style-name="ce67" office:value-type="string">
            <text:p>Qualité</text:p>
          </table:table-cell>
          <table:table-cell table:style-name="ce73" office:value-type="string">
            <text:p>Base d'accréditation des médecins en établissement de santé</text:p>
          </table:table-cell>
          <table:table-cell table:style-name="ce77" office:value-type="string">
            <text:p>HAS</text:p>
          </table:table-cell>
          <table:table-cell table:style-name="ce67" office:value-type="string">
            <text:p>Médecins en établissement, HAS</text:p>
          </table:table-cell>
          <table:table-cell table:style-name="ce73"/>
          <table:table-cell table:style-name="ce55" table:number-columns-repeated="6"/>
          <table:table-cell table:style-name="ce83"/>
          <table:table-cell table:style-name="ce73" office:value-type="string">
            <text:p>Données sur les indicateurs d'accréditation des médecins</text:p>
          </table:table-cell>
          <table:table-cell table:style-name="ce55" office:value-type="string">
            <text:p>Accès fermé</text:p>
          </table:table-cell>
          <table:table-cell table:style-name="ce55" table:number-columns-repeated="5"/>
          <table:table-cell table:style-name="ce67"/>
          <table:table-cell table:style-name="ce73"/>
          <table:table-cell table:number-columns-repeated="234"/>
        </table:table-row>
        <table:table-row table:style-name="ro9">
          <table:table-cell table:style-name="ce63" table:number-columns-repeated="4"/>
          <table:table-cell table:style-name="ce81"/>
          <table:table-cell table:style-name="ce63" table:number-columns-repeated="16"/>
          <table:table-cell table:style-name="ce100"/>
          <table:table-cell table:number-columns-repeated="234"/>
        </table:table-row>
        <table:table-row table:style-name="ro6" table:number-rows-repeated="1048259">
          <table:table-cell table:number-columns-repeated="256"/>
        </table:table-row>
        <table:table-row table:style-name="ro6">
          <table:table-cell table:number-columns-repeated="256"/>
        </table:table-row>
        <table:named-expressions>
          <table:named-range table:name="Excel_BuiltIn__FilterDatabase" table:base-cell-address="$'XXX FORMAT XXX - Tableau 1'.$A$1" table:cell-range-address="$'Cartographie France'.$A$2:.$V$315"/>
        </table:named-expressions>
      </table:table>
      <table:table table:name="Acronymes des gestionnaires" table:style-name="ta5" table:print="false">
        <table:table-column table:style-name="co29" table:default-cell-style-name="ce22"/>
        <table:table-column table:style-name="co30" table:default-cell-style-name="ce22"/>
        <table:table-column table:style-name="co4" table:number-columns-repeated="254" table:default-cell-style-name="ce22"/>
        <table:table-row table:style-name="ro60">
          <table:table-cell table:style-name="ce101" office:value-type="string">
            <text:p>Acronyme</text:p>
          </table:table-cell>
          <table:table-cell table:style-name="ce101" office:value-type="string">
            <text:p>Gestionnaire</text:p>
          </table:table-cell>
          <table:table-cell table:number-columns-repeated="254"/>
        </table:table-row>
        <table:table-row table:style-name="ro61">
          <table:table-cell table:style-name="ce102" office:value-type="string">
            <text:p>ADEME</text:p>
          </table:table-cell>
          <table:table-cell table:style-name="ce28" office:value-type="string">
            <text:p>Agence De l'Environnement et de la Maîtrise de l'Energie</text:p>
          </table:table-cell>
          <table:table-cell table:number-columns-repeated="254"/>
        </table:table-row>
        <table:table-row table:style-name="ro61">
          <table:table-cell table:style-name="ce102" office:value-type="string">
            <text:p>ANAP</text:p>
          </table:table-cell>
          <table:table-cell table:style-name="ce28" office:value-type="string">
            <text:p>Agence Nationale d'Appui à la Performance</text:p>
          </table:table-cell>
          <table:table-cell table:number-columns-repeated="254"/>
        </table:table-row>
        <table:table-row table:style-name="ro61">
          <table:table-cell table:style-name="ce102" office:value-type="string">
            <text:p>ANRS</text:p>
          </table:table-cell>
          <table:table-cell table:style-name="ce28" office:value-type="string">
            <text:p>Agence Nationale de Recherche contre le SIDA</text:p>
          </table:table-cell>
          <table:table-cell table:number-columns-repeated="254"/>
        </table:table-row>
        <table:table-row table:style-name="ro61">
          <table:table-cell table:style-name="ce102" office:value-type="string">
            <text:p>ANSES</text:p>
          </table:table-cell>
          <table:table-cell table:style-name="ce28" office:value-type="string">
            <text:p>Agence Nationale de Sécurité Sanitaire</text:p>
          </table:table-cell>
          <table:table-cell table:number-columns-repeated="254"/>
        </table:table-row>
        <table:table-row table:style-name="ro61">
          <table:table-cell table:style-name="ce102" office:value-type="string">
            <text:p>ANSM</text:p>
          </table:table-cell>
          <table:table-cell table:style-name="ce28" office:value-type="string">
            <text:p>Agence Nationale de Sécurité du Médicament</text:p>
          </table:table-cell>
          <table:table-cell table:number-columns-repeated="254"/>
        </table:table-row>
        <table:table-row table:style-name="ro61">
          <table:table-cell table:style-name="ce102" office:value-type="string">
            <text:p>ARS</text:p>
          </table:table-cell>
          <table:table-cell table:style-name="ce28" office:value-type="string">
            <text:p>Agence Régionale de Santé</text:p>
          </table:table-cell>
          <table:table-cell table:number-columns-repeated="254"/>
        </table:table-row>
        <table:table-row table:style-name="ro61">
          <table:table-cell table:style-name="ce102" office:value-type="string">
            <text:p>ASIP Santé</text:p>
          </table:table-cell>
          <table:table-cell table:style-name="ce28" office:value-type="string">
            <text:p>Agence des Systèmes d'Information Partagé de Santé</text:p>
          </table:table-cell>
          <table:table-cell table:number-columns-repeated="254"/>
        </table:table-row>
        <table:table-row table:style-name="ro61">
          <table:table-cell table:style-name="ce102" office:value-type="string">
            <text:p>ATIH</text:p>
          </table:table-cell>
          <table:table-cell table:style-name="ce28" office:value-type="string">
            <text:p>Agence Technique de l'Information sur l'Hospitalisation</text:p>
          </table:table-cell>
          <table:table-cell table:number-columns-repeated="254"/>
        </table:table-row>
        <table:table-row table:style-name="ro61">
          <table:table-cell table:style-name="ce102" office:value-type="string">
            <text:p>CEPS</text:p>
          </table:table-cell>
          <table:table-cell table:style-name="ce28" office:value-type="string">
            <text:p>Comité Economique des Produits de Santé</text:p>
          </table:table-cell>
          <table:table-cell table:number-columns-repeated="254"/>
        </table:table-row>
        <table:table-row table:style-name="ro61">
          <table:table-cell table:style-name="ce102" office:value-type="string">
            <text:p>CHU</text:p>
          </table:table-cell>
          <table:table-cell table:style-name="ce28" office:value-type="string">
            <text:p>Centre Hospitalier Universitaire</text:p>
          </table:table-cell>
          <table:table-cell table:number-columns-repeated="254"/>
        </table:table-row>
        <table:table-row table:style-name="ro61">
          <table:table-cell table:style-name="ce102" office:value-type="string">
            <text:p>CNAMTS</text:p>
          </table:table-cell>
          <table:table-cell table:style-name="ce28" office:value-type="string">
            <text:p>Caisse Nationale de l'Assurance Maladies des Travailleurs Salariés</text:p>
          </table:table-cell>
          <table:table-cell table:number-columns-repeated="254"/>
        </table:table-row>
        <table:table-row table:style-name="ro61">
          <table:table-cell table:style-name="ce102" office:value-type="string">
            <text:p>CNHIM</text:p>
          </table:table-cell>
          <table:table-cell table:style-name="ce28" office:value-type="string">
            <text:p>Centre National Hospitalier d'Information sur le Médicament</text:p>
          </table:table-cell>
          <table:table-cell table:number-columns-repeated="254"/>
        </table:table-row>
        <table:table-row table:style-name="ro61">
          <table:table-cell table:style-name="ce102" office:value-type="string">
            <text:p>CNSA</text:p>
          </table:table-cell>
          <table:table-cell table:style-name="ce28" office:value-type="string">
            <text:p>Caisse Nationale de Solidarité pour l’Autonomie</text:p>
          </table:table-cell>
          <table:table-cell table:number-columns-repeated="254"/>
        </table:table-row>
        <table:table-row table:style-name="ro61">
          <table:table-cell table:style-name="ce102" office:value-type="string">
            <text:p>DARES</text:p>
          </table:table-cell>
          <table:table-cell table:style-name="ce28" office:value-type="string">
            <text:p>Direction de l'Animation de la Recherche, des Etudes et des Statistiques</text:p>
          </table:table-cell>
          <table:table-cell table:number-columns-repeated="254"/>
        </table:table-row>
        <table:table-row table:style-name="ro61">
          <table:table-cell table:style-name="ce102" office:value-type="string">
            <text:p>DGFIP</text:p>
          </table:table-cell>
          <table:table-cell table:style-name="ce28" office:value-type="string">
            <text:p>Direction Générale des Finances Publiques</text:p>
          </table:table-cell>
          <table:table-cell table:number-columns-repeated="254"/>
        </table:table-row>
        <table:table-row table:style-name="ro61">
          <table:table-cell table:style-name="ce102" office:value-type="string">
            <text:p>DGOS</text:p>
          </table:table-cell>
          <table:table-cell table:style-name="ce28" office:value-type="string">
            <text:p>Direction Générale de l'Offre de Soins</text:p>
          </table:table-cell>
          <table:table-cell table:number-columns-repeated="254"/>
        </table:table-row>
        <table:table-row table:style-name="ro61">
          <table:table-cell table:style-name="ce102" office:value-type="string">
            <text:p>DGS</text:p>
          </table:table-cell>
          <table:table-cell table:style-name="ce28" office:value-type="string">
            <text:p>Direction Générale de la Santé</text:p>
          </table:table-cell>
          <table:table-cell table:number-columns-repeated="254"/>
        </table:table-row>
        <table:table-row table:style-name="ro61">
          <table:table-cell table:style-name="ce102" office:value-type="string">
            <text:p>DREES</text:p>
          </table:table-cell>
          <table:table-cell table:style-name="ce28" office:value-type="string">
            <text:p>Direction de la Recherche, des Etudes, de l'Evaluation et des Statistiques</text:p>
          </table:table-cell>
          <table:table-cell table:number-columns-repeated="254"/>
        </table:table-row>
        <table:table-row table:style-name="ro61">
          <table:table-cell table:style-name="ce102" office:value-type="string">
            <text:p>EFS</text:p>
          </table:table-cell>
          <table:table-cell table:style-name="ce28" office:value-type="string">
            <text:p>Etablissement Français du Sang</text:p>
          </table:table-cell>
          <table:table-cell table:number-columns-repeated="254"/>
        </table:table-row>
        <table:table-row table:style-name="ro61">
          <table:table-cell table:style-name="ce102" office:value-type="string">
            <text:p>EPRD</text:p>
          </table:table-cell>
          <table:table-cell table:style-name="ce28" office:value-type="string">
            <text:p>Etat Prévisionnel des Recettes et des Compétences</text:p>
          </table:table-cell>
          <table:table-cell table:number-columns-repeated="254"/>
        </table:table-row>
        <table:table-row table:style-name="ro61">
          <table:table-cell table:style-name="ce102" office:value-type="string">
            <text:p>ES</text:p>
          </table:table-cell>
          <table:table-cell table:style-name="ce28" office:value-type="string">
            <text:p>Etablissements de santé</text:p>
          </table:table-cell>
          <table:table-cell table:number-columns-repeated="254"/>
        </table:table-row>
        <table:table-row table:style-name="ro61">
          <table:table-cell table:style-name="ce102" office:value-type="string">
            <text:p>FINESS</text:p>
          </table:table-cell>
          <table:table-cell table:style-name="ce28" office:value-type="string">
            <text:p>Fichier Nationale des Etablissements Sanitaires et Sociaux</text:p>
          </table:table-cell>
          <table:table-cell table:number-columns-repeated="254"/>
        </table:table-row>
        <table:table-row table:style-name="ro61">
          <table:table-cell table:style-name="ce102" office:value-type="string">
            <text:p>FNMF</text:p>
          </table:table-cell>
          <table:table-cell table:style-name="ce28" office:value-type="string">
            <text:p>Fédération Nationale de la Mutualité Française</text:p>
          </table:table-cell>
          <table:table-cell table:number-columns-repeated="254"/>
        </table:table-row>
        <table:table-row table:style-name="ro61">
          <table:table-cell table:style-name="ce102" office:value-type="string">
            <text:p>FHF</text:p>
          </table:table-cell>
          <table:table-cell table:style-name="ce28" office:value-type="string">
            <text:p>Fédération Hospitalière de France</text:p>
          </table:table-cell>
          <table:table-cell table:number-columns-repeated="254"/>
        </table:table-row>
        <table:table-row table:style-name="ro61">
          <table:table-cell table:style-name="ce102" office:value-type="string">
            <text:p>FRANCIM</text:p>
          </table:table-cell>
          <table:table-cell table:style-name="ce28" office:value-type="string">
            <text:p>France Cancer Incidence et Mortalité</text:p>
          </table:table-cell>
          <table:table-cell table:number-columns-repeated="254"/>
        </table:table-row>
        <table:table-row table:style-name="ro61">
          <table:table-cell table:style-name="ce102" office:value-type="string">
            <text:p>GERS</text:p>
          </table:table-cell>
          <table:table-cell table:style-name="ce28" office:value-type="string">
            <text:p>Groupe pour l'Elaboration et la Réalisation Statistique</text:p>
          </table:table-cell>
          <table:table-cell table:number-columns-repeated="254"/>
        </table:table-row>
        <table:table-row table:style-name="ro61">
          <table:table-cell table:style-name="ce102" office:value-type="string">
            <text:p>GIE SIPS</text:p>
          </table:table-cell>
          <table:table-cell table:style-name="ce28" office:value-type="string">
            <text:p>Groupement d'Intérêt Economique – Système d'Information sur les Produits de Santé</text:p>
          </table:table-cell>
          <table:table-cell table:number-columns-repeated="254"/>
        </table:table-row>
        <table:table-row table:style-name="ro61">
          <table:table-cell table:style-name="ce102" office:value-type="string">
            <text:p>GROG</text:p>
          </table:table-cell>
          <table:table-cell table:style-name="ce28" office:value-type="string">
            <text:p>Groupe Régional d'Observation de la Grippe</text:p>
          </table:table-cell>
          <table:table-cell table:number-columns-repeated="254"/>
        </table:table-row>
        <table:table-row table:style-name="ro61">
          <table:table-cell table:style-name="ce102" office:value-type="string">
            <text:p>HAS</text:p>
          </table:table-cell>
          <table:table-cell table:style-name="ce28" office:value-type="string">
            <text:p>Haute Autorité de Santé</text:p>
          </table:table-cell>
          <table:table-cell table:number-columns-repeated="254"/>
        </table:table-row>
        <table:table-row table:style-name="ro61">
          <table:table-cell table:style-name="ce102" office:value-type="string">
            <text:p>IDS</text:p>
          </table:table-cell>
          <table:table-cell table:style-name="ce28" office:value-type="string">
            <text:p>Institut des Données de Santé</text:p>
          </table:table-cell>
          <table:table-cell table:number-columns-repeated="254"/>
        </table:table-row>
        <table:table-row table:style-name="ro61">
          <table:table-cell table:style-name="ce102" office:value-type="string">
            <text:p>INCA</text:p>
          </table:table-cell>
          <table:table-cell table:style-name="ce28" office:value-type="string">
            <text:p>Institut National du CAncer</text:p>
          </table:table-cell>
          <table:table-cell table:number-columns-repeated="254"/>
        </table:table-row>
        <table:table-row table:style-name="ro61">
          <table:table-cell table:style-name="ce102" office:value-type="string">
            <text:p>INPES</text:p>
          </table:table-cell>
          <table:table-cell table:style-name="ce28" office:value-type="string">
            <text:p>Institut National de Prévention et d'Education pour la Santé</text:p>
          </table:table-cell>
          <table:table-cell table:number-columns-repeated="254"/>
        </table:table-row>
        <table:table-row table:style-name="ro61">
          <table:table-cell table:style-name="ce102" office:value-type="string">
            <text:p>INPI</text:p>
          </table:table-cell>
          <table:table-cell table:style-name="ce28" office:value-type="string">
            <text:p>Institut National de la Propriété Industrielle</text:p>
          </table:table-cell>
          <table:table-cell table:number-columns-repeated="254"/>
        </table:table-row>
        <table:table-row table:style-name="ro61">
          <table:table-cell table:style-name="ce102" office:value-type="string">
            <text:p>INSEE</text:p>
          </table:table-cell>
          <table:table-cell table:style-name="ce28" office:value-type="string">
            <text:p>Institut National de la Statistique et des Etudes Economiques</text:p>
          </table:table-cell>
          <table:table-cell table:number-columns-repeated="254"/>
        </table:table-row>
        <table:table-row table:style-name="ro61">
          <table:table-cell table:style-name="ce102" office:value-type="string">
            <text:p>INSERM</text:p>
          </table:table-cell>
          <table:table-cell table:style-name="ce28" office:value-type="string">
            <text:p>Institut National de Santé et de Recherche Médicale</text:p>
          </table:table-cell>
          <table:table-cell table:number-columns-repeated="254"/>
        </table:table-row>
        <table:table-row table:style-name="ro61">
          <table:table-cell table:style-name="ce102" office:value-type="string">
            <text:p>INVS</text:p>
          </table:table-cell>
          <table:table-cell table:style-name="ce28" office:value-type="string">
            <text:p>Institut National de Veille Sanitaire</text:p>
          </table:table-cell>
          <table:table-cell table:number-columns-repeated="254"/>
        </table:table-row>
        <table:table-row table:style-name="ro61">
          <table:table-cell table:style-name="ce102" office:value-type="string">
            <text:p>IRDES</text:p>
          </table:table-cell>
          <table:table-cell table:style-name="ce28" office:value-type="string">
            <text:p>Institut de Recherche et de Documentation en Economie de la Santé</text:p>
          </table:table-cell>
          <table:table-cell table:number-columns-repeated="254"/>
        </table:table-row>
        <table:table-row table:style-name="ro61">
          <table:table-cell table:style-name="ce102" office:value-type="string">
            <text:p>OFDT</text:p>
          </table:table-cell>
          <table:table-cell table:style-name="ce28" office:value-type="string">
            <text:p>Observatoire Français des Drogues et des Toxicomanies</text:p>
          </table:table-cell>
          <table:table-cell table:number-columns-repeated="254"/>
        </table:table-row>
        <table:table-row table:style-name="ro61">
          <table:table-cell table:style-name="ce102" office:value-type="string">
            <text:p>ONPC</text:p>
          </table:table-cell>
          <table:table-cell table:style-name="ce28" office:value-type="string">
            <text:p>Office National Public et de Communication</text:p>
          </table:table-cell>
          <table:table-cell table:number-columns-repeated="254"/>
        </table:table-row>
        <table:table-row table:style-name="ro61">
          <table:table-cell table:style-name="ce103" office:value-type="string">
            <text:p>OMS</text:p>
          </table:table-cell>
          <table:table-cell table:style-name="ce29" office:value-type="string">
            <text:p>Organisation Mondiale de la Santé</text:p>
          </table:table-cell>
          <table:table-cell table:number-columns-repeated="254"/>
        </table:table-row>
        <table:table-row table:style-name="ro6" table:number-rows-repeated="1048534">
          <table:table-cell table:number-columns-repeated="256"/>
        </table:table-row>
        <table:table-row table:style-name="ro6">
          <table:table-cell table:number-columns-repeated="256"/>
        </table:table-row>
        <table:named-expressions/>
      </table:table>
      <table:table table:name="Critères d'ouverture" table:style-name="ta6" table:print="false">
        <table:table-column table:style-name="co31" table:default-cell-style-name="ce22"/>
        <table:table-column table:style-name="co32" table:default-cell-style-name="ce22"/>
        <table:table-column table:style-name="co33" table:default-cell-style-name="ce22"/>
        <table:table-column table:style-name="co9" table:default-cell-style-name="ce22"/>
        <table:table-column table:style-name="co4" table:number-columns-repeated="252" table:default-cell-style-name="ce22"/>
        <table:table-row table:style-name="ro62">
          <table:table-cell table:style-name="ce101" office:value-type="string">
            <text:p>Critères</text:p>
          </table:table-cell>
          <table:table-cell table:style-name="ce101" office:value-type="string">
            <text:p>Modalités</text:p>
          </table:table-cell>
          <table:table-cell table:style-name="ce101" office:value-type="string">
            <text:p>Exemples</text:p>
          </table:table-cell>
          <table:table-cell table:style-name="ce107"/>
          <table:table-cell table:number-columns-repeated="252"/>
        </table:table-row>
        <table:table-row table:style-name="ro61">
          <table:table-cell table:style-name="ce102" office:value-type="string">
            <text:p>Liberté d'accès</text:p>
          </table:table-cell>
          <table:table-cell table:style-name="ce24" office:value-type="string">
            <text:p>Accès à tous</text:p>
          </table:table-cell>
          <table:table-cell table:style-name="ce24" office:value-type="string">
            <text:p>Données accessibles au grand public</text:p>
          </table:table-cell>
          <table:table-cell table:style-name="ce28"/>
          <table:table-cell table:number-columns-repeated="252"/>
        </table:table-row>
        <table:table-row table:style-name="ro61">
          <table:table-cell table:style-name="ce102"/>
          <table:table-cell table:style-name="ce24" office:value-type="string">
            <text:p>Accès restreint</text:p>
          </table:table-cell>
          <table:table-cell table:style-name="ce24" office:value-type="string">
            <text:p>Accès autorisé seulement à certaines catégories de personnes, par exemple les chercheurs, certains organismes/professionnels</text:p>
          </table:table-cell>
          <table:table-cell table:style-name="ce28"/>
          <table:table-cell table:number-columns-repeated="252"/>
        </table:table-row>
        <table:table-row table:style-name="ro61">
          <table:table-cell table:style-name="ce102"/>
          <table:table-cell table:style-name="ce24" office:value-type="string">
            <text:p>Accès fermé</text:p>
          </table:table-cell>
          <table:table-cell table:style-name="ce24" office:value-type="string">
            <text:p>Données non accessibles</text:p>
          </table:table-cell>
          <table:table-cell table:style-name="ce28"/>
          <table:table-cell table:number-columns-repeated="252"/>
        </table:table-row>
        <table:table-row table:style-name="ro61">
          <table:table-cell table:style-name="ce102" office:value-type="string">
            <text:p>Coût d'accès</text:p>
          </table:table-cell>
          <table:table-cell table:style-name="ce24" office:value-type="string">
            <text:p>Gratuit</text:p>
          </table:table-cell>
          <table:table-cell table:style-name="ce24"/>
          <table:table-cell table:style-name="ce28"/>
          <table:table-cell table:number-columns-repeated="252"/>
        </table:table-row>
        <table:table-row table:style-name="ro61">
          <table:table-cell table:style-name="ce102"/>
          <table:table-cell table:style-name="ce24" office:value-type="string">
            <text:p>Payant</text:p>
          </table:table-cell>
          <table:table-cell table:style-name="ce24"/>
          <table:table-cell table:style-name="ce28"/>
          <table:table-cell table:number-columns-repeated="252"/>
        </table:table-row>
        <table:table-row table:style-name="ro61">
          <table:table-cell table:style-name="ce102" office:value-type="string">
            <text:p>Format de mise à disposition</text:p>
          </table:table-cell>
          <table:table-cell table:style-name="ce24" office:value-type="string">
            <text:p>Exploitable</text:p>
          </table:table-cell>
          <table:table-cell table:style-name="ce24" office:value-type="string">
            <text:p>Par exemple fichier tableur (CSV, Excel), JSON</text:p>
          </table:table-cell>
          <table:table-cell table:style-name="ce28"/>
          <table:table-cell table:number-columns-repeated="252"/>
        </table:table-row>
        <table:table-row table:style-name="ro61">
          <table:table-cell table:style-name="ce102"/>
          <table:table-cell table:style-name="ce24" office:value-type="string">
            <text:p>Non exploitable</text:p>
          </table:table-cell>
          <table:table-cell table:style-name="ce24" office:value-type="string">
            <text:p>Par exemple fichier PDF, consultation en ligne</text:p>
          </table:table-cell>
          <table:table-cell table:style-name="ce28"/>
          <table:table-cell table:number-columns-repeated="252"/>
        </table:table-row>
        <table:table-row table:style-name="ro61">
          <table:table-cell table:style-name="ce102" office:value-type="string">
            <text:p>Conditions de réutilisation</text:p>
          </table:table-cell>
          <table:table-cell table:style-name="ce24" office:value-type="string">
            <text:p>Explicité sans restriction</text:p>
          </table:table-cell>
          <table:table-cell table:style-name="ce24" office:value-type="string">
            <text:p>Conditions générales d’utilisation du portail d’accès aux données autorisant leur réutilisation y compris à des fins commerciales, à la condition éventuelle de mentionner la source</text:p>
          </table:table-cell>
          <table:table-cell table:style-name="ce28"/>
          <table:table-cell table:number-columns-repeated="252"/>
        </table:table-row>
        <table:table-row table:style-name="ro63">
          <table:table-cell table:style-name="ce104"/>
          <table:table-cell table:style-name="ce24" office:value-type="string">
            <text:p>Explicité avec restriction</text:p>
          </table:table-cell>
          <table:table-cell table:style-name="ce106" office:value-type="string">
            <text:p>Conditions générales d’utilisation du portail d’accès interdisant certaines réutilisations des données</text:p>
            <text:p/>
          </table:table-cell>
          <table:table-cell table:style-name="ce28"/>
          <table:table-cell table:number-columns-repeated="252"/>
        </table:table-row>
        <table:table-row table:style-name="ro61">
          <table:table-cell table:style-name="ce105"/>
          <table:table-cell table:style-name="ce26" office:value-type="string">
            <text:p>Non explicité</text:p>
          </table:table-cell>
          <table:table-cell table:style-name="ce26" office:value-type="string">
            <text:p>Absence de conditions générales d’utilisation sur le portail d’accès aux données</text:p>
          </table:table-cell>
          <table:table-cell table:style-name="ce29"/>
          <table:table-cell table:number-columns-repeated="252"/>
        </table:table-row>
        <table:table-row table:style-name="ro6" table:number-rows-repeated="1048564">
          <table:table-cell table:number-columns-repeated="256"/>
        </table:table-row>
        <table:table-row table:style-name="ro6">
          <table:table-cell table:number-columns-repeated="256"/>
        </table:table-row>
        <table:named-expressions/>
      </table:table>
      <table:named-expressions>
        <table:named-range table:name="__Anonymous_Sheet_DB__1" table:base-cell-address="$'XXX FORMAT XXX - Tableau 1'.$A$1" table:cell-range-address="$'Cartographie France'.$A$2:.$V$315"/>
        <table:named-range table:name="__Anonymous_Sheet_DB__2" table:base-cell-address="$'XXX FORMAT XXX - Tableau 1'.$A$1" table:cell-range-address="$'Cartographie France'.$A$1:.$V$31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style:font-face style:name="Lucida Grande" svg:font-family="'Lucida Grand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grouping="true"/>
    </number:number-style>
    <number:number-style style:name="N119P0" style:volatile="true">
      <number:text>Vrai</number:text>
    </number:number-style>
    <number:number-style style:name="N119P1" style:volatile="true">
      <number:text>Vrai</number:text>
    </number:number-style>
    <number:number-style style:name="N119">
      <number:text>Faux</number:text>
      <style:map style:condition="value()&gt;0" style:apply-style-name="N119P0"/>
      <style:map style:condition="value()&lt;0" style:apply-style-name="N119P1"/>
    </number:number-style>
    <number:number-style style:name="N120P0" style:volatile="true">
      <number:text>Actif</number:text>
    </number:number-style>
    <number:number-style style:name="N120P1" style:volatile="true">
      <number:text>Actif</number:text>
    </number:number-style>
    <number:number-style style:name="N120">
      <number:text>Inactif</number:text>
      <style:map style:condition="value()&gt;0" style:apply-style-name="N120P0"/>
      <style:map style:condition="value()&lt;0" style:apply-style-name="N120P1"/>
    </number:number-style>
    <number:currency-style style:name="N121P0" style:volatile="true">
      <number:currency-symbol>€</number:currency-symbol>
      <number:text> </number:text>
      <number:number number:decimal-places="2" number:min-integer-digits="1" number:grouping="true"/>
      <number:text> </number:text>
    </number:currency-style>
    <number:currency-style style:name="N121">
      <style:text-properties fo:color="#ff0000"/>
      <number:text>(</number:text>
      <number:currency-symbol>€</number:currency-symbol>
      <number:text> </number:text>
      <number:number number:decimal-places="2" number:min-integer-digits="1" number:grouping="true"/>
      <number:text>)</number:text>
      <style:map style:condition="value()&gt;=0" style:apply-style-name="N121P0"/>
    </number:currency-style>
    <number:date-style style:name="N16106" number:language="fr" number:country="FR">
      <number:day number:style="long"/>
      <number:text>-</number:text>
      <number:month number:textual="true"/>
      <number:text>-</number:text>
      <number:year/>
    </number:date-style>
    <number:date-style style:name="N16107" number:language="fr" number:country="FR">
      <number:day number:style="long"/>
      <number:text>-</number:text>
      <number:month number:textual="true"/>
    </number:date-style>
    <number:date-style style:name="N16108" number:language="fr" number:country="FR">
      <number:month number:textual="true"/>
      <number:text>-</number:text>
      <number:year/>
    </number:date-style>
    <number:time-style style:name="N16109" number:language="fr" number:country="FR">
      <number:hours/>
      <number:text>:</number:text>
      <number:minutes number:style="long"/>
      <number:text> </number:text>
      <number:am-pm/>
    </number:time-style>
    <number:time-style style:name="N16110" number:language="fr" number:country="FR">
      <number:hours/>
      <number:text>:</number:text>
      <number:minutes number:style="long"/>
      <number:text>:</number:text>
      <number:seconds number:style="long"/>
      <number:text> </number:text>
      <number:am-pm/>
    </number:time-style>
    <number:date-style style:name="N16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6112P0" style:volatile="true" number:language="fr" number:country="FR">
      <number:number number:decimal-places="0" number:min-integer-digits="1" number:grouping="true"/>
      <number:text>   </number:text>
    </number:number-style>
    <number:number-style style:name="N16112" number:language="fr" number:country="FR">
      <number:text>-</number:text>
      <number:number number:decimal-places="0" number:min-integer-digits="1" number:grouping="true"/>
      <number:text>   </number:text>
      <style:map style:condition="value()&gt;=0" style:apply-style-name="N16112P0"/>
    </number:number-style>
    <number:number-style style:name="N16113P0" style:volatile="true" number:language="fr" number:country="FR">
      <number:number number:decimal-places="0" number:min-integer-digits="1" number:grouping="true"/>
      <number:text>   </number:text>
    </number:number-style>
    <number:number-style style:name="N16113" number:language="fr" number:country="FR">
      <style:text-properties fo:color="#ff0000"/>
      <number:text>-</number:text>
      <number:number number:decimal-places="0" number:min-integer-digits="1" number:grouping="true"/>
      <number:text>   </number:text>
      <style:map style:condition="value()&gt;=0" style:apply-style-name="N16113P0"/>
    </number:number-style>
    <number:number-style style:name="N16114P0" style:volatile="true" number:language="fr" number:country="FR">
      <number:number number:decimal-places="2" number:min-integer-digits="1" number:grouping="true"/>
      <number:text>   </number:text>
    </number:number-style>
    <number:number-style style:name="N16114" number:language="fr" number:country="FR">
      <number:text>-</number:text>
      <number:number number:decimal-places="2" number:min-integer-digits="1" number:grouping="true"/>
      <number:text>   </number:text>
      <style:map style:condition="value()&gt;=0" style:apply-style-name="N16114P0"/>
    </number:number-style>
    <number:number-style style:name="N16115P0" style:volatile="true" number:language="fr" number:country="FR">
      <number:number number:decimal-places="2" number:min-integer-digits="1" number:grouping="true"/>
      <number:text>   </number:text>
    </number:number-style>
    <number:number-style style:name="N16115" number:language="fr" number:country="FR">
      <style:text-properties fo:color="#ff0000"/>
      <number:text>-</number:text>
      <number:number number:decimal-places="2" number:min-integer-digits="1" number:grouping="true"/>
      <number:text>   </number:text>
      <style:map style:condition="value()&gt;=0" style:apply-style-name="N16115P0"/>
    </number:number-style>
    <number:number-style style:name="N16116P0" style:volatile="true" number:language="fr" number:country="FR">
      <number:number number:decimal-places="0" number:min-integer-digits="1" number:grouping="true"/>
      <number:text> €</number:text>
    </number:number-style>
    <number:number-style style:name="N16116" number:language="fr" number:country="FR">
      <number:text>-</number:text>
      <number:number number:decimal-places="0" number:min-integer-digits="1" number:grouping="true"/>
      <number:text> €</number:text>
      <style:map style:condition="value()&gt;=0" style:apply-style-name="N16116P0"/>
    </number:number-style>
    <number:number-style style:name="N16117P0" style:volatile="true" number:language="fr" number:country="FR">
      <number:number number:decimal-places="0" number:min-integer-digits="1" number:grouping="true"/>
      <number:text> €</number:text>
    </number:number-style>
    <number:number-style style:name="N16117" number:language="fr" number:country="FR">
      <style:text-properties fo:color="#ff0000"/>
      <number:text>-</number:text>
      <number:number number:decimal-places="0" number:min-integer-digits="1" number:grouping="true"/>
      <number:text> €</number:text>
      <style:map style:condition="value()&gt;=0" style:apply-style-name="N16117P0"/>
    </number:number-style>
    <number:number-style style:name="N16118P0" style:volatile="true" number:language="fr" number:country="FR">
      <number:number number:decimal-places="2" number:min-integer-digits="1" number:grouping="true"/>
      <number:text> €</number:text>
    </number:number-style>
    <number:number-style style:name="N16118" number:language="fr" number:country="FR">
      <number:text>-</number:text>
      <number:number number:decimal-places="2" number:min-integer-digits="1" number:grouping="true"/>
      <number:text> €</number:text>
      <style:map style:condition="value()&gt;=0" style:apply-style-name="N16118P0"/>
    </number:number-style>
    <number:number-style style:name="N16119P0" style:volatile="true" number:language="fr" number:country="FR">
      <number:number number:decimal-places="2" number:min-integer-digits="1" number:grouping="true"/>
      <number:text> €</number:text>
    </number:number-style>
    <number:number-style style:name="N16119" number:language="fr" number:country="FR">
      <style:text-properties fo:color="#ff0000"/>
      <number:text>-</number:text>
      <number:number number:decimal-places="2" number:min-integer-digits="1" number:grouping="true"/>
      <number:text> €</number:text>
      <style:map style:condition="value()&gt;=0" style:apply-style-name="N16119P0"/>
    </number:number-style>
    <style:style style:name="Default" style:family="table-cell">
      <style:table-cell-properties style:rotation-align="none" style:vertical-align="top"/>
      <style:text-properties fo:color="#000000" style:font-name="Helvetica Neue"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page-width="29.7cm" fo:page-height="21.001cm" style:num-format="1" style:print-orientation="landscape" fo:margin-top="1.905cm" fo:margin-bottom="1.905cm" fo:margin-left="1.778cm" fo:margin-right="1.778cm" style:scale-to="69%"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fo:page-width="42cm" fo:page-height="29.7cm" style:num-format="1" style:print-orientation="landscape" fo:margin-top="1.9cm" fo:margin-bottom="0.801cm" fo:margin-left="0.6cm" fo:margin-right="0.6cm" style:scale-to-X="1" style:writing-mode="lr-tb"/>
      <style:header-style>
        <style:header-footer-properties fo:min-height="0.751cm" fo:margin-left="1.3cm" fo:margin-right="1.3cm" fo:margin-bottom="0cm"/>
      </style:header-style>
      <style:footer-style>
        <style:header-footer-properties fo:min-height="0.751cm" fo:margin-left="1.3cm" fo:margin-right="1.3cm" fo:margin-top="0.713cm"/>
      </style:footer-style>
    </style:page-layout>
    <style:page-layout style:name="Mpm6">
      <style:page-layout-properties fo:page-width="29.7cm" fo:page-height="21.001cm" style:num-format="1" style:print-orientation="landscape" fo:margin-top="1.905cm" fo:margin-bottom="1.905cm" fo:margin-left="1.778cm" fo:margin-right="1.778cm" style:scale-to="95%"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style style:name="MT1" style:family="text">
      <style:text-properties fo:color="#000000" style:text-outline="false" style:text-line-through-style="none" style:text-position="0% 100%" style:font-name="Lucida Grande" fo:font-size="11pt" fo:font-style="normal" fo:text-shadow="none" style:text-underline-style="none" fo:font-weight="normal" style:font-size-asian="11pt" style:font-style-asian="normal" style:font-weight-asian="normal" style:font-name-complex="Lucida Grande"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3">13/05/2014</text:date>, <text:time>08:55:20</text:time></text:p>
        </style:region-right>
      </style:header>
      <style:header-left style:display="false"/>
      <style:footer>
        <text:p>Page <text:page-number>1</text:page-number> / <text:page-count>99</text:page-count></text:p>
      </style:footer>
      <style:footer-left style:display="false"/>
    </style:master-page>
    <style:master-page style:name="PageStyle_5f_XXX_20_FORMAT_20_XXX_20_-_20_Tableau_20_1" style:display-name="PageStyle_XXX FORMAT XXX - Tableau 1" style:page-layout-name="Mpm3">
      <style:header style:display="false"/>
      <style:header-left style:display="false"/>
      <style:footer style:display="false"/>
      <style:footer-left style:display="false"/>
    </style:master-page>
    <style:master-page style:name="PageStyle_5f_Introduction_20_et_20_métadonnées" style:display-name="PageStyle_Introduction et métadonnées" style:page-layout-name="Mpm4">
      <style:header style:display="false"/>
      <style:header-left style:display="false"/>
      <style:footer style:display="false"/>
      <style:footer-left style:display="false"/>
    </style:master-page>
    <style:master-page style:name="PageStyle_5f_Typologie" style:display-name="PageStyle_Typologie" style:page-layout-name="Mpm4">
      <style:header style:display="false"/>
      <style:header-left style:display="false"/>
      <style:footer style:display="false"/>
      <style:footer-left style:display="false"/>
    </style:master-page>
    <style:master-page style:name="PageStyle_5f_Cartographie_20_France" style:display-name="PageStyle_Cartographie France" style:page-layout-name="Mpm5">
      <style:header style:display="false"/>
      <style:header-left style:display="false"/>
      <style:footer>
        <style:region-left>
          <text:p><text:span text:style-name="MT1">Page </text:span><text:span text:style-name="MT1"><text:page-number>1</text:page-number></text:span></text:p>
        </style:region-left>
      </style:footer>
      <style:footer-left style:display="false">
        <style:region-left>
          <text:p><text:span text:style-name="MT1">Page </text:span><text:span text:style-name="MT1"><text:page-number>1</text:page-number></text:span></text:p>
        </style:region-left>
      </style:footer-left>
    </style:master-page>
    <style:master-page style:name="PageStyle_5f_Acronymes_20_des_20_gestionnaires" style:display-name="PageStyle_Acronymes des gestionnaires" style:page-layout-name="Mpm6">
      <style:header style:display="false"/>
      <style:header-left style:display="false"/>
      <style:footer style:display="false"/>
      <style:footer-left style:display="false"/>
    </style:master-page>
    <style:master-page style:name="PageStyle_5f_Critères_20_d_27_ouverture" style:display-name="PageStyle_Critères d'ouvertur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NZET Amelie</meta:initial-creator>
    <meta:creation-date>2014-04-03T18:17:36</meta:creation-date>
    <dc:creator>Simon  Chignard</dc:creator>
    <dc:date>2014-05-13T08:55:20</dc:date>
    <meta:print-date>2014-04-04T07:56:44</meta:print-date>
    <meta:generator>OpenOffice/4.0.1$Unix OpenOffice.org_project/401m5$Build-9714</meta:generator>
    <meta:editing-duration>PT2M24S</meta:editing-duration>
    <meta:editing-cycles>1</meta:editing-cycles>
    <meta:document-statistic meta:table-count="6" meta:cell-count="4012" meta:object-count="0"/>
  </office:meta>
</office:document-meta>
</file>